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2.0118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2.1583in"/>
    </style:style>
    <style:style style:name="co10" style:family="table-column">
      <style:table-column-properties fo:break-before="auto" style:column-width="1.8472in"/>
    </style:style>
    <style:style style:name="co11" style:family="table-column">
      <style:table-column-properties fo:break-before="auto" style:column-width="2.1902in"/>
    </style:style>
    <style:style style:name="co12" style:family="table-column">
      <style:table-column-properties fo:break-before="auto" style:column-width="6.7134in"/>
    </style:style>
    <style:style style:name="co13" style:family="table-column">
      <style:table-column-properties fo:break-before="auto" style:column-width="3.2661in"/>
    </style:style>
    <style:style style:name="co14" style:family="table-column">
      <style:table-column-properties fo:break-before="auto" style:column-width="6.7299in"/>
    </style:style>
    <style:style style:name="co15" style:family="table-column">
      <style:table-column-properties fo:break-before="auto" style:column-width="7.5945in"/>
    </style:style>
    <style:style style:name="co16" style:family="table-column">
      <style:table-column-properties fo:break-before="auto" style:column-width="7.348in"/>
    </style:style>
    <style:style style:name="co17" style:family="table-column">
      <style:table-column-properties fo:break-before="auto" style:column-width="10.8646in"/>
    </style:style>
    <style:style style:name="co18" style:family="table-column">
      <style:table-column-properties fo:break-before="auto" style:column-width="2.9299in"/>
    </style:style>
    <style:style style:name="co19" style:family="table-column">
      <style:table-column-properties fo:break-before="auto" style:column-width="6.3075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4681in"/>
    </style:style>
    <style:style style:name="co22" style:family="table-column">
      <style:table-column-properties fo:break-before="auto" style:column-width="6.4791in"/>
    </style:style>
    <style:style style:name="co23" style:family="table-column">
      <style:table-column-properties fo:break-before="auto" style:column-width="8.3339in"/>
    </style:style>
    <style:style style:name="co24" style:family="table-column">
      <style:table-column-properties fo:break-before="auto" style:column-width="3.0047in"/>
    </style:style>
    <style:style style:name="co25" style:family="table-column">
      <style:table-column-properties fo:break-before="auto" style:column-width="7.648in"/>
    </style:style>
    <style:style style:name="co26" style:family="table-column">
      <style:table-column-properties fo:break-before="auto" style:column-width="6.972in"/>
    </style:style>
    <style:style style:name="co27" style:family="table-column">
      <style:table-column-properties fo:break-before="auto" style:column-width="4.9138in"/>
    </style:style>
    <style:style style:name="co28" style:family="table-column">
      <style:table-column-properties fo:break-before="auto" style:column-width="13.5236in"/>
    </style:style>
    <style:style style:name="co29" style:family="table-column">
      <style:table-column-properties fo:break-before="auto" style:column-width="9.5992in"/>
    </style:style>
    <style:style style:name="co30" style:family="table-column">
      <style:table-column-properties fo:break-before="auto" style:column-width="6.8008in"/>
    </style:style>
    <style:style style:name="co31" style:family="table-column">
      <style:table-column-properties fo:break-before="auto" style:column-width="10.4783in"/>
    </style:style>
    <style:style style:name="co32" style:family="table-column">
      <style:table-column-properties fo:break-before="auto" style:column-width="7.1335in"/>
    </style:style>
    <style:style style:name="co33" style:family="table-column">
      <style:table-column-properties fo:break-before="auto" style:column-width="5.4925in"/>
    </style:style>
    <style:style style:name="co34" style:family="table-column">
      <style:table-column-properties fo:break-before="auto" style:column-width="14.6173in"/>
    </style:style>
    <style:style style:name="co35" style:family="table-column">
      <style:table-column-properties fo:break-before="auto" style:column-width="10.9071in"/>
    </style:style>
    <style:style style:name="co36" style:family="table-column">
      <style:table-column-properties fo:break-before="auto" style:column-width="6.6937in"/>
    </style:style>
    <style:style style:name="co37" style:family="table-column">
      <style:table-column-properties fo:break-before="auto" style:column-width="8.2374in"/>
    </style:style>
    <style:style style:name="co38" style:family="table-column">
      <style:table-column-properties fo:break-before="auto" style:column-width="7.0256in"/>
    </style:style>
    <style:style style:name="co39" style:family="table-column">
      <style:table-column-properties fo:break-before="auto" style:column-width="5.3854in"/>
    </style:style>
    <style:style style:name="co40" style:family="table-column">
      <style:table-column-properties fo:break-before="auto" style:column-width="8.3228in"/>
    </style:style>
    <style:style style:name="co41" style:family="table-column">
      <style:table-column-properties fo:break-before="auto" style:column-width="6.522in"/>
    </style:style>
    <style:style style:name="co42" style:family="table-column">
      <style:table-column-properties fo:break-before="auto" style:column-width="12.5366in"/>
    </style:style>
    <style:style style:name="co43" style:family="table-column">
      <style:table-column-properties fo:break-before="auto" style:column-width="7.2516in"/>
    </style:style>
    <style:style style:name="co44" style:family="table-column">
      <style:table-column-properties fo:break-before="auto" style:column-width="12.2047in"/>
    </style:style>
    <style:style style:name="co45" style:family="table-column">
      <style:table-column-properties fo:break-before="auto" style:column-width="13.8984in"/>
    </style:style>
    <style:style style:name="co46" style:family="table-column">
      <style:table-column-properties fo:break-before="auto" style:column-width="13.8134in"/>
    </style:style>
    <style:style style:name="co47" style:family="table-column">
      <style:table-column-properties fo:break-before="auto" style:column-width="10.1992in"/>
    </style:style>
    <style:style style:name="co48" style:family="table-column">
      <style:table-column-properties fo:break-before="auto" style:column-width="10.3925in"/>
    </style:style>
    <style:style style:name="co49" style:family="table-column">
      <style:table-column-properties fo:break-before="auto" style:column-width="11.1965in"/>
    </style:style>
    <style:style style:name="co50" style:family="table-column">
      <style:table-column-properties fo:break-before="auto" style:column-width="11.0465in"/>
    </style:style>
    <style:style style:name="co51" style:family="table-column">
      <style:table-column-properties fo:break-before="auto" style:column-width="1.8154in"/>
    </style:style>
    <style:style style:name="co52" style:family="table-column">
      <style:table-column-properties fo:break-before="auto" style:column-width="2.5866in"/>
    </style:style>
    <style:style style:name="co53" style:family="table-column">
      <style:table-column-properties fo:break-before="auto" style:column-width="3.3272in"/>
    </style:style>
    <style:style style:name="co54" style:family="table-column">
      <style:table-column-properties fo:break-before="auto" style:column-width="17.9839in"/>
    </style:style>
    <style:style style:name="co55" style:family="table-column">
      <style:table-column-properties fo:break-before="auto" style:column-width="1.9335in"/>
    </style:style>
    <style:style style:name="co56" style:family="table-column">
      <style:table-column-properties fo:break-before="auto" style:column-width="10.5319in"/>
    </style:style>
    <style:style style:name="co57" style:family="table-column">
      <style:table-column-properties fo:break-before="auto" style:column-width="1.4291in"/>
    </style:style>
    <style:style style:name="co58" style:family="table-column">
      <style:table-column-properties fo:break-before="auto" style:column-width="2.1366in"/>
    </style:style>
    <style:style style:name="co59" style:family="table-column">
      <style:table-column-properties fo:break-before="auto" style:column-width="1.8575in"/>
    </style:style>
    <style:style style:name="co60" style:family="table-column">
      <style:table-column-properties fo:break-before="auto" style:column-width="1.8256in"/>
    </style:style>
    <style:style style:name="co61" style:family="table-column">
      <style:table-column-properties fo:break-before="auto" style:column-width="1.9756in"/>
    </style:style>
    <style:style style:name="co62" style:family="table-column">
      <style:table-column-properties fo:break-before="auto" style:column-width="0.889in"/>
    </style:style>
    <style:style style:name="co63" style:family="table-column">
      <style:table-column-properties fo:break-before="auto" style:column-width="2.5071in"/>
    </style:style>
    <style:style style:name="co64" style:family="table-column">
      <style:table-column-properties fo:break-before="auto" style:column-width="6.9445in"/>
    </style:style>
    <style:style style:name="co65" style:family="table-column">
      <style:table-column-properties fo:break-before="auto" style:column-width="2.4575in"/>
    </style:style>
    <style:style style:name="co66" style:family="table-column">
      <style:table-column-properties fo:break-before="auto" style:column-width="2.0902in"/>
    </style:style>
    <style:style style:name="co67" style:family="table-column">
      <style:table-column-properties fo:break-before="auto" style:column-width="1.1217in"/>
    </style:style>
    <style:style style:name="co68" style:family="table-column">
      <style:table-column-properties fo:break-before="auto" style:column-width="1.4681in"/>
    </style:style>
    <style:style style:name="co69" style:family="table-column">
      <style:table-column-properties fo:break-before="auto" style:column-width="3.6453in"/>
    </style:style>
    <style:style style:name="co70" style:family="table-column">
      <style:table-column-properties fo:break-before="auto" style:column-width="2.1437in"/>
    </style:style>
    <style:style style:name="co71" style:family="table-column">
      <style:table-column-properties fo:break-before="auto" style:column-width="3.3646in"/>
    </style:style>
    <style:style style:name="co72" style:family="table-column">
      <style:table-column-properties fo:break-before="auto" style:column-width="2.8862in"/>
    </style:style>
    <style:style style:name="co73" style:family="table-column">
      <style:table-column-properties fo:break-before="auto" style:column-width="4.9811in"/>
    </style:style>
    <style:style style:name="co74" style:family="table-column">
      <style:table-column-properties fo:break-before="auto" style:column-width="2.622in"/>
    </style:style>
    <style:style style:name="co75" style:family="table-column">
      <style:table-column-properties fo:break-before="auto" style:column-width="1.9134in"/>
    </style:style>
    <style:style style:name="co76" style:family="table-column">
      <style:table-column-properties fo:break-before="auto" style:column-width="3.4307in"/>
    </style:style>
    <style:style style:name="co77" style:family="table-column">
      <style:table-column-properties fo:break-before="auto" style:column-width="1.4181in"/>
    </style:style>
    <style:style style:name="co78" style:family="table-column">
      <style:table-column-properties fo:break-before="auto" style:column-width="1.7319in"/>
    </style:style>
    <style:style style:name="co79" style:family="table-column">
      <style:table-column-properties fo:break-before="auto" style:column-width="2.078in"/>
    </style:style>
    <style:style style:name="co80" style:family="table-column">
      <style:table-column-properties fo:break-before="auto" style:column-width="1.5339in"/>
    </style:style>
    <style:style style:name="co81" style:family="table-column">
      <style:table-column-properties fo:break-before="auto" style:column-width="2.111in"/>
    </style:style>
    <style:style style:name="co82" style:family="table-column">
      <style:table-column-properties fo:break-before="auto" style:column-width="2.0453in"/>
    </style:style>
    <style:style style:name="co83" style:family="table-column">
      <style:table-column-properties fo:break-before="auto" style:column-width="1.6984in"/>
    </style:style>
    <style:style style:name="co84" style:family="table-column">
      <style:table-column-properties fo:break-before="auto" style:column-width="2.672in"/>
    </style:style>
    <style:style style:name="co85" style:family="table-column">
      <style:table-column-properties fo:break-before="auto" style:column-width="1.0882in"/>
    </style:style>
    <style:style style:name="co86" style:family="table-column">
      <style:table-column-properties fo:break-before="auto" style:column-width="3.5299in"/>
    </style:style>
    <style:style style:name="co87" style:family="table-column">
      <style:table-column-properties fo:break-before="auto" style:column-width="3.002in"/>
    </style:style>
    <style:style style:name="co88" style:family="table-column">
      <style:table-column-properties fo:break-before="auto" style:column-width="8.8575in"/>
    </style:style>
    <style:style style:name="co89" style:family="table-column">
      <style:table-column-properties fo:break-before="auto" style:column-width="3.8925in"/>
    </style:style>
    <style:style style:name="co90" style:family="table-column">
      <style:table-column-properties fo:break-before="auto" style:column-width="4.8327in"/>
    </style:style>
    <style:style style:name="co91" style:family="table-column">
      <style:table-column-properties fo:break-before="auto" style:column-width="3.7937in"/>
    </style:style>
    <style:style style:name="co92" style:family="table-column">
      <style:table-column-properties fo:break-before="auto" style:column-width="5.1299in"/>
    </style:style>
    <style:style style:name="co93" style:family="table-column">
      <style:table-column-properties fo:break-before="auto" style:column-width="3.5626in"/>
    </style:style>
    <style:style style:name="co94" style:family="table-column">
      <style:table-column-properties fo:break-before="auto" style:column-width="5.1626in"/>
    </style:style>
    <style:style style:name="co95" style:family="table-column">
      <style:table-column-properties fo:break-before="auto" style:column-width="3.2in"/>
    </style:style>
    <style:style style:name="co96" style:family="table-column">
      <style:table-column-properties fo:break-before="auto" style:column-width="4.3709in"/>
    </style:style>
    <style:style style:name="co97" style:family="table-column">
      <style:table-column-properties fo:break-before="auto" style:column-width="3.1173in"/>
    </style:style>
    <style:style style:name="co98" style:family="table-column">
      <style:table-column-properties fo:break-before="auto" style:column-width="6.0701in"/>
    </style:style>
    <style:style style:name="co99" style:family="table-column">
      <style:table-column-properties fo:break-before="auto" style:column-width="5.5256in"/>
    </style:style>
    <style:style style:name="co100" style:family="table-column">
      <style:table-column-properties fo:break-before="auto" style:column-width="6.3339in"/>
    </style:style>
    <style:style style:name="co101" style:family="table-column">
      <style:table-column-properties fo:break-before="auto" style:column-width="3.8429in"/>
    </style:style>
    <style:style style:name="co102" style:family="table-column">
      <style:table-column-properties fo:break-before="auto" style:column-width="3.9917in"/>
    </style:style>
    <style:style style:name="co103" style:family="table-column">
      <style:table-column-properties fo:break-before="auto" style:column-width="5.8063in"/>
    </style:style>
    <style:style style:name="co104" style:family="table-column">
      <style:table-column-properties fo:break-before="auto" style:column-width="5.4598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3189in" fo:break-before="auto" style:use-optimal-row-height="true"/>
    </style:style>
    <style:style style:name="ro5" style:family="table-row">
      <style:table-row-properties style:row-height="0.7972in" fo:break-before="auto" style:use-optimal-row-height="true"/>
    </style:style>
    <style:style style:name="ro6" style:family="table-row">
      <style:table-row-properties style:row-height="0.478in" fo:break-before="auto" style:use-optimal-row-height="true"/>
    </style:style>
    <style:style style:name="ro7" style:family="table-row">
      <style:table-row-properties style:row-height="0.6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 style:data-style-name="N121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LTC Password Manager Survey - Pilot - 2-12-21_February 23, 2021_21.1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Response Typ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Duration (in seconds)</text:p>
          </table:table-cell>
          <table:table-cell table:style-name="Default" office:value-type="string" calcext:value-type="string">
            <text:p>Finished</text:p>
          </table:table-cell>
          <table:table-cell table:style-name="Default" office:value-type="string" calcext:value-type="string">
            <text:p>Recorded Date</text:p>
          </table:table-cell>
          <table:table-cell office:value-type="string" calcext:value-type="string">
            <text:p>Response ID</text:p>
          </table:table-cell>
          <table:table-cell office:value-type="string" calcext:value-type="string">
            <text:p>Distribution Channel</text:p>
          </table:table-cell>
          <table:table-cell office:value-type="string" calcext:value-type="string">
            <text:p>User Language</text:p>
          </table:table-cell>
          <table:table-cell office:value-type="string" calcext:value-type="string">
            <text:p>Q_RecaptchaScore</text:p>
          </table:table-cell>
          <table:table-cell office:value-type="string" calcext:value-type="string">
            <text:p>Which password manager are you using for your personal accounts? (if you use more than one, please report the one that manages the most accounts.) - Selected Choice</text:p>
          </table:table-cell>
          <table:table-cell office:value-type="string" calcext:value-type="string">
            <text:p>Which password manager are you using for your personal accounts? (if you use more than one, please report the one that manages the most accounts.) - Another Browser's Built-In Password Manager (please type the name below) - Text</text:p>
          </table:table-cell>
          <table:table-cell office:value-type="string" calcext:value-type="string">
            <text:p>Which password manager are you using for your personal accounts? (if you use more than one, please report the one that manages the most accounts.) - Other Password Manager (please type the name below) - Text</text:p>
          </table:table-cell>
          <table:table-cell office:value-type="string" calcext:value-type="string">
            <text:p>How long have you been using a password manager?</text:p>
            <text:p/>
            <text:p/>
            <text:p/>
            <text:p>This includes other password managers that you have used before.</text:p>
          </table:table-cell>
          <table:table-cell office:value-type="string" calcext:value-type="string">
            <text:p>When you are creating an account on a website or changing your password, are you more likely to - Selected Choice</text:p>
          </table:table-cell>
          <table:table-cell office:value-type="string" calcext:value-type="string">
            <text:p>When you are creating an account on a website or changing your password, are you more likely to - Other (Please tell us) - Text</text:p>
          </table:table-cell>
          <table:table-cell office:value-type="string" calcext:value-type="string">
            <text:p>Do you consent to participating in this study?</text:p>
          </table:table-cell>
          <table:table-cell office:value-type="string" calcext:value-type="string">
            <text:p>Please upload your screenshot (file format: JPEG, PNG or BMP)The survey accepts 1 file only. - Id</text:p>
          </table:table-cell>
          <table:table-cell office:value-type="string" calcext:value-type="string">
            <text:p>Please upload your screenshot (file format: JPEG, PNG or BMP)The survey accepts 1 file only. - Name</text:p>
          </table:table-cell>
          <table:table-cell office:value-type="string" calcext:value-type="string">
            <text:p>Please upload your screenshot (file format: JPEG, PNG or BMP)The survey accepts 1 file only. - Size</text:p>
          </table:table-cell>
          <table:table-cell office:value-type="string" calcext:value-type="string">
            <text:p>Please upload your screenshot (file format: JPEG, PNG or BMP)The survey accepts 1 file only. - Type</text:p>
          </table:table-cell>
          <table:table-cell office:value-type="string" calcext:value-type="string">
            <text:p>Did you know about your password manager's security dashboard (the screen you captured and uploaded) before taking this survey?</text:p>
          </table:table-cell>
          <table:table-cell office:value-type="string" calcext:value-type="string">
            <text:p>How often do you use the security dashboard?</text:p>
          </table:table-cell>
          <table:table-cell office:value-type="string" calcext:value-type="string">
            <text:p>Do you expect to use your password manager's security dashboard (the screen you captured and uploaded) in the future?</text:p>
          </table:table-cell>
          <table:table-cell office:value-type="string" calcext:value-type="string">
            <text:p>Why are you more likely to create a password for yourself than let your password manager create one for you?</text:p>
          </table:table-cell>
          <table:table-cell office:value-type="string" calcext:value-type="string">
            <text:p>How many passwords in total does your Password Manager manage for you?</text:p>
          </table:table-cell>
          <table:table-cell office:value-type="string" calcext:value-type="string">
            <text:p>In the report you uploaded, how many sites does your password manager categorize as having reused passwords, also known as duplicate, repeated, or non-unique passwords? (answer -1 if this number isn't reported)</text:p>
          </table:table-cell>
          <table:table-cell office:value-type="string" calcext:value-type="string">
            <text:p>In the report you uploaded, how many sites does your password manager categorize as having weak passwords? (answer -1 if this number isn't reported)</text:p>
          </table:table-cell>
          <table:table-cell office:value-type="string" calcext:value-type="string">
            <text:p>Which statement best categorizes how you feel about replacing the passwords reported as weak or reused?</text:p>
          </table:table-cell>
          <table:table-cell office:value-type="string" calcext:value-type="string">
            <text:p>Why do you still have weak or reused passwords that you feel you should replace? - Selected Choice</text:p>
          </table:table-cell>
          <table:table-cell office:value-type="string" calcext:value-type="string">
            <text:p>Why do you still have weak or reused passwords that you feel you should replace? - Other (please explain) - Text</text:p>
          </table:table-cell>
          <table:table-cell office:value-type="string" calcext:value-type="string">
            <text:p>Why do you feel it's okay to have some weak or reused passwords? - Selected Choice</text:p>
          </table:table-cell>
          <table:table-cell office:value-type="string" calcext:value-type="string">
            <text:p>Why do you feel it's okay to have some weak or reused passwords? - Other (please explain) - Text</text:p>
          </table:table-cell>
          <table:table-cell office:value-type="string" calcext:value-type="string">
            <text:p>In the report you uploaded, how many sites does your password manager categorize as having passwords known to be compromised? (answer -1 if this number isn't reported)</text:p>
          </table:table-cell>
          <table:table-cell office:value-type="string" calcext:value-type="string">
            <text:p>Which statement best categorizes how you feel about replacing the passwords reported as compromised?</text:p>
          </table:table-cell>
          <table:table-cell office:value-type="string" calcext:value-type="string">
            <text:p>Why do you still have compromised passwords that you feel you should replace? - Selected Choice</text:p>
          </table:table-cell>
          <table:table-cell office:value-type="string" calcext:value-type="string">
            <text:p>Why do you still have compromised passwords that you feel you should replace? - Other (please explain) - Text</text:p>
          </table:table-cell>
          <table:table-cell office:value-type="string" calcext:value-type="string">
            <text:p>Why do you feel it's okay to have some compromised passwords? - Selected Choice</text:p>
          </table:table-cell>
          <table:table-cell office:value-type="string" calcext:value-type="string">
            <text:p>Why do you feel it's okay to have some compromised passwords? - Other (please explain) - Text</text:p>
          </table:table-cell>
          <table:table-cell office:value-type="string" calcext:value-type="string">
            <text:p>How did you create and memorize the master password for your password manager? - Selected Choice</text:p>
          </table:table-cell>
          <table:table-cell office:value-type="string" calcext:value-type="string">
            <text:p>How did you create and memorize the master password for your password manager? - I created a password using a physical randomness, software, or other non-mental process. (please explain) - Text</text:p>
          </table:table-cell>
          <table:table-cell office:value-type="string" calcext:value-type="string">
            <text:p>How did you create and memorize the master password for your password manager? - Other (please explain) - Text</text:p>
          </table:table-cell>
          <table:table-cell office:value-type="string" calcext:value-type="string">
            <text:p>Which of the following actions have you taken to ensure you don't forget your master password or lose access to your passwords? (Check all that apply) - Selected Choice</text:p>
          </table:table-cell>
          <table:table-cell office:value-type="string" calcext:value-type="string">
            <text:p>Which of the following actions have you taken to ensure you don't forget your master password or lose access to your passwords? (Check all that apply) - I stored my master password in another way. (please explain) - Text</text:p>
          </table:table-cell>
          <table:table-cell office:value-type="string" calcext:value-type="string">
            <text:p>Which of the following actions have you taken to ensure you don't forget your master password or lose access to your passwords? (Check all that apply) - I took one or more actions not listed above. (please explain) - Text</text:p>
          </table:table-cell>
          <table:table-cell office:value-type="string" calcext:value-type="string">
            <text:p>You reported that you stored your password manager's master password in a file on your phone, computer, or other device.</text:p>
            <text:p/>
            <text:p>Did you encrypt the file you stored it in?</text:p>
          </table:table-cell>
          <table:table-cell office:value-type="string" calcext:value-type="string">
            <text:p>Please explain how you store the key or password with which you encrypted that the file you backed up your master password, or if it's something you've memorized.</text:p>
          </table:table-cell>
          <table:table-cell office:value-type="string" calcext:value-type="string">
            <text:p>Prior to your participation in this study, when was the last time you can recall your password manager encouraging you to replace one or more of your weak or re-used passwords?</text:p>
          </table:table-cell>
          <table:table-cell office:value-type="string" calcext:value-type="string">
            <text:p>Prior to your participation in this study, when was the last time you can recall your password manager encouraging you to replace one or more of your compromised passwords?</text:p>
          </table:table-cell>
          <table:table-cell office:value-type="string" calcext:value-type="string">
            <text:p>What is your age?</text:p>
          </table:table-cell>
          <table:table-cell office:value-type="string" calcext:value-type="string">
            <text:p>What is your gender? - Selected Choice</text:p>
          </table:table-cell>
          <table:table-cell office:value-type="string" calcext:value-type="string">
            <text:p>What is your gender? - Prefer to self-describe - Text</text:p>
          </table:table-cell>
          <table:table-cell office:value-type="string" calcext:value-type="string">
            <text:p>If you ran into any problems with the survey, please let us know. <text:s/>(Optional)</text:p>
          </table:table-cell>
          <table:table-cell office:value-type="string" calcext:value-type="string">
            <text:p>PROLIFIC_PID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UserAgent</text:p>
          </table:table-cell>
          <table:table-cell office:value-type="string" calcext:value-type="string">
            <text:p>Referer</text:p>
          </table:table-cell>
          <table:table-cell office:value-type="string" calcext:value-type="string">
            <text:p>ResponseID</text:p>
          </table:table-cell>
          <table:table-cell office:value-type="string" calcext:value-type="string">
            <text:p>STUDY_ID</text:p>
          </table:table-cell>
          <table:table-cell office:value-type="string" calcext:value-type="string">
            <text:p>SESSION_ID</text:p>
          </table:table-cell>
          <table:table-cell office:value-type="string" calcext:value-type="string">
            <text:p>RandomNumber</text:p>
          </table:table-cell>
        </table:table-row>
        <table:table-row table:style-name="ro2">
          <table:table-cell office:value-type="string" calcext:value-type="string">
            <text:p>2021-02-12 18:25:29</text:p>
          </table:table-cell>
          <table:table-cell office:value-type="string" calcext:value-type="string">
            <text:p>2021-02-12 18:25:5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25:53</text:p>
          </table:table-cell>
          <table:table-cell office:value-type="string" calcext:value-type="string">
            <text:p>R_3HOBIEXI0M9Fx9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275aebf8e5165545a5176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44</text:p>
          </table:table-cell>
          <table:table-cell/>
          <table:table-cell office:value-type="string" calcext:value-type="string">
            <text:p>R_3HOBIEXI0M9Fx9Z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054afa99a49fc52ec6a</text:p>
          </table:table-cell>
          <table:table-cell office:value-type="float" office:value="6944" calcext:value-type="float">
            <text:p>6944</text:p>
          </table:table-cell>
        </table:table-row>
        <table:table-row table:style-name="ro2">
          <table:table-cell office:value-type="string" calcext:value-type="string">
            <text:p>2021-02-12 18:27:43</text:p>
          </table:table-cell>
          <table:table-cell office:value-type="string" calcext:value-type="string">
            <text:p>2021-02-12 18:28:0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28:07</text:p>
          </table:table-cell>
          <table:table-cell office:value-type="string" calcext:value-type="string">
            <text:p>R_1j7A7sFE7IXXnf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600ec679c144277505d6428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j7A7sFE7IXXnfO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0c906ab0148973c8ed1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2">
          <table:table-cell office:value-type="string" calcext:value-type="string">
            <text:p>2021-02-12 18:28:39</text:p>
          </table:table-cell>
          <table:table-cell office:value-type="string" calcext:value-type="string">
            <text:p>2021-02-12 18:30:1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30:13</text:p>
          </table:table-cell>
          <table:table-cell office:value-type="string" calcext:value-type="string">
            <text:p>R_9MJLRVGmBGScD7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c9843f32c2624a6c6fc26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9MJLRVGmBGScD7z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42e261d4a6cdeed3e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string" calcext:value-type="string">
            <text:p>2021-02-12 18:28:45</text:p>
          </table:table-cell>
          <table:table-cell office:value-type="string" calcext:value-type="string">
            <text:p>2021-02-12 18:29:1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29:11</text:p>
          </table:table-cell>
          <table:table-cell office:value-type="string" calcext:value-type="string">
            <text:p>R_xfJPycp6fzKXdA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5b9846033f642ff688409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2 Safari/537.36</text:p>
          </table:table-cell>
          <table:table-cell/>
          <table:table-cell office:value-type="string" calcext:value-type="string">
            <text:p>R_xfJPycp6fzKXdAt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862fd6049b61607a6</text:p>
          </table:table-cell>
          <table:table-cell office:value-type="float" office:value="11818" calcext:value-type="float">
            <text:p>11818</text:p>
          </table:table-cell>
        </table:table-row>
        <table:table-row table:style-name="ro2">
          <table:table-cell office:value-type="string" calcext:value-type="string">
            <text:p>2021-02-12 18:28:49</text:p>
          </table:table-cell>
          <table:table-cell office:value-type="string" calcext:value-type="string">
            <text:p>2021-02-12 18:29:1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29:11</text:p>
          </table:table-cell>
          <table:table-cell office:value-type="string" calcext:value-type="string">
            <text:p>R_1M0WmxTYmx8qfm2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75b249b8f04423db9f6d1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6.0.4240.198 Safari/537.36 OPR/72.0.3815.487</text:p>
          </table:table-cell>
          <table:table-cell/>
          <table:table-cell office:value-type="string" calcext:value-type="string">
            <text:p>R_1M0WmxTYmx8qfm2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eacfd7c49ce52e70e</text:p>
          </table:table-cell>
          <table:table-cell office:value-type="float" office:value="7949" calcext:value-type="float">
            <text:p>7949</text:p>
          </table:table-cell>
        </table:table-row>
        <table:table-row table:style-name="ro2">
          <table:table-cell office:value-type="string" calcext:value-type="string">
            <text:p>2021-02-12 18:28:52</text:p>
          </table:table-cell>
          <table:table-cell office:value-type="string" calcext:value-type="string">
            <text:p>2021-02-12 18:29:0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29:09</text:p>
          </table:table-cell>
          <table:table-cell office:value-type="string" calcext:value-type="string">
            <text:p>R_3erjiSC4xlnXkrS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b393f5a7f6bb000ef48fb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SM-G977B) AppleWebKit/537.36 (KHTML, like Gecko) Chrome/88.0.4324.152 Mobile Safari/537.36</text:p>
          </table:table-cell>
          <table:table-cell/>
          <table:table-cell office:value-type="string" calcext:value-type="string">
            <text:p>R_3erjiSC4xlnXkrS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406ab01490b75d54f</text:p>
          </table:table-cell>
          <table:table-cell office:value-type="float" office:value="5426" calcext:value-type="float">
            <text:p>5426</text:p>
          </table:table-cell>
        </table:table-row>
        <table:table-row table:style-name="ro2">
          <table:table-cell office:value-type="string" calcext:value-type="string">
            <text:p>2021-02-12 18:28:53</text:p>
          </table:table-cell>
          <table:table-cell office:value-type="string" calcext:value-type="string">
            <text:p>2021-02-12 18:28:5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29:00</text:p>
          </table:table-cell>
          <table:table-cell office:value-type="string" calcext:value-type="string">
            <text:p>R_3PQULam4v9uakcy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b51cbd4b8d8e0001f13bc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PQULam4v9uakcy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21bc6d2712b981230a</text:p>
          </table:table-cell>
          <table:table-cell office:value-type="float" office:value="9368" calcext:value-type="float">
            <text:p>9368</text:p>
          </table:table-cell>
        </table:table-row>
        <table:table-row table:style-name="ro2">
          <table:table-cell office:value-type="string" calcext:value-type="string">
            <text:p>2021-02-12 18:28:54</text:p>
          </table:table-cell>
          <table:table-cell office:value-type="string" calcext:value-type="string">
            <text:p>2021-02-12 18:29:4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29:42</text:p>
          </table:table-cell>
          <table:table-cell office:value-type="string" calcext:value-type="string">
            <text:p>R_AKVWylpQ4m654A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Google password manager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9ded9ecae9f950001d83d4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AKVWylpQ4m654AN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230a3ed3491af4dd5d</text:p>
          </table:table-cell>
          <table:table-cell office:value-type="float" office:value="5764" calcext:value-type="float">
            <text:p>5764</text:p>
          </table:table-cell>
        </table:table-row>
        <table:table-row table:style-name="ro2">
          <table:table-cell office:value-type="string" calcext:value-type="string">
            <text:p>2021-02-12 18:28:57</text:p>
          </table:table-cell>
          <table:table-cell office:value-type="string" calcext:value-type="string">
            <text:p>2021-02-12 18:34:28</text:p>
          </table:table-cell>
          <table:table-cell office:value-type="string" calcext:value-type="string">
            <text:p>IP Address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1-02-19 18:34:31</text:p>
          </table:table-cell>
          <table:table-cell office:value-type="string" calcext:value-type="string">
            <text:p>R_3p9nnKuO8ZcwDBq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table:number-columns-repeated="36"/>
          <table:table-cell office:value-type="string" calcext:value-type="string">
            <text:p>5ba416ce509a380001bef97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3p9nnKuO8ZcwDBq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21ff6dc611ba3a715f</text:p>
          </table:table-cell>
          <table:table-cell office:value-type="float" office:value="2924" calcext:value-type="float">
            <text:p>2924</text:p>
          </table:table-cell>
        </table:table-row>
        <table:table-row table:style-name="ro2">
          <table:table-cell office:value-type="string" calcext:value-type="string">
            <text:p>2021-02-12 18:29:08</text:p>
          </table:table-cell>
          <table:table-cell office:value-type="string" calcext:value-type="string">
            <text:p>2021-02-12 18:42:0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42:08</text:p>
          </table:table-cell>
          <table:table-cell office:value-type="string" calcext:value-type="string">
            <text:p>R_1pysM5hDCgJFx3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qF47UYISHY5TQI</text:p>
          </table:table-cell>
          <table:table-cell office:value-type="string" calcext:value-type="string">
            <text:p>Screenshot 2021-02-12 143333.png</text:p>
          </table:table-cell>
          <table:table-cell office:value-type="float" office:value="78466" calcext:value-type="float">
            <text:p>78466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bab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should replace all of the passwords reported as weak or reused.</text:p>
          </table:table-cell>
          <table:table-cell office:value-type="string" calcext:value-type="string">
            <text:p>I was not previously aware of these passwords being weak or reused.,The amount of work required to replace these passwords is overwhelming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 should replace all of the passwords reported as compromised.</text:p>
          </table:table-cell>
          <table:table-cell office:value-type="string" calcext:value-type="string">
            <text:p>I was not previously aware of these passwords being compromised.,I have not gotten around to replacing these reused passwords.</text:p>
          </table:table-cell>
          <table:table-cell table:number-columns-repeated="3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took one or more actions not listed above. (please explain)</text:p>
          </table:table-cell>
          <table:table-cell/>
          <table:table-cell office:value-type="string" calcext:value-type="string">
            <text:p>Memorized my master password</text:p>
          </table:table-cell>
          <table:table-cell table:number-columns-repeated="2"/>
          <table:table-cell table:number-columns-repeated="2" office:value-type="string" calcext:value-type="string">
            <text:p>Nev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Was not sure what to put for total number of managed passwords question so I put 0. The dashboard only showed me the total number of passwords with issues, and not the total number of ALL passwords. Even looking elsewhere in lastpass, I could not find any totals for all passwords...</text:p>
          </table:table-cell>
          <table:table-cell office:value-type="string" calcext:value-type="string">
            <text:p>60246851e702651672ca50e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/>
          <table:table-cell office:value-type="string" calcext:value-type="string">
            <text:p>R_1pysM5hDCgJFx3m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0eb63015910f17d32d5</text:p>
          </table:table-cell>
          <table:table-cell office:value-type="float" office:value="11308" calcext:value-type="float">
            <text:p>11308</text:p>
          </table:table-cell>
        </table:table-row>
        <table:table-row table:style-name="ro2">
          <table:table-cell office:value-type="string" calcext:value-type="string">
            <text:p>2021-02-12 18:34:38</text:p>
          </table:table-cell>
          <table:table-cell office:value-type="string" calcext:value-type="string">
            <text:p>2021-02-12 18:34:5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18:34:51</text:p>
          </table:table-cell>
          <table:table-cell office:value-type="string" calcext:value-type="string">
            <text:p>R_1GCj6dcSCyyAvq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efe32227bd340e280de83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1GCj6dcSCyyAvqu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279ce71f9133a9adf2f</text:p>
          </table:table-cell>
          <table:table-cell office:value-type="float" office:value="7593" calcext:value-type="float">
            <text:p>7593</text:p>
          </table:table-cell>
        </table:table-row>
        <table:table-row table:style-name="ro2">
          <table:table-cell office:value-type="string" calcext:value-type="string">
            <text:p>2021-02-12 22:58:20</text:p>
          </table:table-cell>
          <table:table-cell office:value-type="string" calcext:value-type="string">
            <text:p>2021-02-12 23:02:09</text:p>
          </table:table-cell>
          <table:table-cell office:value-type="string" calcext:value-type="string">
            <text:p>IP Address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1-02-19 23:02:12</text:p>
          </table:table-cell>
          <table:table-cell office:value-type="string" calcext:value-type="string">
            <text:p>R_2CHqCG41z6izyd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table:number-columns-repeated="36"/>
          <table:table-cell office:value-type="string" calcext:value-type="string">
            <text:p>5ba86be58e137f000162087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46 Safari/537.36</text:p>
          </table:table-cell>
          <table:table-cell/>
          <table:table-cell office:value-type="string" calcext:value-type="string">
            <text:p>R_2CHqCG41z6izydX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047951673501540f7b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2021-02-12 22:59:22</text:p>
          </table:table-cell>
          <table:table-cell office:value-type="string" calcext:value-type="string">
            <text:p>2021-02-12 23:00:24</text:p>
          </table:table-cell>
          <table:table-cell office:value-type="string" calcext:value-type="string">
            <text:p>IP Address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1-02-19 23:00:25</text:p>
          </table:table-cell>
          <table:table-cell office:value-type="string" calcext:value-type="string">
            <text:p>R_QhwaUjQ4UWRROl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table:number-columns-repeated="36"/>
          <table:table-cell office:value-type="string" calcext:value-type="string">
            <text:p>5f401654692cc6106c75f57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CrOS x86_64 13597.66.0) AppleWebKit/537.36 (KHTML, like Gecko) Chrome/88.0.4324.109 Safari/537.36</text:p>
          </table:table-cell>
          <table:table-cell/>
          <table:table-cell office:value-type="string" calcext:value-type="string">
            <text:p>R_QhwaUjQ4UWRROlH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0888d02bb1a68490503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string" calcext:value-type="string">
            <text:p>2021-02-12 22:59:36</text:p>
          </table:table-cell>
          <table:table-cell office:value-type="string" calcext:value-type="string">
            <text:p>2021-02-12 23:15:2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15:25</text:p>
          </table:table-cell>
          <table:table-cell office:value-type="string" calcext:value-type="string">
            <text:p>R_eJzYIJuSj07ZIu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2e949ea6ef840001fe822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eJzYIJuSj07ZIuR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095e75aa850e35b864f</text:p>
          </table:table-cell>
          <table:table-cell office:value-type="float" office:value="9213" calcext:value-type="float">
            <text:p>9213</text:p>
          </table:table-cell>
        </table:table-row>
        <table:table-row table:style-name="ro2">
          <table:table-cell office:value-type="string" calcext:value-type="string">
            <text:p>2021-02-12 22:59:57</text:p>
          </table:table-cell>
          <table:table-cell office:value-type="string" calcext:value-type="string">
            <text:p>2021-02-12 23:00:2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0:27</text:p>
          </table:table-cell>
          <table:table-cell office:value-type="string" calcext:value-type="string">
            <text:p>R_2Sq2CzLUgtdUgTc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653c7df04212700124a0fd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8.0.0; BND-L34) AppleWebKit/537.36 (KHTML, like Gecko) Chrome/79.0.3945.93 Mobile Safari/537.36</text:p>
          </table:table-cell>
          <table:table-cell/>
          <table:table-cell office:value-type="string" calcext:value-type="string">
            <text:p>R_2Sq2CzLUgtdUgTc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0a7ff6dc619ae4dc6b9</text:p>
          </table:table-cell>
          <table:table-cell office:value-type="float" office:value="7587" calcext:value-type="float">
            <text:p>7587</text:p>
          </table:table-cell>
        </table:table-row>
        <table:table-row table:style-name="ro2">
          <table:table-cell office:value-type="string" calcext:value-type="string">
            <text:p>2021-02-12 23:01:24</text:p>
          </table:table-cell>
          <table:table-cell office:value-type="string" calcext:value-type="string">
            <text:p>2021-02-12 23:03:35</text:p>
          </table:table-cell>
          <table:table-cell office:value-type="string" calcext:value-type="string">
            <text:p>IP Address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1-02-19 23:03:36</text:p>
          </table:table-cell>
          <table:table-cell office:value-type="string" calcext:value-type="string">
            <text:p>R_2b1zmLUnR4tu3X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39"/>
          <table:table-cell office:value-type="string" calcext:value-type="string">
            <text:p>5e4634c679cc7111192e6ce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b1zmLUnR4tu3XR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0fb67058551fd944ffe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2">
          <table:table-cell office:value-type="string" calcext:value-type="string">
            <text:p>2021-02-12 23:01:56</text:p>
          </table:table-cell>
          <table:table-cell office:value-type="string" calcext:value-type="string">
            <text:p>2021-02-12 23:02:1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2:16</text:p>
          </table:table-cell>
          <table:table-cell office:value-type="string" calcext:value-type="string">
            <text:p>R_2XjMmLOo1ZIP8Gi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c5d1853792714b788b045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Linux x86_64) AppleWebKit/537.36 (KHTML, like Gecko) Chrome/88.0.4324.150 Safari/537.36</text:p>
          </table:table-cell>
          <table:table-cell/>
          <table:table-cell office:value-type="string" calcext:value-type="string">
            <text:p>R_2XjMmLOo1ZIP8Gi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1fb8882e4fc13b48ef</text:p>
          </table:table-cell>
          <table:table-cell office:value-type="float" office:value="12271" calcext:value-type="float">
            <text:p>12271</text:p>
          </table:table-cell>
        </table:table-row>
        <table:table-row table:style-name="ro2">
          <table:table-cell office:value-type="string" calcext:value-type="string">
            <text:p>2021-02-12 23:01:56</text:p>
          </table:table-cell>
          <table:table-cell office:value-type="string" calcext:value-type="string">
            <text:p>2021-02-12 23:02:4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2:49</text:p>
          </table:table-cell>
          <table:table-cell office:value-type="string" calcext:value-type="string">
            <text:p>R_12D73rp9XW8WLg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da6b591d16bd6646d24ba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/>
          <table:table-cell office:value-type="string" calcext:value-type="string">
            <text:p>R_12D73rp9XW8WLgR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20994c1d51e6b92bf7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2">
          <table:table-cell office:value-type="string" calcext:value-type="string">
            <text:p>2021-02-12 23:02:39</text:p>
          </table:table-cell>
          <table:table-cell office:value-type="string" calcext:value-type="string">
            <text:p>2021-02-12 23:02:4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2:48</text:p>
          </table:table-cell>
          <table:table-cell office:value-type="string" calcext:value-type="string">
            <text:p>R_BDocGk5tP2IfA2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24db32bb18c511736499f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BDocGk5tP2IfA2t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4b4dc0f44f5cd3b019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table-cell office:value-type="string" calcext:value-type="string">
            <text:p>2021-02-12 23:02:45</text:p>
          </table:table-cell>
          <table:table-cell office:value-type="string" calcext:value-type="string">
            <text:p>2021-02-12 23:02:5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2:57</text:p>
          </table:table-cell>
          <table:table-cell office:value-type="string" calcext:value-type="string">
            <text:p>R_wUieqyT9bjJfyY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b02b8eb0c0e139cd633ab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wUieqyT9bjJfyYF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50ff6dc6193ab7f9a4</text:p>
          </table:table-cell>
          <table:table-cell office:value-type="float" office:value="1676" calcext:value-type="float">
            <text:p>1676</text:p>
          </table:table-cell>
        </table:table-row>
        <table:table-row table:style-name="ro2">
          <table:table-cell office:value-type="string" calcext:value-type="string">
            <text:p>2021-02-12 23:02:51</text:p>
          </table:table-cell>
          <table:table-cell office:value-type="string" calcext:value-type="string">
            <text:p>2021-02-12 23:08:5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8:55</text:p>
          </table:table-cell>
          <table:table-cell office:value-type="string" calcext:value-type="string">
            <text:p>R_u2NPKpNUcJoQfo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705a1be6c65a62c56a314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u2NPKpNUcJoQfoB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58d707005204de27ae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2021-02-12 23:03:04</text:p>
          </table:table-cell>
          <table:table-cell office:value-type="string" calcext:value-type="string">
            <text:p>2021-02-12 23:03:1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3:13</text:p>
          </table:table-cell>
          <table:table-cell office:value-type="string" calcext:value-type="string">
            <text:p>R_12GxRlQwuUqZIR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adf6065c84190001a4953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2GxRlQwuUqZIRm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63d1c2b24ffbe4fdaa</text:p>
          </table:table-cell>
          <table:table-cell office:value-type="float" office:value="4091" calcext:value-type="float">
            <text:p>4091</text:p>
          </table:table-cell>
        </table:table-row>
        <table:table-row table:style-name="ro2">
          <table:table-cell office:value-type="string" calcext:value-type="string">
            <text:p>2021-02-12 23:03:05</text:p>
          </table:table-cell>
          <table:table-cell office:value-type="string" calcext:value-type="string">
            <text:p>2021-02-12 23:03:3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3:33</text:p>
          </table:table-cell>
          <table:table-cell office:value-type="string" calcext:value-type="string">
            <text:p>R_Ditw8eOJJJpoeK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db8dbac85359924ce3220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Ditw8eOJJJpoeKB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66dee01c50cbdad172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2">
          <table:table-cell office:value-type="string" calcext:value-type="string">
            <text:p>2021-02-12 23:03:17</text:p>
          </table:table-cell>
          <table:table-cell office:value-type="string" calcext:value-type="string">
            <text:p>2021-02-12 23:03:2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3:29</text:p>
          </table:table-cell>
          <table:table-cell office:value-type="string" calcext:value-type="string">
            <text:p>R_2duajBoDx4VV0c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c533aa02e9a93c00d9e3f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/>
          <table:table-cell office:value-type="string" calcext:value-type="string">
            <text:p>R_2duajBoDx4VV0cu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2c1e12351a88f170e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2">
          <table:table-cell office:value-type="string" calcext:value-type="string">
            <text:p>2021-02-12 23:03:20</text:p>
          </table:table-cell>
          <table:table-cell office:value-type="string" calcext:value-type="string">
            <text:p>2021-02-12 23:03:5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3:54</text:p>
          </table:table-cell>
          <table:table-cell office:value-type="string" calcext:value-type="string">
            <text:p>R_doFyA9K9eskKLi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4469a101c96e20702a9ec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doFyA9K9eskKLi9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175181b1a45d13c9a</text:p>
          </table:table-cell>
          <table:table-cell office:value-type="float" office:value="4548" calcext:value-type="float">
            <text:p>4548</text:p>
          </table:table-cell>
        </table:table-row>
        <table:table-row table:style-name="ro2">
          <table:table-cell office:value-type="string" calcext:value-type="string">
            <text:p>2021-02-12 23:03:23</text:p>
          </table:table-cell>
          <table:table-cell office:value-type="string" calcext:value-type="string">
            <text:p>2021-02-12 23:11:3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11:39</text:p>
          </table:table-cell>
          <table:table-cell office:value-type="string" calcext:value-type="string">
            <text:p>R_3Mgm5tPindoGl86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bIQ58F6Ui78XlQZ</text:p>
          </table:table-cell>
          <table:table-cell office:value-type="string" calcext:value-type="string">
            <text:p>Screenshot 2021-02-13 130620.p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babl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stored my master password in a file on my phone, computer, or other device.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hen I first set up the password manager</text:p>
          </table:table-cell>
          <table:table-cell office:value-type="string" calcext:value-type="string">
            <text:p>More than a month ag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ef595c0b4fd3d1f52f995e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Mgm5tPindoGl86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9eb80d21ac78bf5ae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2021-02-12 23:03:26</text:p>
          </table:table-cell>
          <table:table-cell office:value-type="string" calcext:value-type="string">
            <text:p>2021-02-12 23:03:5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3:57</text:p>
          </table:table-cell>
          <table:table-cell office:value-type="string" calcext:value-type="string">
            <text:p>R_1lAINokcjFGxOJ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1c45f996efd9721894dfd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/>
          <table:table-cell office:value-type="string" calcext:value-type="string">
            <text:p>R_1lAINokcjFGxOJn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5ea7352525deca80d</text:p>
          </table:table-cell>
          <table:table-cell office:value-type="float" office:value="12679" calcext:value-type="float">
            <text:p>12679</text:p>
          </table:table-cell>
        </table:table-row>
        <table:table-row table:style-name="ro2">
          <table:table-cell office:value-type="string" calcext:value-type="string">
            <text:p>2021-02-12 23:03:50</text:p>
          </table:table-cell>
          <table:table-cell office:value-type="string" calcext:value-type="string">
            <text:p>2021-02-12 23:04:1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4:18</text:p>
          </table:table-cell>
          <table:table-cell office:value-type="string" calcext:value-type="string">
            <text:p>R_z2RcqFBGaLRpe4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195d6187659d01ed0003f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z2RcqFBGaLRpe4p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9483e25950e8fb4b28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2021-02-12 23:03:52</text:p>
          </table:table-cell>
          <table:table-cell office:value-type="string" calcext:value-type="string">
            <text:p>2021-02-12 23:04:2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4:24</text:p>
          </table:table-cell>
          <table:table-cell office:value-type="string" calcext:value-type="string">
            <text:p>R_23123oJ0uGrh5B7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6dbe867df0cd0018261bc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/>
          <table:table-cell office:value-type="string" calcext:value-type="string">
            <text:p>R_23123oJ0uGrh5B7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96efd964519fe29e38</text:p>
          </table:table-cell>
          <table:table-cell office:value-type="float" office:value="1004" calcext:value-type="float">
            <text:p>1004</text:p>
          </table:table-cell>
        </table:table-row>
        <table:table-row table:style-name="ro2">
          <table:table-cell office:value-type="string" calcext:value-type="string">
            <text:p>2021-02-12 23:03:55</text:p>
          </table:table-cell>
          <table:table-cell office:value-type="string" calcext:value-type="string">
            <text:p>2021-02-12 23:04:4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4:47</text:p>
          </table:table-cell>
          <table:table-cell office:value-type="string" calcext:value-type="string">
            <text:p>R_3FXJBnpR20MiDz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bbe7bcaba8d7d00019522d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FXJBnpR20MiDzk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982894b24feaa17da9</text:p>
          </table:table-cell>
          <table:table-cell office:value-type="float" office:value="14294" calcext:value-type="float">
            <text:p>14294</text:p>
          </table:table-cell>
        </table:table-row>
        <table:table-row table:style-name="ro2">
          <table:table-cell office:value-type="string" calcext:value-type="string">
            <text:p>2021-02-12 23:04:11</text:p>
          </table:table-cell>
          <table:table-cell office:value-type="string" calcext:value-type="string">
            <text:p>2021-02-12 23:04:4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04:48</text:p>
          </table:table-cell>
          <table:table-cell office:value-type="string" calcext:value-type="string">
            <text:p>R_1OjKHZ41Y3jtap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c8a1afdab5743736286eb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OjKHZ41Y3jtapt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a8ea735252d2653375</text:p>
          </table:table-cell>
          <table:table-cell office:value-type="float" office:value="14747" calcext:value-type="float">
            <text:p>14747</text:p>
          </table:table-cell>
        </table:table-row>
        <table:table-row table:style-name="ro2">
          <table:table-cell office:value-type="string" calcext:value-type="string">
            <text:p>2021-02-12 23:04:23</text:p>
          </table:table-cell>
          <table:table-cell office:value-type="string" calcext:value-type="string">
            <text:p>2021-02-12 23:05:50</text:p>
          </table:table-cell>
          <table:table-cell office:value-type="string" calcext:value-type="string">
            <text:p>IP Address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1-02-19 23:05:54</text:p>
          </table:table-cell>
          <table:table-cell office:value-type="string" calcext:value-type="string">
            <text:p>R_1N5ggNswAlLTnW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39"/>
          <table:table-cell office:value-type="string" calcext:value-type="string">
            <text:p>5f6fea8ffb73955b05f8e11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1N5ggNswAlLTnWL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b433fc1351ea3d8c18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table-cell office:value-type="string" calcext:value-type="string">
            <text:p>2021-02-12 23:15:17</text:p>
          </table:table-cell>
          <table:table-cell office:value-type="string" calcext:value-type="string">
            <text:p>2021-02-12 23:15:5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2 23:15:57</text:p>
          </table:table-cell>
          <table:table-cell office:value-type="string" calcext:value-type="string">
            <text:p>R_3jW2dgYv8ZBr52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eper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60088ca4d42dec3e0aad788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jW2dgYv8ZBr52t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441b99e3751e624632a</text:p>
          </table:table-cell>
          <table:table-cell office:value-type="float" office:value="2477" calcext:value-type="float">
            <text:p>2477</text:p>
          </table:table-cell>
        </table:table-row>
        <table:table-row table:style-name="ro2">
          <table:table-cell office:value-type="string" calcext:value-type="string">
            <text:p>2021-02-13 01:56:32</text:p>
          </table:table-cell>
          <table:table-cell office:value-type="string" calcext:value-type="string">
            <text:p>2021-02-13 01:56:4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1:56:49</text:p>
          </table:table-cell>
          <table:table-cell office:value-type="string" calcext:value-type="string">
            <text:p>R_1MLEJsAzA2m0YE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b342dff78ab11407daf14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4_6) AppleWebKit/605.1.15 (KHTML, like Gecko) Version/13.1.2 Safari/605.1.15</text:p>
          </table:table-cell>
          <table:table-cell/>
          <table:table-cell office:value-type="string" calcext:value-type="string">
            <text:p>R_1MLEJsAzA2m0YEo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0b518ff554eca28855</text:p>
          </table:table-cell>
          <table:table-cell office:value-type="float" office:value="10681" calcext:value-type="float">
            <text:p>10681</text:p>
          </table:table-cell>
        </table:table-row>
        <table:table-row table:style-name="ro2">
          <table:table-cell office:value-type="string" calcext:value-type="string">
            <text:p>2021-02-13 01:56:35</text:p>
          </table:table-cell>
          <table:table-cell office:value-type="string" calcext:value-type="string">
            <text:p>2021-02-13 01:57:1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1:57:15</text:p>
          </table:table-cell>
          <table:table-cell office:value-type="string" calcext:value-type="string">
            <text:p>R_1mkJPjUfOAMLQ0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272bfd28e77b4fbbd12be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mkJPjUfOAMLQ0l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07efeb091cfb7166fa</text:p>
          </table:table-cell>
          <table:table-cell office:value-type="float" office:value="5117" calcext:value-type="float">
            <text:p>5117</text:p>
          </table:table-cell>
        </table:table-row>
        <table:table-row table:style-name="ro2">
          <table:table-cell office:value-type="string" calcext:value-type="string">
            <text:p>2021-02-13 01:57:47</text:p>
          </table:table-cell>
          <table:table-cell office:value-type="string" calcext:value-type="string">
            <text:p>2021-02-13 01:58:5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1:58:53</text:p>
          </table:table-cell>
          <table:table-cell office:value-type="string" calcext:value-type="string">
            <text:p>R_UtiWkAWXj4q5dJ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601df265f998972474cb648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1; SM-N975U) AppleWebKit/537.36 (KHTML, like Gecko) Chrome/88.0.4324.152 Mobile Safari/537.36</text:p>
          </table:table-cell>
          <table:table-cell/>
          <table:table-cell office:value-type="string" calcext:value-type="string">
            <text:p>R_UtiWkAWXj4q5dJv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41d7070054ece3aa8a</text:p>
          </table:table-cell>
          <table:table-cell office:value-type="float" office:value="8173" calcext:value-type="float">
            <text:p>8173</text:p>
          </table:table-cell>
        </table:table-row>
        <table:table-row table:style-name="ro2">
          <table:table-cell office:value-type="string" calcext:value-type="string">
            <text:p>2021-02-13 01:58:52</text:p>
          </table:table-cell>
          <table:table-cell office:value-type="string" calcext:value-type="string">
            <text:p>2021-02-13 02:00:0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04</text:p>
          </table:table-cell>
          <table:table-cell office:value-type="string" calcext:value-type="string">
            <text:p>R_3Kw1rzaQhfeBib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c92bd24a099c36f190c0e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OW64) AppleWebKit/537.36 (KHTML, like Gecko) Chrome/80.0.3987.87 Safari/537.36 SE 2.X MetaSr 1.0</text:p>
          </table:table-cell>
          <table:table-cell/>
          <table:table-cell office:value-type="string" calcext:value-type="string">
            <text:p>R_3Kw1rzaQhfeBibR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9a30f9e01d77fd768d</text:p>
          </table:table-cell>
          <table:table-cell office:value-type="float" office:value="5050" calcext:value-type="float">
            <text:p>5050</text:p>
          </table:table-cell>
        </table:table-row>
        <table:table-row table:style-name="ro2">
          <table:table-cell office:value-type="string" calcext:value-type="string">
            <text:p>2021-02-13 01:59:01</text:p>
          </table:table-cell>
          <table:table-cell office:value-type="string" calcext:value-type="string">
            <text:p>2021-02-13 01:59:2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1:59:30</text:p>
          </table:table-cell>
          <table:table-cell office:value-type="string" calcext:value-type="string">
            <text:p>R_1n91N10I8osoDG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dc12924d362410a4ad6d8d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n91N10I8osoDGk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a249a39b54b8c5ed3e</text:p>
          </table:table-cell>
          <table:table-cell office:value-type="float" office:value="13037" calcext:value-type="float">
            <text:p>13037</text:p>
          </table:table-cell>
        </table:table-row>
        <table:table-row table:style-name="ro2">
          <table:table-cell office:value-type="string" calcext:value-type="string">
            <text:p>2021-02-13 01:59:17</text:p>
          </table:table-cell>
          <table:table-cell office:value-type="string" calcext:value-type="string">
            <text:p>2021-02-13 02:00:1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15</text:p>
          </table:table-cell>
          <table:table-cell office:value-type="string" calcext:value-type="string">
            <text:p>R_2rqFJ6apS3VvPfS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d7e6ae1467140e9d1f02b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/>
          <table:table-cell office:value-type="string" calcext:value-type="string">
            <text:p>R_2rqFJ6apS3VvPfS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b3fb08c55462cdd36d</text:p>
          </table:table-cell>
          <table:table-cell office:value-type="float" office:value="14667" calcext:value-type="float">
            <text:p>14667</text:p>
          </table:table-cell>
        </table:table-row>
        <table:table-row table:style-name="ro2">
          <table:table-cell office:value-type="string" calcext:value-type="string">
            <text:p>2021-02-13 01:59:25</text:p>
          </table:table-cell>
          <table:table-cell office:value-type="string" calcext:value-type="string">
            <text:p>2021-02-13 02:00:0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06</text:p>
          </table:table-cell>
          <table:table-cell office:value-type="string" calcext:value-type="string">
            <text:p>R_12PXKQDvaThclf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5adc9f4232dd1e0effd6c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2PXKQDvaThclfL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b183e25953ac0e00cc</text:p>
          </table:table-cell>
          <table:table-cell office:value-type="float" office:value="3413" calcext:value-type="float">
            <text:p>3413</text:p>
          </table:table-cell>
        </table:table-row>
        <table:table-row table:style-name="ro2">
          <table:table-cell office:value-type="string" calcext:value-type="string">
            <text:p>2021-02-13 01:59:45</text:p>
          </table:table-cell>
          <table:table-cell office:value-type="string" calcext:value-type="string">
            <text:p>2021-02-13 02:00:4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41</text:p>
          </table:table-cell>
          <table:table-cell office:value-type="string" calcext:value-type="string">
            <text:p>R_1mrbNcnN07QsmxY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c9b1252395584af6debd5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mrbNcnN07QsmxY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bd11ee341cdbef1677</text:p>
          </table:table-cell>
          <table:table-cell office:value-type="float" office:value="7856" calcext:value-type="float">
            <text:p>7856</text:p>
          </table:table-cell>
        </table:table-row>
        <table:table-row table:style-name="ro2">
          <table:table-cell office:value-type="string" calcext:value-type="string">
            <text:p>2021-02-13 02:00:15</text:p>
          </table:table-cell>
          <table:table-cell office:value-type="string" calcext:value-type="string">
            <text:p>2021-02-13 02:00:3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39</text:p>
          </table:table-cell>
          <table:table-cell office:value-type="string" calcext:value-type="string">
            <text:p>R_2aIFPSWN8l09K7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Google Chrome's built-in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93921ddbb575082a8a226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aIFPSWN8l09K7Z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edb8882e54e63ecc38</text:p>
          </table:table-cell>
          <table:table-cell office:value-type="float" office:value="5427" calcext:value-type="float">
            <text:p>5427</text:p>
          </table:table-cell>
        </table:table-row>
        <table:table-row table:style-name="ro2">
          <table:table-cell office:value-type="string" calcext:value-type="string">
            <text:p>2021-02-13 02:00:24</text:p>
          </table:table-cell>
          <table:table-cell office:value-type="string" calcext:value-type="string">
            <text:p>2021-02-13 02:00:5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56</text:p>
          </table:table-cell>
          <table:table-cell office:value-type="string" calcext:value-type="string">
            <text:p>R_2qfJFbdlZzCDcR4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c0cd585c4bc35a2a7f075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46 Safari/537.36</text:p>
          </table:table-cell>
          <table:table-cell/>
          <table:table-cell office:value-type="string" calcext:value-type="string">
            <text:p>R_2qfJFbdlZzCDcR4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5bf92e75410c4f1b1</text:p>
          </table:table-cell>
          <table:table-cell office:value-type="float" office:value="8922" calcext:value-type="float">
            <text:p>8922</text:p>
          </table:table-cell>
        </table:table-row>
        <table:table-row table:style-name="ro2">
          <table:table-cell office:value-type="string" calcext:value-type="string">
            <text:p>2021-02-13 02:00:27</text:p>
          </table:table-cell>
          <table:table-cell office:value-type="string" calcext:value-type="string">
            <text:p>2021-02-13 02:00:4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45</text:p>
          </table:table-cell>
          <table:table-cell office:value-type="string" calcext:value-type="string">
            <text:p>R_dj0k7H4cSwc1Nq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a1ab13e10af2307184ab5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44</text:p>
          </table:table-cell>
          <table:table-cell/>
          <table:table-cell office:value-type="string" calcext:value-type="string">
            <text:p>R_dj0k7H4cSwc1NqF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8caa4591d0a02bf44</text:p>
          </table:table-cell>
          <table:table-cell office:value-type="float" office:value="14282" calcext:value-type="float">
            <text:p>14282</text:p>
          </table:table-cell>
        </table:table-row>
        <table:table-row table:style-name="ro2">
          <table:table-cell office:value-type="string" calcext:value-type="string">
            <text:p>2021-02-13 02:00:29</text:p>
          </table:table-cell>
          <table:table-cell office:value-type="string" calcext:value-type="string">
            <text:p>2021-02-13 02:00:4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45</text:p>
          </table:table-cell>
          <table:table-cell office:value-type="string" calcext:value-type="string">
            <text:p>R_eS6iTjOVK9VTbD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806d62a030efb00019213d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/>
          <table:table-cell office:value-type="string" calcext:value-type="string">
            <text:p>R_eS6iTjOVK9VTbDr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4afa99a54cdd9d593</text:p>
          </table:table-cell>
          <table:table-cell office:value-type="float" office:value="2747" calcext:value-type="float">
            <text:p>2747</text:p>
          </table:table-cell>
        </table:table-row>
        <table:table-row table:style-name="ro2">
          <table:table-cell office:value-type="string" calcext:value-type="string">
            <text:p>2021-02-13 02:00:29</text:p>
          </table:table-cell>
          <table:table-cell office:value-type="string" calcext:value-type="string">
            <text:p>2021-02-13 02:01:4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1:46</text:p>
          </table:table-cell>
          <table:table-cell office:value-type="string" calcext:value-type="string">
            <text:p>R_2YG8fAx9spvzrJ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aspersky Password Manager</text:p>
          </table:table-cell>
          <table:table-cell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9b7f7773d1d63aad7ac2b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YG8fAx9spvzrJF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a9366fc552d112ee8</text:p>
          </table:table-cell>
          <table:table-cell office:value-type="float" office:value="14741" calcext:value-type="float">
            <text:p>14741</text:p>
          </table:table-cell>
        </table:table-row>
        <table:table-row table:style-name="ro2">
          <table:table-cell office:value-type="string" calcext:value-type="string">
            <text:p>2021-02-13 02:00:36</text:p>
          </table:table-cell>
          <table:table-cell office:value-type="string" calcext:value-type="string">
            <text:p>2021-02-13 02:00:5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0:55</text:p>
          </table:table-cell>
          <table:table-cell office:value-type="string" calcext:value-type="string">
            <text:p>R_27s7U0wEkacnRoC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1a169f67f753013790f9a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/>
          <table:table-cell office:value-type="string" calcext:value-type="string">
            <text:p>R_27s7U0wEkacnRoC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d5873ea551de1b2cb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table-cell office:value-type="string" calcext:value-type="string">
            <text:p>2021-02-13 02:00:45</text:p>
          </table:table-cell>
          <table:table-cell office:value-type="string" calcext:value-type="string">
            <text:p>2021-02-13 02:01:1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1:16</text:p>
          </table:table-cell>
          <table:table-cell office:value-type="string" calcext:value-type="string">
            <text:p>R_2ros8Wv9OSqfBZ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9f3b5530ae1a565a704cd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2ros8Wv9OSqfBZ1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0cd1c2b252c48cda9b</text:p>
          </table:table-cell>
          <table:table-cell office:value-type="float" office:value="2749" calcext:value-type="float">
            <text:p>2749</text:p>
          </table:table-cell>
        </table:table-row>
        <table:table-row table:style-name="ro2">
          <table:table-cell office:value-type="string" calcext:value-type="string">
            <text:p>2021-02-13 02:00:53</text:p>
          </table:table-cell>
          <table:table-cell office:value-type="string" calcext:value-type="string">
            <text:p>2021-02-13 02:01:1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1:15</text:p>
          </table:table-cell>
          <table:table-cell office:value-type="string" calcext:value-type="string">
            <text:p>R_26aJdBGdLHOsE3w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c0445f10850d4c7e8cd0c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26aJdBGdLHOsE3w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11d707005370e463eb</text:p>
          </table:table-cell>
          <table:table-cell office:value-type="float" office:value="9466" calcext:value-type="float">
            <text:p>9466</text:p>
          </table:table-cell>
        </table:table-row>
        <table:table-row table:style-name="ro2">
          <table:table-cell office:value-type="string" calcext:value-type="string">
            <text:p>2021-02-13 02:01:01</text:p>
          </table:table-cell>
          <table:table-cell office:value-type="string" calcext:value-type="string">
            <text:p>2021-02-13 02:02:4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2:45</text:p>
          </table:table-cell>
          <table:table-cell office:value-type="string" calcext:value-type="string">
            <text:p>R_2w7dBvquVvj0ks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9ac846ee9d47000b05e05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w7dBvquVvj0ksj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1a96146253e4876321</text:p>
          </table:table-cell>
          <table:table-cell office:value-type="float" office:value="7307" calcext:value-type="float">
            <text:p>7307</text:p>
          </table:table-cell>
        </table:table-row>
        <table:table-row table:style-name="ro2">
          <table:table-cell office:value-type="string" calcext:value-type="string">
            <text:p>2021-02-13 02:01:15</text:p>
          </table:table-cell>
          <table:table-cell office:value-type="string" calcext:value-type="string">
            <text:p>2021-02-13 02:05:3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5:37</text:p>
          </table:table-cell>
          <table:table-cell office:value-type="string" calcext:value-type="string">
            <text:p>R_12LaDeo8qXUduj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c0c74abaacbc5a8a41c21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12LaDeo8qXUdujm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2430f9e01d01c84572</text:p>
          </table:table-cell>
          <table:table-cell office:value-type="float" office:value="8616" calcext:value-type="float">
            <text:p>8616</text:p>
          </table:table-cell>
        </table:table-row>
        <table:table-row table:style-name="ro2">
          <table:table-cell office:value-type="string" calcext:value-type="string">
            <text:p>2021-02-13 02:01:25</text:p>
          </table:table-cell>
          <table:table-cell office:value-type="string" calcext:value-type="string">
            <text:p>2021-02-13 02:02:5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02:52</text:p>
          </table:table-cell>
          <table:table-cell office:value-type="string" calcext:value-type="string">
            <text:p>R_3rVeC3J1zU8uLFg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d25b835ce9360273b7869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rVeC3J1zU8uLFg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1e6301591d7df90eb9</text:p>
          </table:table-cell>
          <table:table-cell office:value-type="float" office:value="8352" calcext:value-type="float">
            <text:p>8352</text:p>
          </table:table-cell>
        </table:table-row>
        <table:table-row table:style-name="ro2">
          <table:table-cell office:value-type="string" calcext:value-type="string">
            <text:p>2021-02-13 02:11:13</text:p>
          </table:table-cell>
          <table:table-cell office:value-type="string" calcext:value-type="string">
            <text:p>2021-02-13 02:11:2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3 02:11:23</text:p>
          </table:table-cell>
          <table:table-cell office:value-type="string" calcext:value-type="string">
            <text:p>R_2teWyXrmTVzyhS6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9ef7ee8de09c011aa656b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/>
          <table:table-cell office:value-type="string" calcext:value-type="string">
            <text:p>R_2teWyXrmTVzyhS6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d7fce71f91deb34a6f9</text:p>
          </table:table-cell>
          <table:table-cell office:value-type="float" office:value="3289" calcext:value-type="float">
            <text:p>3289</text:p>
          </table:table-cell>
        </table:table-row>
        <table:table-row table:style-name="ro2">
          <table:table-cell office:value-type="string" calcext:value-type="string">
            <text:p>2021-02-17 03:30:18</text:p>
          </table:table-cell>
          <table:table-cell office:value-type="string" calcext:value-type="string">
            <text:p>2021-02-17 03:30:4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0:42</text:p>
          </table:table-cell>
          <table:table-cell office:value-type="string" calcext:value-type="string">
            <text:p>R_3RmezRvfNfj2Zs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87718bb55f8b19be74738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/>
          <table:table-cell office:value-type="string" calcext:value-type="string">
            <text:p>R_3RmezRvfNfj2Zs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076de00f5d84fe8c3f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2">
          <table:table-cell office:value-type="string" calcext:value-type="string">
            <text:p>2021-02-17 03:30:26</text:p>
          </table:table-cell>
          <table:table-cell office:value-type="string" calcext:value-type="string">
            <text:p>2021-02-17 03:32:3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35</text:p>
          </table:table-cell>
          <table:table-cell office:value-type="string" calcext:value-type="string">
            <text:p>R_1RqbW3hQq1nj4W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60185218bc28d50a56653c5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RqbW3hQq1nj4W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04cfb3135c3aa46360</text:p>
          </table:table-cell>
          <table:table-cell office:value-type="float" office:value="12521" calcext:value-type="float">
            <text:p>12521</text:p>
          </table:table-cell>
        </table:table-row>
        <table:table-row table:style-name="ro2">
          <table:table-cell office:value-type="string" calcext:value-type="string">
            <text:p>2021-02-17 03:31:05</text:p>
          </table:table-cell>
          <table:table-cell office:value-type="string" calcext:value-type="string">
            <text:p>2021-02-17 03:32:2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20</text:p>
          </table:table-cell>
          <table:table-cell office:value-type="string" calcext:value-type="string">
            <text:p>R_3L5xOOOJ7Q1wDks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aspersky Password Manager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63a51fcef0790c944a408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L5xOOOJ7Q1wDks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37fe40c05bfcab16b1</text:p>
          </table:table-cell>
          <table:table-cell office:value-type="float" office:value="1587" calcext:value-type="float">
            <text:p>1587</text:p>
          </table:table-cell>
        </table:table-row>
        <table:table-row table:style-name="ro2">
          <table:table-cell office:value-type="string" calcext:value-type="string">
            <text:p>2021-02-17 03:31:08</text:p>
          </table:table-cell>
          <table:table-cell office:value-type="string" calcext:value-type="string">
            <text:p>2021-02-17 03:38:2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22</text:p>
          </table:table-cell>
          <table:table-cell office:value-type="string" calcext:value-type="string">
            <text:p>R_3HwDVH6BZRqqxY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yNKbliUnkTgqkX7</text:p>
          </table:table-cell>
          <table:table-cell office:value-type="string" calcext:value-type="string">
            <text:p>Capture1.PNG</text:p>
          </table:table-cell>
          <table:table-cell office:value-type="float" office:value="79817" calcext:value-type="float">
            <text:p>79817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should replace all of the passwords reported as weak or reused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Some sites have so called sister-sites that re-use passwords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office:value-type="string" calcext:value-type="string">
            <text:p>More than a month ago</text:p>
          </table:table-cell>
          <table:table-cell office:value-type="string" calcext:value-type="string">
            <text:p>When I first set up the password mana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string" calcext:value-type="string">
            <text:p>5c741cdd2af891001707e1e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9.0.4389.47 Safari/537.36</text:p>
          </table:table-cell>
          <table:table-cell/>
          <table:table-cell office:value-type="string" calcext:value-type="string">
            <text:p>R_3HwDVH6BZRqqxY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3ae131765bd1f2e5cf</text:p>
          </table:table-cell>
          <table:table-cell office:value-type="float" office:value="5107" calcext:value-type="float">
            <text:p>5107</text:p>
          </table:table-cell>
        </table:table-row>
        <table:table-row table:style-name="ro2">
          <table:table-cell office:value-type="string" calcext:value-type="string">
            <text:p>2021-02-17 03:31:36</text:p>
          </table:table-cell>
          <table:table-cell office:value-type="string" calcext:value-type="string">
            <text:p>2021-02-17 03:31:4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1:45</text:p>
          </table:table-cell>
          <table:table-cell office:value-type="string" calcext:value-type="string">
            <text:p>R_31AvAr3fuyMm0r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6017b3a13933ffa2f357af1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31AvAr3fuyMm0r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558e3b1e5f0b67a7f0</text:p>
          </table:table-cell>
          <table:table-cell office:value-type="float" office:value="5608" calcext:value-type="float">
            <text:p>5608</text:p>
          </table:table-cell>
        </table:table-row>
        <table:table-row table:style-name="ro2">
          <table:table-cell office:value-type="string" calcext:value-type="string">
            <text:p>2021-02-17 03:31:49</text:p>
          </table:table-cell>
          <table:table-cell office:value-type="string" calcext:value-type="string">
            <text:p>2021-02-17 03:32:5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55</text:p>
          </table:table-cell>
          <table:table-cell office:value-type="string" calcext:value-type="string">
            <text:p>R_Z97rUWvJcWAj0P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ac6080e9534ba0001c74b6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Linux i686) AppleWebKit/537.36 (KHTML, like Gecko) Chrome/87.0.4280.66 Safari/537.36</text:p>
          </table:table-cell>
          <table:table-cell/>
          <table:table-cell office:value-type="string" calcext:value-type="string">
            <text:p>R_Z97rUWvJcWAj0P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5a3a3b7a5e3e8c54f3</text:p>
          </table:table-cell>
          <table:table-cell office:value-type="float" office:value="3602" calcext:value-type="float">
            <text:p>3602</text:p>
          </table:table-cell>
        </table:table-row>
        <table:table-row table:style-name="ro2">
          <table:table-cell office:value-type="string" calcext:value-type="string">
            <text:p>2021-02-17 03:31:53</text:p>
          </table:table-cell>
          <table:table-cell office:value-type="string" calcext:value-type="string">
            <text:p>2021-02-17 03:32:2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22</text:p>
          </table:table-cell>
          <table:table-cell office:value-type="string" calcext:value-type="string">
            <text:p>R_bEqfNjpz6NEfPU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601be0f0aa4e415812212db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400</text:p>
          </table:table-cell>
          <table:table-cell/>
          <table:table-cell office:value-type="string" calcext:value-type="string">
            <text:p>R_bEqfNjpz6NEfPU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6531de925b85583124</text:p>
          </table:table-cell>
          <table:table-cell office:value-type="float" office:value="8191" calcext:value-type="float">
            <text:p>8191</text:p>
          </table:table-cell>
        </table:table-row>
        <table:table-row table:style-name="ro2">
          <table:table-cell office:value-type="string" calcext:value-type="string">
            <text:p>2021-02-17 03:32:03</text:p>
          </table:table-cell>
          <table:table-cell office:value-type="string" calcext:value-type="string">
            <text:p>2021-02-17 03:36:0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6:07</text:p>
          </table:table-cell>
          <table:table-cell office:value-type="string" calcext:value-type="string">
            <text:p>R_3fIWvHAIpMHRTq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f410b523b19ba662119f4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fIWvHAIpMHRTq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6e5103a65b6bc5b299</text:p>
          </table:table-cell>
          <table:table-cell office:value-type="float" office:value="9582" calcext:value-type="float">
            <text:p>9582</text:p>
          </table:table-cell>
        </table:table-row>
        <table:table-row table:style-name="ro2">
          <table:table-cell office:value-type="string" calcext:value-type="string">
            <text:p>2021-02-17 03:32:05</text:p>
          </table:table-cell>
          <table:table-cell office:value-type="string" calcext:value-type="string">
            <text:p>2021-02-17 03:35:3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37</text:p>
          </table:table-cell>
          <table:table-cell office:value-type="string" calcext:value-type="string">
            <text:p>R_1g6MBexfN535wWw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d826a4c25310e001911a87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g6MBexfN535wW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5e9029ff5d7d3851b4</text:p>
          </table:table-cell>
          <table:table-cell office:value-type="float" office:value="4342" calcext:value-type="float">
            <text:p>4342</text:p>
          </table:table-cell>
        </table:table-row>
        <table:table-row table:style-name="ro2">
          <table:table-cell office:value-type="string" calcext:value-type="string">
            <text:p>2021-02-17 03:32:06</text:p>
          </table:table-cell>
          <table:table-cell office:value-type="string" calcext:value-type="string">
            <text:p>2021-02-17 03:32:3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32</text:p>
          </table:table-cell>
          <table:table-cell office:value-type="string" calcext:value-type="string">
            <text:p>R_3HzU5UNUZdNFm4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cc419f3291607001757c2e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/>
          <table:table-cell office:value-type="string" calcext:value-type="string">
            <text:p>R_3HzU5UNUZdNFm4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6673ddaf5dc808f368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string" calcext:value-type="string">
            <text:p>2021-02-17 03:32:19</text:p>
          </table:table-cell>
          <table:table-cell office:value-type="string" calcext:value-type="string">
            <text:p>2021-02-17 03:33:2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3:26</text:p>
          </table:table-cell>
          <table:table-cell office:value-type="string" calcext:value-type="string">
            <text:p>R_1MThNLrCZzqAgga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009b253ad29e1b5909907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1MThNLrCZzqAgg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00a29c45d7f09f9bb</text:p>
          </table:table-cell>
          <table:table-cell office:value-type="float" office:value="11975" calcext:value-type="float">
            <text:p>11975</text:p>
          </table:table-cell>
        </table:table-row>
        <table:table-row table:style-name="ro2">
          <table:table-cell office:value-type="string" calcext:value-type="string">
            <text:p>2021-02-17 03:32:20</text:p>
          </table:table-cell>
          <table:table-cell office:value-type="string" calcext:value-type="string">
            <text:p>2021-02-17 03:32:3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32</text:p>
          </table:table-cell>
          <table:table-cell office:value-type="string" calcext:value-type="string">
            <text:p>R_2flCdLa8umaHm7S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2efac9dc9a4e2be539b5d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/>
          <table:table-cell office:value-type="string" calcext:value-type="string">
            <text:p>R_2flCdLa8umaHm7S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143d6575b66249f08</text:p>
          </table:table-cell>
          <table:table-cell office:value-type="float" office:value="7465" calcext:value-type="float">
            <text:p>7465</text:p>
          </table:table-cell>
        </table:table-row>
        <table:table-row table:style-name="ro2">
          <table:table-cell office:value-type="string" calcext:value-type="string">
            <text:p>2021-02-17 03:32:26</text:p>
          </table:table-cell>
          <table:table-cell office:value-type="string" calcext:value-type="string">
            <text:p>2021-02-17 03:32:4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48</text:p>
          </table:table-cell>
          <table:table-cell office:value-type="string" calcext:value-type="string">
            <text:p>R_29unkQhmgjjoR7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602a74e3abe14103c292e79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9unkQhmgjjoR7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710c7c15d93b1b99b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2">
          <table:table-cell office:value-type="string" calcext:value-type="string">
            <text:p>2021-02-17 03:32:29</text:p>
          </table:table-cell>
          <table:table-cell office:value-type="string" calcext:value-type="string">
            <text:p>2021-02-17 03:32:5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50</text:p>
          </table:table-cell>
          <table:table-cell office:value-type="string" calcext:value-type="string">
            <text:p>R_DpcuHiZBBiPm71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4c9ecead4660000191257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/>
          <table:table-cell office:value-type="string" calcext:value-type="string">
            <text:p>R_DpcuHiZBBiPm71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a50c6035c53391008</text:p>
          </table:table-cell>
          <table:table-cell office:value-type="float" office:value="11273" calcext:value-type="float">
            <text:p>11273</text:p>
          </table:table-cell>
        </table:table-row>
        <table:table-row table:style-name="ro2">
          <table:table-cell office:value-type="string" calcext:value-type="string">
            <text:p>2021-02-17 03:32:40</text:p>
          </table:table-cell>
          <table:table-cell office:value-type="string" calcext:value-type="string">
            <text:p>2021-02-17 03:33:1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3:18</text:p>
          </table:table-cell>
          <table:table-cell office:value-type="string" calcext:value-type="string">
            <text:p>R_29u01Ab3JLkrH8W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ed19973803bbf5e889e23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29u01Ab3JLkrH8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1745a7db5c1e37960a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string" calcext:value-type="string">
            <text:p>2021-02-17 03:32:41</text:p>
          </table:table-cell>
          <table:table-cell office:value-type="string" calcext:value-type="string">
            <text:p>2021-02-17 03:32:48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2:49</text:p>
          </table:table-cell>
          <table:table-cell office:value-type="string" calcext:value-type="string">
            <text:p>R_3hilR8mQjQgPov8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456c863526c80001fcf3a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hilR8mQjQgPov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966de00f5dfad53ccc</text:p>
          </table:table-cell>
          <table:table-cell office:value-type="float" office:value="12660" calcext:value-type="float">
            <text:p>12660</text:p>
          </table:table-cell>
        </table:table-row>
        <table:table-row table:style-name="ro2">
          <table:table-cell office:value-type="string" calcext:value-type="string">
            <text:p>2021-02-17 03:32:59</text:p>
          </table:table-cell>
          <table:table-cell office:value-type="string" calcext:value-type="string">
            <text:p>2021-02-17 03:33:1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3:18</text:p>
          </table:table-cell>
          <table:table-cell office:value-type="string" calcext:value-type="string">
            <text:p>R_1BWcUZQuaA53as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24762300757700013d066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1BWcUZQuaA53as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a76cf2255cf87e797b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2">
          <table:table-cell office:value-type="string" calcext:value-type="string">
            <text:p>2021-02-17 03:33:26</text:p>
          </table:table-cell>
          <table:table-cell office:value-type="string" calcext:value-type="string">
            <text:p>2021-02-17 03:34:0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4:00</text:p>
          </table:table-cell>
          <table:table-cell office:value-type="string" calcext:value-type="string">
            <text:p>R_rlLaYcc8cGINby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a68fb8b87a6100095b1a3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1_2_1) AppleWebKit/537.36 (KHTML, like Gecko) Chrome/88.0.4324.152 Safari/537.36</text:p>
          </table:table-cell>
          <table:table-cell/>
          <table:table-cell office:value-type="string" calcext:value-type="string">
            <text:p>R_rlLaYcc8cGINby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bda6fada5ed4c2e88f</text:p>
          </table:table-cell>
          <table:table-cell office:value-type="float" office:value="5494" calcext:value-type="float">
            <text:p>5494</text:p>
          </table:table-cell>
        </table:table-row>
        <table:table-row table:style-name="ro2">
          <table:table-cell office:value-type="string" calcext:value-type="string">
            <text:p>2021-02-17 03:33:32</text:p>
          </table:table-cell>
          <table:table-cell office:value-type="string" calcext:value-type="string">
            <text:p>2021-02-17 03:34:0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4:06</text:p>
          </table:table-cell>
          <table:table-cell office:value-type="string" calcext:value-type="string">
            <text:p>R_psI907jxxQ98zK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c534cfd8021500086ad1a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psI907jxxQ98zK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c59dc5355d8b60b282</text:p>
          </table:table-cell>
          <table:table-cell office:value-type="float" office:value="11221" calcext:value-type="float">
            <text:p>11221</text:p>
          </table:table-cell>
        </table:table-row>
        <table:table-row table:style-name="ro2">
          <table:table-cell office:value-type="string" calcext:value-type="string">
            <text:p>2021-02-17 03:33:35</text:p>
          </table:table-cell>
          <table:table-cell office:value-type="string" calcext:value-type="string">
            <text:p>2021-02-17 03:35:3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33</text:p>
          </table:table-cell>
          <table:table-cell office:value-type="string" calcext:value-type="string">
            <text:p>R_YPSu0zplQziI6P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e565bca292982b275f8c6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YPSu0zplQziI6P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cd8defe05cf021f8bf</text:p>
          </table:table-cell>
          <table:table-cell office:value-type="float" office:value="12606" calcext:value-type="float">
            <text:p>12606</text:p>
          </table:table-cell>
        </table:table-row>
        <table:table-row table:style-name="ro2">
          <table:table-cell office:value-type="string" calcext:value-type="string">
            <text:p>2021-02-17 03:33:40</text:p>
          </table:table-cell>
          <table:table-cell office:value-type="string" calcext:value-type="string">
            <text:p>2021-02-17 03:34:1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4:15</text:p>
          </table:table-cell>
          <table:table-cell office:value-type="string" calcext:value-type="string">
            <text:p>R_AtJ39S16pC1lIk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1463c5d40c1b00167822a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AtJ39S16pC1lIk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d25f75b85a770d8b24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2">
          <table:table-cell office:value-type="string" calcext:value-type="string">
            <text:p>2021-02-17 03:33:45</text:p>
          </table:table-cell>
          <table:table-cell office:value-type="string" calcext:value-type="string">
            <text:p>2021-02-17 03:34:0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4:10</text:p>
          </table:table-cell>
          <table:table-cell office:value-type="string" calcext:value-type="string">
            <text:p>R_31XbRQbY8j5fOV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f0a61cc00bfb60b37d8ac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1_2_1) AppleWebKit/537.36 (KHTML, like Gecko) Chrome/88.0.4324.150 Safari/537.36</text:p>
          </table:table-cell>
          <table:table-cell/>
          <table:table-cell office:value-type="string" calcext:value-type="string">
            <text:p>R_31XbRQbY8j5fOV0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d2e7fec05da93ce386</text:p>
          </table:table-cell>
          <table:table-cell office:value-type="float" office:value="10358" calcext:value-type="float">
            <text:p>10358</text:p>
          </table:table-cell>
        </table:table-row>
        <table:table-row table:style-name="ro2">
          <table:table-cell office:value-type="string" calcext:value-type="string">
            <text:p>2021-02-17 03:33:55</text:p>
          </table:table-cell>
          <table:table-cell office:value-type="string" calcext:value-type="string">
            <text:p>2021-02-17 03:34:0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4:06</text:p>
          </table:table-cell>
          <table:table-cell office:value-type="string" calcext:value-type="string">
            <text:p>R_2RP6WgkOFAeIgv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85901946ca0a000a802cf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RP6WgkOFAeIgv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e28cd1f15b33ecf9c3</text:p>
          </table:table-cell>
          <table:table-cell office:value-type="float" office:value="13038" calcext:value-type="float">
            <text:p>13038</text:p>
          </table:table-cell>
        </table:table-row>
        <table:table-row table:style-name="ro2">
          <table:table-cell office:value-type="string" calcext:value-type="string">
            <text:p>2021-02-17 03:33:56</text:p>
          </table:table-cell>
          <table:table-cell office:value-type="string" calcext:value-type="string">
            <text:p>2021-02-17 03:34:0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4:09</text:p>
          </table:table-cell>
          <table:table-cell office:value-type="string" calcext:value-type="string">
            <text:p>R_2wnvdqgJzvnMhg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f8fefbc103041e46fb9fc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wnvdqgJzvnMhg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dcce008c5ce2280e29</text:p>
          </table:table-cell>
          <table:table-cell office:value-type="float" office:value="12673" calcext:value-type="float">
            <text:p>12673</text:p>
          </table:table-cell>
        </table:table-row>
        <table:table-row table:style-name="ro2">
          <table:table-cell office:value-type="string" calcext:value-type="string">
            <text:p>2021-02-17 03:34:01</text:p>
          </table:table-cell>
          <table:table-cell office:value-type="string" calcext:value-type="string">
            <text:p>2021-02-17 03:35:0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05</text:p>
          </table:table-cell>
          <table:table-cell office:value-type="string" calcext:value-type="string">
            <text:p>R_3CPAaS5PeiALgQ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bc849df316d8a00017381e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3CPAaS5PeiALgQ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e6ba730d5b3df9f48d</text:p>
          </table:table-cell>
          <table:table-cell office:value-type="float" office:value="4097" calcext:value-type="float">
            <text:p>4097</text:p>
          </table:table-cell>
        </table:table-row>
        <table:table-row table:style-name="ro2">
          <table:table-cell office:value-type="string" calcext:value-type="string">
            <text:p>2021-02-17 03:34:24</text:p>
          </table:table-cell>
          <table:table-cell office:value-type="string" calcext:value-type="string">
            <text:p>2021-02-17 03:35:1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13</text:p>
          </table:table-cell>
          <table:table-cell office:value-type="string" calcext:value-type="string">
            <text:p>R_RD1zqkeR1fb2XR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ff395c7386e4093f10185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RD1zqkeR1fb2XR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fe84781f5ca9f033f5</text:p>
          </table:table-cell>
          <table:table-cell office:value-type="float" office:value="13585" calcext:value-type="float">
            <text:p>13585</text:p>
          </table:table-cell>
        </table:table-row>
        <table:table-row table:style-name="ro2">
          <table:table-cell office:value-type="string" calcext:value-type="string">
            <text:p>2021-02-17 03:34:24</text:p>
          </table:table-cell>
          <table:table-cell office:value-type="string" calcext:value-type="string">
            <text:p>2021-02-17 03:34:5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4:55</text:p>
          </table:table-cell>
          <table:table-cell office:value-type="string" calcext:value-type="string">
            <text:p>R_1hA9BwvNVQCJ5o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5d268f8a2d0355ae5df5c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5_7) AppleWebKit/537.36 (KHTML, like Gecko) Chrome/88.0.4324.150 Safari/537.36</text:p>
          </table:table-cell>
          <table:table-cell/>
          <table:table-cell office:value-type="string" calcext:value-type="string">
            <text:p>R_1hA9BwvNVQCJ5o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fe19eacc5a899d2f21</text:p>
          </table:table-cell>
          <table:table-cell office:value-type="float" office:value="2907" calcext:value-type="float">
            <text:p>2907</text:p>
          </table:table-cell>
        </table:table-row>
        <table:table-row table:style-name="ro2">
          <table:table-cell office:value-type="string" calcext:value-type="string">
            <text:p>2021-02-17 03:34:34</text:p>
          </table:table-cell>
          <table:table-cell office:value-type="string" calcext:value-type="string">
            <text:p>2021-02-17 03:35:1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16</text:p>
          </table:table-cell>
          <table:table-cell office:value-type="string" calcext:value-type="string">
            <text:p>R_D2d6tgjLFOp5XUd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9d4d493c618a50001cf5c6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D2d6tgjLFOp5XU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070900885cef3e3b4c</text:p>
          </table:table-cell>
          <table:table-cell office:value-type="float" office:value="14354" calcext:value-type="float">
            <text:p>14354</text:p>
          </table:table-cell>
        </table:table-row>
        <table:table-row table:style-name="ro2">
          <table:table-cell office:value-type="string" calcext:value-type="string">
            <text:p>2021-02-17 03:34:59</text:p>
          </table:table-cell>
          <table:table-cell office:value-type="string" calcext:value-type="string">
            <text:p>2021-02-17 03:35:3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33</text:p>
          </table:table-cell>
          <table:table-cell office:value-type="string" calcext:value-type="string">
            <text:p>R_2U6ppdmAdzcan9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61144fe8f6180691db170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2U6ppdmAdzcan9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1151d505d63350f04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2">
          <table:table-cell office:value-type="string" calcext:value-type="string">
            <text:p>2021-02-17 03:35:00</text:p>
          </table:table-cell>
          <table:table-cell office:value-type="string" calcext:value-type="string">
            <text:p>2021-02-17 03:35:1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14</text:p>
          </table:table-cell>
          <table:table-cell office:value-type="string" calcext:value-type="string">
            <text:p>R_30wTee4bi1WjAO6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8497aa346fba03dc21955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30wTee4bi1WjAO6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2cd38545e5bd54850</text:p>
          </table:table-cell>
          <table:table-cell office:value-type="float" office:value="8346" calcext:value-type="float">
            <text:p>8346</text:p>
          </table:table-cell>
        </table:table-row>
        <table:table-row table:style-name="ro2">
          <table:table-cell office:value-type="string" calcext:value-type="string">
            <text:p>2021-02-17 03:35:07</text:p>
          </table:table-cell>
          <table:table-cell office:value-type="string" calcext:value-type="string">
            <text:p>2021-02-17 03:52:4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2:48</text:p>
          </table:table-cell>
          <table:table-cell office:value-type="string" calcext:value-type="string">
            <text:p>R_XTDLhv7btkhb1H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3 to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1FLmuBxWCFioD2J</text:p>
          </table:table-cell>
          <table:table-cell office:value-type="string" calcext:value-type="string">
            <text:p>screenshot.PNG</text:p>
          </table:table-cell>
          <table:table-cell office:value-type="float" office:value="101470" calcext:value-type="float">
            <text:p>101470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was not previously aware of these passwords being weak or reused.</text:p>
          </table:table-cell>
          <table:table-cell/>
          <table:table-cell office:value-type="string" calcext:value-type="string">
            <text:p>I prefer to have passwords I can remember without my password manager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office:value-type="string" calcext:value-type="string">
            <text:p>More than a month ago</text:p>
          </table:table-cell>
          <table:table-cell office:value-type="string" calcext:value-type="string">
            <text:p>Within the past wee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fab2c88a56b275e9ac83d6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XTDLhv7btkhb1H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77618075e4a02d6cb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string" calcext:value-type="string">
            <text:p>2021-02-17 03:35:09</text:p>
          </table:table-cell>
          <table:table-cell office:value-type="string" calcext:value-type="string">
            <text:p>2021-02-17 03:35:3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34</text:p>
          </table:table-cell>
          <table:table-cell office:value-type="string" calcext:value-type="string">
            <text:p>R_r8tPvqFYW2pDKp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82537a0bf5f30abb81528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/>
          <table:table-cell office:value-type="string" calcext:value-type="string">
            <text:p>R_r8tPvqFYW2pDKp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bc4118f5e179aca28</text:p>
          </table:table-cell>
          <table:table-cell office:value-type="float" office:value="9227" calcext:value-type="float">
            <text:p>9227</text:p>
          </table:table-cell>
        </table:table-row>
        <table:table-row table:style-name="ro2">
          <table:table-cell office:value-type="string" calcext:value-type="string">
            <text:p>2021-02-17 03:35:13</text:p>
          </table:table-cell>
          <table:table-cell office:value-type="string" calcext:value-type="string">
            <text:p>2021-02-17 03:35:2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24</text:p>
          </table:table-cell>
          <table:table-cell office:value-type="string" calcext:value-type="string">
            <text:p>R_2aFZ93765CnfpA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354dac58a6f74ca62e331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2aFZ93765CnfpA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dfc65e05c65f47f96</text:p>
          </table:table-cell>
          <table:table-cell office:value-type="float" office:value="2440" calcext:value-type="float">
            <text:p>2440</text:p>
          </table:table-cell>
        </table:table-row>
        <table:table-row table:style-name="ro2">
          <table:table-cell office:value-type="string" calcext:value-type="string">
            <text:p>2021-02-17 03:35:14</text:p>
          </table:table-cell>
          <table:table-cell office:value-type="string" calcext:value-type="string">
            <text:p>2021-02-17 03:57:5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7:57</text:p>
          </table:table-cell>
          <table:table-cell office:value-type="string" calcext:value-type="string">
            <text:p>R_umPQLEtAqFQHyD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qfpGW3g16RYQW8</text:p>
          </table:table-cell>
          <table:table-cell office:value-type="string" calcext:value-type="string">
            <text:p>pass.png</text:p>
          </table:table-cell>
          <table:table-cell office:value-type="float" office:value="52330" calcext:value-type="float">
            <text:p>52330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ver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took one or more actions not listed above. (please explain)</text:p>
          </table:table-cell>
          <table:table-cell/>
          <table:table-cell office:value-type="string" calcext:value-type="string">
            <text:p>I keep it only in my mind</text:p>
          </table:table-cell>
          <table:table-cell table:number-columns-repeated="2"/>
          <table:table-cell office:value-type="string" calcext:value-type="string">
            <text:p>More than a month ago</text:p>
          </table:table-cell>
          <table:table-cell office:value-type="string" calcext:value-type="string">
            <text:p>Nev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edf5235cff15e1fe6bc8d2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umPQLEtAqFQHyD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fc266c05ea3e4e989</text:p>
          </table:table-cell>
          <table:table-cell office:value-type="float" office:value="9927" calcext:value-type="float">
            <text:p>9927</text:p>
          </table:table-cell>
        </table:table-row>
        <table:table-row table:style-name="ro2">
          <table:table-cell office:value-type="string" calcext:value-type="string">
            <text:p>2021-02-17 03:35:33</text:p>
          </table:table-cell>
          <table:table-cell office:value-type="string" calcext:value-type="string">
            <text:p>2021-02-17 03:35:4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5:49</text:p>
          </table:table-cell>
          <table:table-cell office:value-type="string" calcext:value-type="string">
            <text:p>R_1N93adkwCuZupD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1983960ee3b3000b2b194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N93adkwCuZupD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422d682d5db7919cf4</text:p>
          </table:table-cell>
          <table:table-cell office:value-type="float" office:value="3753" calcext:value-type="float">
            <text:p>3753</text:p>
          </table:table-cell>
        </table:table-row>
        <table:table-row table:style-name="ro2">
          <table:table-cell office:value-type="string" calcext:value-type="string">
            <text:p>2021-02-17 03:35:45</text:p>
          </table:table-cell>
          <table:table-cell office:value-type="string" calcext:value-type="string">
            <text:p>2021-02-17 03:36:0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6:05</text:p>
          </table:table-cell>
          <table:table-cell office:value-type="string" calcext:value-type="string">
            <text:p>R_27HG8N0VCEfhNXA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fd25ddc93ff20001f1b79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7HG8N0VCEfhNX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4bd8abe65e2742a679</text:p>
          </table:table-cell>
          <table:table-cell office:value-type="float" office:value="13299" calcext:value-type="float">
            <text:p>13299</text:p>
          </table:table-cell>
        </table:table-row>
        <table:table-row table:style-name="ro2">
          <table:table-cell office:value-type="string" calcext:value-type="string">
            <text:p>2021-02-17 03:36:11</text:p>
          </table:table-cell>
          <table:table-cell office:value-type="string" calcext:value-type="string">
            <text:p>2021-02-17 03:36:2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6:21</text:p>
          </table:table-cell>
          <table:table-cell office:value-type="string" calcext:value-type="string">
            <text:p>R_9n0ypqstYWfMyh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c795763e940a1f290d7b9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/>
          <table:table-cell office:value-type="string" calcext:value-type="string">
            <text:p>R_9n0ypqstYWfMyh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669dc5355d8b60b285</text:p>
          </table:table-cell>
          <table:table-cell office:value-type="float" office:value="6747" calcext:value-type="float">
            <text:p>6747</text:p>
          </table:table-cell>
        </table:table-row>
        <table:table-row table:style-name="ro2">
          <table:table-cell office:value-type="string" calcext:value-type="string">
            <text:p>2021-02-17 03:36:17</text:p>
          </table:table-cell>
          <table:table-cell office:value-type="string" calcext:value-type="string">
            <text:p>2021-02-17 03:37:0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7:06</text:p>
          </table:table-cell>
          <table:table-cell office:value-type="string" calcext:value-type="string">
            <text:p>R_pMHGKvwpHASTJC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f043bcfc6d8de66dd56c9a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pMHGKvwpHASTJC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6fd055055ce2b5d41e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2">
          <table:table-cell office:value-type="string" calcext:value-type="string">
            <text:p>2021-02-17 03:36:19</text:p>
          </table:table-cell>
          <table:table-cell office:value-type="string" calcext:value-type="string">
            <text:p>2021-02-17 03:36:3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6:34</text:p>
          </table:table-cell>
          <table:table-cell office:value-type="string" calcext:value-type="string">
            <text:p>R_4JCWNmf8btim7n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305e3ce3e63d0017069c8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4JCWNmf8btim7n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6094fe3a5deaba7a8c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2">
          <table:table-cell office:value-type="string" calcext:value-type="string">
            <text:p>2021-02-17 03:36:20</text:p>
          </table:table-cell>
          <table:table-cell office:value-type="string" calcext:value-type="string">
            <text:p>2021-02-17 03:36:4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6:45</text:p>
          </table:table-cell>
          <table:table-cell office:value-type="string" calcext:value-type="string">
            <text:p>R_2tanh3lafkl2RG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d7b10b3467e225f144092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2tanh3lafkl2RG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0ef81ce5bf44553ea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office:value-type="string" calcext:value-type="string">
            <text:p>2021-02-17 03:36:24</text:p>
          </table:table-cell>
          <table:table-cell office:value-type="string" calcext:value-type="string">
            <text:p>2021-02-17 03:36:38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6:38</text:p>
          </table:table-cell>
          <table:table-cell office:value-type="string" calcext:value-type="string">
            <text:p>R_PYx6DjsTEjTbWG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aa4957fe4008320d80a70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PYx6DjsTEjTbWG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4eccb815d929c9786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string" calcext:value-type="string">
            <text:p>2021-02-17 03:36:28</text:p>
          </table:table-cell>
          <table:table-cell office:value-type="string" calcext:value-type="string">
            <text:p>2021-02-17 03:36:3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6:36</text:p>
          </table:table-cell>
          <table:table-cell office:value-type="string" calcext:value-type="string">
            <text:p>R_2s1lVdUhyPOzing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c2b942b79ce30ab8edbc5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s1lVdUhyPOzin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ab123905c8be01c33</text:p>
          </table:table-cell>
          <table:table-cell office:value-type="float" office:value="8790" calcext:value-type="float">
            <text:p>8790</text:p>
          </table:table-cell>
        </table:table-row>
        <table:table-row table:style-name="ro2">
          <table:table-cell office:value-type="string" calcext:value-type="string">
            <text:p>2021-02-17 03:36:36</text:p>
          </table:table-cell>
          <table:table-cell office:value-type="string" calcext:value-type="string">
            <text:p>2021-02-17 03:38:0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08</text:p>
          </table:table-cell>
          <table:table-cell office:value-type="string" calcext:value-type="string">
            <text:p>R_2pMflWcrmiYAkK8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860d03b7d189221b2b200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SNE-LX1) AppleWebKit/537.36 (KHTML, like Gecko) Chrome/88.0.4324.152 Mobile Safari/537.36</text:p>
          </table:table-cell>
          <table:table-cell/>
          <table:table-cell office:value-type="string" calcext:value-type="string">
            <text:p>R_2pMflWcrmiYAkK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40f39e65c1a4cc400</text:p>
          </table:table-cell>
          <table:table-cell office:value-type="float" office:value="4392" calcext:value-type="float">
            <text:p>4392</text:p>
          </table:table-cell>
        </table:table-row>
        <table:table-row table:style-name="ro2">
          <table:table-cell office:value-type="string" calcext:value-type="string">
            <text:p>2021-02-17 03:37:01</text:p>
          </table:table-cell>
          <table:table-cell office:value-type="string" calcext:value-type="string">
            <text:p>2021-02-17 03:37:12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7:12</text:p>
          </table:table-cell>
          <table:table-cell office:value-type="string" calcext:value-type="string">
            <text:p>R_BFnFFrWAenCK07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8dacd7616f2902f4e93db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BFnFFrWAenCK07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9a22a1fb5d521853c3</text:p>
          </table:table-cell>
          <table:table-cell office:value-type="float" office:value="11775" calcext:value-type="float">
            <text:p>11775</text:p>
          </table:table-cell>
        </table:table-row>
        <table:table-row table:style-name="ro2">
          <table:table-cell office:value-type="string" calcext:value-type="string">
            <text:p>2021-02-17 03:37:01</text:p>
          </table:table-cell>
          <table:table-cell office:value-type="string" calcext:value-type="string">
            <text:p>2021-02-17 03:37:2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7:23</text:p>
          </table:table-cell>
          <table:table-cell office:value-type="string" calcext:value-type="string">
            <text:p>R_2Y3BibE0Mdfz9I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a93196653dfc000b23516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Y3BibE0Mdfz9I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9b5e466a5c7dedc29b</text:p>
          </table:table-cell>
          <table:table-cell office:value-type="float" office:value="3744" calcext:value-type="float">
            <text:p>3744</text:p>
          </table:table-cell>
        </table:table-row>
        <table:table-row table:style-name="ro2">
          <table:table-cell office:value-type="string" calcext:value-type="string">
            <text:p>2021-02-17 03:37:11</text:p>
          </table:table-cell>
          <table:table-cell office:value-type="string" calcext:value-type="string">
            <text:p>2021-02-17 03:37:3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7:32</text:p>
          </table:table-cell>
          <table:table-cell office:value-type="string" calcext:value-type="string">
            <text:p>R_1gRPGJfsPlXeHJ3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5b51aed56e3126fa342fd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6.0) Gecko/20100101 Firefox/86.0</text:p>
          </table:table-cell>
          <table:table-cell/>
          <table:table-cell office:value-type="string" calcext:value-type="string">
            <text:p>R_1gRPGJfsPlXeHJ3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a57a79275df9b412e9</text:p>
          </table:table-cell>
          <table:table-cell office:value-type="float" office:value="5815" calcext:value-type="float">
            <text:p>5815</text:p>
          </table:table-cell>
        </table:table-row>
        <table:table-row table:style-name="ro2">
          <table:table-cell office:value-type="string" calcext:value-type="string">
            <text:p>2021-02-17 03:37:19</text:p>
          </table:table-cell>
          <table:table-cell office:value-type="string" calcext:value-type="string">
            <text:p>2021-02-17 03:38:0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05</text:p>
          </table:table-cell>
          <table:table-cell office:value-type="string" calcext:value-type="string">
            <text:p>R_2aWV68okxXqkG8G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17acc5665c42a2ae18dc4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2aWV68okxXqkG8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add6ab3e5cf8c3a684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2">
          <table:table-cell office:value-type="string" calcext:value-type="string">
            <text:p>2021-02-17 03:37:21</text:p>
          </table:table-cell>
          <table:table-cell office:value-type="string" calcext:value-type="string">
            <text:p>2021-02-17 03:38:1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18</text:p>
          </table:table-cell>
          <table:table-cell office:value-type="string" calcext:value-type="string">
            <text:p>R_3n7vWkMBYvbtna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9c639b7a1d980fb7a1ce3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n7vWkMBYvbtna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99166df75d438fb2f4</text:p>
          </table:table-cell>
          <table:table-cell office:value-type="float" office:value="14756" calcext:value-type="float">
            <text:p>14756</text:p>
          </table:table-cell>
        </table:table-row>
        <table:table-row table:style-name="ro2">
          <table:table-cell office:value-type="string" calcext:value-type="string">
            <text:p>2021-02-17 03:37:31</text:p>
          </table:table-cell>
          <table:table-cell office:value-type="string" calcext:value-type="string">
            <text:p>2021-02-17 03:49:4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48</text:p>
          </table:table-cell>
          <table:table-cell office:value-type="string" calcext:value-type="string">
            <text:p>R_1d03bYz0KVBGYp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5BgkkNlIQUAcQ7</text:p>
          </table:table-cell>
          <table:table-cell office:value-type="string" calcext:value-type="string">
            <text:p>pass.png</text:p>
          </table:table-cell>
          <table:table-cell office:value-type="float" office:value="52520" calcext:value-type="float">
            <text:p>52520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re-used a password I had already memorized.</text:p>
          </table:table-cell>
          <table:table-cell table:number-columns-repeated="2"/>
          <table:table-cell office:value-type="string" calcext:value-type="string">
            <text:p>I printed an "emergency kit" generated by my password manager.,I wrote down the master password onto paper or another physical medium.</text:p>
          </table:table-cell>
          <table:table-cell table:number-columns-repeated="4"/>
          <table:table-cell table:number-columns-repeated="2" office:value-type="string" calcext:value-type="string">
            <text:p>When I first set up the password manag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c1a46e47fb37900018348c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d03bYz0KVBGYp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64787305de2145dca</text:p>
          </table:table-cell>
          <table:table-cell office:value-type="float" office:value="7201" calcext:value-type="float">
            <text:p>7201</text:p>
          </table:table-cell>
        </table:table-row>
        <table:table-row table:style-name="ro2">
          <table:table-cell office:value-type="string" calcext:value-type="string">
            <text:p>2021-02-17 03:37:32</text:p>
          </table:table-cell>
          <table:table-cell office:value-type="string" calcext:value-type="string">
            <text:p>2021-02-17 03:37:5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7:56</text:p>
          </table:table-cell>
          <table:table-cell office:value-type="string" calcext:value-type="string">
            <text:p>R_2c5W3XmzKTl0py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f51eb7265c803a44ea5cd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2c5W3XmzKTl0py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9986f755dcc9d7e4a</text:p>
          </table:table-cell>
          <table:table-cell office:value-type="float" office:value="14447" calcext:value-type="float">
            <text:p>14447</text:p>
          </table:table-cell>
        </table:table-row>
        <table:table-row table:style-name="ro2">
          <table:table-cell office:value-type="string" calcext:value-type="string">
            <text:p>2021-02-17 03:37:35</text:p>
          </table:table-cell>
          <table:table-cell office:value-type="string" calcext:value-type="string">
            <text:p>2021-02-17 03:38:1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10</text:p>
          </table:table-cell>
          <table:table-cell office:value-type="string" calcext:value-type="string">
            <text:p>R_2PtdaDkvJSMFM7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496df08d19d84cde035c2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PtdaDkvJSMFM7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d24ce4c5c4034e1b6</text:p>
          </table:table-cell>
          <table:table-cell office:value-type="float" office:value="13247" calcext:value-type="float">
            <text:p>13247</text:p>
          </table:table-cell>
        </table:table-row>
        <table:table-row table:style-name="ro2">
          <table:table-cell office:value-type="string" calcext:value-type="string">
            <text:p>2021-02-17 03:37:38</text:p>
          </table:table-cell>
          <table:table-cell office:value-type="string" calcext:value-type="string">
            <text:p>2021-02-17 03:38:1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12</text:p>
          </table:table-cell>
          <table:table-cell office:value-type="string" calcext:value-type="string">
            <text:p>R_ZvCyxc74ep194d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70e1932ceaf25000e14108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/>
          <table:table-cell office:value-type="string" calcext:value-type="string">
            <text:p>R_ZvCyxc74ep194d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bce008c5b7cabfdc0</text:p>
          </table:table-cell>
          <table:table-cell office:value-type="float" office:value="5244" calcext:value-type="float">
            <text:p>5244</text:p>
          </table:table-cell>
        </table:table-row>
        <table:table-row table:style-name="ro2">
          <table:table-cell office:value-type="string" calcext:value-type="string">
            <text:p>2021-02-17 03:37:43</text:p>
          </table:table-cell>
          <table:table-cell office:value-type="string" calcext:value-type="string">
            <text:p>2021-02-17 03:38:0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00</text:p>
          </table:table-cell>
          <table:table-cell office:value-type="string" calcext:value-type="string">
            <text:p>R_33dHQIe8zAN40b2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7b7bad33285d17b0e8a9d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3dHQIe8zAN40b2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c48e1ead5e1737fa06</text:p>
          </table:table-cell>
          <table:table-cell office:value-type="float" office:value="3215" calcext:value-type="float">
            <text:p>3215</text:p>
          </table:table-cell>
        </table:table-row>
        <table:table-row table:style-name="ro2">
          <table:table-cell office:value-type="string" calcext:value-type="string">
            <text:p>2021-02-17 03:37:44</text:p>
          </table:table-cell>
          <table:table-cell office:value-type="string" calcext:value-type="string">
            <text:p>2021-02-17 03:37:5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7:51</text:p>
          </table:table-cell>
          <table:table-cell office:value-type="string" calcext:value-type="string">
            <text:p>R_PXOqJsWxjT5i60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468185fdf3cf046a287a2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400</text:p>
          </table:table-cell>
          <table:table-cell/>
          <table:table-cell office:value-type="string" calcext:value-type="string">
            <text:p>R_PXOqJsWxjT5i60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c6c9242f5c83d5217d</text:p>
          </table:table-cell>
          <table:table-cell office:value-type="float" office:value="4925" calcext:value-type="float">
            <text:p>4925</text:p>
          </table:table-cell>
        </table:table-row>
        <table:table-row table:style-name="ro2">
          <table:table-cell office:value-type="string" calcext:value-type="string">
            <text:p>2021-02-17 03:37:57</text:p>
          </table:table-cell>
          <table:table-cell office:value-type="string" calcext:value-type="string">
            <text:p>2021-02-17 03:38:4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44</text:p>
          </table:table-cell>
          <table:table-cell office:value-type="string" calcext:value-type="string">
            <text:p>R_3n3nBbiiHeaxprs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fc4c06d5d77c0008dd179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n3nBbiiHeaxprs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00c9b4a5d6ca8ad79</text:p>
          </table:table-cell>
          <table:table-cell office:value-type="float" office:value="7058" calcext:value-type="float">
            <text:p>7058</text:p>
          </table:table-cell>
        </table:table-row>
        <table:table-row table:style-name="ro2">
          <table:table-cell office:value-type="string" calcext:value-type="string">
            <text:p>2021-02-17 03:38:05</text:p>
          </table:table-cell>
          <table:table-cell office:value-type="string" calcext:value-type="string">
            <text:p>2021-02-17 03:38:1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14</text:p>
          </table:table-cell>
          <table:table-cell office:value-type="string" calcext:value-type="string">
            <text:p>R_25znC1APPBi89W3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e22a852a8a2167d1960b5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; rv:85.0) Gecko/20100101 Firefox/85.0</text:p>
          </table:table-cell>
          <table:table-cell/>
          <table:table-cell office:value-type="string" calcext:value-type="string">
            <text:p>R_25znC1APPBi89W3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7ef81ce5c72eac1f3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2">
          <table:table-cell office:value-type="string" calcext:value-type="string">
            <text:p>2021-02-17 03:38:06</text:p>
          </table:table-cell>
          <table:table-cell office:value-type="string" calcext:value-type="string">
            <text:p>2021-02-17 03:38:1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16</text:p>
          </table:table-cell>
          <table:table-cell office:value-type="string" calcext:value-type="string">
            <text:p>R_1Q4WkJCLpzPuSd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35e43b613b07626cb85d9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Q4WkJCLpzPuSd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b43d6575bdec358f2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2">
          <table:table-cell office:value-type="string" calcext:value-type="string">
            <text:p>2021-02-17 03:38:09</text:p>
          </table:table-cell>
          <table:table-cell office:value-type="string" calcext:value-type="string">
            <text:p>2021-02-17 03:38:5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58</text:p>
          </table:table-cell>
          <table:table-cell office:value-type="string" calcext:value-type="string">
            <text:p>R_1FkTnMsGsMI0Op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f0f5a88a751ba0f5f47fe3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FkTnMsGsMI0Op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f8055275bceb29849</text:p>
          </table:table-cell>
          <table:table-cell office:value-type="float" office:value="7097" calcext:value-type="float">
            <text:p>7097</text:p>
          </table:table-cell>
        </table:table-row>
        <table:table-row table:style-name="ro2">
          <table:table-cell office:value-type="string" calcext:value-type="string">
            <text:p>2021-02-17 03:38:11</text:p>
          </table:table-cell>
          <table:table-cell office:value-type="string" calcext:value-type="string">
            <text:p>2021-02-17 03:38:2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29</text:p>
          </table:table-cell>
          <table:table-cell office:value-type="string" calcext:value-type="string">
            <text:p>R_3IY3At2WWc0RC6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e7623320e3d70288175df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IY3At2WWc0RC6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e04ad77a5e82ac5feb</text:p>
          </table:table-cell>
          <table:table-cell office:value-type="float" office:value="7073" calcext:value-type="float">
            <text:p>7073</text:p>
          </table:table-cell>
        </table:table-row>
        <table:table-row table:style-name="ro2">
          <table:table-cell office:value-type="string" calcext:value-type="string">
            <text:p>2021-02-17 03:38:16</text:p>
          </table:table-cell>
          <table:table-cell office:value-type="string" calcext:value-type="string">
            <text:p>2021-02-17 03:38:22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22</text:p>
          </table:table-cell>
          <table:table-cell office:value-type="string" calcext:value-type="string">
            <text:p>R_BFAoDoWC8z5u2L7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1fddf658c81f2244cd453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BFAoDoWC8z5u2L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e4d6ab3e5c16561ce1</text:p>
          </table:table-cell>
          <table:table-cell office:value-type="float" office:value="8966" calcext:value-type="float">
            <text:p>8966</text:p>
          </table:table-cell>
        </table:table-row>
        <table:table-row table:style-name="ro2">
          <table:table-cell office:value-type="string" calcext:value-type="string">
            <text:p>2021-02-17 03:38:24</text:p>
          </table:table-cell>
          <table:table-cell office:value-type="string" calcext:value-type="string">
            <text:p>2021-02-17 03:38:4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44</text:p>
          </table:table-cell>
          <table:table-cell office:value-type="string" calcext:value-type="string">
            <text:p>R_vHVFGJmuAZ2KhS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4ee36d369f84000113757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; rv:85.0) Gecko/20100101 Firefox/85.0</text:p>
          </table:table-cell>
          <table:table-cell/>
          <table:table-cell office:value-type="string" calcext:value-type="string">
            <text:p>R_vHVFGJmuAZ2KhS9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ee4bcf025b9b7bdbef</text:p>
          </table:table-cell>
          <table:table-cell office:value-type="float" office:value="5280" calcext:value-type="float">
            <text:p>5280</text:p>
          </table:table-cell>
        </table:table-row>
        <table:table-row table:style-name="ro2">
          <table:table-cell office:value-type="string" calcext:value-type="string">
            <text:p>2021-02-17 03:38:51</text:p>
          </table:table-cell>
          <table:table-cell office:value-type="string" calcext:value-type="string">
            <text:p>2021-02-17 03:38:5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8:57</text:p>
          </table:table-cell>
          <table:table-cell office:value-type="string" calcext:value-type="string">
            <text:p>R_1mkH5cSVqy0P7L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2db49bdc868c0dacf98ab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mkH5cSVqy0P7L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0a96fe465e30314a00</text:p>
          </table:table-cell>
          <table:table-cell office:value-type="float" office:value="9152" calcext:value-type="float">
            <text:p>9152</text:p>
          </table:table-cell>
        </table:table-row>
        <table:table-row table:style-name="ro2">
          <table:table-cell office:value-type="string" calcext:value-type="string">
            <text:p>2021-02-17 03:38:52</text:p>
          </table:table-cell>
          <table:table-cell office:value-type="string" calcext:value-type="string">
            <text:p>2021-02-17 03:39:2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9:26</text:p>
          </table:table-cell>
          <table:table-cell office:value-type="string" calcext:value-type="string">
            <text:p>R_bguq2yCCyaHFS8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d6a775e426bd627cb2a7f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bguq2yCCyaHFS8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086ef6bd5e501df8f9</text:p>
          </table:table-cell>
          <table:table-cell office:value-type="float" office:value="13165" calcext:value-type="float">
            <text:p>13165</text:p>
          </table:table-cell>
        </table:table-row>
        <table:table-row table:style-name="ro2">
          <table:table-cell office:value-type="string" calcext:value-type="string">
            <text:p>2021-02-17 03:39:09</text:p>
          </table:table-cell>
          <table:table-cell office:value-type="string" calcext:value-type="string">
            <text:p>2021-02-17 03:44:5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58</text:p>
          </table:table-cell>
          <table:table-cell office:value-type="string" calcext:value-type="string">
            <text:p>R_pmWUn0GpxCVIUK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e3e5dd4b7cf93df552696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6.0.4240.198 Safari/537.36</text:p>
          </table:table-cell>
          <table:table-cell/>
          <table:table-cell office:value-type="string" calcext:value-type="string">
            <text:p>R_pmWUn0GpxCVIUK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1b7cdd705bee9de6a9</text:p>
          </table:table-cell>
          <table:table-cell office:value-type="float" office:value="5069" calcext:value-type="float">
            <text:p>5069</text:p>
          </table:table-cell>
        </table:table-row>
        <table:table-row table:style-name="ro2">
          <table:table-cell office:value-type="string" calcext:value-type="string">
            <text:p>2021-02-17 03:39:11</text:p>
          </table:table-cell>
          <table:table-cell office:value-type="string" calcext:value-type="string">
            <text:p>2021-02-17 03:39:2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9:25</text:p>
          </table:table-cell>
          <table:table-cell office:value-type="string" calcext:value-type="string">
            <text:p>R_CjF4uhwdqseewF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32efd69cce850b45220fb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CjF4uhwdqseewF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1acfca8a5c6eb0fa0c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2021-02-17 03:39:16</text:p>
          </table:table-cell>
          <table:table-cell office:value-type="string" calcext:value-type="string">
            <text:p>2021-02-17 03:39:5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9:53</text:p>
          </table:table-cell>
          <table:table-cell office:value-type="string" calcext:value-type="string">
            <text:p>R_8tZaEIDF3C7Gzp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0313fd4a113e381296a3d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4_6) AppleWebKit/537.36 (KHTML, like Gecko) Chrome/88.0.4324.150 Safari/537.36</text:p>
          </table:table-cell>
          <table:table-cell/>
          <table:table-cell office:value-type="string" calcext:value-type="string">
            <text:p>R_8tZaEIDF3C7Gzp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11c9242f5d6e2bb9d6</text:p>
          </table:table-cell>
          <table:table-cell office:value-type="float" office:value="8711" calcext:value-type="float">
            <text:p>8711</text:p>
          </table:table-cell>
        </table:table-row>
        <table:table-row table:style-name="ro2">
          <table:table-cell office:value-type="string" calcext:value-type="string">
            <text:p>2021-02-17 03:39:17</text:p>
          </table:table-cell>
          <table:table-cell office:value-type="string" calcext:value-type="string">
            <text:p>2021-02-17 03:39:5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9:56</text:p>
          </table:table-cell>
          <table:table-cell office:value-type="string" calcext:value-type="string">
            <text:p>R_20Mt8NU1CyWJp0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eePassXC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dce6f1024a02c0e316511f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1_2_1) AppleWebKit/537.36 (KHTML, like Gecko) Chrome/88.0.4324.150 Safari/537.36</text:p>
          </table:table-cell>
          <table:table-cell/>
          <table:table-cell office:value-type="string" calcext:value-type="string">
            <text:p>R_20Mt8NU1CyWJp0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235103a65b6bc5b2a0</text:p>
          </table:table-cell>
          <table:table-cell office:value-type="float" office:value="7664" calcext:value-type="float">
            <text:p>7664</text:p>
          </table:table-cell>
        </table:table-row>
        <table:table-row table:style-name="ro2">
          <table:table-cell office:value-type="string" calcext:value-type="string">
            <text:p>2021-02-17 03:39:31</text:p>
          </table:table-cell>
          <table:table-cell office:value-type="string" calcext:value-type="string">
            <text:p>2021-02-17 03:39:4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9:44</text:p>
          </table:table-cell>
          <table:table-cell office:value-type="string" calcext:value-type="string">
            <text:p>R_31trzl3va38ThK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cf16898ef57a00016a606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1trzl3va38ThK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0c0a29c45d052145fc</text:p>
          </table:table-cell>
          <table:table-cell office:value-type="float" office:value="3298" calcext:value-type="float">
            <text:p>3298</text:p>
          </table:table-cell>
        </table:table-row>
        <table:table-row table:style-name="ro2">
          <table:table-cell office:value-type="string" calcext:value-type="string">
            <text:p>2021-02-17 03:39:32</text:p>
          </table:table-cell>
          <table:table-cell office:value-type="string" calcext:value-type="string">
            <text:p>2021-02-17 03:46:1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4</text:p>
          </table:table-cell>
          <table:table-cell office:value-type="string" calcext:value-type="string">
            <text:p>R_0cZxgDMSLrSnbt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1rHZCPi3cBqbceo</text:p>
          </table:table-cell>
          <table:table-cell office:value-type="string" calcext:value-type="string">
            <text:p>Przechwytywanie.JPG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ybe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table:number-columns-repeated="2" office:value-type="string" calcext:value-type="string">
            <text:p>Nev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600802c86848db33926d391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0cZxgDMSLrSnbt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2cb9bd925d772df8ef</text:p>
          </table:table-cell>
          <table:table-cell office:value-type="float" office:value="14433" calcext:value-type="float">
            <text:p>14433</text:p>
          </table:table-cell>
        </table:table-row>
        <table:table-row table:style-name="ro2">
          <table:table-cell office:value-type="string" calcext:value-type="string">
            <text:p>2021-02-17 03:39:39</text:p>
          </table:table-cell>
          <table:table-cell office:value-type="string" calcext:value-type="string">
            <text:p>2021-02-17 03:39:5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39:57</text:p>
          </table:table-cell>
          <table:table-cell office:value-type="string" calcext:value-type="string">
            <text:p>R_O8x6DANq1fR8GK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a1f1bc76045c2749b8fed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O8x6DANq1fR8GK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2eccb815d929c978b</text:p>
          </table:table-cell>
          <table:table-cell office:value-type="float" office:value="13435" calcext:value-type="float">
            <text:p>13435</text:p>
          </table:table-cell>
        </table:table-row>
        <table:table-row table:style-name="ro2">
          <table:table-cell office:value-type="string" calcext:value-type="string">
            <text:p>2021-02-17 03:39:41</text:p>
          </table:table-cell>
          <table:table-cell office:value-type="string" calcext:value-type="string">
            <text:p>2021-02-17 03:40:1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13</text:p>
          </table:table-cell>
          <table:table-cell office:value-type="string" calcext:value-type="string">
            <text:p>R_1LBWiO05JaB6ZN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faf3d17613844cc2ad6f6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iPhone; CPU iPhone OS 14_0 like Mac OS X) AppleWebKit/605.1.15 (KHTML, like Gecko) Version/14.0 Mobile/15E148 Safari/604.1</text:p>
          </table:table-cell>
          <table:table-cell/>
          <table:table-cell office:value-type="string" calcext:value-type="string">
            <text:p>R_1LBWiO05JaB6ZN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62e76d05e4c89758d</text:p>
          </table:table-cell>
          <table:table-cell office:value-type="float" office:value="5865" calcext:value-type="float">
            <text:p>5865</text:p>
          </table:table-cell>
        </table:table-row>
        <table:table-row table:style-name="ro2">
          <table:table-cell office:value-type="string" calcext:value-type="string">
            <text:p>2021-02-17 03:39:44</text:p>
          </table:table-cell>
          <table:table-cell office:value-type="string" calcext:value-type="string">
            <text:p>2021-02-17 03:40:0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01</text:p>
          </table:table-cell>
          <table:table-cell office:value-type="string" calcext:value-type="string">
            <text:p>R_22nW7RhL3GLYELc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470e24c46fcd001a23882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2nW7RhL3GLYELc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2e62da625dfbf33502</text:p>
          </table:table-cell>
          <table:table-cell office:value-type="float" office:value="9213" calcext:value-type="float">
            <text:p>9213</text:p>
          </table:table-cell>
        </table:table-row>
        <table:table-row table:style-name="ro2">
          <table:table-cell office:value-type="string" calcext:value-type="string">
            <text:p>2021-02-17 03:39:46</text:p>
          </table:table-cell>
          <table:table-cell office:value-type="string" calcext:value-type="string">
            <text:p>2021-02-17 03:40:0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09</text:p>
          </table:table-cell>
          <table:table-cell office:value-type="string" calcext:value-type="string">
            <text:p>R_7ZIcURChvEvcVM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7ba26657e63509edbde52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7ZIcURChvEvcVM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fc266c05e2c84af6f</text:p>
          </table:table-cell>
          <table:table-cell office:value-type="float" office:value="11789" calcext:value-type="float">
            <text:p>11789</text:p>
          </table:table-cell>
        </table:table-row>
        <table:table-row table:style-name="ro2">
          <table:table-cell office:value-type="string" calcext:value-type="string">
            <text:p>2021-02-17 03:40:03</text:p>
          </table:table-cell>
          <table:table-cell office:value-type="string" calcext:value-type="string">
            <text:p>2021-02-17 03:40:4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40</text:p>
          </table:table-cell>
          <table:table-cell office:value-type="string" calcext:value-type="string">
            <text:p>R_3qmlKA4GHqYpmY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0b220cb4ce341083dfb10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qmlKA4GHqYpmY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4ec32cfe5cd152ca5a</text:p>
          </table:table-cell>
          <table:table-cell office:value-type="float" office:value="9886" calcext:value-type="float">
            <text:p>9886</text:p>
          </table:table-cell>
        </table:table-row>
        <table:table-row table:style-name="ro2">
          <table:table-cell office:value-type="string" calcext:value-type="string">
            <text:p>2021-02-17 03:40:04</text:p>
          </table:table-cell>
          <table:table-cell office:value-type="string" calcext:value-type="string">
            <text:p>2021-02-17 03:40:2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26</text:p>
          </table:table-cell>
          <table:table-cell office:value-type="string" calcext:value-type="string">
            <text:p>R_12AxR9gPePrezP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aa9f65108a8b02a0701f0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12AxR9gPePrezP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4d977e115cd5a4eba7</text:p>
          </table:table-cell>
          <table:table-cell office:value-type="float" office:value="6652" calcext:value-type="float">
            <text:p>6652</text:p>
          </table:table-cell>
        </table:table-row>
        <table:table-row table:style-name="ro2">
          <table:table-cell office:value-type="string" calcext:value-type="string">
            <text:p>2021-02-17 03:40:05</text:p>
          </table:table-cell>
          <table:table-cell office:value-type="string" calcext:value-type="string">
            <text:p>2021-02-17 03:51:1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1:19</text:p>
          </table:table-cell>
          <table:table-cell office:value-type="string" calcext:value-type="string">
            <text:p>R_1l4E8TpBJMKKrR7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YPUprMgJB8sBknT</text:p>
          </table:table-cell>
          <table:table-cell office:value-type="string" calcext:value-type="string">
            <text:p>Schermopname (30)_LI.jpg</text:p>
          </table:table-cell>
          <table:table-cell office:value-type="float" office:value="2245310" calcext:value-type="float">
            <text:p>2245310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ybe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was not previously aware of these passwords being weak or reused.,The amount of work required to replace these passwords is overwhelming.,Other (please explain)</text:p>
          </table:table-cell>
          <table:table-cell office:value-type="string" calcext:value-type="string">
            <text:p>It's impossible to remember 160 different passwords and I don't want to be fully dependend on lastpass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Many sites I have weak or reused passwords on aren't that important to me, or I stopped using them.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took one or more actions not listed above. (please explain)</text:p>
          </table:table-cell>
          <table:table-cell/>
          <table:table-cell office:value-type="string" calcext:value-type="string">
            <text:p>It's something I would never forget</text:p>
          </table:table-cell>
          <table:table-cell table:number-columns-repeated="2"/>
          <table:table-cell table:number-columns-repeated="2" office:value-type="string" calcext:value-type="string">
            <text:p>Nev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e6e2a972fd3b03dd6c30df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l4E8TpBJMKKrR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549dc5355e06d4d47d</text:p>
          </table:table-cell>
          <table:table-cell office:value-type="float" office:value="13860" calcext:value-type="float">
            <text:p>13860</text:p>
          </table:table-cell>
        </table:table-row>
        <table:table-row table:style-name="ro2">
          <table:table-cell office:value-type="string" calcext:value-type="string">
            <text:p>2021-02-17 03:40:15</text:p>
          </table:table-cell>
          <table:table-cell office:value-type="string" calcext:value-type="string">
            <text:p>2021-02-17 03:40:3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33</text:p>
          </table:table-cell>
          <table:table-cell office:value-type="string" calcext:value-type="string">
            <text:p>R_x3odtSGoG411xkd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d63746e2b0e6032859b81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x3odtSGoG411xk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5a338e8e5db02212bb</text:p>
          </table:table-cell>
          <table:table-cell office:value-type="float" office:value="11781" calcext:value-type="float">
            <text:p>11781</text:p>
          </table:table-cell>
        </table:table-row>
        <table:table-row table:style-name="ro2">
          <table:table-cell office:value-type="string" calcext:value-type="string">
            <text:p>2021-02-17 03:40:21</text:p>
          </table:table-cell>
          <table:table-cell office:value-type="string" calcext:value-type="string">
            <text:p>2021-02-17 03:40:4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44</text:p>
          </table:table-cell>
          <table:table-cell office:value-type="string" calcext:value-type="string">
            <text:p>R_1q2qeg5qspcuCFq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0b39e505b21743171e339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/>
          <table:table-cell office:value-type="string" calcext:value-type="string">
            <text:p>R_1q2qeg5qspcuCF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14ae7915b799296be</text:p>
          </table:table-cell>
          <table:table-cell office:value-type="float" office:value="12433" calcext:value-type="float">
            <text:p>12433</text:p>
          </table:table-cell>
        </table:table-row>
        <table:table-row table:style-name="ro2">
          <table:table-cell office:value-type="string" calcext:value-type="string">
            <text:p>2021-02-17 03:40:22</text:p>
          </table:table-cell>
          <table:table-cell office:value-type="string" calcext:value-type="string">
            <text:p>2021-02-17 03:40:5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52</text:p>
          </table:table-cell>
          <table:table-cell office:value-type="string" calcext:value-type="string">
            <text:p>R_0MzgvHjHgQms1c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4da5f86fdf99b2fd5109e2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0MzgvHjHgQms1c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2ef81ce5cec5fe241</text:p>
          </table:table-cell>
          <table:table-cell office:value-type="float" office:value="3131" calcext:value-type="float">
            <text:p>3131</text:p>
          </table:table-cell>
        </table:table-row>
        <table:table-row table:style-name="ro2">
          <table:table-cell office:value-type="string" calcext:value-type="string">
            <text:p>2021-02-17 03:40:23</text:p>
          </table:table-cell>
          <table:table-cell office:value-type="string" calcext:value-type="string">
            <text:p>2021-02-17 03:41:0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04</text:p>
          </table:table-cell>
          <table:table-cell office:value-type="string" calcext:value-type="string">
            <text:p>R_2vljBTPS10jzqB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f46a189f4b9eb4ac2240c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vljBTPS10jzqB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5b76899d5e208c1476</text:p>
          </table:table-cell>
          <table:table-cell office:value-type="float" office:value="9189" calcext:value-type="float">
            <text:p>9189</text:p>
          </table:table-cell>
        </table:table-row>
        <table:table-row table:style-name="ro2">
          <table:table-cell office:value-type="string" calcext:value-type="string">
            <text:p>2021-02-17 03:40:25</text:p>
          </table:table-cell>
          <table:table-cell office:value-type="string" calcext:value-type="string">
            <text:p>2021-02-17 03:41:0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06</text:p>
          </table:table-cell>
          <table:table-cell office:value-type="string" calcext:value-type="string">
            <text:p>R_26bsESvFDCcuCF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lastpass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b6a780ed6bf75a19b99e8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6bsESvFDCcuCF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59070c15cef3729b6</text:p>
          </table:table-cell>
          <table:table-cell office:value-type="float" office:value="2663" calcext:value-type="float">
            <text:p>2663</text:p>
          </table:table-cell>
        </table:table-row>
        <table:table-row table:style-name="ro2">
          <table:table-cell office:value-type="string" calcext:value-type="string">
            <text:p>2021-02-17 03:40:30</text:p>
          </table:table-cell>
          <table:table-cell office:value-type="string" calcext:value-type="string">
            <text:p>2021-02-17 03:40:4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45</text:p>
          </table:table-cell>
          <table:table-cell office:value-type="string" calcext:value-type="string">
            <text:p>R_3OGiPGjhmBrRp6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90b4420bd9051aa6a9fa6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3OGiPGjhmBrRp6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9c9242f5cf752b25a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2">
          <table:table-cell office:value-type="string" calcext:value-type="string">
            <text:p>2021-02-17 03:40:30</text:p>
          </table:table-cell>
          <table:table-cell office:value-type="string" calcext:value-type="string">
            <text:p>2021-02-17 03:41:0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02</text:p>
          </table:table-cell>
          <table:table-cell office:value-type="string" calcext:value-type="string">
            <text:p>R_DpD7gSoerNApKr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fea9e7fdcee257071ec39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MAR-LX1A) AppleWebKit/537.36 (KHTML, like Gecko) Chrome/88.0.4324.152 Mobile Safari/537.36</text:p>
          </table:table-cell>
          <table:table-cell/>
          <table:table-cell office:value-type="string" calcext:value-type="string">
            <text:p>R_DpD7gSoerNApKr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894fe3a5e5d3177a7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2">
          <table:table-cell office:value-type="string" calcext:value-type="string">
            <text:p>2021-02-17 03:40:38</text:p>
          </table:table-cell>
          <table:table-cell office:value-type="string" calcext:value-type="string">
            <text:p>2021-02-17 03:40:5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0:51</text:p>
          </table:table-cell>
          <table:table-cell office:value-type="string" calcext:value-type="string">
            <text:p>R_1XoQlzoU9xnRBA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6aaf0e38d45206cd04c18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XoQlzoU9xnRBA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2ccc37d5e679db414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2021-02-17 03:40:42</text:p>
          </table:table-cell>
          <table:table-cell office:value-type="string" calcext:value-type="string">
            <text:p>2021-02-17 03:41:1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15</text:p>
          </table:table-cell>
          <table:table-cell office:value-type="string" calcext:value-type="string">
            <text:p>R_1NnyCb9MB5a0vrq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83e5fac85c275782756b3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NnyCb9MB5a0vr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0f032335e7546ec34</text:p>
          </table:table-cell>
          <table:table-cell office:value-type="float" office:value="11549" calcext:value-type="float">
            <text:p>11549</text:p>
          </table:table-cell>
        </table:table-row>
        <table:table-row table:style-name="ro2">
          <table:table-cell office:value-type="string" calcext:value-type="string">
            <text:p>2021-02-17 03:40:43</text:p>
          </table:table-cell>
          <table:table-cell office:value-type="string" calcext:value-type="string">
            <text:p>2021-02-17 03:51:4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1:46</text:p>
          </table:table-cell>
          <table:table-cell office:value-type="string" calcext:value-type="string">
            <text:p>R_2Yg36w9I4yrXPS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1FCyeKId7aRHtat</text:p>
          </table:table-cell>
          <table:table-cell office:value-type="string" calcext:value-type="string">
            <text:p>screenshot.png</text:p>
          </table:table-cell>
          <table:table-cell office:value-type="float" office:value="32137" calcext:value-type="float">
            <text:p>32137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Rarely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7"/>
          <table:table-cell table:number-columns-repeated="2" office:value-type="string" calcext:value-type="string">
            <text:p>Nev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c704ef2c2129500016b076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Yg36w9I4yrXPS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8c8c7425d3a77da05</text:p>
          </table:table-cell>
          <table:table-cell office:value-type="float" office:value="5675" calcext:value-type="float">
            <text:p>5675</text:p>
          </table:table-cell>
        </table:table-row>
        <table:table-row table:style-name="ro2">
          <table:table-cell office:value-type="string" calcext:value-type="string">
            <text:p>2021-02-17 03:40:48</text:p>
          </table:table-cell>
          <table:table-cell office:value-type="string" calcext:value-type="string">
            <text:p>2021-02-17 03:43:4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44</text:p>
          </table:table-cell>
          <table:table-cell office:value-type="string" calcext:value-type="string">
            <text:p>R_2TF9YSBtJVdI4C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da595eeaa30640014a0842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TF9YSBtJVdI4C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ffb5e685b71395629</text:p>
          </table:table-cell>
          <table:table-cell office:value-type="float" office:value="12168" calcext:value-type="float">
            <text:p>12168</text:p>
          </table:table-cell>
        </table:table-row>
        <table:table-row table:style-name="ro2">
          <table:table-cell office:value-type="string" calcext:value-type="string">
            <text:p>2021-02-17 03:41:00</text:p>
          </table:table-cell>
          <table:table-cell office:value-type="string" calcext:value-type="string">
            <text:p>2021-02-17 03:41:1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13</text:p>
          </table:table-cell>
          <table:table-cell office:value-type="string" calcext:value-type="string">
            <text:p>R_5cFk00iiInQ01x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2deb68e97bec3cf9118ad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5cFk00iiInQ01x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8ac9242f5cf752b25c</text:p>
          </table:table-cell>
          <table:table-cell office:value-type="float" office:value="10481" calcext:value-type="float">
            <text:p>10481</text:p>
          </table:table-cell>
        </table:table-row>
        <table:table-row table:style-name="ro2">
          <table:table-cell office:value-type="string" calcext:value-type="string">
            <text:p>2021-02-17 03:41:00</text:p>
          </table:table-cell>
          <table:table-cell office:value-type="string" calcext:value-type="string">
            <text:p>2021-02-17 03:41:4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47</text:p>
          </table:table-cell>
          <table:table-cell office:value-type="string" calcext:value-type="string">
            <text:p>R_UaMmUcAP5l987A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03f2e9f5d3d017bf4caee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1_2_1) AppleWebKit/537.36 (KHTML, like Gecko) Chrome/88.0.4324.182 Safari/537.36</text:p>
          </table:table-cell>
          <table:table-cell/>
          <table:table-cell office:value-type="string" calcext:value-type="string">
            <text:p>R_UaMmUcAP5l987A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842d682d5db7919cfa</text:p>
          </table:table-cell>
          <table:table-cell office:value-type="float" office:value="5004" calcext:value-type="float">
            <text:p>5004</text:p>
          </table:table-cell>
        </table:table-row>
        <table:table-row table:style-name="ro2">
          <table:table-cell office:value-type="string" calcext:value-type="string">
            <text:p>2021-02-17 03:41:05</text:p>
          </table:table-cell>
          <table:table-cell office:value-type="string" calcext:value-type="string">
            <text:p>2021-02-17 03:54:0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4:02</text:p>
          </table:table-cell>
          <table:table-cell office:value-type="string" calcext:value-type="string">
            <text:p>R_DG1HfulXM1avro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fIIWLe3bh54Mwc</text:p>
          </table:table-cell>
          <table:table-cell office:value-type="string" calcext:value-type="string">
            <text:p>lp.png</text:p>
          </table:table-cell>
          <table:table-cell office:value-type="float" office:value="53761" calcext:value-type="float">
            <text:p>53761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do not need to replace any of the passwords reported as weak or reused.</text:p>
          </table:table-cell>
          <table:table-cell table:number-columns-repeated="2"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printed an "emergency kit" generated by my password manager.</text:p>
          </table:table-cell>
          <table:table-cell table:number-columns-repeated="4"/>
          <table:table-cell office:value-type="string" calcext:value-type="string">
            <text:p>Within the past week</text:p>
          </table:table-cell>
          <table:table-cell office:value-type="string" calcext:value-type="string">
            <text:p>More than a year ag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e6a3f5c10df710aea15bea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DG1HfulXM1avro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8f8cd1f15d8b9a0f51</text:p>
          </table:table-cell>
          <table:table-cell office:value-type="float" office:value="5808" calcext:value-type="float">
            <text:p>5808</text:p>
          </table:table-cell>
        </table:table-row>
        <table:table-row table:style-name="ro2">
          <table:table-cell office:value-type="string" calcext:value-type="string">
            <text:p>2021-02-17 03:41:10</text:p>
          </table:table-cell>
          <table:table-cell office:value-type="string" calcext:value-type="string">
            <text:p>2021-02-17 03:58:1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8:18</text:p>
          </table:table-cell>
          <table:table-cell office:value-type="string" calcext:value-type="string">
            <text:p>R_3pc15z40f9aO9S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b3HoQnNrOIxAH1</text:p>
          </table:table-cell>
          <table:table-cell office:value-type="string" calcext:value-type="string">
            <text:p>Snímek obrazovky 2021-02-17 v 8.45.31.png</text:p>
          </table:table-cell>
          <table:table-cell office:value-type="float" office:value="113598" calcext:value-type="float">
            <text:p>113598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I'm storing some passwords for other family members and it is not my decision to change their passwords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As I stated before for example my grandmother has only 2 accounts and for her needs it is not necessary to have one complex password for every of these 2 accounts. All my own duplicated or weak passwords were already replaced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 should replace some of the passwords reported as compromised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As I already said It is not my decision to change someone else's passwords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For example for my father is necessary to have memorable passwords. All my own passwords with this state were already changed.</text:p>
          </table:table-cell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stored my master password in a file on my phone, computer, or other device.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More than a month ag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600a6a7eafc92f1ca9c1dea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5_7) AppleWebKit/537.36 (KHTML, like Gecko) Chrome/87.0.4280.88 Safari/537.36</text:p>
          </table:table-cell>
          <table:table-cell/>
          <table:table-cell office:value-type="string" calcext:value-type="string">
            <text:p>R_3pc15z40f9aO9S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773446b5db7103668</text:p>
          </table:table-cell>
          <table:table-cell office:value-type="float" office:value="14632" calcext:value-type="float">
            <text:p>14632</text:p>
          </table:table-cell>
        </table:table-row>
        <table:table-row table:style-name="ro2">
          <table:table-cell office:value-type="string" calcext:value-type="string">
            <text:p>2021-02-17 03:41:15</text:p>
          </table:table-cell>
          <table:table-cell office:value-type="string" calcext:value-type="string">
            <text:p>2021-02-17 03:41:2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26</text:p>
          </table:table-cell>
          <table:table-cell office:value-type="string" calcext:value-type="string">
            <text:p>R_1jJxORZj3ZZptP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05cb719ac7e207f9ccd80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jJxORZj3ZZptP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9c8f6325e1a7ceb1d</text:p>
          </table:table-cell>
          <table:table-cell office:value-type="float" office:value="2034" calcext:value-type="float">
            <text:p>2034</text:p>
          </table:table-cell>
        </table:table-row>
        <table:table-row table:style-name="ro2">
          <table:table-cell office:value-type="string" calcext:value-type="string">
            <text:p>2021-02-17 03:41:19</text:p>
          </table:table-cell>
          <table:table-cell office:value-type="string" calcext:value-type="string">
            <text:p>2021-02-17 03:41:5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57</text:p>
          </table:table-cell>
          <table:table-cell office:value-type="string" calcext:value-type="string">
            <text:p>R_3GiYKLhZxPFhlj2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a706296c2eb6c00017e0c1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S58Pro) AppleWebKit/537.36 (KHTML, like Gecko) Chrome/88.0.4324.152 Mobile Safari/537.36</text:p>
          </table:table-cell>
          <table:table-cell/>
          <table:table-cell office:value-type="string" calcext:value-type="string">
            <text:p>R_3GiYKLhZxPFhlj2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7aa64bc5e45a287fa</text:p>
          </table:table-cell>
          <table:table-cell office:value-type="float" office:value="3027" calcext:value-type="float">
            <text:p>3027</text:p>
          </table:table-cell>
        </table:table-row>
        <table:table-row table:style-name="ro2">
          <table:table-cell office:value-type="string" calcext:value-type="string">
            <text:p>2021-02-17 03:41:21</text:p>
          </table:table-cell>
          <table:table-cell office:value-type="string" calcext:value-type="string">
            <text:p>2021-02-17 03:41:5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56</text:p>
          </table:table-cell>
          <table:table-cell office:value-type="string" calcext:value-type="string">
            <text:p>R_11b95ruXd9TuUg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936aa6f4cf0a001739267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1b95ruXd9TuUg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c6cf2255c82cba7e8</text:p>
          </table:table-cell>
          <table:table-cell office:value-type="float" office:value="4831" calcext:value-type="float">
            <text:p>4831</text:p>
          </table:table-cell>
        </table:table-row>
        <table:table-row table:style-name="ro2">
          <table:table-cell office:value-type="string" calcext:value-type="string">
            <text:p>2021-02-17 03:41:22</text:p>
          </table:table-cell>
          <table:table-cell office:value-type="string" calcext:value-type="string">
            <text:p>2021-02-17 03:41:42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43</text:p>
          </table:table-cell>
          <table:table-cell office:value-type="string" calcext:value-type="string">
            <text:p>R_5u6DWC5MkZzbqf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3d8845b4a5d215aefca46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/>
          <table:table-cell office:value-type="string" calcext:value-type="string">
            <text:p>R_5u6DWC5MkZzbqf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d7464525e193c0f69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string" calcext:value-type="string">
            <text:p>2021-02-17 03:41:25</text:p>
          </table:table-cell>
          <table:table-cell office:value-type="string" calcext:value-type="string">
            <text:p>2021-02-17 03:41:5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54</text:p>
          </table:table-cell>
          <table:table-cell office:value-type="string" calcext:value-type="string">
            <text:p>R_2UVGuVnsYW2U28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5d5c690db6a81000cfa060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UVGuVnsYW2U28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c5bae505e34c26be4</text:p>
          </table:table-cell>
          <table:table-cell office:value-type="float" office:value="5516" calcext:value-type="float">
            <text:p>5516</text:p>
          </table:table-cell>
        </table:table-row>
        <table:table-row table:style-name="ro2">
          <table:table-cell office:value-type="string" calcext:value-type="string">
            <text:p>2021-02-17 03:41:31</text:p>
          </table:table-cell>
          <table:table-cell office:value-type="string" calcext:value-type="string">
            <text:p>2021-02-17 03:42:5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50</text:p>
          </table:table-cell>
          <table:table-cell office:value-type="string" calcext:value-type="string">
            <text:p>R_2VfklCNjxcWiyW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eePass2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2f510e02006934c5d8ad1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2VfklCNjxcWiyW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a72d682d5d4158f642</text:p>
          </table:table-cell>
          <table:table-cell office:value-type="float" office:value="11334" calcext:value-type="float">
            <text:p>11334</text:p>
          </table:table-cell>
        </table:table-row>
        <table:table-row table:style-name="ro2">
          <table:table-cell office:value-type="string" calcext:value-type="string">
            <text:p>2021-02-17 03:41:32</text:p>
          </table:table-cell>
          <table:table-cell office:value-type="string" calcext:value-type="string">
            <text:p>2021-02-17 03:43:5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55</text:p>
          </table:table-cell>
          <table:table-cell office:value-type="string" calcext:value-type="string">
            <text:p>R_24dEGqrRQrBAKC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ff84e93aff50c000bdf174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4dEGqrRQrBAKC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a8c8c7425e2faf4e57</text:p>
          </table:table-cell>
          <table:table-cell office:value-type="float" office:value="8860" calcext:value-type="float">
            <text:p>8860</text:p>
          </table:table-cell>
        </table:table-row>
        <table:table-row table:style-name="ro2">
          <table:table-cell office:value-type="string" calcext:value-type="string">
            <text:p>2021-02-17 03:41:40</text:p>
          </table:table-cell>
          <table:table-cell office:value-type="string" calcext:value-type="string">
            <text:p>2021-02-17 03:41:5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1:53</text:p>
          </table:table-cell>
          <table:table-cell office:value-type="string" calcext:value-type="string">
            <text:p>R_3EA0SC8MQgS96c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88d5111d250056d60a23f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3EA0SC8MQgS96c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17cdd705ce64e2a6d</text:p>
          </table:table-cell>
          <table:table-cell office:value-type="float" office:value="3008" calcext:value-type="float">
            <text:p>3008</text:p>
          </table:table-cell>
        </table:table-row>
        <table:table-row table:style-name="ro2">
          <table:table-cell office:value-type="string" calcext:value-type="string">
            <text:p>2021-02-17 03:41:41</text:p>
          </table:table-cell>
          <table:table-cell office:value-type="string" calcext:value-type="string">
            <text:p>2021-02-17 03:42:0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01</text:p>
          </table:table-cell>
          <table:table-cell office:value-type="string" calcext:value-type="string">
            <text:p>R_DpjsxaGe2GDcsY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1a8d1531978f00019c42b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/>
          <table:table-cell office:value-type="string" calcext:value-type="string">
            <text:p>R_DpjsxaGe2GDcsY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309e86b5c00308aa3</text:p>
          </table:table-cell>
          <table:table-cell office:value-type="float" office:value="9679" calcext:value-type="float">
            <text:p>9679</text:p>
          </table:table-cell>
        </table:table-row>
        <table:table-row table:style-name="ro2">
          <table:table-cell office:value-type="string" calcext:value-type="string">
            <text:p>2021-02-17 03:41:47</text:p>
          </table:table-cell>
          <table:table-cell office:value-type="string" calcext:value-type="string">
            <text:p>2021-02-17 03:52:4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2:40</text:p>
          </table:table-cell>
          <table:table-cell office:value-type="string" calcext:value-type="string">
            <text:p>R_2Yal0tNkfGQdF4q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CglqxYStAcou3j</text:p>
          </table:table-cell>
          <table:table-cell office:value-type="string" calcext:value-type="string">
            <text:p>Screenshot from 2021-02-17 09-50-10.png</text:p>
          </table:table-cell>
          <table:table-cell office:value-type="float" office:value="6886" calcext:value-type="float">
            <text:p>6886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hould replace all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table:number-columns-repeated="2" office:value-type="string" calcext:value-type="string">
            <text:p>Nev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f047275c3d04606597d45c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Ubuntu; Linux x86_64; rv:85.0) Gecko/20100101 Firefox/85.0</text:p>
          </table:table-cell>
          <table:table-cell/>
          <table:table-cell office:value-type="string" calcext:value-type="string">
            <text:p>R_2Yal0tNkfGQdF4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9fc65e05bf11fd31c</text:p>
          </table:table-cell>
          <table:table-cell office:value-type="float" office:value="5735" calcext:value-type="float">
            <text:p>5735</text:p>
          </table:table-cell>
        </table:table-row>
        <table:table-row table:style-name="ro2">
          <table:table-cell office:value-type="string" calcext:value-type="string">
            <text:p>2021-02-17 03:41:52</text:p>
          </table:table-cell>
          <table:table-cell office:value-type="string" calcext:value-type="string">
            <text:p>2021-02-17 03:42:2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29</text:p>
          </table:table-cell>
          <table:table-cell office:value-type="string" calcext:value-type="string">
            <text:p>R_aWUPSBRLphWWC5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677235a69135375411a86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aWUPSBRLphWWC5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ef252025b2452547b</text:p>
          </table:table-cell>
          <table:table-cell office:value-type="float" office:value="11726" calcext:value-type="float">
            <text:p>11726</text:p>
          </table:table-cell>
        </table:table-row>
        <table:table-row table:style-name="ro2">
          <table:table-cell office:value-type="string" calcext:value-type="string">
            <text:p>2021-02-17 03:41:57</text:p>
          </table:table-cell>
          <table:table-cell office:value-type="string" calcext:value-type="string">
            <text:p>2021-02-17 03:42:1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18</text:p>
          </table:table-cell>
          <table:table-cell office:value-type="string" calcext:value-type="string">
            <text:p>R_RKzHmHXxbFuCqx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b9b70b4cc5dd000016609f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RKzHmHXxbFuCqx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c22d682d5db7919cfc</text:p>
          </table:table-cell>
          <table:table-cell office:value-type="float" office:value="7004" calcext:value-type="float">
            <text:p>7004</text:p>
          </table:table-cell>
        </table:table-row>
        <table:table-row table:style-name="ro2">
          <table:table-cell office:value-type="string" calcext:value-type="string">
            <text:p>2021-02-17 03:42:06</text:p>
          </table:table-cell>
          <table:table-cell office:value-type="string" calcext:value-type="string">
            <text:p>2021-02-17 03:42:2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29</text:p>
          </table:table-cell>
          <table:table-cell office:value-type="string" calcext:value-type="string">
            <text:p>R_8IzDWyjN48qQoP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cd913e014ed5c001ae1652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SNE-LX1) AppleWebKit/537.36 (KHTML, like Gecko) Chrome/88.0.4324.155 Mobile Safari/537.36</text:p>
          </table:table-cell>
          <table:table-cell/>
          <table:table-cell office:value-type="string" calcext:value-type="string">
            <text:p>R_8IzDWyjN48qQoP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c66e51ba5c7dfe06ed</text:p>
          </table:table-cell>
          <table:table-cell office:value-type="float" office:value="3001" calcext:value-type="float">
            <text:p>3001</text:p>
          </table:table-cell>
        </table:table-row>
        <table:table-row table:style-name="ro2">
          <table:table-cell office:value-type="string" calcext:value-type="string">
            <text:p>2021-02-17 03:42:07</text:p>
          </table:table-cell>
          <table:table-cell office:value-type="string" calcext:value-type="string">
            <text:p>2021-02-17 03:45:0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01</text:p>
          </table:table-cell>
          <table:table-cell office:value-type="string" calcext:value-type="string">
            <text:p>R_WccEn7qCOcRtpY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The Password Manager Built into Vivaldi's Browser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b8eda7cdc2b880001b6f1d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OW64) AppleWebKit/537.36 (KHTML, like Gecko) Chrome/84.0.4147.108 Safari/537.36</text:p>
          </table:table-cell>
          <table:table-cell/>
          <table:table-cell office:value-type="string" calcext:value-type="string">
            <text:p>R_WccEn7qCOcRtpY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cc654dbd5e34182362</text:p>
          </table:table-cell>
          <table:table-cell office:value-type="float" office:value="12544" calcext:value-type="float">
            <text:p>12544</text:p>
          </table:table-cell>
        </table:table-row>
        <table:table-row table:style-name="ro2">
          <table:table-cell office:value-type="string" calcext:value-type="string">
            <text:p>2021-02-17 03:42:07</text:p>
          </table:table-cell>
          <table:table-cell office:value-type="string" calcext:value-type="string">
            <text:p>2021-02-17 03:42:4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49</text:p>
          </table:table-cell>
          <table:table-cell office:value-type="string" calcext:value-type="string">
            <text:p>R_2fm61LDbKUGgky7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7262ce40e21cd0008ce5d2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2fm61LDbKUGgky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d198a205cad3101e5</text:p>
          </table:table-cell>
          <table:table-cell office:value-type="float" office:value="1233" calcext:value-type="float">
            <text:p>1233</text:p>
          </table:table-cell>
        </table:table-row>
        <table:table-row table:style-name="ro2">
          <table:table-cell office:value-type="string" calcext:value-type="string">
            <text:p>2021-02-17 03:42:20</text:p>
          </table:table-cell>
          <table:table-cell office:value-type="string" calcext:value-type="string">
            <text:p>2021-02-17 03:43:0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01</text:p>
          </table:table-cell>
          <table:table-cell office:value-type="string" calcext:value-type="string">
            <text:p>R_bBM54bDo543d4Z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e4d368760f21070cafc74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5_7) AppleWebKit/537.36 (KHTML, like Gecko) Chrome/88.0.4324.150 Safari/537.36</text:p>
          </table:table-cell>
          <table:table-cell/>
          <table:table-cell office:value-type="string" calcext:value-type="string">
            <text:p>R_bBM54bDo543d4Z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d44525b35e5c5dfb60</text:p>
          </table:table-cell>
          <table:table-cell office:value-type="float" office:value="11182" calcext:value-type="float">
            <text:p>11182</text:p>
          </table:table-cell>
        </table:table-row>
        <table:table-row table:style-name="ro2">
          <table:table-cell office:value-type="string" calcext:value-type="string">
            <text:p>2021-02-17 03:42:25</text:p>
          </table:table-cell>
          <table:table-cell office:value-type="string" calcext:value-type="string">
            <text:p>2021-02-17 03:42:5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53</text:p>
          </table:table-cell>
          <table:table-cell office:value-type="string" calcext:value-type="string">
            <text:p>R_3R93GFurPYL5cG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05a5aa1c864b03b4b1431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R93GFurPYL5cG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dd986cfd00092fc3db</text:p>
          </table:table-cell>
          <table:table-cell office:value-type="float" office:value="11665" calcext:value-type="float">
            <text:p>11665</text:p>
          </table:table-cell>
        </table:table-row>
        <table:table-row table:style-name="ro2">
          <table:table-cell office:value-type="string" calcext:value-type="string">
            <text:p>2021-02-17 03:42:26</text:p>
          </table:table-cell>
          <table:table-cell office:value-type="string" calcext:value-type="string">
            <text:p>2021-02-17 03:42:4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47</text:p>
          </table:table-cell>
          <table:table-cell office:value-type="string" calcext:value-type="string">
            <text:p>R_xD86oY1i3DxUIHD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69daa381d8da000100ccd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xD86oY1i3DxUIH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dc8e1ead5d30062b07</text:p>
          </table:table-cell>
          <table:table-cell office:value-type="float" office:value="11170" calcext:value-type="float">
            <text:p>11170</text:p>
          </table:table-cell>
        </table:table-row>
        <table:table-row table:style-name="ro2">
          <table:table-cell office:value-type="string" calcext:value-type="string">
            <text:p>2021-02-17 03:42:28</text:p>
          </table:table-cell>
          <table:table-cell office:value-type="string" calcext:value-type="string">
            <text:p>2021-02-17 03:42:5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51</text:p>
          </table:table-cell>
          <table:table-cell office:value-type="string" calcext:value-type="string">
            <text:p>R_1i24Tf8FJuO1DvG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9821fa768ff60008b53d3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46 Safari/537.36</text:p>
          </table:table-cell>
          <table:table-cell/>
          <table:table-cell office:value-type="string" calcext:value-type="string">
            <text:p>R_1i24Tf8FJuO1Dv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19dc5355e06d4d47f</text:p>
          </table:table-cell>
          <table:table-cell office:value-type="float" office:value="6063" calcext:value-type="float">
            <text:p>6063</text:p>
          </table:table-cell>
        </table:table-row>
        <table:table-row table:style-name="ro2">
          <table:table-cell office:value-type="string" calcext:value-type="string">
            <text:p>2021-02-17 03:42:30</text:p>
          </table:table-cell>
          <table:table-cell office:value-type="string" calcext:value-type="string">
            <text:p>2021-02-17 03:42:38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39</text:p>
          </table:table-cell>
          <table:table-cell office:value-type="string" calcext:value-type="string">
            <text:p>R_1fkLJ98goPOBmy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bfeaeb785edb0001fac42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1fkLJ98goPOBmy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29c4b055dec685de9</text:p>
          </table:table-cell>
          <table:table-cell office:value-type="float" office:value="6802" calcext:value-type="float">
            <text:p>6802</text:p>
          </table:table-cell>
        </table:table-row>
        <table:table-row table:style-name="ro2">
          <table:table-cell office:value-type="string" calcext:value-type="string">
            <text:p>2021-02-17 03:42:32</text:p>
          </table:table-cell>
          <table:table-cell office:value-type="string" calcext:value-type="string">
            <text:p>2021-02-17 03:43:0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09</text:p>
          </table:table-cell>
          <table:table-cell office:value-type="string" calcext:value-type="string">
            <text:p>R_3MSSE6xSlJBoeb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c94ff891a48f45108a900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3MSSE6xSlJBoeb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3c44c7f5df5729f86</text:p>
          </table:table-cell>
          <table:table-cell office:value-type="float" office:value="4238" calcext:value-type="float">
            <text:p>4238</text:p>
          </table:table-cell>
        </table:table-row>
        <table:table-row table:style-name="ro2">
          <table:table-cell office:value-type="string" calcext:value-type="string">
            <text:p>2021-02-17 03:42:38</text:p>
          </table:table-cell>
          <table:table-cell office:value-type="string" calcext:value-type="string">
            <text:p>2021-02-17 03:43:3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30</text:p>
          </table:table-cell>
          <table:table-cell office:value-type="string" calcext:value-type="string">
            <text:p>R_u8qPQ8zMG0zrHE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other Browser's Built-In Password Manager (please type the name below)</text:p>
          </table:table-cell>
          <table:table-cell office:value-type="string" calcext:value-type="string">
            <text:p>Opera Password Manager</text:p>
          </table:table-cell>
          <table:table-cell table:number-columns-repeated="2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bb9709a507f0ce98518d2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u8qPQ8zMG0zrHE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75f75b85c5185805c</text:p>
          </table:table-cell>
          <table:table-cell office:value-type="float" office:value="4266" calcext:value-type="float">
            <text:p>4266</text:p>
          </table:table-cell>
        </table:table-row>
        <table:table-row table:style-name="ro2">
          <table:table-cell office:value-type="string" calcext:value-type="string">
            <text:p>2021-02-17 03:42:38</text:p>
          </table:table-cell>
          <table:table-cell office:value-type="string" calcext:value-type="string">
            <text:p>2021-02-17 03:42:4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47</text:p>
          </table:table-cell>
          <table:table-cell office:value-type="string" calcext:value-type="string">
            <text:p>R_3JwwBpLeNdeeX1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5f046db672de0001fd2b9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3JwwBpLeNdeeX1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ccd38545cfe6d03ae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2021-02-17 03:42:40</text:p>
          </table:table-cell>
          <table:table-cell office:value-type="string" calcext:value-type="string">
            <text:p>2021-02-17 03:43:0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06</text:p>
          </table:table-cell>
          <table:table-cell office:value-type="string" calcext:value-type="string">
            <text:p>R_AgkQXxZOjr5wMg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a6d737a09cad065e46bc8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AgkQXxZOjr5wMg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c5103a65be2911534</text:p>
          </table:table-cell>
          <table:table-cell office:value-type="float" office:value="2424" calcext:value-type="float">
            <text:p>2424</text:p>
          </table:table-cell>
        </table:table-row>
        <table:table-row table:style-name="ro2">
          <table:table-cell office:value-type="string" calcext:value-type="string">
            <text:p>2021-02-17 03:42:42</text:p>
          </table:table-cell>
          <table:table-cell office:value-type="string" calcext:value-type="string">
            <text:p>2021-02-17 03:43:2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26</text:p>
          </table:table-cell>
          <table:table-cell office:value-type="string" calcext:value-type="string">
            <text:p>R_ypTTYf8yQyf5xX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nother Browser's Built-In Password Manager (please type the name below)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3b3d16d2664625fcfa73a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ypTTYf8yQyf5xX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b2337625edc674e8b</text:p>
          </table:table-cell>
          <table:table-cell office:value-type="float" office:value="6156" calcext:value-type="float">
            <text:p>6156</text:p>
          </table:table-cell>
        </table:table-row>
        <table:table-row table:style-name="ro2">
          <table:table-cell office:value-type="string" calcext:value-type="string">
            <text:p>2021-02-17 03:42:42</text:p>
          </table:table-cell>
          <table:table-cell office:value-type="string" calcext:value-type="string">
            <text:p>2021-02-17 03:43:5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52</text:p>
          </table:table-cell>
          <table:table-cell office:value-type="string" calcext:value-type="string">
            <text:p>R_1hKoG2CBAXuQ74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ce73ec7a8bda09b12ae77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hKoG2CBAXuQ74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ec32cfe5dbda8c880</text:p>
          </table:table-cell>
          <table:table-cell office:value-type="float" office:value="4935" calcext:value-type="float">
            <text:p>4935</text:p>
          </table:table-cell>
        </table:table-row>
        <table:table-row table:style-name="ro2">
          <table:table-cell office:value-type="string" calcext:value-type="string">
            <text:p>2021-02-17 03:42:46</text:p>
          </table:table-cell>
          <table:table-cell office:value-type="string" calcext:value-type="string">
            <text:p>2021-02-17 03:42:58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2:59</text:p>
          </table:table-cell>
          <table:table-cell office:value-type="string" calcext:value-type="string">
            <text:p>R_2PvcxevSAZn0Kc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ee482fbfc92c001ac0e00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PvcxevSAZn0Kc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d0a10ab5df3ab378f</text:p>
          </table:table-cell>
          <table:table-cell office:value-type="float" office:value="14438" calcext:value-type="float">
            <text:p>14438</text:p>
          </table:table-cell>
        </table:table-row>
        <table:table-row table:style-name="ro2">
          <table:table-cell office:value-type="string" calcext:value-type="string">
            <text:p>2021-02-17 03:42:48</text:p>
          </table:table-cell>
          <table:table-cell office:value-type="string" calcext:value-type="string">
            <text:p>2021-02-17 03:43:2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21</text:p>
          </table:table-cell>
          <table:table-cell office:value-type="string" calcext:value-type="string">
            <text:p>R_5w3UNtrIF7AekJ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bfd427a4627c4258d48ec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5w3UNtrIF7AekJ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47597b05c3ee384c8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office:value-type="string" calcext:value-type="string">
            <text:p>2021-02-17 03:42:51</text:p>
          </table:table-cell>
          <table:table-cell office:value-type="string" calcext:value-type="string">
            <text:p>2021-02-17 03:43:1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18</text:p>
          </table:table-cell>
          <table:table-cell office:value-type="string" calcext:value-type="string">
            <text:p>R_1fl4uCEB33vtst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f0a462ebe9a7092d6bb28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fl4uCEB33vtst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9e527c35d4f993295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2">
          <table:table-cell office:value-type="string" calcext:value-type="string">
            <text:p>2021-02-17 03:42:56</text:p>
          </table:table-cell>
          <table:table-cell office:value-type="string" calcext:value-type="string">
            <text:p>2021-02-17 03:43:12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12</text:p>
          </table:table-cell>
          <table:table-cell office:value-type="string" calcext:value-type="string">
            <text:p>R_4NskCraE2dPmXF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b1974ccb0cef0ba11f166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4NskCraE2dPmXF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7e527c35dc23a5da0</text:p>
          </table:table-cell>
          <table:table-cell office:value-type="float" office:value="12297" calcext:value-type="float">
            <text:p>12297</text:p>
          </table:table-cell>
        </table:table-row>
        <table:table-row table:style-name="ro2">
          <table:table-cell office:value-type="string" calcext:value-type="string">
            <text:p>2021-02-17 03:43:00</text:p>
          </table:table-cell>
          <table:table-cell office:value-type="string" calcext:value-type="string">
            <text:p>2021-02-17 03:43:0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09</text:p>
          </table:table-cell>
          <table:table-cell office:value-type="string" calcext:value-type="string">
            <text:p>R_29jeDLNWSSVBiI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887b1cc004480001269f1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9jeDLNWSSVBiI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2d8abe65e2742a680</text:p>
          </table:table-cell>
          <table:table-cell office:value-type="float" office:value="9854" calcext:value-type="float">
            <text:p>9854</text:p>
          </table:table-cell>
        </table:table-row>
        <table:table-row table:style-name="ro2">
          <table:table-cell office:value-type="string" calcext:value-type="string">
            <text:p>2021-02-17 03:43:00</text:p>
          </table:table-cell>
          <table:table-cell office:value-type="string" calcext:value-type="string">
            <text:p>2021-02-17 03:43:1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16</text:p>
          </table:table-cell>
          <table:table-cell office:value-type="string" calcext:value-type="string">
            <text:p>R_2v9b0d366QGWPY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05e8991814f20cef84f73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5_6) AppleWebKit/537.36 (KHTML, like Gecko) Chrome/86.0.4240.111 Safari/537.36</text:p>
          </table:table-cell>
          <table:table-cell/>
          <table:table-cell office:value-type="string" calcext:value-type="string">
            <text:p>R_2v9b0d366QGWPY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d10c7c15d93b1b9a7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string" calcext:value-type="string">
            <text:p>2021-02-17 03:43:01</text:p>
          </table:table-cell>
          <table:table-cell office:value-type="string" calcext:value-type="string">
            <text:p>2021-02-17 03:43:2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24</text:p>
          </table:table-cell>
          <table:table-cell office:value-type="string" calcext:value-type="string">
            <text:p>R_Pv9t5JK7nFfSIy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f3781975b61a0001d00c6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Pv9t5JK7nFfSIy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159d28f5e0b729a98</text:p>
          </table:table-cell>
          <table:table-cell office:value-type="float" office:value="3916" calcext:value-type="float">
            <text:p>3916</text:p>
          </table:table-cell>
        </table:table-row>
        <table:table-row table:style-name="ro2">
          <table:table-cell office:value-type="string" calcext:value-type="string">
            <text:p>2021-02-17 03:43:08</text:p>
          </table:table-cell>
          <table:table-cell office:value-type="string" calcext:value-type="string">
            <text:p>2021-02-17 03:43:2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25</text:p>
          </table:table-cell>
          <table:table-cell office:value-type="string" calcext:value-type="string">
            <text:p>R_1H5oM6mpO5ZQ2TI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608a0fdcea9700016e2f9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; rv:85.0) Gecko/20100101 Firefox/85.0</text:p>
          </table:table-cell>
          <table:table-cell/>
          <table:table-cell office:value-type="string" calcext:value-type="string">
            <text:p>R_1H5oM6mpO5ZQ2T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4af703b5df072c40e</text:p>
          </table:table-cell>
          <table:table-cell office:value-type="float" office:value="4488" calcext:value-type="float">
            <text:p>4488</text:p>
          </table:table-cell>
        </table:table-row>
        <table:table-row table:style-name="ro2">
          <table:table-cell office:value-type="string" calcext:value-type="string">
            <text:p>2021-02-17 03:43:09</text:p>
          </table:table-cell>
          <table:table-cell office:value-type="string" calcext:value-type="string">
            <text:p>2021-02-17 03:43:2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21</text:p>
          </table:table-cell>
          <table:table-cell office:value-type="string" calcext:value-type="string">
            <text:p>R_bfIivOkiWBO1x3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9d57aa39a763000dfe2c8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bfIivOkiWBO1x3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b85fd005b5607a6bb</text:p>
          </table:table-cell>
          <table:table-cell office:value-type="float" office:value="4008" calcext:value-type="float">
            <text:p>4008</text:p>
          </table:table-cell>
        </table:table-row>
        <table:table-row table:style-name="ro2">
          <table:table-cell office:value-type="string" calcext:value-type="string">
            <text:p>2021-02-17 03:43:13</text:p>
          </table:table-cell>
          <table:table-cell office:value-type="string" calcext:value-type="string">
            <text:p>2021-02-17 03:52:2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2:27</text:p>
          </table:table-cell>
          <table:table-cell office:value-type="string" calcext:value-type="string">
            <text:p>R_1pLkHBZGnOMkBP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3dPTdCufxu6x0Iu</text:p>
          </table:table-cell>
          <table:table-cell office:value-type="string" calcext:value-type="string">
            <text:p>Captura de pantalla 2021-02-17 084841.jpg</text:p>
          </table:table-cell>
          <table:table-cell office:value-type="float" office:value="122769" calcext:value-type="float">
            <text:p>122769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The amount of work required to replace these passwords is overwhelming.</text:p>
          </table:table-cell>
          <table:table-cell/>
          <table:table-cell office:value-type="string" calcext:value-type="string">
            <text:p>I prefer to have passwords I can remember without my password manager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printed an "emergency kit" generated by my password manager.</text:p>
          </table:table-cell>
          <table:table-cell table:number-columns-repeated="4"/>
          <table:table-cell office:value-type="string" calcext:value-type="string">
            <text:p>More than a year ago</text:p>
          </table:table-cell>
          <table:table-cell office:value-type="string" calcext:value-type="string">
            <text:p>Nev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d5e38cefd86eb00154bbec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pLkHBZGnOMkBP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e3a3b7a5eb1e291b8</text:p>
          </table:table-cell>
          <table:table-cell office:value-type="float" office:value="10408" calcext:value-type="float">
            <text:p>10408</text:p>
          </table:table-cell>
        </table:table-row>
        <table:table-row table:style-name="ro2">
          <table:table-cell office:value-type="string" calcext:value-type="string">
            <text:p>2021-02-17 03:43:16</text:p>
          </table:table-cell>
          <table:table-cell office:value-type="string" calcext:value-type="string">
            <text:p>2021-02-17 03:43:3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31</text:p>
          </table:table-cell>
          <table:table-cell office:value-type="string" calcext:value-type="string">
            <text:p>R_21p4YCCe39v1DO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a0588e71ed8f065bbf635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/>
          <table:table-cell office:value-type="string" calcext:value-type="string">
            <text:p>R_21p4YCCe39v1DO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a3b8daf5b81ff5bc7</text:p>
          </table:table-cell>
          <table:table-cell office:value-type="float" office:value="3958" calcext:value-type="float">
            <text:p>3958</text:p>
          </table:table-cell>
        </table:table-row>
        <table:table-row table:style-name="ro2">
          <table:table-cell office:value-type="string" calcext:value-type="string">
            <text:p>2021-02-17 03:43:24</text:p>
          </table:table-cell>
          <table:table-cell office:value-type="string" calcext:value-type="string">
            <text:p>2021-02-17 03:44:1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11</text:p>
          </table:table-cell>
          <table:table-cell office:value-type="string" calcext:value-type="string">
            <text:p>R_1g1HO2KAU9vzFkA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b55b287c968c3edf2be99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g1HO2KAU9vzFk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1a59d28f5e825b08cb</text:p>
          </table:table-cell>
          <table:table-cell office:value-type="float" office:value="9035" calcext:value-type="float">
            <text:p>9035</text:p>
          </table:table-cell>
        </table:table-row>
        <table:table-row table:style-name="ro2">
          <table:table-cell office:value-type="string" calcext:value-type="string">
            <text:p>2021-02-17 03:43:26</text:p>
          </table:table-cell>
          <table:table-cell office:value-type="string" calcext:value-type="string">
            <text:p>2021-02-17 03:43:5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00</text:p>
          </table:table-cell>
          <table:table-cell office:value-type="string" calcext:value-type="string">
            <text:p>R_2zZIR3tJdEIKHr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3e95436fa4350dadcfbfe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/>
          <table:table-cell office:value-type="string" calcext:value-type="string">
            <text:p>R_2zZIR3tJdEIKHr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1c7464525da1c4b470</text:p>
          </table:table-cell>
          <table:table-cell office:value-type="float" office:value="12422" calcext:value-type="float">
            <text:p>12422</text:p>
          </table:table-cell>
        </table:table-row>
        <table:table-row table:style-name="ro2">
          <table:table-cell office:value-type="string" calcext:value-type="string">
            <text:p>2021-02-17 03:43:29</text:p>
          </table:table-cell>
          <table:table-cell office:value-type="string" calcext:value-type="string">
            <text:p>2021-02-17 03:43:3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39</text:p>
          </table:table-cell>
          <table:table-cell office:value-type="string" calcext:value-type="string">
            <text:p>R_1FFWQZfBxrFppj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a873b6117dae2b091110c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1_2_1) AppleWebKit/537.36 (KHTML, like Gecko) Chrome/88.0.4324.150 Safari/537.36</text:p>
          </table:table-cell>
          <table:table-cell/>
          <table:table-cell office:value-type="string" calcext:value-type="string">
            <text:p>R_1FFWQZfBxrFppj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1d9070c15c7c1e71b0</text:p>
          </table:table-cell>
          <table:table-cell office:value-type="float" office:value="6746" calcext:value-type="float">
            <text:p>6746</text:p>
          </table:table-cell>
        </table:table-row>
        <table:table-row table:style-name="ro2">
          <table:table-cell office:value-type="string" calcext:value-type="string">
            <text:p>2021-02-17 03:43:32</text:p>
          </table:table-cell>
          <table:table-cell office:value-type="string" calcext:value-type="string">
            <text:p>2021-02-17 03:44:1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13</text:p>
          </table:table-cell>
          <table:table-cell office:value-type="string" calcext:value-type="string">
            <text:p>R_3LbeOrJfLX3XrH8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NordPass</text:p>
          </table:table-cell>
          <table:table-cell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5793d85411a8251740e60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LbeOrJfLX3XrH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29070c15c7c1e71b1</text:p>
          </table:table-cell>
          <table:table-cell office:value-type="float" office:value="7647" calcext:value-type="float">
            <text:p>7647</text:p>
          </table:table-cell>
        </table:table-row>
        <table:table-row table:style-name="ro2">
          <table:table-cell office:value-type="string" calcext:value-type="string">
            <text:p>2021-02-17 03:43:38</text:p>
          </table:table-cell>
          <table:table-cell office:value-type="string" calcext:value-type="string">
            <text:p>2021-02-17 03:44:3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34</text:p>
          </table:table-cell>
          <table:table-cell office:value-type="string" calcext:value-type="string">
            <text:p>R_2TTThbYJpqVvym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01c12e7734930342edad1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TTThbYJpqVvym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743d6575af1be468d</text:p>
          </table:table-cell>
          <table:table-cell office:value-type="float" office:value="2689" calcext:value-type="float">
            <text:p>2689</text:p>
          </table:table-cell>
        </table:table-row>
        <table:table-row table:style-name="ro2">
          <table:table-cell office:value-type="string" calcext:value-type="string">
            <text:p>2021-02-17 03:43:41</text:p>
          </table:table-cell>
          <table:table-cell office:value-type="string" calcext:value-type="string">
            <text:p>2021-02-17 03:44:0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07</text:p>
          </table:table-cell>
          <table:table-cell office:value-type="string" calcext:value-type="string">
            <text:p>R_1QKt7K22tM8gGqA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dcec3fa946f7c000b1b7c7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1QKt7K22tM8gGq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ba31f955d71f6696c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table-cell office:value-type="string" calcext:value-type="string">
            <text:p>2021-02-17 03:43:45</text:p>
          </table:table-cell>
          <table:table-cell office:value-type="string" calcext:value-type="string">
            <text:p>2021-02-17 03:44:4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48</text:p>
          </table:table-cell>
          <table:table-cell office:value-type="string" calcext:value-type="string">
            <text:p>R_1BXVXcZIqWM2em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Depends. Sometimes I create them myself, other times I let the browser decide and in some cases I just search for an online password generator.</text:p>
          </table:table-cell>
          <table:table-cell table:number-columns-repeated="37"/>
          <table:table-cell office:value-type="string" calcext:value-type="string">
            <text:p>5d652c1577e1440001a542b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BXVXcZIqWM2em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9aece2b5e97d26702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2021-02-17 03:43:46</text:p>
          </table:table-cell>
          <table:table-cell office:value-type="string" calcext:value-type="string">
            <text:p>2021-02-17 03:43:5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3:57</text:p>
          </table:table-cell>
          <table:table-cell office:value-type="string" calcext:value-type="string">
            <text:p>R_2QS43MX0jyCKZN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68ac7421c364000977cd0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2 Safari/537.36</text:p>
          </table:table-cell>
          <table:table-cell/>
          <table:table-cell office:value-type="string" calcext:value-type="string">
            <text:p>R_2QS43MX0jyCKZN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08083d85d051ecb59</text:p>
          </table:table-cell>
          <table:table-cell office:value-type="float" office:value="9620" calcext:value-type="float">
            <text:p>9620</text:p>
          </table:table-cell>
        </table:table-row>
        <table:table-row table:style-name="ro2">
          <table:table-cell office:value-type="string" calcext:value-type="string">
            <text:p>2021-02-17 03:43:47</text:p>
          </table:table-cell>
          <table:table-cell office:value-type="string" calcext:value-type="string">
            <text:p>2021-02-17 03:44:4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45</text:p>
          </table:table-cell>
          <table:table-cell office:value-type="string" calcext:value-type="string">
            <text:p>R_2Cfx1pvfSOwcTc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83c14271fb5d0019cf8a7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Cfx1pvfSOwcTc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1986cfd00092fc3dc</text:p>
          </table:table-cell>
          <table:table-cell office:value-type="float" office:value="14798" calcext:value-type="float">
            <text:p>14798</text:p>
          </table:table-cell>
        </table:table-row>
        <table:table-row table:style-name="ro2">
          <table:table-cell office:value-type="string" calcext:value-type="string">
            <text:p>2021-02-17 03:43:48</text:p>
          </table:table-cell>
          <table:table-cell office:value-type="string" calcext:value-type="string">
            <text:p>2021-02-17 03:44:1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14</text:p>
          </table:table-cell>
          <table:table-cell office:value-type="string" calcext:value-type="string">
            <text:p>R_wTsT2ehm3ZAHgW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b5f173d0b6e98000181c58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wTsT2ehm3ZAHgW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ca31f955dea1e5067</text:p>
          </table:table-cell>
          <table:table-cell office:value-type="float" office:value="13309" calcext:value-type="float">
            <text:p>13309</text:p>
          </table:table-cell>
        </table:table-row>
        <table:table-row table:style-name="ro2">
          <table:table-cell office:value-type="string" calcext:value-type="string">
            <text:p>2021-02-17 03:43:55</text:p>
          </table:table-cell>
          <table:table-cell office:value-type="string" calcext:value-type="string">
            <text:p>2021-02-17 03:45:1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14</text:p>
          </table:table-cell>
          <table:table-cell office:value-type="string" calcext:value-type="string">
            <text:p>R_eeWehP4yubQZLG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7ed50265882f1bdd4b50d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eeWehP4yubQZLG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7aa64bc5e45a28803</text:p>
          </table:table-cell>
          <table:table-cell office:value-type="float" office:value="8122" calcext:value-type="float">
            <text:p>8122</text:p>
          </table:table-cell>
        </table:table-row>
        <table:table-row table:style-name="ro2">
          <table:table-cell office:value-type="string" calcext:value-type="string">
            <text:p>2021-02-17 03:44:01</text:p>
          </table:table-cell>
          <table:table-cell office:value-type="string" calcext:value-type="string">
            <text:p>2021-02-17 03:44:2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23</text:p>
          </table:table-cell>
          <table:table-cell office:value-type="string" calcext:value-type="string">
            <text:p>R_2SqqTauTkULeC3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d1ddefbdcc381f5ace15d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2SqqTauTkULeC3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fc2eb7c5d8ad34d1b</text:p>
          </table:table-cell>
          <table:table-cell office:value-type="float" office:value="13190" calcext:value-type="float">
            <text:p>13190</text:p>
          </table:table-cell>
        </table:table-row>
        <table:table-row table:style-name="ro2">
          <table:table-cell office:value-type="string" calcext:value-type="string">
            <text:p>2021-02-17 03:44:13</text:p>
          </table:table-cell>
          <table:table-cell office:value-type="string" calcext:value-type="string">
            <text:p>2021-02-17 03:44:3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33</text:p>
          </table:table-cell>
          <table:table-cell office:value-type="string" calcext:value-type="string">
            <text:p>R_1PejxzIiQ9P9qy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6017d550b8ea6634cdb5f7b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1PejxzIiQ9P9qy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ac9242f5c83d52180</text:p>
          </table:table-cell>
          <table:table-cell office:value-type="float" office:value="7763" calcext:value-type="float">
            <text:p>7763</text:p>
          </table:table-cell>
        </table:table-row>
        <table:table-row table:style-name="ro2">
          <table:table-cell office:value-type="string" calcext:value-type="string">
            <text:p>2021-02-17 03:44:16</text:p>
          </table:table-cell>
          <table:table-cell office:value-type="string" calcext:value-type="string">
            <text:p>2021-02-17 03:44:2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26</text:p>
          </table:table-cell>
          <table:table-cell office:value-type="string" calcext:value-type="string">
            <text:p>R_3Kvw5yzb4g0Xgy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e8333cc638d47aaaf325c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3Kvw5yzb4g0Xgy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dd055055c6e7c1dae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2">
          <table:table-cell office:value-type="string" calcext:value-type="string">
            <text:p>2021-02-17 03:44:17</text:p>
          </table:table-cell>
          <table:table-cell office:value-type="string" calcext:value-type="string">
            <text:p>2021-02-17 03:44:2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24</text:p>
          </table:table-cell>
          <table:table-cell office:value-type="string" calcext:value-type="string">
            <text:p>R_3kp3Z0qje2v1cn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92928c83a867000176e5d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kp3Z0qje2v1cn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d4787305d6fc39bcb</text:p>
          </table:table-cell>
          <table:table-cell office:value-type="float" office:value="7093" calcext:value-type="float">
            <text:p>7093</text:p>
          </table:table-cell>
        </table:table-row>
        <table:table-row table:style-name="ro2">
          <table:table-cell office:value-type="string" calcext:value-type="string">
            <text:p>2021-02-17 03:44:17</text:p>
          </table:table-cell>
          <table:table-cell office:value-type="string" calcext:value-type="string">
            <text:p>2021-02-17 03:46:1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7</text:p>
          </table:table-cell>
          <table:table-cell office:value-type="string" calcext:value-type="string">
            <text:p>R_1jOPaaBRoWxDsj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f848486ed638b0ec6c2b5d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jOPaaBRoWxDsj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f4525b35de418acbe</text:p>
          </table:table-cell>
          <table:table-cell office:value-type="float" office:value="3969" calcext:value-type="float">
            <text:p>3969</text:p>
          </table:table-cell>
        </table:table-row>
        <table:table-row table:style-name="ro2">
          <table:table-cell office:value-type="string" calcext:value-type="string">
            <text:p>2021-02-17 03:44:19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R_2q3QykuWMpNWEM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eePassXC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f69dc04e44a140112b7e28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Linux x86_64) AppleWebKit/537.36 (KHTML, like Gecko) Chrome/88.0.4324.150 Safari/537.36</text:p>
          </table:table-cell>
          <table:table-cell/>
          <table:table-cell office:value-type="string" calcext:value-type="string">
            <text:p>R_2q3QykuWMpNWEM9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9af703b5df072c411</text:p>
          </table:table-cell>
          <table:table-cell office:value-type="float" office:value="11184" calcext:value-type="float">
            <text:p>11184</text:p>
          </table:table-cell>
        </table:table-row>
        <table:table-row table:style-name="ro2">
          <table:table-cell office:value-type="string" calcext:value-type="string">
            <text:p>2021-02-17 03:44:20</text:p>
          </table:table-cell>
          <table:table-cell office:value-type="string" calcext:value-type="string">
            <text:p>2021-02-17 03:44:4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46</text:p>
          </table:table-cell>
          <table:table-cell office:value-type="string" calcext:value-type="string">
            <text:p>R_2c2aDiEVPaY2oz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c5fa5248576300014e073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/>
          <table:table-cell office:value-type="string" calcext:value-type="string">
            <text:p>R_2c2aDiEVPaY2oz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67597b05d30b21b1c</text:p>
          </table:table-cell>
          <table:table-cell office:value-type="float" office:value="7029" calcext:value-type="float">
            <text:p>7029</text:p>
          </table:table-cell>
        </table:table-row>
        <table:table-row table:style-name="ro2">
          <table:table-cell office:value-type="string" calcext:value-type="string">
            <text:p>2021-02-17 03:44:22</text:p>
          </table:table-cell>
          <table:table-cell office:value-type="string" calcext:value-type="string">
            <text:p>2021-02-17 03:44:4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49</text:p>
          </table:table-cell>
          <table:table-cell office:value-type="string" calcext:value-type="string">
            <text:p>R_1jfBmTXVhAlE5P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6bdf395abe8b0019515a0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1jfBmTXVhAlE5P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362da625e20730b4a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table-cell office:value-type="string" calcext:value-type="string">
            <text:p>2021-02-17 03:44:26</text:p>
          </table:table-cell>
          <table:table-cell office:value-type="string" calcext:value-type="string">
            <text:p>2021-02-17 03:46:0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01</text:p>
          </table:table-cell>
          <table:table-cell office:value-type="string" calcext:value-type="string">
            <text:p>R_qW8uZA0a23Prer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f05cee60a444581ce3d0d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qW8uZA0a23Prer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6aa061b5ae77faa2b</text:p>
          </table:table-cell>
          <table:table-cell office:value-type="float" office:value="1867" calcext:value-type="float">
            <text:p>1867</text:p>
          </table:table-cell>
        </table:table-row>
        <table:table-row table:style-name="ro2">
          <table:table-cell office:value-type="string" calcext:value-type="string">
            <text:p>2021-02-17 03:44:27</text:p>
          </table:table-cell>
          <table:table-cell office:value-type="string" calcext:value-type="string">
            <text:p>2021-02-17 03:44:4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4:49</text:p>
          </table:table-cell>
          <table:table-cell office:value-type="string" calcext:value-type="string">
            <text:p>R_bQnmNdQ8WnsLhC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0c83fb24f939439514d5d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bQnmNdQ8WnsLhC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4543ec55cc44ba3e4</text:p>
          </table:table-cell>
          <table:table-cell office:value-type="float" office:value="8568" calcext:value-type="float">
            <text:p>8568</text:p>
          </table:table-cell>
        </table:table-row>
        <table:table-row table:style-name="ro2">
          <table:table-cell office:value-type="string" calcext:value-type="string">
            <text:p>2021-02-17 03:44:29</text:p>
          </table:table-cell>
          <table:table-cell office:value-type="string" calcext:value-type="string">
            <text:p>2021-02-17 03:45:1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15</text:p>
          </table:table-cell>
          <table:table-cell office:value-type="string" calcext:value-type="string">
            <text:p>R_278wxg89ftFL8T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a bit of both </text:p>
          </table:table-cell>
          <table:table-cell table:number-columns-repeated="37"/>
          <table:table-cell office:value-type="string" calcext:value-type="string">
            <text:p>5c9f5378d033a200175225d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278wxg89ftFL8T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babe1415d9d16f130</text:p>
          </table:table-cell>
          <table:table-cell office:value-type="float" office:value="6605" calcext:value-type="float">
            <text:p>6605</text:p>
          </table:table-cell>
        </table:table-row>
        <table:table-row table:style-name="ro2">
          <table:table-cell office:value-type="string" calcext:value-type="string">
            <text:p>2021-02-17 03:44:30</text:p>
          </table:table-cell>
          <table:table-cell office:value-type="string" calcext:value-type="string">
            <text:p>2021-02-17 03:45:3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35</text:p>
          </table:table-cell>
          <table:table-cell office:value-type="string" calcext:value-type="string">
            <text:p>R_3rHxNBd9LwKrSnq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5b2bd1b2430a23a9674a5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3rHxNBd9LwKrSn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bc44c7f5e6af61af2</text:p>
          </table:table-cell>
          <table:table-cell office:value-type="float" office:value="7521" calcext:value-type="float">
            <text:p>7521</text:p>
          </table:table-cell>
        </table:table-row>
        <table:table-row table:style-name="ro2">
          <table:table-cell office:value-type="string" calcext:value-type="string">
            <text:p>2021-02-17 03:44:34</text:p>
          </table:table-cell>
          <table:table-cell office:value-type="string" calcext:value-type="string">
            <text:p>2021-02-17 03:45:5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59</text:p>
          </table:table-cell>
          <table:table-cell office:value-type="string" calcext:value-type="string">
            <text:p>R_1FxkYa7iPnk8d3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de29d1c97eaa037654aa4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FxkYa7iPnk8d3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f62da625e20730b4b</text:p>
          </table:table-cell>
          <table:table-cell office:value-type="float" office:value="11882" calcext:value-type="float">
            <text:p>11882</text:p>
          </table:table-cell>
        </table:table-row>
        <table:table-row table:style-name="ro2">
          <table:table-cell office:value-type="string" calcext:value-type="string">
            <text:p>2021-02-17 03:44:41</text:p>
          </table:table-cell>
          <table:table-cell office:value-type="string" calcext:value-type="string">
            <text:p>2021-02-17 03:45:3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36</text:p>
          </table:table-cell>
          <table:table-cell office:value-type="string" calcext:value-type="string">
            <text:p>R_1KrqOWBdkTDqtf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ashlane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f37d0096c8c8f25965fed2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ONEPLUS A6000) AppleWebKit/537.36 (KHTML, like Gecko) Chrome/88.0.4324.155 Mobile Safari/537.36</text:p>
          </table:table-cell>
          <table:table-cell/>
          <table:table-cell office:value-type="string" calcext:value-type="string">
            <text:p>R_1KrqOWBdkTDqtf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08defe05cf021f8c4</text:p>
          </table:table-cell>
          <table:table-cell office:value-type="float" office:value="2944" calcext:value-type="float">
            <text:p>2944</text:p>
          </table:table-cell>
        </table:table-row>
        <table:table-row table:style-name="ro2">
          <table:table-cell office:value-type="string" calcext:value-type="string">
            <text:p>2021-02-17 03:44:45</text:p>
          </table:table-cell>
          <table:table-cell office:value-type="string" calcext:value-type="string">
            <text:p>2021-02-17 03:45:0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05</text:p>
          </table:table-cell>
          <table:table-cell office:value-type="string" calcext:value-type="string">
            <text:p>R_ys8LqN5Q6uCr7R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cc61ad900e3e8fe2aa68a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ys8LqN5Q6uCr7R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bbc57725cb534fe82</text:p>
          </table:table-cell>
          <table:table-cell office:value-type="float" office:value="5050" calcext:value-type="float">
            <text:p>5050</text:p>
          </table:table-cell>
        </table:table-row>
        <table:table-row table:style-name="ro2">
          <table:table-cell office:value-type="string" calcext:value-type="string">
            <text:p>2021-02-17 03:45:04</text:p>
          </table:table-cell>
          <table:table-cell office:value-type="string" calcext:value-type="string">
            <text:p>2021-02-17 03:46:2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24</text:p>
          </table:table-cell>
          <table:table-cell office:value-type="string" calcext:value-type="string">
            <text:p>R_yjyjuAwLvrpeCA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48faba4aac572ba26343f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rv:85.0) Gecko/20100101 Firefox/85.0</text:p>
          </table:table-cell>
          <table:table-cell/>
          <table:table-cell office:value-type="string" calcext:value-type="string">
            <text:p>R_yjyjuAwLvrpeCA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45bdba45c8d53b993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 office:value-type="string" calcext:value-type="string">
            <text:p>2021-02-17 03:45:07</text:p>
          </table:table-cell>
          <table:table-cell office:value-type="string" calcext:value-type="string">
            <text:p>2021-02-17 03:45:2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23</text:p>
          </table:table-cell>
          <table:table-cell office:value-type="string" calcext:value-type="string">
            <text:p>R_1rrdq8aDI9ENpZg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83c8f31854ab56a1f68be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1rrdq8aDI9ENpZ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286b07759cb8b1f4d</text:p>
          </table:table-cell>
          <table:table-cell office:value-type="float" office:value="2912" calcext:value-type="float">
            <text:p>2912</text:p>
          </table:table-cell>
        </table:table-row>
        <table:table-row table:style-name="ro2">
          <table:table-cell office:value-type="string" calcext:value-type="string">
            <text:p>2021-02-17 03:45:08</text:p>
          </table:table-cell>
          <table:table-cell office:value-type="string" calcext:value-type="string">
            <text:p>2021-02-17 03:46:1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6</text:p>
          </table:table-cell>
          <table:table-cell office:value-type="string" calcext:value-type="string">
            <text:p>R_1roVhEwfb4LkLg7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c3ee593de04ad0001d9135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roVhEwfb4LkLg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aa11bc85cd8ccaa52</text:p>
          </table:table-cell>
          <table:table-cell office:value-type="float" office:value="11219" calcext:value-type="float">
            <text:p>11219</text:p>
          </table:table-cell>
        </table:table-row>
        <table:table-row table:style-name="ro2">
          <table:table-cell office:value-type="string" calcext:value-type="string">
            <text:p>2021-02-17 03:45:13</text:p>
          </table:table-cell>
          <table:table-cell office:value-type="string" calcext:value-type="string">
            <text:p>2021-02-17 03:46:1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2</text:p>
          </table:table-cell>
          <table:table-cell office:value-type="string" calcext:value-type="string">
            <text:p>R_1pYYsoozN2WavU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ff2f7c18a0e607b50d787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pYYsoozN2WavU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6a11bc85cd8ccaa53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office:value-type="string" calcext:value-type="string">
            <text:p>2021-02-17 03:45:14</text:p>
          </table:table-cell>
          <table:table-cell office:value-type="string" calcext:value-type="string">
            <text:p>2021-02-17 03:45:2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25</text:p>
          </table:table-cell>
          <table:table-cell office:value-type="string" calcext:value-type="string">
            <text:p>R_1KpSng937iR2kS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418da10dab34340bd50d6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KpSng937iR2kS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7bc57725bc954c2c8</text:p>
          </table:table-cell>
          <table:table-cell office:value-type="float" office:value="3889" calcext:value-type="float">
            <text:p>3889</text:p>
          </table:table-cell>
        </table:table-row>
        <table:table-row table:style-name="ro2">
          <table:table-cell office:value-type="string" calcext:value-type="string">
            <text:p>2021-02-17 03:45:14</text:p>
          </table:table-cell>
          <table:table-cell office:value-type="string" calcext:value-type="string">
            <text:p>2021-02-17 03:46:0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06</text:p>
          </table:table-cell>
          <table:table-cell office:value-type="string" calcext:value-type="string">
            <text:p>R_swhsTId6d88m5Gx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Both, depending how often I use the website</text:p>
          </table:table-cell>
          <table:table-cell table:number-columns-repeated="37"/>
          <table:table-cell office:value-type="string" calcext:value-type="string">
            <text:p>5eb295d7707dcc0009d735b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swhsTId6d88m5G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60a10ab5c1434c353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office:value-type="string" calcext:value-type="string">
            <text:p>2021-02-17 03:45:16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R_3pf4eMFV9sT6Do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601fea5876e6d655acab0c3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pf4eMFV9sT6Do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01dd2cb127da26be4</text:p>
          </table:table-cell>
          <table:table-cell office:value-type="float" office:value="4195" calcext:value-type="float">
            <text:p>4195</text:p>
          </table:table-cell>
        </table:table-row>
        <table:table-row table:style-name="ro2">
          <table:table-cell office:value-type="string" calcext:value-type="string">
            <text:p>2021-02-17 03:45:29</text:p>
          </table:table-cell>
          <table:table-cell office:value-type="string" calcext:value-type="string">
            <text:p>2021-02-17 03:46:1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2</text:p>
          </table:table-cell>
          <table:table-cell office:value-type="string" calcext:value-type="string">
            <text:p>R_qyZ3JmXeXTQd6M1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c6b25adb97a63895d5435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qyZ3JmXeXTQd6M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12e76d05e4c897593</text:p>
          </table:table-cell>
          <table:table-cell office:value-type="float" office:value="8487" calcext:value-type="float">
            <text:p>8487</text:p>
          </table:table-cell>
        </table:table-row>
        <table:table-row table:style-name="ro2">
          <table:table-cell office:value-type="string" calcext:value-type="string">
            <text:p>2021-02-17 03:45:29</text:p>
          </table:table-cell>
          <table:table-cell office:value-type="string" calcext:value-type="string">
            <text:p>2021-02-17 03:46:4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49</text:p>
          </table:table-cell>
          <table:table-cell office:value-type="string" calcext:value-type="string">
            <text:p>R_1OBqSsQfHeG43iy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1e272fdd49e2000be23e5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OBqSsQfHeG43iy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786b0775b30c0d7b2</text:p>
          </table:table-cell>
          <table:table-cell office:value-type="float" office:value="3285" calcext:value-type="float">
            <text:p>3285</text:p>
          </table:table-cell>
        </table:table-row>
        <table:table-row table:style-name="ro2">
          <table:table-cell office:value-type="string" calcext:value-type="string">
            <text:p>2021-02-17 03:45:32</text:p>
          </table:table-cell>
          <table:table-cell office:value-type="string" calcext:value-type="string">
            <text:p>2021-02-17 03:45:4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48</text:p>
          </table:table-cell>
          <table:table-cell office:value-type="string" calcext:value-type="string">
            <text:p>R_A7Ej8nDd8gaKnG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dd13ea27657606e475514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A7Ej8nDd8gaKnG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a4634b25e7421778a</text:p>
          </table:table-cell>
          <table:table-cell office:value-type="float" office:value="4622" calcext:value-type="float">
            <text:p>4622</text:p>
          </table:table-cell>
        </table:table-row>
        <table:table-row table:style-name="ro2">
          <table:table-cell office:value-type="string" calcext:value-type="string">
            <text:p>2021-02-17 03:45:38</text:p>
          </table:table-cell>
          <table:table-cell office:value-type="string" calcext:value-type="string">
            <text:p>2021-02-17 03:46:1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7</text:p>
          </table:table-cell>
          <table:table-cell office:value-type="string" calcext:value-type="string">
            <text:p>R_1lmLYlKtQauROS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8f32cb79a8e80727d489a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lmLYlKtQauROS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04ae7915b0545b0be</text:p>
          </table:table-cell>
          <table:table-cell office:value-type="float" office:value="9923" calcext:value-type="float">
            <text:p>9923</text:p>
          </table:table-cell>
        </table:table-row>
        <table:table-row table:style-name="ro2">
          <table:table-cell office:value-type="string" calcext:value-type="string">
            <text:p>2021-02-17 03:45:38</text:p>
          </table:table-cell>
          <table:table-cell office:value-type="string" calcext:value-type="string">
            <text:p>2021-02-17 03:46:4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42</text:p>
          </table:table-cell>
          <table:table-cell office:value-type="string" calcext:value-type="string">
            <text:p>R_78laVPqUZa5iOA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eepass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bcdc93d77740000016ad4d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78laVPqUZa5iOA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fc32cfe5dbda8c88b</text:p>
          </table:table-cell>
          <table:table-cell office:value-type="float" office:value="8772" calcext:value-type="float">
            <text:p>8772</text:p>
          </table:table-cell>
        </table:table-row>
        <table:table-row table:style-name="ro2">
          <table:table-cell office:value-type="string" calcext:value-type="string">
            <text:p>2021-02-17 03:45:42</text:p>
          </table:table-cell>
          <table:table-cell office:value-type="string" calcext:value-type="string">
            <text:p>2021-02-17 03:45:5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53</text:p>
          </table:table-cell>
          <table:table-cell office:value-type="string" calcext:value-type="string">
            <text:p>R_1hSVvjrIkkKiB8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debd83d5e2a916b17507d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hSVvjrIkkKiB8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37cdd705ce64e2a71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string" calcext:value-type="string">
            <text:p>2021-02-17 03:45:43</text:p>
          </table:table-cell>
          <table:table-cell office:value-type="string" calcext:value-type="string">
            <text:p>2021-02-17 03:48:2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28</text:p>
          </table:table-cell>
          <table:table-cell office:value-type="string" calcext:value-type="string">
            <text:p>R_1OVv1kYsdRPbQN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a964a32f7b3304bb975a0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CrOS x86_64 13597.66.0) AppleWebKit/537.36 (KHTML, like Gecko) Chrome/88.0.4324.109 Safari/537.36</text:p>
          </table:table-cell>
          <table:table-cell/>
          <table:table-cell office:value-type="string" calcext:value-type="string">
            <text:p>R_1OVv1kYsdRPbQN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cc8c7425e2faf4e5a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2021-02-17 03:45:44</text:p>
          </table:table-cell>
          <table:table-cell office:value-type="string" calcext:value-type="string">
            <text:p>2021-02-17 03:45:52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52</text:p>
          </table:table-cell>
          <table:table-cell office:value-type="string" calcext:value-type="string">
            <text:p>R_R9MVEKDXmMdxgu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6c965de6c65a24727e1d0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/>
          <table:table-cell office:value-type="string" calcext:value-type="string">
            <text:p>R_R9MVEKDXmMdxgu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52e76d05dd9ae5476</text:p>
          </table:table-cell>
          <table:table-cell office:value-type="float" office:value="3990" calcext:value-type="float">
            <text:p>3990</text:p>
          </table:table-cell>
        </table:table-row>
        <table:table-row table:style-name="ro2">
          <table:table-cell office:value-type="string" calcext:value-type="string">
            <text:p>2021-02-17 03:45:44</text:p>
          </table:table-cell>
          <table:table-cell office:value-type="string" calcext:value-type="string">
            <text:p>2021-02-17 03:46:08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08</text:p>
          </table:table-cell>
          <table:table-cell office:value-type="string" calcext:value-type="string">
            <text:p>R_3COXps54Xbboz54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6017dfd0b76cfaa8b1421b4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3COXps54Xbboz54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c0c9b4a5d47d2f8af</text:p>
          </table:table-cell>
          <table:table-cell office:value-type="float" office:value="5334" calcext:value-type="float">
            <text:p>5334</text:p>
          </table:table-cell>
        </table:table-row>
        <table:table-row table:style-name="ro2">
          <table:table-cell office:value-type="string" calcext:value-type="string">
            <text:p>2021-02-17 03:45:45</text:p>
          </table:table-cell>
          <table:table-cell office:value-type="string" calcext:value-type="string">
            <text:p>2021-02-17 03:45:5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5:56</text:p>
          </table:table-cell>
          <table:table-cell office:value-type="string" calcext:value-type="string">
            <text:p>R_2yf7qgplPbF4pw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aa800c4f9d9c3bdc61241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yf7qgplPbF4pw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676d5ee5c0b7d854f</text:p>
          </table:table-cell>
          <table:table-cell office:value-type="float" office:value="3859" calcext:value-type="float">
            <text:p>3859</text:p>
          </table:table-cell>
        </table:table-row>
        <table:table-row table:style-name="ro2">
          <table:table-cell office:value-type="string" calcext:value-type="string">
            <text:p>2021-02-17 03:45:45</text:p>
          </table:table-cell>
          <table:table-cell office:value-type="string" calcext:value-type="string">
            <text:p>2021-02-17 03:46:1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0</text:p>
          </table:table-cell>
          <table:table-cell office:value-type="string" calcext:value-type="string">
            <text:p>R_3P5f6YHayQt5vW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844eea9b271207be17f8c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P5f6YHayQt5vW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9abe1415cb73cdfdc</text:p>
          </table:table-cell>
          <table:table-cell office:value-type="float" office:value="6420" calcext:value-type="float">
            <text:p>6420</text:p>
          </table:table-cell>
        </table:table-row>
        <table:table-row table:style-name="ro2">
          <table:table-cell office:value-type="string" calcext:value-type="string">
            <text:p>2021-02-17 03:45:48</text:p>
          </table:table-cell>
          <table:table-cell office:value-type="string" calcext:value-type="string">
            <text:p>2021-02-17 03:47:2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25</text:p>
          </table:table-cell>
          <table:table-cell office:value-type="string" calcext:value-type="string">
            <text:p>R_3GcXabyaaR99zb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651423bda63f030f6d87a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GcXabyaaR99zb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777ccb75dfd44ac98</text:p>
          </table:table-cell>
          <table:table-cell office:value-type="float" office:value="14629" calcext:value-type="float">
            <text:p>14629</text:p>
          </table:table-cell>
        </table:table-row>
        <table:table-row table:style-name="ro2">
          <table:table-cell office:value-type="string" calcext:value-type="string">
            <text:p>2021-02-17 03:46:00</text:p>
          </table:table-cell>
          <table:table-cell office:value-type="string" calcext:value-type="string">
            <text:p>2021-02-17 03:46:1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12</text:p>
          </table:table-cell>
          <table:table-cell office:value-type="string" calcext:value-type="string">
            <text:p>R_3snz4JBD3mlnC5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0c5af0c5c5855af01d147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snz4JBD3mlnC5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4f732e95da926e805</text:p>
          </table:table-cell>
          <table:table-cell office:value-type="float" office:value="3784" calcext:value-type="float">
            <text:p>3784</text:p>
          </table:table-cell>
        </table:table-row>
        <table:table-row table:style-name="ro2">
          <table:table-cell office:value-type="string" calcext:value-type="string">
            <text:p>2021-02-17 03:46:02</text:p>
          </table:table-cell>
          <table:table-cell office:value-type="string" calcext:value-type="string">
            <text:p>2021-02-17 03:46:2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27</text:p>
          </table:table-cell>
          <table:table-cell office:value-type="string" calcext:value-type="string">
            <text:p>R_21HWuYhF63oBB0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d67bc65aa0252001bb1a8f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6.0.4240.183 Safari/537.36 Edg/86.0.622.63</text:p>
          </table:table-cell>
          <table:table-cell/>
          <table:table-cell office:value-type="string" calcext:value-type="string">
            <text:p>R_21HWuYhF63oBB0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5eff74b5e91457ea2</text:p>
          </table:table-cell>
          <table:table-cell office:value-type="float" office:value="7922" calcext:value-type="float">
            <text:p>7922</text:p>
          </table:table-cell>
        </table:table-row>
        <table:table-row table:style-name="ro2">
          <table:table-cell office:value-type="string" calcext:value-type="string">
            <text:p>2021-02-17 03:46:02</text:p>
          </table:table-cell>
          <table:table-cell office:value-type="string" calcext:value-type="string">
            <text:p>2021-02-17 03:49:3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33</text:p>
          </table:table-cell>
          <table:table-cell office:value-type="string" calcext:value-type="string">
            <text:p>R_1poCf3YhDaVOlx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eaeebe0cda0721303f1a8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poCf3YhDaVOlx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84ae7915b799296cd</text:p>
          </table:table-cell>
          <table:table-cell office:value-type="float" office:value="2677" calcext:value-type="float">
            <text:p>2677</text:p>
          </table:table-cell>
        </table:table-row>
        <table:table-row table:style-name="ro2">
          <table:table-cell office:value-type="string" calcext:value-type="string">
            <text:p>2021-02-17 03:46:04</text:p>
          </table:table-cell>
          <table:table-cell office:value-type="string" calcext:value-type="string">
            <text:p>2021-02-17 03:46:3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38</text:p>
          </table:table-cell>
          <table:table-cell office:value-type="string" calcext:value-type="string">
            <text:p>R_Ti8y8mtlmQcoRW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e5c144a2ec4203e5693aaa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Ti8y8mtlmQcoRW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accc37d5e679db418</text:p>
          </table:table-cell>
          <table:table-cell office:value-type="float" office:value="2779" calcext:value-type="float">
            <text:p>2779</text:p>
          </table:table-cell>
        </table:table-row>
        <table:table-row table:style-name="ro2">
          <table:table-cell office:value-type="string" calcext:value-type="string">
            <text:p>2021-02-17 03:46:11</text:p>
          </table:table-cell>
          <table:table-cell office:value-type="string" calcext:value-type="string">
            <text:p>2021-02-17 03:46:2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27</text:p>
          </table:table-cell>
          <table:table-cell office:value-type="string" calcext:value-type="string">
            <text:p>R_3ErFzyKCvjjtLCY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af74179e83f820fd078c7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3ErFzyKCvjjtLCY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086b0775c21f41865</text:p>
          </table:table-cell>
          <table:table-cell office:value-type="float" office:value="7758" calcext:value-type="float">
            <text:p>7758</text:p>
          </table:table-cell>
        </table:table-row>
        <table:table-row table:style-name="ro2">
          <table:table-cell office:value-type="string" calcext:value-type="string">
            <text:p>2021-02-17 03:46:17</text:p>
          </table:table-cell>
          <table:table-cell office:value-type="string" calcext:value-type="string">
            <text:p>2021-02-17 03:46:4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48</text:p>
          </table:table-cell>
          <table:table-cell office:value-type="string" calcext:value-type="string">
            <text:p>R_2OSDpPc4G2HCYC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10d58e8d72f0173efab89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OSDpPc4G2HCYC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75f6c245cb053fd9b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string" calcext:value-type="string">
            <text:p>2021-02-17 03:46:21</text:p>
          </table:table-cell>
          <table:table-cell office:value-type="string" calcext:value-type="string">
            <text:p>2021-02-17 03:46:3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30</text:p>
          </table:table-cell>
          <table:table-cell office:value-type="string" calcext:value-type="string">
            <text:p>R_1hT0xE1RsIncNRy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c3ac82306f2520d65b086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hT0xE1RsIncNRy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996fe465d6b9e62ab</text:p>
          </table:table-cell>
          <table:table-cell office:value-type="float" office:value="6262" calcext:value-type="float">
            <text:p>6262</text:p>
          </table:table-cell>
        </table:table-row>
        <table:table-row table:style-name="ro2">
          <table:table-cell office:value-type="string" calcext:value-type="string">
            <text:p>2021-02-17 03:46:21</text:p>
          </table:table-cell>
          <table:table-cell office:value-type="string" calcext:value-type="string">
            <text:p>2021-02-17 03:46:38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38</text:p>
          </table:table-cell>
          <table:table-cell office:value-type="string" calcext:value-type="string">
            <text:p>R_exG3RNp3jNxDitH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ef1fe8165b120001bb671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exG3RNp3jNxDit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b4787305de2145dd2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2">
          <table:table-cell office:value-type="string" calcext:value-type="string">
            <text:p>2021-02-17 03:46:21</text:p>
          </table:table-cell>
          <table:table-cell office:value-type="string" calcext:value-type="string">
            <text:p>2021-02-17 03:47:2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20</text:p>
          </table:table-cell>
          <table:table-cell office:value-type="string" calcext:value-type="string">
            <text:p>R_2TCc21l6Q0upAk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0c0a3c34fef62d9e0ec84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TCc21l6Q0upAk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98cd1f15d8b9a0f5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string" calcext:value-type="string">
            <text:p>2021-02-17 03:46:23</text:p>
          </table:table-cell>
          <table:table-cell office:value-type="string" calcext:value-type="string">
            <text:p>2021-02-17 03:47:2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21</text:p>
          </table:table-cell>
          <table:table-cell office:value-type="string" calcext:value-type="string">
            <text:p>R_28Uky83prC7SPp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2cc519e527c35cd789e7e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8Uky83prC7SPp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a73ddaf5e3ea9b5a1</text:p>
          </table:table-cell>
          <table:table-cell office:value-type="float" office:value="6786" calcext:value-type="float">
            <text:p>6786</text:p>
          </table:table-cell>
        </table:table-row>
        <table:table-row table:style-name="ro2">
          <table:table-cell office:value-type="string" calcext:value-type="string">
            <text:p>2021-02-17 03:46:24</text:p>
          </table:table-cell>
          <table:table-cell office:value-type="string" calcext:value-type="string">
            <text:p>2021-02-17 03:46:5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57</text:p>
          </table:table-cell>
          <table:table-cell office:value-type="string" calcext:value-type="string">
            <text:p>R_z0C0CpC2fAce5wd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984836bf54b503a6bbe9a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z0C0CpC2fAce5w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2612bfe5ddb67a7f0</text:p>
          </table:table-cell>
          <table:table-cell office:value-type="float" office:value="8521" calcext:value-type="float">
            <text:p>8521</text:p>
          </table:table-cell>
        </table:table-row>
        <table:table-row table:style-name="ro2">
          <table:table-cell office:value-type="string" calcext:value-type="string">
            <text:p>2021-02-17 03:46:27</text:p>
          </table:table-cell>
          <table:table-cell office:value-type="string" calcext:value-type="string">
            <text:p>2021-02-17 03:47:0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09</text:p>
          </table:table-cell>
          <table:table-cell office:value-type="string" calcext:value-type="string">
            <text:p>R_3hGifWqhdhHpPkA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207db04d3c1c3935e1b82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hGifWqhdhHpPk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16de00f5d84fe8c4e</text:p>
          </table:table-cell>
          <table:table-cell office:value-type="float" office:value="3383" calcext:value-type="float">
            <text:p>3383</text:p>
          </table:table-cell>
        </table:table-row>
        <table:table-row table:style-name="ro2">
          <table:table-cell office:value-type="string" calcext:value-type="string">
            <text:p>2021-02-17 03:46:28</text:p>
          </table:table-cell>
          <table:table-cell office:value-type="string" calcext:value-type="string">
            <text:p>2021-02-17 03:46:52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6:52</text:p>
          </table:table-cell>
          <table:table-cell office:value-type="string" calcext:value-type="string">
            <text:p>R_2xLcszjFLKQv1g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fbfa9dedf58b6970c1eca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2xLcszjFLKQv1g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25bae505e34c26be8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2021-02-17 03:46:33</text:p>
          </table:table-cell>
          <table:table-cell office:value-type="string" calcext:value-type="string">
            <text:p>2021-02-17 03:47:1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14</text:p>
          </table:table-cell>
          <table:table-cell office:value-type="string" calcext:value-type="string">
            <text:p>R_2D8545ecYjgOMV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c9303a02d8c5900152f9d6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KOB2-W09) AppleWebKit/537.36 (KHTML, like Gecko) Chrome/86.0.4240.198 Safari/537.36 OPR/61.2.3076.56749</text:p>
          </table:table-cell>
          <table:table-cell/>
          <table:table-cell office:value-type="string" calcext:value-type="string">
            <text:p>R_2D8545ecYjgOMV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28e3b1e5daabecc62</text:p>
          </table:table-cell>
          <table:table-cell office:value-type="float" office:value="10672" calcext:value-type="float">
            <text:p>10672</text:p>
          </table:table-cell>
        </table:table-row>
        <table:table-row table:style-name="ro2">
          <table:table-cell office:value-type="string" calcext:value-type="string">
            <text:p>2021-02-17 03:46:35</text:p>
          </table:table-cell>
          <table:table-cell office:value-type="string" calcext:value-type="string">
            <text:p>2021-02-17 03:48:3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36</text:p>
          </table:table-cell>
          <table:table-cell office:value-type="string" calcext:value-type="string">
            <text:p>R_2906Y0WLqyrjE3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Form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d485d7e173e52001afc313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2906Y0WLqyrjE3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3aece2b5e97d26705</text:p>
          </table:table-cell>
          <table:table-cell office:value-type="float" office:value="7383" calcext:value-type="float">
            <text:p>7383</text:p>
          </table:table-cell>
        </table:table-row>
        <table:table-row table:style-name="ro2">
          <table:table-cell office:value-type="string" calcext:value-type="string">
            <text:p>2021-02-17 03:46:39</text:p>
          </table:table-cell>
          <table:table-cell office:value-type="string" calcext:value-type="string">
            <text:p>2021-02-17 03:47:3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37</text:p>
          </table:table-cell>
          <table:table-cell office:value-type="string" calcext:value-type="string">
            <text:p>R_276SxTGTGW0EHW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c3e5be68bbf2081da1eba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OW64) AppleWebKit/537.36 (KHTML, like Gecko) Chrome/88.0.4324.150 Safari/537.36</text:p>
          </table:table-cell>
          <table:table-cell/>
          <table:table-cell office:value-type="string" calcext:value-type="string">
            <text:p>R_276SxTGTGW0EHW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cb9bd925d772df8f9</text:p>
          </table:table-cell>
          <table:table-cell office:value-type="float" office:value="14598" calcext:value-type="float">
            <text:p>14598</text:p>
          </table:table-cell>
        </table:table-row>
        <table:table-row table:style-name="ro2">
          <table:table-cell office:value-type="string" calcext:value-type="string">
            <text:p>2021-02-17 03:46:41</text:p>
          </table:table-cell>
          <table:table-cell office:value-type="string" calcext:value-type="string">
            <text:p>2021-02-17 03:47:0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01</text:p>
          </table:table-cell>
          <table:table-cell office:value-type="string" calcext:value-type="string">
            <text:p>R_1hT0NDFrRlJqfC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01b7e94738d231487f2911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hT0NDFrRlJqfC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74525b35e5c5dfb69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string" calcext:value-type="string">
            <text:p>2021-02-17 03:46:47</text:p>
          </table:table-cell>
          <table:table-cell office:value-type="string" calcext:value-type="string">
            <text:p>2021-02-17 03:47:2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29</text:p>
          </table:table-cell>
          <table:table-cell office:value-type="string" calcext:value-type="string">
            <text:p>R_3iCk1HMryVIGrU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f9dae550f0663236a53c1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/>
          <table:table-cell office:value-type="string" calcext:value-type="string">
            <text:p>R_3iCk1HMryVIGrU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5c083e35d8332da2e</text:p>
          </table:table-cell>
          <table:table-cell office:value-type="float" office:value="12218" calcext:value-type="float">
            <text:p>12218</text:p>
          </table:table-cell>
        </table:table-row>
        <table:table-row table:style-name="ro2">
          <table:table-cell office:value-type="string" calcext:value-type="string">
            <text:p>2021-02-17 03:46:50</text:p>
          </table:table-cell>
          <table:table-cell office:value-type="string" calcext:value-type="string">
            <text:p>2021-02-17 03:48:4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1</text:p>
          </table:table-cell>
          <table:table-cell office:value-type="string" calcext:value-type="string">
            <text:p>R_p64ioAJM5qwR7N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eeper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d6d13d33fb1060019ed453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p64ioAJM5qwR7N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70724e35c022beefe</text:p>
          </table:table-cell>
          <table:table-cell office:value-type="float" office:value="1146" calcext:value-type="float">
            <text:p>1146</text:p>
          </table:table-cell>
        </table:table-row>
        <table:table-row table:style-name="ro2">
          <table:table-cell office:value-type="string" calcext:value-type="string">
            <text:p>2021-02-17 03:46:52</text:p>
          </table:table-cell>
          <table:table-cell office:value-type="string" calcext:value-type="string">
            <text:p>2021-02-17 03:47:2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22</text:p>
          </table:table-cell>
          <table:table-cell office:value-type="string" calcext:value-type="string">
            <text:p>R_uvJzh6zrWPnlET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d0d943e5c0950268264177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uvJzh6zrWPnlET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79c4b055b1f8425e1</text:p>
          </table:table-cell>
          <table:table-cell office:value-type="float" office:value="9101" calcext:value-type="float">
            <text:p>9101</text:p>
          </table:table-cell>
        </table:table-row>
        <table:table-row table:style-name="ro2">
          <table:table-cell office:value-type="string" calcext:value-type="string">
            <text:p>2021-02-17 03:46:55</text:p>
          </table:table-cell>
          <table:table-cell office:value-type="string" calcext:value-type="string">
            <text:p>2021-02-17 03:47:1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10</text:p>
          </table:table-cell>
          <table:table-cell office:value-type="string" calcext:value-type="string">
            <text:p>R_338O2uMQvgcBwe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bf05acc635b780001c8d07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338O2uMQvgcBwe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a9029ff5e66493a6b</text:p>
          </table:table-cell>
          <table:table-cell office:value-type="float" office:value="9878" calcext:value-type="float">
            <text:p>9878</text:p>
          </table:table-cell>
        </table:table-row>
        <table:table-row table:style-name="ro2">
          <table:table-cell office:value-type="string" calcext:value-type="string">
            <text:p>2021-02-17 03:46:59</text:p>
          </table:table-cell>
          <table:table-cell office:value-type="string" calcext:value-type="string">
            <text:p>2021-02-17 03:47:2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20</text:p>
          </table:table-cell>
          <table:table-cell office:value-type="string" calcext:value-type="string">
            <text:p>R_p3DiPgN6GRvg7c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c68f5b080adb10e2c2ba5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/>
          <table:table-cell office:value-type="string" calcext:value-type="string">
            <text:p>R_p3DiPgN6GRvg7c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0986f755e40629d8e</text:p>
          </table:table-cell>
          <table:table-cell office:value-type="float" office:value="9390" calcext:value-type="float">
            <text:p>9390</text:p>
          </table:table-cell>
        </table:table-row>
        <table:table-row table:style-name="ro2">
          <table:table-cell office:value-type="string" calcext:value-type="string">
            <text:p>2021-02-17 03:47:01</text:p>
          </table:table-cell>
          <table:table-cell office:value-type="string" calcext:value-type="string">
            <text:p>2021-02-17 03:47:4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42</text:p>
          </table:table-cell>
          <table:table-cell office:value-type="string" calcext:value-type="string">
            <text:p>R_vw8grLakIC7nJI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6ce3c4139f041142a4b542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iPhone; CPU iPhone OS 14_0 like Mac OS X) AppleWebKit/605.1.15 (KHTML, like Gecko) Version/14.0 Mobile/15E148 Safari/604.1</text:p>
          </table:table-cell>
          <table:table-cell/>
          <table:table-cell office:value-type="string" calcext:value-type="string">
            <text:p>R_vw8grLakIC7nJI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8c2eb7c5e06d38bbb</text:p>
          </table:table-cell>
          <table:table-cell office:value-type="float" office:value="11901" calcext:value-type="float">
            <text:p>11901</text:p>
          </table:table-cell>
        </table:table-row>
        <table:table-row table:style-name="ro2">
          <table:table-cell office:value-type="string" calcext:value-type="string">
            <text:p>2021-02-17 03:47:11</text:p>
          </table:table-cell>
          <table:table-cell office:value-type="string" calcext:value-type="string">
            <text:p>2021-02-17 03:47:46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47</text:p>
          </table:table-cell>
          <table:table-cell office:value-type="string" calcext:value-type="string">
            <text:p>R_qW5CVXNDrzFkTU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0ec6fcce61fe22cce802c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qW5CVXNDrzFkTU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d0ba9445d2169fad2</text:p>
          </table:table-cell>
          <table:table-cell office:value-type="float" office:value="3954" calcext:value-type="float">
            <text:p>3954</text:p>
          </table:table-cell>
        </table:table-row>
        <table:table-row table:style-name="ro2">
          <table:table-cell office:value-type="string" calcext:value-type="string">
            <text:p>2021-02-17 03:47:12</text:p>
          </table:table-cell>
          <table:table-cell office:value-type="string" calcext:value-type="string">
            <text:p>2021-02-17 03:47:2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27</text:p>
          </table:table-cell>
          <table:table-cell office:value-type="string" calcext:value-type="string">
            <text:p>R_bD9zMMPTe4qlGX7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1cca3daae3b700178bb10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bD9zMMPTe4qlGX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e31de925b85583134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2">
          <table:table-cell office:value-type="string" calcext:value-type="string">
            <text:p>2021-02-17 03:47:13</text:p>
          </table:table-cell>
          <table:table-cell office:value-type="string" calcext:value-type="string">
            <text:p>2021-02-17 03:47:3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31</text:p>
          </table:table-cell>
          <table:table-cell office:value-type="string" calcext:value-type="string">
            <text:p>R_1n9DDqeDTQpd3AM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8f119740aaf41d90edaab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1n9DDqeDTQpd3A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f76899d5d39bae3ca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2">
          <table:table-cell office:value-type="string" calcext:value-type="string">
            <text:p>2021-02-17 03:47:13</text:p>
          </table:table-cell>
          <table:table-cell office:value-type="string" calcext:value-type="string">
            <text:p>2021-02-17 03:47:4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44</text:p>
          </table:table-cell>
          <table:table-cell office:value-type="string" calcext:value-type="string">
            <text:p>R_zcWANvGZw0kvcP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087f20a47d9e4bf03d0be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zcWANvGZw0kvcP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a9c4b055dec685ded</text:p>
          </table:table-cell>
          <table:table-cell office:value-type="float" office:value="1059" calcext:value-type="float">
            <text:p>1059</text:p>
          </table:table-cell>
        </table:table-row>
        <table:table-row table:style-name="ro2">
          <table:table-cell office:value-type="string" calcext:value-type="string">
            <text:p>2021-02-17 03:47:15</text:p>
          </table:table-cell>
          <table:table-cell office:value-type="string" calcext:value-type="string">
            <text:p>2021-02-17 03:48:13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13</text:p>
          </table:table-cell>
          <table:table-cell office:value-type="string" calcext:value-type="string">
            <text:p>R_VWMQRRPYRYOMGGZ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hlane</text:p>
          </table:table-cell>
          <table:table-cell table:number-columns-repeated="2"/>
          <table:table-cell office:value-type="string" calcext:value-type="string">
            <text:p>Less than 2 months</text:p>
          </table:table-cell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c8f25ce6243bb0001dce2e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/>
          <table:table-cell office:value-type="string" calcext:value-type="string">
            <text:p>R_VWMQRRPYRYOMGG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0b88b075da90c0273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2">
          <table:table-cell office:value-type="string" calcext:value-type="string">
            <text:p>2021-02-17 03:47:18</text:p>
          </table:table-cell>
          <table:table-cell office:value-type="string" calcext:value-type="string">
            <text:p>2021-02-17 03:48:2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25</text:p>
          </table:table-cell>
          <table:table-cell office:value-type="string" calcext:value-type="string">
            <text:p>R_2pLgHZryhDmWKb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41325ffce14d35e6da5bb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pLgHZryhDmWKb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1c32cfe5dbda8c88d</text:p>
          </table:table-cell>
          <table:table-cell office:value-type="float" office:value="8679" calcext:value-type="float">
            <text:p>8679</text:p>
          </table:table-cell>
        </table:table-row>
        <table:table-row table:style-name="ro2">
          <table:table-cell office:value-type="string" calcext:value-type="string">
            <text:p>2021-02-17 03:47:25</text:p>
          </table:table-cell>
          <table:table-cell office:value-type="string" calcext:value-type="string">
            <text:p>2021-02-17 03:47:4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42</text:p>
          </table:table-cell>
          <table:table-cell office:value-type="string" calcext:value-type="string">
            <text:p>R_2UVmnkibivB0rD2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e7bdcbead07b07fc0da51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2UVmnkibivB0rD2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8e7fec05d3313a644</text:p>
          </table:table-cell>
          <table:table-cell office:value-type="float" office:value="8138" calcext:value-type="float">
            <text:p>8138</text:p>
          </table:table-cell>
        </table:table-row>
        <table:table-row table:style-name="ro2">
          <table:table-cell office:value-type="string" calcext:value-type="string">
            <text:p>2021-02-17 03:47:31</text:p>
          </table:table-cell>
          <table:table-cell office:value-type="string" calcext:value-type="string">
            <text:p>2021-02-17 03:47:4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49</text:p>
          </table:table-cell>
          <table:table-cell office:value-type="string" calcext:value-type="string">
            <text:p>R_swkoYdpC1mpuikN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6017c341dc001ba1cf81e56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/>
          <table:table-cell office:value-type="string" calcext:value-type="string">
            <text:p>R_swkoYdpC1mpuik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60f39e65ba6bf2084</text:p>
          </table:table-cell>
          <table:table-cell office:value-type="float" office:value="3385" calcext:value-type="float">
            <text:p>3385</text:p>
          </table:table-cell>
        </table:table-row>
        <table:table-row table:style-name="ro2">
          <table:table-cell office:value-type="string" calcext:value-type="string">
            <text:p>2021-02-17 03:47:33</text:p>
          </table:table-cell>
          <table:table-cell office:value-type="string" calcext:value-type="string">
            <text:p>2021-02-17 03:48:2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28</text:p>
          </table:table-cell>
          <table:table-cell office:value-type="string" calcext:value-type="string">
            <text:p>R_3hGCefmlggMoma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f763c12da88b413dd38eb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hGCefmlggMoma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f2b8e885b07b2066f</text:p>
          </table:table-cell>
          <table:table-cell office:value-type="float" office:value="5730" calcext:value-type="float">
            <text:p>5730</text:p>
          </table:table-cell>
        </table:table-row>
        <table:table-row table:style-name="ro2">
          <table:table-cell office:value-type="string" calcext:value-type="string">
            <text:p>2021-02-17 03:47:35</text:p>
          </table:table-cell>
          <table:table-cell office:value-type="string" calcext:value-type="string">
            <text:p>2021-02-17 03:47:5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51</text:p>
          </table:table-cell>
          <table:table-cell office:value-type="string" calcext:value-type="string">
            <text:p>R_30wuJKieEeJP0m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39084a25dba7015e07fed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0wuJKieEeJP0m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e612bfe5ddb67a7f6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2">
          <table:table-cell office:value-type="string" calcext:value-type="string">
            <text:p>2021-02-17 03:47:39</text:p>
          </table:table-cell>
          <table:table-cell office:value-type="string" calcext:value-type="string">
            <text:p>2021-02-17 03:50:5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0:55</text:p>
          </table:table-cell>
          <table:table-cell office:value-type="string" calcext:value-type="string">
            <text:p>R_2tVxjcXmQduTMp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If I need quick access to an account without the password manager then I'll create one myself. Otherwise I let the password manager create a high entropy password for me.</text:p>
          </table:table-cell>
          <table:table-cell table:number-columns-repeated="37"/>
          <table:table-cell office:value-type="string" calcext:value-type="string">
            <text:p>5de95c89cbd64d080bdea59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Linux x86_64; rv:85.0) Gecko/20100101 Firefox/85.0</text:p>
          </table:table-cell>
          <table:table-cell/>
          <table:table-cell office:value-type="string" calcext:value-type="string">
            <text:p>R_2tVxjcXmQduTMp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1a5c8a35c7da8bb97</text:p>
          </table:table-cell>
          <table:table-cell office:value-type="float" office:value="7904" calcext:value-type="float">
            <text:p>7904</text:p>
          </table:table-cell>
        </table:table-row>
        <table:table-row table:style-name="ro2">
          <table:table-cell office:value-type="string" calcext:value-type="string">
            <text:p>2021-02-17 03:47:39</text:p>
          </table:table-cell>
          <table:table-cell office:value-type="string" calcext:value-type="string">
            <text:p>2021-02-17 03:48:4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3</text:p>
          </table:table-cell>
          <table:table-cell office:value-type="string" calcext:value-type="string">
            <text:p>R_2PvuXVAp7lxggJ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2196d2670e5a0a96f218d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2PvuXVAp7lxggJ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6c9242f5c83d52181</text:p>
          </table:table-cell>
          <table:table-cell office:value-type="float" office:value="13610" calcext:value-type="float">
            <text:p>13610</text:p>
          </table:table-cell>
        </table:table-row>
        <table:table-row table:style-name="ro2">
          <table:table-cell office:value-type="string" calcext:value-type="string">
            <text:p>2021-02-17 03:47:41</text:p>
          </table:table-cell>
          <table:table-cell office:value-type="string" calcext:value-type="string">
            <text:p>2021-02-17 03:47:5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7:59</text:p>
          </table:table-cell>
          <table:table-cell office:value-type="string" calcext:value-type="string">
            <text:p>R_AA68JhTh6lCCzd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9c0a56f6294202a1688b5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/>
          <table:table-cell office:value-type="string" calcext:value-type="string">
            <text:p>R_AA68JhTh6lCCzd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2654dbd5eab1fb510</text:p>
          </table:table-cell>
          <table:table-cell office:value-type="float" office:value="9254" calcext:value-type="float">
            <text:p>9254</text:p>
          </table:table-cell>
        </table:table-row>
        <table:table-row table:style-name="ro2">
          <table:table-cell office:value-type="string" calcext:value-type="string">
            <text:p>2021-02-17 03:47:43</text:p>
          </table:table-cell>
          <table:table-cell office:value-type="string" calcext:value-type="string">
            <text:p>2021-02-17 03:48:1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17</text:p>
          </table:table-cell>
          <table:table-cell office:value-type="string" calcext:value-type="string">
            <text:p>R_1BXilANvPIbz7Y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cc7f4b3854fb30001d0c13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Linux x86_64) AppleWebKit/537.36 (KHTML, like Gecko) Chrome/86.0.4240.99 Safari/537.36</text:p>
          </table:table-cell>
          <table:table-cell/>
          <table:table-cell office:value-type="string" calcext:value-type="string">
            <text:p>R_1BXilANvPIbz7Y9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c08e6c3593122bb26</text:p>
          </table:table-cell>
          <table:table-cell office:value-type="float" office:value="9453" calcext:value-type="float">
            <text:p>9453</text:p>
          </table:table-cell>
        </table:table-row>
        <table:table-row table:style-name="ro2">
          <table:table-cell office:value-type="string" calcext:value-type="string">
            <text:p>2021-02-17 03:47:47</text:p>
          </table:table-cell>
          <table:table-cell office:value-type="string" calcext:value-type="string">
            <text:p>2021-02-17 03:48:2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29</text:p>
          </table:table-cell>
          <table:table-cell office:value-type="string" calcext:value-type="string">
            <text:p>R_12gOxiMsjQAG1e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72e83c4ffd16225c2d230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2gOxiMsjQAG1e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faa64bc5d55ee332c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2">
          <table:table-cell office:value-type="string" calcext:value-type="string">
            <text:p>2021-02-17 03:47:48</text:p>
          </table:table-cell>
          <table:table-cell office:value-type="string" calcext:value-type="string">
            <text:p>2021-02-17 03:52:5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2:56</text:p>
          </table:table-cell>
          <table:table-cell office:value-type="string" calcext:value-type="string">
            <text:p>R_3QFvLX3ZcvdkpB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372adaf9902a00015c394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/>
          <table:table-cell office:value-type="string" calcext:value-type="string">
            <text:p>R_3QFvLX3ZcvdkpB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2ba730d5c2bbd6712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table-cell office:value-type="string" calcext:value-type="string">
            <text:p>2021-02-17 03:47:50</text:p>
          </table:table-cell>
          <table:table-cell office:value-type="string" calcext:value-type="string">
            <text:p>2021-02-17 03:48:03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03</text:p>
          </table:table-cell>
          <table:table-cell office:value-type="string" calcext:value-type="string">
            <text:p>R_3Jbf5abt0MMehW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e22a9923b19bd6ddccc59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Jbf5abt0MMehW0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0a11bc85cd8ccaa58</text:p>
          </table:table-cell>
          <table:table-cell office:value-type="float" office:value="8579" calcext:value-type="float">
            <text:p>8579</text:p>
          </table:table-cell>
        </table:table-row>
        <table:table-row table:style-name="ro2">
          <table:table-cell office:value-type="string" calcext:value-type="string">
            <text:p>2021-02-17 03:47:53</text:p>
          </table:table-cell>
          <table:table-cell office:value-type="string" calcext:value-type="string">
            <text:p>2021-02-17 03:48:38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38</text:p>
          </table:table-cell>
          <table:table-cell office:value-type="string" calcext:value-type="string">
            <text:p>R_1rwPbuHJ8fssTpw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hlane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a1a392eebbed0664a19dd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5_6) AppleWebKit/605.1.15 (KHTML, like Gecko) Version/14.0.3 Safari/605.1.15</text:p>
          </table:table-cell>
          <table:table-cell/>
          <table:table-cell office:value-type="string" calcext:value-type="string">
            <text:p>R_1rwPbuHJ8fssTp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0eff74b5e91457ea5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2">
          <table:table-cell office:value-type="string" calcext:value-type="string">
            <text:p>2021-02-17 03:48:00</text:p>
          </table:table-cell>
          <table:table-cell office:value-type="string" calcext:value-type="string">
            <text:p>2021-02-17 03:48:4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6</text:p>
          </table:table-cell>
          <table:table-cell office:value-type="string" calcext:value-type="string">
            <text:p>R_03wVMC9iYUaxRk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ther Browser's Built-In Password Manager (please type the name below)</text:p>
          </table:table-cell>
          <table:table-cell office:value-type="string" calcext:value-type="string">
            <text:p>Opera</text:p>
          </table:table-cell>
          <table:table-cell table:number-columns-repeated="2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60192bf99697980171541ca4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/>
          <table:table-cell office:value-type="string" calcext:value-type="string">
            <text:p>R_03wVMC9iYUaxRk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faf703b5d08fbb88d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string" calcext:value-type="string">
            <text:p>2021-02-17 03:48:00</text:p>
          </table:table-cell>
          <table:table-cell office:value-type="string" calcext:value-type="string">
            <text:p>2021-02-17 03:48:3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35</text:p>
          </table:table-cell>
          <table:table-cell office:value-type="string" calcext:value-type="string">
            <text:p>R_3HtYl4ECeGb262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555aca6e6c4c924669a54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HtYl4ECeGb262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cf1c6b75d7cde3c06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string" calcext:value-type="string">
            <text:p>2021-02-17 03:48:03</text:p>
          </table:table-cell>
          <table:table-cell office:value-type="string" calcext:value-type="string">
            <text:p>2021-02-17 03:48:40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0</text:p>
          </table:table-cell>
          <table:table-cell office:value-type="string" calcext:value-type="string">
            <text:p>R_3ke89frC8kUGlZi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9922ece7d29e70001730450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ke89frC8kUGlZ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e31de925c7e25869e</text:p>
          </table:table-cell>
          <table:table-cell office:value-type="float" office:value="2994" calcext:value-type="float">
            <text:p>2994</text:p>
          </table:table-cell>
        </table:table-row>
        <table:table-row table:style-name="ro2">
          <table:table-cell office:value-type="string" calcext:value-type="string">
            <text:p>2021-02-17 03:48:03</text:p>
          </table:table-cell>
          <table:table-cell office:value-type="string" calcext:value-type="string">
            <text:p>2021-02-17 03:49:0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05</text:p>
          </table:table-cell>
          <table:table-cell office:value-type="string" calcext:value-type="string">
            <text:p>R_3374ZYGAoBscImw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a06f0579b760100013a6d8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374ZYGAoBscIm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324ce4c5bcda14f03</text:p>
          </table:table-cell>
          <table:table-cell office:value-type="float" office:value="6653" calcext:value-type="float">
            <text:p>6653</text:p>
          </table:table-cell>
        </table:table-row>
        <table:table-row table:style-name="ro2">
          <table:table-cell office:value-type="string" calcext:value-type="string">
            <text:p>2021-02-17 03:48:04</text:p>
          </table:table-cell>
          <table:table-cell office:value-type="string" calcext:value-type="string">
            <text:p>2021-02-17 03:48:18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18</text:p>
          </table:table-cell>
          <table:table-cell office:value-type="string" calcext:value-type="string">
            <text:p>R_1PUDybVBef1mN0k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498ed0678c080001e1525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) AppleWebKit/537.36 (KHTML, like Gecko) Chrome/88.0.4324.150 Safari/537.36</text:p>
          </table:table-cell>
          <table:table-cell/>
          <table:table-cell office:value-type="string" calcext:value-type="string">
            <text:p>R_1PUDybVBef1mN0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d2e76d05c6c2f32f6</text:p>
          </table:table-cell>
          <table:table-cell office:value-type="float" office:value="12559" calcext:value-type="float">
            <text:p>12559</text:p>
          </table:table-cell>
        </table:table-row>
        <table:table-row table:style-name="ro2">
          <table:table-cell office:value-type="string" calcext:value-type="string">
            <text:p>2021-02-17 03:48:05</text:p>
          </table:table-cell>
          <table:table-cell office:value-type="string" calcext:value-type="string">
            <text:p>2021-02-17 03:48:1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12</text:p>
          </table:table-cell>
          <table:table-cell office:value-type="string" calcext:value-type="string">
            <text:p>R_0POT2dbNYZh4P3r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7c29e439b773000a920a4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/>
          <table:table-cell office:value-type="string" calcext:value-type="string">
            <text:p>R_0POT2dbNYZh4P3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3f032335c9ef1fc8a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2">
          <table:table-cell office:value-type="string" calcext:value-type="string">
            <text:p>2021-02-17 03:48:05</text:p>
          </table:table-cell>
          <table:table-cell office:value-type="string" calcext:value-type="string">
            <text:p>2021-02-17 03:48:16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17</text:p>
          </table:table-cell>
          <table:table-cell office:value-type="string" calcext:value-type="string">
            <text:p>R_333T1JTPDzFqSO6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66db7ade78964625f4654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333T1JTPDzFqSO6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25bae505ea80d02ae</text:p>
          </table:table-cell>
          <table:table-cell office:value-type="float" office:value="12270" calcext:value-type="float">
            <text:p>12270</text:p>
          </table:table-cell>
        </table:table-row>
        <table:table-row table:style-name="ro2">
          <table:table-cell office:value-type="string" calcext:value-type="string">
            <text:p>2021-02-17 03:48:06</text:p>
          </table:table-cell>
          <table:table-cell office:value-type="string" calcext:value-type="string">
            <text:p>2021-02-17 03:48:2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27</text:p>
          </table:table-cell>
          <table:table-cell office:value-type="string" calcext:value-type="string">
            <text:p>R_2qwMF3OAmWay9f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7a0c8552e6d50241ba52e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4_2) AppleWebKit/537.36 (KHTML, like Gecko) Chrome/88.0.4324.150 Safari/537.36</text:p>
          </table:table-cell>
          <table:table-cell/>
          <table:table-cell office:value-type="string" calcext:value-type="string">
            <text:p>R_2qwMF3OAmWay9f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2e131765dac6a4254</text:p>
          </table:table-cell>
          <table:table-cell office:value-type="float" office:value="3982" calcext:value-type="float">
            <text:p>3982</text:p>
          </table:table-cell>
        </table:table-row>
        <table:table-row table:style-name="ro2">
          <table:table-cell office:value-type="string" calcext:value-type="string">
            <text:p>2021-02-17 03:48:11</text:p>
          </table:table-cell>
          <table:table-cell office:value-type="string" calcext:value-type="string">
            <text:p>2021-02-17 03:48:3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32</text:p>
          </table:table-cell>
          <table:table-cell office:value-type="string" calcext:value-type="string">
            <text:p>R_2R3bdDQXQh8gCTL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c703ae661dd7e0001a1549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R3bdDQXQh8gCT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90724e35b8d287f33</text:p>
          </table:table-cell>
          <table:table-cell office:value-type="float" office:value="14730" calcext:value-type="float">
            <text:p>14730</text:p>
          </table:table-cell>
        </table:table-row>
        <table:table-row table:style-name="ro2">
          <table:table-cell office:value-type="string" calcext:value-type="string">
            <text:p>2021-02-17 03:48:12</text:p>
          </table:table-cell>
          <table:table-cell office:value-type="string" calcext:value-type="string">
            <text:p>2021-02-17 03:48:39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0</text:p>
          </table:table-cell>
          <table:table-cell office:value-type="string" calcext:value-type="string">
            <text:p>R_2zYXhwmpfzSDoqw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6b920dcf71b2148cb44a9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zYXhwmpfzSDoq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62b8e885b07b20670</text:p>
          </table:table-cell>
          <table:table-cell office:value-type="float" office:value="3861" calcext:value-type="float">
            <text:p>3861</text:p>
          </table:table-cell>
        </table:table-row>
        <table:table-row table:style-name="ro2">
          <table:table-cell office:value-type="string" calcext:value-type="string">
            <text:p>2021-02-17 03:48:19</text:p>
          </table:table-cell>
          <table:table-cell office:value-type="string" calcext:value-type="string">
            <text:p>2021-02-17 03:49:1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17</text:p>
          </table:table-cell>
          <table:table-cell office:value-type="string" calcext:value-type="string">
            <text:p>R_1OoYhiPCDhCiLY7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Mix</text:p>
          </table:table-cell>
          <table:table-cell table:number-columns-repeated="37"/>
          <table:table-cell office:value-type="string" calcext:value-type="string">
            <text:p>5fbc017dc7dbd905265b2c1d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OoYhiPCDhCiLY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fccc37d5d7d02668e</text:p>
          </table:table-cell>
          <table:table-cell office:value-type="float" office:value="6786" calcext:value-type="float">
            <text:p>6786</text:p>
          </table:table-cell>
        </table:table-row>
        <table:table-row table:style-name="ro2">
          <table:table-cell office:value-type="string" calcext:value-type="string">
            <text:p>2021-02-17 03:48:22</text:p>
          </table:table-cell>
          <table:table-cell office:value-type="string" calcext:value-type="string">
            <text:p>2021-02-17 03:48:45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6</text:p>
          </table:table-cell>
          <table:table-cell office:value-type="string" calcext:value-type="string">
            <text:p>R_3iDu7k9S8Mi5RjI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d834e6490e0c20017e33289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) AppleWebKit/537.36 (KHTML, like Gecko) Chrome/88.0.4324.150 Safari/537.36</text:p>
          </table:table-cell>
          <table:table-cell/>
          <table:table-cell office:value-type="string" calcext:value-type="string">
            <text:p>R_3iDu7k9S8Mi5Rj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0cfb3135e94ee4a0d</text:p>
          </table:table-cell>
          <table:table-cell office:value-type="float" office:value="7603" calcext:value-type="float">
            <text:p>7603</text:p>
          </table:table-cell>
        </table:table-row>
        <table:table-row table:style-name="ro2">
          <table:table-cell office:value-type="string" calcext:value-type="string">
            <text:p>2021-02-17 03:48:27</text:p>
          </table:table-cell>
          <table:table-cell office:value-type="string" calcext:value-type="string">
            <text:p>2021-02-17 03:48:39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39</text:p>
          </table:table-cell>
          <table:table-cell office:value-type="string" calcext:value-type="string">
            <text:p>R_SVlfwN9oP3twNe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9d4b6a8e59146000112e52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8.0.0; SAMSUNG SM-G930F) AppleWebKit/537.36 (KHTML, like Gecko) SamsungBrowser/13.2 Chrome/83.0.4103.106 Mobile Safari/537.36</text:p>
          </table:table-cell>
          <table:table-cell/>
          <table:table-cell office:value-type="string" calcext:value-type="string">
            <text:p>R_SVlfwN9oP3twNe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35103a65c557030d6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 office:value-type="string" calcext:value-type="string">
            <text:p>2021-02-17 03:48:28</text:p>
          </table:table-cell>
          <table:table-cell office:value-type="string" calcext:value-type="string">
            <text:p>2021-02-17 03:48:52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52</text:p>
          </table:table-cell>
          <table:table-cell office:value-type="string" calcext:value-type="string">
            <text:p>R_12Eik07OvdAoZmd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d5de610e3b074478a897fa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Linux; Android 10; Redmi Note 8 Pro) AppleWebKit/537.36 (KHTML, like Gecko) Chrome/88.0.4324.152 Mobile Safari/537.36</text:p>
          </table:table-cell>
          <table:table-cell/>
          <table:table-cell office:value-type="string" calcext:value-type="string">
            <text:p>R_12Eik07OvdAoZm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53b8daf5c6ff9d40d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office:value-type="string" calcext:value-type="string">
            <text:p>2021-02-17 03:48:30</text:p>
          </table:table-cell>
          <table:table-cell office:value-type="string" calcext:value-type="string">
            <text:p>2021-02-17 03:48:4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7</text:p>
          </table:table-cell>
          <table:table-cell office:value-type="string" calcext:value-type="string">
            <text:p>R_2VxAatUl5EuoXI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85b023bd0d95000933aea6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VxAatUl5EuoXI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c6c0b935d60badb80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string" calcext:value-type="string">
            <text:p>2021-02-17 03:48:30</text:p>
          </table:table-cell>
          <table:table-cell office:value-type="string" calcext:value-type="string">
            <text:p>2021-02-17 03:49:0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03</text:p>
          </table:table-cell>
          <table:table-cell office:value-type="string" calcext:value-type="string">
            <text:p>R_24IZqICJ2TnmIV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ff6fc4c56bc432eb740dd9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4IZqICJ2TnmIV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8c083e35df782cca6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2021-02-17 03:48:32</text:p>
          </table:table-cell>
          <table:table-cell office:value-type="string" calcext:value-type="string">
            <text:p>2021-02-17 03:49:32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32</text:p>
          </table:table-cell>
          <table:table-cell office:value-type="string" calcext:value-type="string">
            <text:p>R_sGtYDwWj4MUMUk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36"/>
          <table:table-cell office:value-type="string" calcext:value-type="string">
            <text:p>5e67ce0d6bad660425074d5b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sGtYDwWj4MUMUk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c62da625dfbf33509</text:p>
          </table:table-cell>
          <table:table-cell office:value-type="float" office:value="13005" calcext:value-type="float">
            <text:p>13005</text:p>
          </table:table-cell>
        </table:table-row>
        <table:table-row table:style-name="ro2">
          <table:table-cell office:value-type="string" calcext:value-type="string">
            <text:p>2021-02-17 03:48:32</text:p>
          </table:table-cell>
          <table:table-cell office:value-type="string" calcext:value-type="string">
            <text:p>2021-02-17 03:48:40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40</text:p>
          </table:table-cell>
          <table:table-cell office:value-type="string" calcext:value-type="string">
            <text:p>R_5mCwG5NrcUU8Gx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241320efb8c522216f8de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/>
          <table:table-cell office:value-type="string" calcext:value-type="string">
            <text:p>R_5mCwG5NrcUU8Gx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8b88b075e929b3810</text:p>
          </table:table-cell>
          <table:table-cell office:value-type="float" office:value="13648" calcext:value-type="float">
            <text:p>13648</text:p>
          </table:table-cell>
        </table:table-row>
        <table:table-row table:style-name="ro2">
          <table:table-cell office:value-type="string" calcext:value-type="string">
            <text:p>2021-02-17 03:48:32</text:p>
          </table:table-cell>
          <table:table-cell office:value-type="string" calcext:value-type="string">
            <text:p>2021-02-17 03:49:01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01</text:p>
          </table:table-cell>
          <table:table-cell office:value-type="string" calcext:value-type="string">
            <text:p>R_25vJwQ8RHeWfJBD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739a997d748d0001849cf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25vJwQ8RHeWfJB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daa844c5df2175549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2">
          <table:table-cell office:value-type="string" calcext:value-type="string">
            <text:p>2021-02-17 03:48:39</text:p>
          </table:table-cell>
          <table:table-cell office:value-type="string" calcext:value-type="string">
            <text:p>2021-02-17 03:48:57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8:57</text:p>
          </table:table-cell>
          <table:table-cell office:value-type="string" calcext:value-type="string">
            <text:p>R_ykmcbvBgVCRROet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dee45cb8d43d94e9b0541e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X11; Linux x86_64) AppleWebKit/537.36 (KHTML, like Gecko) Chrome/88.0.4324.150 Safari/537.36</text:p>
          </table:table-cell>
          <table:table-cell/>
          <table:table-cell office:value-type="string" calcext:value-type="string">
            <text:p>R_ykmcbvBgVCRROe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52733e6a5c9e8ae76f</text:p>
          </table:table-cell>
          <table:table-cell office:value-type="float" office:value="4306" calcext:value-type="float">
            <text:p>4306</text:p>
          </table:table-cell>
        </table:table-row>
        <table:table-row table:style-name="ro2">
          <table:table-cell office:value-type="string" calcext:value-type="string">
            <text:p>2021-02-17 03:48:45</text:p>
          </table:table-cell>
          <table:table-cell office:value-type="string" calcext:value-type="string">
            <text:p>2021-02-17 03:49:1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49:14</text:p>
          </table:table-cell>
          <table:table-cell office:value-type="string" calcext:value-type="string">
            <text:p>R_1KxmLcbB1qkO6G5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4938d30a92c245d2d138a8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Macintosh; Intel Mac OS X 10_15_6) AppleWebKit/605.1.15 (KHTML, like Gecko) Version/14.0.2 Safari/605.1.15</text:p>
          </table:table-cell>
          <table:table-cell/>
          <table:table-cell office:value-type="string" calcext:value-type="string">
            <text:p>R_1KxmLcbB1qkO6G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54af703b5d08fbb890</text:p>
          </table:table-cell>
          <table:table-cell office:value-type="float" office:value="11371" calcext:value-type="float">
            <text:p>11371</text:p>
          </table:table-cell>
        </table:table-row>
        <table:table-row table:style-name="ro2">
          <table:table-cell office:value-type="string" calcext:value-type="string">
            <text:p>2021-02-17 03:49:09</text:p>
          </table:table-cell>
          <table:table-cell office:value-type="string" calcext:value-type="string">
            <text:p>2021-02-17 03:50:41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0:41</text:p>
          </table:table-cell>
          <table:table-cell office:value-type="string" calcext:value-type="string">
            <text:p>R_1NqMROyLW1z5vt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ee43a8e2ec5ba13df088f5e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1NqMROyLW1z5vt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70977e115cd5a4ebb1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office:value-type="string" calcext:value-type="string">
            <text:p>2021-02-17 03:49:40</text:p>
          </table:table-cell>
          <table:table-cell office:value-type="string" calcext:value-type="string">
            <text:p>2021-02-17 03:50:0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0:07</text:p>
          </table:table-cell>
          <table:table-cell office:value-type="string" calcext:value-type="string">
            <text:p>R_3EKXweGzyqnAvUI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ccc6e7091daeb001553383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3EKXweGzyqnAvU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959d28f5ef882b707</text:p>
          </table:table-cell>
          <table:table-cell office:value-type="float" office:value="5075" calcext:value-type="float">
            <text:p>5075</text:p>
          </table:table-cell>
        </table:table-row>
        <table:table-row table:style-name="ro2">
          <table:table-cell office:value-type="string" calcext:value-type="string">
            <text:p>2021-02-17 03:50:23</text:p>
          </table:table-cell>
          <table:table-cell office:value-type="string" calcext:value-type="string">
            <text:p>2021-02-17 03:50:3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0:35</text:p>
          </table:table-cell>
          <table:table-cell office:value-type="string" calcext:value-type="string">
            <text:p>R_2VBLbgOw4rukGuF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3b1b26912e8732bfaa9863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/>
          <table:table-cell office:value-type="string" calcext:value-type="string">
            <text:p>R_2VBLbgOw4rukGu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89724105bf8a49040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table-cell office:value-type="string" calcext:value-type="string">
            <text:p>2021-02-17 03:51:03</text:p>
          </table:table-cell>
          <table:table-cell office:value-type="string" calcext:value-type="string">
            <text:p>2021-02-17 03:51:17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1:17</text:p>
          </table:table-cell>
          <table:table-cell office:value-type="string" calcext:value-type="string">
            <text:p>R_sGBby2HUGnBFgiJ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14318a2fc478a3fba28d4c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/>
          <table:table-cell office:value-type="string" calcext:value-type="string">
            <text:p>R_sGBby2HUGnBFgi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e5d37c265d5a9a31eb</text:p>
          </table:table-cell>
          <table:table-cell office:value-type="float" office:value="9576" calcext:value-type="float">
            <text:p>9576</text:p>
          </table:table-cell>
        </table:table-row>
        <table:table-row table:style-name="ro2">
          <table:table-cell office:value-type="string" calcext:value-type="string">
            <text:p>2021-02-17 03:51:27</text:p>
          </table:table-cell>
          <table:table-cell office:value-type="string" calcext:value-type="string">
            <text:p>2021-02-17 03:51:3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1:35</text:p>
          </table:table-cell>
          <table:table-cell office:value-type="string" calcext:value-type="string">
            <text:p>R_32YjzjEETVUPF3U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f4970c400309b17a967dc9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/>
          <table:table-cell office:value-type="string" calcext:value-type="string">
            <text:p>R_32YjzjEETVUPF3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cf252025bbf1eda12</text:p>
          </table:table-cell>
          <table:table-cell office:value-type="float" office:value="9782" calcext:value-type="float">
            <text:p>9782</text:p>
          </table:table-cell>
        </table:table-row>
        <table:table-row table:style-name="ro2">
          <table:table-cell office:value-type="string" calcext:value-type="string">
            <text:p>2021-02-17 03:59:15</text:p>
          </table:table-cell>
          <table:table-cell office:value-type="string" calcext:value-type="string">
            <text:p>2021-02-17 03:59:44</text:p>
          </table:table-cell>
          <table:table-cell office:value-type="string" calcext:value-type="string">
            <text:p>Spam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3:59:44</text:p>
          </table:table-cell>
          <table:table-cell office:value-type="string" calcext:value-type="string">
            <text:p>R_TdSbcQaCNVGJpv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42"/>
          <table:table-cell office:value-type="string" calcext:value-type="string">
            <text:p>5ea27da3fe333e18c4a6562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TdSbcQaCNVGJpv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cce4787305d6fc39be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2021-02-17 04:00:16</text:p>
          </table:table-cell>
          <table:table-cell office:value-type="string" calcext:value-type="string">
            <text:p>2021-02-17 04:00:54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4:00:55</text:p>
          </table:table-cell>
          <table:table-cell office:value-type="string" calcext:value-type="string">
            <text:p>R_2VqLSXYeFn64L18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38"/>
          <table:table-cell office:value-type="string" calcext:value-type="string">
            <text:p>5f902658b484b90655130de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/>
          <table:table-cell office:value-type="string" calcext:value-type="string">
            <text:p>R_2VqLSXYeFn64L1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d0b612bfe5cf532678a</text:p>
          </table:table-cell>
          <table:table-cell office:value-type="float" office:value="7098" calcext:value-type="float">
            <text:p>7098</text:p>
          </table:table-cell>
        </table:table-row>
        <table:table-row table:style-name="ro2">
          <table:table-cell office:value-type="string" calcext:value-type="string">
            <text:p>2021-02-17 04:00:20</text:p>
          </table:table-cell>
          <table:table-cell office:value-type="string" calcext:value-type="string">
            <text:p>2021-02-17 04:08:4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4:08:46</text:p>
          </table:table-cell>
          <table:table-cell office:value-type="string" calcext:value-type="string">
            <text:p>R_2cvZvKy3LzV48E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3KBeWY528II2ZZj</text:p>
          </table:table-cell>
          <table:table-cell office:value-type="string" calcext:value-type="string">
            <text:p>obraz_2021-02-17_090550.png</text:p>
          </table:table-cell>
          <table:table-cell office:value-type="float" office:value="65209" calcext:value-type="float">
            <text:p>65209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do not need to replace any of the passwords reported as weak or reused.</text:p>
          </table:table-cell>
          <table:table-cell table:number-columns-repeated="2"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,I used a feature in my password manager to empower one or more trusted friends or family to help me recover my data.</text:p>
          </table:table-cell>
          <table:table-cell table:number-columns-repeated="4"/>
          <table:table-cell office:value-type="string" calcext:value-type="string">
            <text:p>Within the past week</text:p>
          </table:table-cell>
          <table:table-cell office:value-type="string" calcext:value-type="string">
            <text:p>Nev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5ff33571d1cd5008b61c619f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/>
          <table:table-cell office:value-type="string" calcext:value-type="string">
            <text:p>R_2cvZvKy3LzV48E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d0fb123905de92f36dc</text:p>
          </table:table-cell>
          <table:table-cell office:value-type="float" office:value="10998" calcext:value-type="float">
            <text:p>10998</text:p>
          </table:table-cell>
        </table:table-row>
        <table:table-row table:style-name="ro2">
          <table:table-cell office:value-type="string" calcext:value-type="string">
            <text:p>2021-02-17 04:00:23</text:p>
          </table:table-cell>
          <table:table-cell office:value-type="string" calcext:value-type="string">
            <text:p>2021-02-17 04:01:15</text:p>
          </table:table-cell>
          <table:table-cell office:value-type="string" calcext:value-type="string">
            <text:p>IP Address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21-02-17 04:01:16</text:p>
          </table:table-cell>
          <table:table-cell office:value-type="string" calcext:value-type="string">
            <text:p>R_3I5LW34nxR0R5Pv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38"/>
          <table:table-cell office:value-type="string" calcext:value-type="string">
            <text:p>5d26311d948902000131c225</text:p>
          </table:table-cell>
          <table:table-cell office:value-type="string" calcext:value-type="string">
            <text:p>SV_3xtif22ns721eNU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/>
          <table:table-cell office:value-type="string" calcext:value-type="string">
            <text:p>R_3I5LW34nxR0R5P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d108e1ead5e1737fa27</text:p>
          </table:table-cell>
          <table:table-cell office:value-type="float" office:value="14555" calcext:value-type="float">
            <text:p>14555</text:p>
          </table:table-cell>
        </table:table-row>
      </table:table>
      <table:table table:name="Clean data" table:style-name="ta1">
        <office:forms form:automatic-focus="false" form:apply-design-mode="false"/>
        <table:table-column table:style-name="co63" table:default-cell-style-name="ce4"/>
        <table:table-column table:style-name="co64" table:default-cell-style-name="ce4"/>
        <table:table-column table:style-name="co58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1" table:default-cell-style-name="ce5"/>
        <table:table-column table:style-name="co2" table:default-cell-style-name="ce5"/>
        <table:table-column table:style-name="co3" table:default-cell-style-name="ce4"/>
        <table:table-column table:style-name="co5" table:default-cell-style-name="ce4"/>
        <table:table-column table:style-name="co7" table:default-cell-style-name="ce5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73" table:default-cell-style-name="ce4"/>
        <table:table-column table:style-name="co74" table:default-cell-style-name="ce4"/>
        <table:table-column table:style-name="co18" table:default-cell-style-name="ce4"/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75" table:default-cell-style-name="ce4"/>
        <table:table-column table:style-name="co85" table:number-columns-repeated="2" table:default-cell-style-name="ce9"/>
        <table:table-column table:style-name="co86" table:default-cell-style-name="ce4"/>
        <table:table-column table:style-name="co87" table:default-cell-style-name="ce4"/>
        <table:table-column table:style-name="co32" table:default-cell-style-name="ce4"/>
        <table:table-column table:style-name="co33" table:default-cell-style-name="ce4"/>
        <table:table-column table:style-name="co88" table:default-cell-style-name="ce4"/>
        <table:table-column table:style-name="co89" table:default-cell-style-name="ce4"/>
        <table:table-column table:style-name="co90" table:default-cell-style-name="ce4"/>
        <table:table-column table:style-name="co91" table:default-cell-style-name="ce4"/>
        <table:table-column table:style-name="co92" table:default-cell-style-name="ce4"/>
        <table:table-column table:style-name="co93" table:default-cell-style-name="ce4"/>
        <table:table-column table:style-name="co94" table:default-cell-style-name="ce4"/>
        <table:table-column table:style-name="co95" table:default-cell-style-name="ce4"/>
        <table:table-column table:style-name="co96" table:default-cell-style-name="ce4"/>
        <table:table-column table:style-name="co97" table:default-cell-style-name="ce4"/>
        <table:table-column table:style-name="co98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02" table:default-cell-style-name="ce4"/>
        <table:table-column table:style-name="co103" table:default-cell-style-name="ce4"/>
        <table:table-column table:style-name="co89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104" table:default-cell-style-name="ce4"/>
        <table:table-row table:style-name="ro3">
          <table:table-cell table:style-name="ce6" office:value-type="string" calcext:value-type="string">
            <text:p>PROLIFIC_PID</text:p>
          </table:table-cell>
          <table:table-cell table:style-name="ce6" office:value-type="string" calcext:value-type="string">
            <text:p>UserAgent</text:p>
          </table:table-cell>
          <table:table-cell table:style-name="ce6" office:value-type="string" calcext:value-type="string">
            <text:p>ResponseID</text:p>
          </table:table-cell>
          <table:table-cell table:style-name="ce6" office:value-type="string" calcext:value-type="string">
            <text:p>STUDY_ID</text:p>
          </table:table-cell>
          <table:table-cell table:style-name="ce6" office:value-type="string" calcext:value-type="string">
            <text:p>SESSION_ID</text:p>
          </table:table-cell>
          <table:table-cell table:style-name="ce6" office:value-type="string" calcext:value-type="string">
            <text:p>RandomNumber</text:p>
          </table:table-cell>
          <table:table-cell table:style-name="ce6" office:value-type="string" calcext:value-type="string">
            <text:p>Start Date</text:p>
          </table:table-cell>
          <table:table-cell table:style-name="ce6" office:value-type="string" calcext:value-type="string">
            <text:p>End Date</text:p>
          </table:table-cell>
          <table:table-cell table:style-name="ce6" office:value-type="string" calcext:value-type="string">
            <text:p>Response Type</text:p>
          </table:table-cell>
          <table:table-cell table:style-name="ce6" office:value-type="string" calcext:value-type="string">
            <text:p>Duration (in seconds)</text:p>
          </table:table-cell>
          <table:table-cell table:style-name="ce6" office:value-type="string" calcext:value-type="string">
            <text:p>Recorded Date</text:p>
          </table:table-cell>
          <table:table-cell table:style-name="ce6" office:value-type="string" calcext:value-type="string">
            <text:p>Q_RecaptchaScore</text:p>
          </table:table-cell>
          <table:table-cell table:style-name="ce6" office:value-type="string" calcext:value-type="string">
            <text:p>Which password manager are you using for your personal accounts? (if you use more than one, please report the one that manages the most accounts.) - Selected Choice</text:p>
          </table:table-cell>
          <table:table-cell table:style-name="ce6" office:value-type="string" calcext:value-type="string">
            <text:p>Which password manager are you using for your personal accounts? (if you use more than one, please report the one that manages the most accounts.) - Another Browser's Built-In Password Manager (please type the name below) - Text</text:p>
          </table:table-cell>
          <table:table-cell table:style-name="ce6" office:value-type="string" calcext:value-type="string">
            <text:p>Which password manager are you using for your personal accounts? (if you use more than one, please report the one that manages the most accounts.) - Other Password Manager (please type the name below) - Text</text:p>
          </table:table-cell>
          <table:table-cell table:style-name="ce6" office:value-type="string" calcext:value-type="string">
            <text:p>How long have you been using a password manager?</text:p>
            <text:p/>
            <text:p/>
            <text:p/>
            <text:p>This includes other password managers that you have used before.</text:p>
          </table:table-cell>
          <table:table-cell table:style-name="ce6" office:value-type="string" calcext:value-type="string">
            <text:p>When you are creating an account on a website or changing your password, are you more likely to - Selected Choice</text:p>
          </table:table-cell>
          <table:table-cell table:style-name="ce6" office:value-type="string" calcext:value-type="string">
            <text:p>When you are creating an account on a website or changing your password, are you more likely to - Other (Please tell us) - Text</text:p>
          </table:table-cell>
          <table:table-cell table:style-name="ce6" office:value-type="string" calcext:value-type="string">
            <text:p>Do you consent to participating in this study?</text:p>
          </table:table-cell>
          <table:table-cell table:style-name="ce6" office:value-type="string" calcext:value-type="string">
            <text:p>Please upload your screenshot (file format: JPEG, PNG or BMP)The survey accepts 1 file only. - Id</text:p>
          </table:table-cell>
          <table:table-cell table:style-name="ce6" office:value-type="string" calcext:value-type="string">
            <text:p>Please upload your screenshot (file format: JPEG, PNG or BMP)The survey accepts 1 file only. - Name</text:p>
          </table:table-cell>
          <table:table-cell table:style-name="ce6" office:value-type="string" calcext:value-type="string">
            <text:p>Please upload your screenshot (file format: JPEG, PNG or BMP)The survey accepts 1 file only. - Size</text:p>
          </table:table-cell>
          <table:table-cell table:style-name="ce6" office:value-type="string" calcext:value-type="string">
            <text:p>Please upload your screenshot (file format: JPEG, PNG or BMP)The survey accepts 1 file only. - Type</text:p>
          </table:table-cell>
          <table:table-cell table:style-name="ce6" office:value-type="string" calcext:value-type="string">
            <text:p>Did you know about your password manager's security dashboard (the screen you captured and uploaded) before taking this survey?</text:p>
          </table:table-cell>
          <table:table-cell table:style-name="ce6" office:value-type="string" calcext:value-type="string">
            <text:p>How often do you use the security dashboard?</text:p>
          </table:table-cell>
          <table:table-cell table:style-name="ce6" office:value-type="string" calcext:value-type="string">
            <text:p>Do you expect to use your password manager's security dashboard (the screen you captured and uploaded) in the future?</text:p>
          </table:table-cell>
          <table:table-cell table:style-name="ce6" office:value-type="string" calcext:value-type="string">
            <text:p>Why are you more likely to create a password for yourself than let your password manager create one for you?</text:p>
          </table:table-cell>
          <table:table-cell table:style-name="ce6" office:value-type="string" calcext:value-type="string">
            <text:p>How many passwords in total does your Password Manager manage for you?</text:p>
          </table:table-cell>
          <table:table-cell table:style-name="ce6" office:value-type="string" calcext:value-type="string">
            <text:p>In the report you uploaded, how many sites does your password manager categorize as having reused passwords, also known as duplicate, repeated, or non-unique passwords? (answer -1 if this number isn't reported)</text:p>
          </table:table-cell>
          <table:table-cell table:style-name="ce6" office:value-type="string" calcext:value-type="string">
            <text:p>In the report you uploaded, how many sites does your password manager categorize as having weak passwords? (answer -1 if this number isn't reported)</text:p>
          </table:table-cell>
          <table:table-cell table:style-name="ce6" office:value-type="string" calcext:value-type="string">
            <text:p>%1</text:p>
          </table:table-cell>
          <table:table-cell table:style-name="ce6" office:value-type="string" calcext:value-type="string">
            <text:p>%2</text:p>
          </table:table-cell>
          <table:table-cell table:style-name="ce6" office:value-type="string" calcext:value-type="string">
            <text:p>Which statement best categorizes how you feel about replacing the passwords reported as weak or reused?</text:p>
          </table:table-cell>
          <table:table-cell table:style-name="ce6" office:value-type="string" calcext:value-type="string">
            <text:p>Why do you still have weak or reused passwords that you feel you should replace? - Selected Choice</text:p>
          </table:table-cell>
          <table:table-cell table:style-name="ce6" office:value-type="string" calcext:value-type="string">
            <text:p>Why do you still have weak or reused passwords that you feel you should replace? - Other (please explain) - Text</text:p>
          </table:table-cell>
          <table:table-cell table:style-name="ce6" office:value-type="string" calcext:value-type="string">
            <text:p>Why do you feel it's okay to have some weak or reused passwords? - Selected Choice</text:p>
          </table:table-cell>
          <table:table-cell table:style-name="ce6" office:value-type="string" calcext:value-type="string">
            <text:p>Why do you feel it's okay to have some weak or reused passwords? - Other (please explain) - Text</text:p>
          </table:table-cell>
          <table:table-cell table:style-name="ce6" office:value-type="string" calcext:value-type="string">
            <text:p>In the report you uploaded, how many sites does your password manager categorize as having passwords known to be compromised? (answer -1 if this number isn't reported)</text:p>
          </table:table-cell>
          <table:table-cell table:style-name="ce6" office:value-type="string" calcext:value-type="string">
            <text:p>Which statement best categorizes how you feel about replacing the passwords reported as compromised?</text:p>
          </table:table-cell>
          <table:table-cell table:style-name="ce6" office:value-type="string" calcext:value-type="string">
            <text:p>Why do you still have compromised passwords that you feel you should replace? - Selected Choice</text:p>
          </table:table-cell>
          <table:table-cell table:style-name="ce6" office:value-type="string" calcext:value-type="string">
            <text:p>Why do you still have compromised passwords that you feel you should replace? - Other (please explain) - Text</text:p>
          </table:table-cell>
          <table:table-cell table:style-name="ce6" office:value-type="string" calcext:value-type="string">
            <text:p>Why do you feel it's okay to have some compromised passwords? - Selected Choice</text:p>
          </table:table-cell>
          <table:table-cell table:style-name="ce6" office:value-type="string" calcext:value-type="string">
            <text:p>Why do you feel it's okay to have some compromised passwords? - Other (please explain) - Text</text:p>
          </table:table-cell>
          <table:table-cell table:style-name="ce6" office:value-type="string" calcext:value-type="string">
            <text:p>How did you create and memorize the master password for your password manager? - Selected Choice</text:p>
          </table:table-cell>
          <table:table-cell table:style-name="ce6" office:value-type="string" calcext:value-type="string">
            <text:p>How did you create and memorize the master password for your password manager? - I created a password using a physical randomness, software, or other non-mental process. (please explain) - Text</text:p>
          </table:table-cell>
          <table:table-cell table:style-name="ce6" office:value-type="string" calcext:value-type="string">
            <text:p>How did you create and memorize the master password for your password manager? - Other (please explain) - Text</text:p>
          </table:table-cell>
          <table:table-cell table:style-name="ce6" office:value-type="string" calcext:value-type="string">
            <text:p>Which of the following actions have you taken to ensure you don't forget your master password or lose access to your passwords? (Check all that apply) - Selected Choice</text:p>
          </table:table-cell>
          <table:table-cell table:style-name="ce6" office:value-type="string" calcext:value-type="string">
            <text:p>Which of the following actions have you taken to ensure you don't forget your master password or lose access to your passwords? (Check all that apply) - I stored my master password in another way. (please explain) - Text</text:p>
          </table:table-cell>
          <table:table-cell table:style-name="ce6" office:value-type="string" calcext:value-type="string">
            <text:p>Which of the following actions have you taken to ensure you don't forget your master password or lose access to your passwords? (Check all that apply) - I took one or more actions not listed above. (please explain) - Text</text:p>
          </table:table-cell>
          <table:table-cell table:style-name="ce6" office:value-type="string" calcext:value-type="string">
            <text:p>You reported that you stored your password manager's master password in a file on your phone, computer, or other device.</text:p>
            <text:p/>
            <text:p>Did you encrypt the file you stored it in?</text:p>
          </table:table-cell>
          <table:table-cell table:style-name="ce6" office:value-type="string" calcext:value-type="string">
            <text:p>Please explain how you store the key or password with which you encrypted that the file you backed up your master password, or if it's something you've memorized.</text:p>
          </table:table-cell>
          <table:table-cell table:style-name="ce6" office:value-type="string" calcext:value-type="string">
            <text:p>Prior to your participation in this study, when was the last time you can recall your password manager encouraging you to replace one or more of your weak or re-used passwords?</text:p>
          </table:table-cell>
          <table:table-cell table:style-name="ce6" office:value-type="string" calcext:value-type="string">
            <text:p>Prior to your participation in this study, when was the last time you can recall your password manager encouraging you to replace one or more of your compromised passwords?</text:p>
          </table:table-cell>
          <table:table-cell table:style-name="ce6" office:value-type="string" calcext:value-type="string">
            <text:p>What is your age?</text:p>
          </table:table-cell>
          <table:table-cell table:style-name="ce6" office:value-type="string" calcext:value-type="string">
            <text:p>What is your gender? - Selected Choice</text:p>
          </table:table-cell>
          <table:table-cell table:style-name="ce6" office:value-type="string" calcext:value-type="string">
            <text:p>What is your gender? - Prefer to self-describe - Text</text:p>
          </table:table-cell>
          <table:table-cell table:style-name="ce6" office:value-type="string" calcext:value-type="string">
            <text:p>If you ran into any problems with the survey, please let us know. <text:s/>(Optional)</text:p>
          </table:table-cell>
        </table:table-row>
        <table:table-row table:style-name="ro4" table:visibility="filter">
          <table:table-cell office:value-type="string" calcext:value-type="string">
            <text:p>5ff84e93aff50c000bdf174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4dEGqrRQrBAKC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a8c8c7425e2faf4e57</text:p>
          </table:table-cell>
          <table:table-cell office:value-type="float" office:value="8860" calcext:value-type="float">
            <text:p>8860</text:p>
          </table:table-cell>
          <table:table-cell office:value-type="string" calcext:value-type="string">
            <text:p>2021-02-17 03:41:32</text:p>
          </table:table-cell>
          <table:table-cell office:value-type="string" calcext:value-type="string">
            <text:p>2021-02-17 03:43:55</text:p>
          </table:table-cell>
          <table:table-cell office:value-type="string" calcext:value-type="string">
            <text:p>IP Addres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21-02-17 03:43: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2]&lt;&gt;&quot;&quot;;[.AC2]&lt;&gt;&quot;&quot;);[.AC2]/[.AB2];&quot;&quot;)">
            <text:p/>
          </table:table-cell>
          <table:table-cell table:formula="of:=IF(AND([.AD2]&lt;&gt;&quot;&quot;;[.AB2]&lt;&gt;&quot;&quot;);[.AD2]/[.AB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b55b287c968c3edf2be99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g1HO2KAU9vzFk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1a59d28f5e825b08cb</text:p>
          </table:table-cell>
          <table:table-cell office:value-type="float" office:value="9035" calcext:value-type="float">
            <text:p>9035</text:p>
          </table:table-cell>
          <table:table-cell office:value-type="string" calcext:value-type="string">
            <text:p>2021-02-17 03:43:24</text:p>
          </table:table-cell>
          <table:table-cell office:value-type="string" calcext:value-type="string">
            <text:p>2021-02-17 03:44:11</text:p>
          </table:table-cell>
          <table:table-cell office:value-type="string" calcext:value-type="string">
            <text:p>IP Addr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1-02-17 03:44: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3]&lt;&gt;&quot;&quot;;[.AC3]&lt;&gt;&quot;&quot;);[.AC3]/[.AB3];&quot;&quot;)">
            <text:p/>
          </table:table-cell>
          <table:table-cell table:formula="of:=IF(AND([.AD3]&lt;&gt;&quot;&quot;;[.AB3]&lt;&gt;&quot;&quot;);[.AD3]/[.AB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8f32cb79a8e80727d489a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lmLYlKtQauROS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04ae7915b0545b0be</text:p>
          </table:table-cell>
          <table:table-cell office:value-type="float" office:value="9923" calcext:value-type="float">
            <text:p>9923</text:p>
          </table:table-cell>
          <table:table-cell office:value-type="string" calcext:value-type="string">
            <text:p>2021-02-17 03:45:38</text:p>
          </table:table-cell>
          <table:table-cell office:value-type="string" calcext:value-type="string">
            <text:p>2021-02-17 03:46:17</text:p>
          </table:table-cell>
          <table:table-cell office:value-type="string" calcext:value-type="string">
            <text:p>IP Addres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1-02-17 03:46: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4]&lt;&gt;&quot;&quot;;[.AC4]&lt;&gt;&quot;&quot;);[.AC4]/[.AB4];&quot;&quot;)">
            <text:p/>
          </table:table-cell>
          <table:table-cell table:formula="of:=IF(AND([.AD4]&lt;&gt;&quot;&quot;;[.AB4]&lt;&gt;&quot;&quot;);[.AD4]/[.AB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a595eeaa30640014a0842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TF9YSBtJVdI4C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ffb5e685b71395629</text:p>
          </table:table-cell>
          <table:table-cell office:value-type="float" office:value="12168" calcext:value-type="float">
            <text:p>12168</text:p>
          </table:table-cell>
          <table:table-cell office:value-type="string" calcext:value-type="string">
            <text:p>2021-02-17 03:40:48</text:p>
          </table:table-cell>
          <table:table-cell office:value-type="string" calcext:value-type="string">
            <text:p>2021-02-17 03:43:44</text:p>
          </table:table-cell>
          <table:table-cell office:value-type="string" calcext:value-type="string">
            <text:p>IP Addres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021-02-17 03:43:4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5]&lt;&gt;&quot;&quot;;[.AC5]&lt;&gt;&quot;&quot;);[.AC5]/[.AB5];&quot;&quot;)">
            <text:p/>
          </table:table-cell>
          <table:table-cell table:formula="of:=IF(AND([.AD5]&lt;&gt;&quot;&quot;;[.AB5]&lt;&gt;&quot;&quot;);[.AD5]/[.AB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67ce0d6bad660425074d5b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sGtYDwWj4MUMUk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c62da625dfbf33509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2021-02-17 03:48:32</text:p>
          </table:table-cell>
          <table:table-cell office:value-type="string" calcext:value-type="string">
            <text:p>2021-02-17 03:49:32</text:p>
          </table:table-cell>
          <table:table-cell office:value-type="string" calcext:value-type="string">
            <text:p>IP Addres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2-17 03:4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6]&lt;&gt;&quot;&quot;;[.AC6]&lt;&gt;&quot;&quot;);[.AC6]/[.AB6];&quot;&quot;)">
            <text:p/>
          </table:table-cell>
          <table:table-cell table:formula="of:=IF(AND([.AD6]&lt;&gt;&quot;&quot;;[.AB6]&lt;&gt;&quot;&quot;);[.AD6]/[.AB6];&quot;&quot;)">
            <text:p/>
          </table:table-cell>
          <table:table-cell table:number-columns-repeated="25"/>
        </table:table-row>
        <table:table-row table:style-name="ro4">
          <table:table-cell office:value-type="string" calcext:value-type="string">
            <text:p>600a6a7eafc92f1ca9c1deae</text:p>
          </table:table-cell>
          <table:table-cell office:value-type="string" calcext:value-type="string">
            <text:p>Mozilla/5.0 (Macintosh; Intel Mac OS X 10_15_7) AppleWebKit/537.36 (KHTML, like Gecko) Chrome/87.0.4280.88 Safari/537.36</text:p>
          </table:table-cell>
          <table:table-cell office:value-type="string" calcext:value-type="string">
            <text:p>R_3pc15z40f9aO9S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773446b5db7103668</text:p>
          </table:table-cell>
          <table:table-cell office:value-type="float" office:value="14632" calcext:value-type="float">
            <text:p>14632</text:p>
          </table:table-cell>
          <table:table-cell office:value-type="string" calcext:value-type="string">
            <text:p>2021-02-17 03:41:10</text:p>
          </table:table-cell>
          <table:table-cell office:value-type="string" calcext:value-type="string">
            <text:p>2021-02-17 03:58:17</text:p>
          </table:table-cell>
          <table:table-cell office:value-type="string" calcext:value-type="string">
            <text:p>IP Addres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2021-02-17 03:58: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Password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b3HoQnNrOIxAH1</text:p>
          </table:table-cell>
          <table:table-cell office:value-type="string" calcext:value-type="string">
            <text:p>Snímek obrazovky 2021-02-17 v 8.45.31.png</text:p>
          </table:table-cell>
          <table:table-cell office:value-type="float" office:value="113598" calcext:value-type="float">
            <text:p>113598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AND([.AB7]&lt;&gt;&quot;&quot;;[.AC7]&lt;&gt;&quot;&quot;);[.AC7]/[.AB7];&quot;&quot;)" office:value-type="percentage" office:value="0.0202020202020202" calcext:value-type="percentage">
            <text:p>2.0%</text:p>
          </table:table-cell>
          <table:table-cell table:formula="of:=IF(AND([.AD7]&lt;&gt;&quot;&quot;;[.AB7]&lt;&gt;&quot;&quot;);[.AD7]/[.AB7];&quot;&quot;)" office:value-type="percentage" office:value="0.141414141414141" calcext:value-type="percentage">
            <text:p>14.1%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I'm storing some passwords for other family members and it is not my decision to change their passwords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As I stated before for example my grandmother has only 2 accounts and for her needs it is not necessary to have one complex password for every of these 2 accounts. All my own duplicated or weak passwords were already replaced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 should replace some of the passwords reported as compromised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As I already said It is not my decision to change someone else's passwords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For example for my father is necessary to have memorable passwords. All my own passwords with this state were already changed.</text:p>
          </table:table-cell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stored my master password in a file on my phone, computer, or other device.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More than a month ag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 table:visibility="filter">
          <table:table-cell office:value-type="string" calcext:value-type="string">
            <text:p>60192bf99697980171541ca4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 office:value-type="string" calcext:value-type="string">
            <text:p>R_03wVMC9iYUaxRk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faf703b5d08fbb88d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2021-02-17 03:48:00</text:p>
          </table:table-cell>
          <table:table-cell office:value-type="string" calcext:value-type="string">
            <text:p>2021-02-17 03:48:45</text:p>
          </table:table-cell>
          <table:table-cell office:value-type="string" calcext:value-type="string">
            <text:p>IP Addres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1-02-17 03:4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ther Browser's Built-In Password Manager (please type the name below)</text:p>
          </table:table-cell>
          <table:table-cell office:value-type="string" calcext:value-type="string">
            <text:p>Opera</text:p>
          </table:table-cell>
          <table:table-cell table:number-columns-repeated="2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8]&lt;&gt;&quot;&quot;;[.AC8]&lt;&gt;&quot;&quot;);[.AC8]/[.AB8];&quot;&quot;)">
            <text:p/>
          </table:table-cell>
          <table:table-cell table:formula="of:=IF(AND([.AD8]&lt;&gt;&quot;&quot;;[.AB8]&lt;&gt;&quot;&quot;);[.AD8]/[.AB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bb9709a507f0ce98518d2c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u8qPQ8zMG0zrHE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75f75b85c5185805c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2021-02-17 03:42:38</text:p>
          </table:table-cell>
          <table:table-cell office:value-type="string" calcext:value-type="string">
            <text:p>2021-02-17 03:43:30</text:p>
          </table:table-cell>
          <table:table-cell office:value-type="string" calcext:value-type="string">
            <text:p>IP Addres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2-17 03:43: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other Browser's Built-In Password Manager (please type the name below)</text:p>
          </table:table-cell>
          <table:table-cell office:value-type="string" calcext:value-type="string">
            <text:p>Opera Password Manager</text:p>
          </table:table-cell>
          <table:table-cell table:number-columns-repeated="2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9]&lt;&gt;&quot;&quot;;[.AC9]&lt;&gt;&quot;&quot;);[.AC9]/[.AB9];&quot;&quot;)">
            <text:p/>
          </table:table-cell>
          <table:table-cell table:formula="of:=IF(AND([.AD9]&lt;&gt;&quot;&quot;;[.AB9]&lt;&gt;&quot;&quot;);[.AD9]/[.AB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3b3d16d2664625fcfa73aa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ypTTYf8yQyf5xX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b2337625edc674e8b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2021-02-17 03:42:42</text:p>
          </table:table-cell>
          <table:table-cell office:value-type="string" calcext:value-type="string">
            <text:p>2021-02-17 03:43:25</text:p>
          </table:table-cell>
          <table:table-cell office:value-type="string" calcext:value-type="string">
            <text:p>IP Addre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1-02-17 03:43:2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nother Browser's Built-In Password Manager (please type the name below)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0]&lt;&gt;&quot;&quot;;[.AC10]&lt;&gt;&quot;&quot;);[.AC10]/[.AB10];&quot;&quot;)">
            <text:p/>
          </table:table-cell>
          <table:table-cell table:formula="of:=IF(AND([.AD10]&lt;&gt;&quot;&quot;;[.AB10]&lt;&gt;&quot;&quot;);[.AD10]/[.AB1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cec3fa946f7c000b1b7c74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1QKt7K22tM8gGq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ba31f955d71f6696c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2021-02-17 03:43:41</text:p>
          </table:table-cell>
          <table:table-cell office:value-type="string" calcext:value-type="string">
            <text:p>2021-02-17 03:44:07</text:p>
          </table:table-cell>
          <table:table-cell office:value-type="string" calcext:value-type="string">
            <text:p>IP Add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02-17 03:44: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1]&lt;&gt;&quot;&quot;;[.AC11]&lt;&gt;&quot;&quot;);[.AC11]/[.AB11];&quot;&quot;)">
            <text:p/>
          </table:table-cell>
          <table:table-cell table:formula="of:=IF(AND([.AD11]&lt;&gt;&quot;&quot;;[.AB11]&lt;&gt;&quot;&quot;);[.AD11]/[.AB1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6d737a09cad065e46bc83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AgkQXxZOjr5wMg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c5103a65be2911534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2021-02-17 03:42:40</text:p>
          </table:table-cell>
          <table:table-cell office:value-type="string" calcext:value-type="string">
            <text:p>2021-02-17 03:43:06</text:p>
          </table:table-cell>
          <table:table-cell office:value-type="string" calcext:value-type="string">
            <text:p>IP Addre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1-02-17 03:43: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2]&lt;&gt;&quot;&quot;;[.AC12]&lt;&gt;&quot;&quot;);[.AC12]/[.AB12];&quot;&quot;)">
            <text:p/>
          </table:table-cell>
          <table:table-cell table:formula="of:=IF(AND([.AD12]&lt;&gt;&quot;&quot;;[.AB12]&lt;&gt;&quot;&quot;);[.AD12]/[.AB1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5c144a2ec4203e5693aaaa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Ti8y8mtlmQcoRW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accc37d5e679db418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2021-02-17 03:46:04</text:p>
          </table:table-cell>
          <table:table-cell office:value-type="string" calcext:value-type="string">
            <text:p>2021-02-17 03:46:38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7 03:46:3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3]&lt;&gt;&quot;&quot;;[.AC13]&lt;&gt;&quot;&quot;);[.AC13]/[.AB13];&quot;&quot;)">
            <text:p/>
          </table:table-cell>
          <table:table-cell table:formula="of:=IF(AND([.AD13]&lt;&gt;&quot;&quot;;[.AB13]&lt;&gt;&quot;&quot;);[.AD13]/[.AB1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d913e014ed5c001ae16529</text:p>
          </table:table-cell>
          <table:table-cell office:value-type="string" calcext:value-type="string">
            <text:p>Mozilla/5.0 (Linux; Android 10; SNE-LX1) AppleWebKit/537.36 (KHTML, like Gecko) Chrome/88.0.4324.155 Mobile Safari/537.36</text:p>
          </table:table-cell>
          <table:table-cell office:value-type="string" calcext:value-type="string">
            <text:p>R_8IzDWyjN48qQoP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c66e51ba5c7dfe06ed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2021-02-17 03:42:06</text:p>
          </table:table-cell>
          <table:table-cell office:value-type="string" calcext:value-type="string">
            <text:p>2021-02-17 03:42:28</text:p>
          </table:table-cell>
          <table:table-cell office:value-type="string" calcext:value-type="string">
            <text:p>IP Addre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02-17 03:42: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4]&lt;&gt;&quot;&quot;;[.AC14]&lt;&gt;&quot;&quot;);[.AC14]/[.AB14];&quot;&quot;)">
            <text:p/>
          </table:table-cell>
          <table:table-cell table:formula="of:=IF(AND([.AD14]&lt;&gt;&quot;&quot;;[.AB14]&lt;&gt;&quot;&quot;);[.AD14]/[.AB1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c5af0c5c5855af01d147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snz4JBD3mlnC5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4f732e95da926e805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2021-02-17 03:46:00</text:p>
          </table:table-cell>
          <table:table-cell office:value-type="string" calcext:value-type="string">
            <text:p>2021-02-17 03:46:12</text:p>
          </table:table-cell>
          <table:table-cell office:value-type="string" calcext:value-type="string">
            <text:p>IP Addre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46:1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5]&lt;&gt;&quot;&quot;;[.AC15]&lt;&gt;&quot;&quot;);[.AC15]/[.AB15];&quot;&quot;)">
            <text:p/>
          </table:table-cell>
          <table:table-cell table:formula="of:=IF(AND([.AD15]&lt;&gt;&quot;&quot;;[.AB15]&lt;&gt;&quot;&quot;);[.AD15]/[.AB1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ee45cb8d43d94e9b0541e8</text:p>
          </table:table-cell>
          <table:table-cell office:value-type="string" calcext:value-type="string">
            <text:p>Mozilla/5.0 (X11; Linux x86_64) AppleWebKit/537.36 (KHTML, like Gecko) Chrome/88.0.4324.150 Safari/537.36</text:p>
          </table:table-cell>
          <table:table-cell office:value-type="string" calcext:value-type="string">
            <text:p>R_ykmcbvBgVCRROe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52733e6a5c9e8ae76f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2021-02-17 03:48:39</text:p>
          </table:table-cell>
          <table:table-cell office:value-type="string" calcext:value-type="string">
            <text:p>2021-02-17 03:48:57</text:p>
          </table:table-cell>
          <table:table-cell office:value-type="string" calcext:value-type="string">
            <text:p>IP Addre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2-17 03:48:5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6]&lt;&gt;&quot;&quot;;[.AC16]&lt;&gt;&quot;&quot;);[.AC16]/[.AB16];&quot;&quot;)">
            <text:p/>
          </table:table-cell>
          <table:table-cell table:formula="of:=IF(AND([.AD16]&lt;&gt;&quot;&quot;;[.AB16]&lt;&gt;&quot;&quot;);[.AD16]/[.AB1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e73ec7a8bda09b12ae77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hKoG2CBAXuQ74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ec32cfe5dbda8c880</text:p>
          </table:table-cell>
          <table:table-cell office:value-type="float" office:value="4935" calcext:value-type="float">
            <text:p>4935</text:p>
          </table:table-cell>
          <table:table-cell office:value-type="string" calcext:value-type="string">
            <text:p>2021-02-17 03:42:42</text:p>
          </table:table-cell>
          <table:table-cell office:value-type="string" calcext:value-type="string">
            <text:p>2021-02-17 03:43:52</text:p>
          </table:table-cell>
          <table:table-cell office:value-type="string" calcext:value-type="string">
            <text:p>IP Addres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2-17 03:43: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7]&lt;&gt;&quot;&quot;;[.AC17]&lt;&gt;&quot;&quot;);[.AC17]/[.AB17];&quot;&quot;)">
            <text:p/>
          </table:table-cell>
          <table:table-cell table:formula="of:=IF(AND([.AD17]&lt;&gt;&quot;&quot;;[.AB17]&lt;&gt;&quot;&quot;);[.AD17]/[.AB1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9b70b4cc5dd000016609f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RKzHmHXxbFuCqx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c22d682d5db7919cfc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2021-02-17 03:41:57</text:p>
          </table:table-cell>
          <table:table-cell office:value-type="string" calcext:value-type="string">
            <text:p>2021-02-17 03:42:17</text:p>
          </table:table-cell>
          <table:table-cell office:value-type="string" calcext:value-type="string">
            <text:p>IP Addre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7 03:42:1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8]&lt;&gt;&quot;&quot;;[.AC18]&lt;&gt;&quot;&quot;);[.AC18]/[.AB18];&quot;&quot;)">
            <text:p/>
          </table:table-cell>
          <table:table-cell table:formula="of:=IF(AND([.AD18]&lt;&gt;&quot;&quot;;[.AB18]&lt;&gt;&quot;&quot;);[.AD18]/[.AB18];&quot;&quot;)">
            <text:p/>
          </table:table-cell>
          <table:table-cell table:number-columns-repeated="25"/>
        </table:table-row>
        <table:table-row table:style-name="ro5" table:visibility="filter">
          <table:table-cell office:value-type="string" calcext:value-type="string">
            <text:p>5de95c89cbd64d080bdea594</text:p>
          </table:table-cell>
          <table:table-cell office:value-type="string" calcext:value-type="string">
            <text:p>Mozilla/5.0 (X11; Linux x86_64; rv:85.0) Gecko/20100101 Firefox/85.0</text:p>
          </table:table-cell>
          <table:table-cell office:value-type="string" calcext:value-type="string">
            <text:p>R_2tVxjcXmQduTMp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1a5c8a35c7da8bb97</text:p>
          </table:table-cell>
          <table:table-cell office:value-type="float" office:value="7904" calcext:value-type="float">
            <text:p>7904</text:p>
          </table:table-cell>
          <table:table-cell office:value-type="string" calcext:value-type="string">
            <text:p>2021-02-17 03:47:39</text:p>
          </table:table-cell>
          <table:table-cell office:value-type="string" calcext:value-type="string">
            <text:p>2021-02-17 03:50:55</text:p>
          </table:table-cell>
          <table:table-cell office:value-type="string" calcext:value-type="string">
            <text:p>IP Addres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21-02-17 03:50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If I need quick access to an account without the password manager then I'll create one myself. Otherwise I let the password manager create a high entropy password for me.</text:p>
          </table:table-cell>
          <table:table-cell table:number-columns-repeated="12"/>
          <table:table-cell table:formula="of:=IF(AND([.AB19]&lt;&gt;&quot;&quot;;[.AC19]&lt;&gt;&quot;&quot;);[.AC19]/[.AB19];&quot;&quot;)">
            <text:p/>
          </table:table-cell>
          <table:table-cell table:formula="of:=IF(AND([.AD19]&lt;&gt;&quot;&quot;;[.AB19]&lt;&gt;&quot;&quot;);[.AD19]/[.AB1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68ac7421c364000977cd01</text:p>
          </table:table-cell>
          <table:table-cell office:value-type="string" calcext:value-type="string">
            <text:p>Mozilla/5.0 (Windows NT 10.0; Win64; x64) AppleWebKit/537.36 (KHTML, like Gecko) Chrome/87.0.4280.142 Safari/537.36</text:p>
          </table:table-cell>
          <table:table-cell office:value-type="string" calcext:value-type="string">
            <text:p>R_2QS43MX0jyCKZN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08083d85d051ecb59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2021-02-17 03:43:46</text:p>
          </table:table-cell>
          <table:table-cell office:value-type="string" calcext:value-type="string">
            <text:p>2021-02-17 03:43:57</text:p>
          </table:table-cell>
          <table:table-cell office:value-type="string" calcext:value-type="string">
            <text:p>IP Add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1-02-17 03:43: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0]&lt;&gt;&quot;&quot;;[.AC20]&lt;&gt;&quot;&quot;);[.AC20]/[.AB20];&quot;&quot;)">
            <text:p/>
          </table:table-cell>
          <table:table-cell table:formula="of:=IF(AND([.AD20]&lt;&gt;&quot;&quot;;[.AB20]&lt;&gt;&quot;&quot;);[.AD20]/[.AB2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5f173d0b6e98000181c58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wTsT2ehm3ZAHgW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ca31f955dea1e5067</text:p>
          </table:table-cell>
          <table:table-cell office:value-type="float" office:value="13309" calcext:value-type="float">
            <text:p>13309</text:p>
          </table:table-cell>
          <table:table-cell office:value-type="string" calcext:value-type="string">
            <text:p>2021-02-17 03:43:48</text:p>
          </table:table-cell>
          <table:table-cell office:value-type="string" calcext:value-type="string">
            <text:p>2021-02-17 03:44:14</text:p>
          </table:table-cell>
          <table:table-cell office:value-type="string" calcext:value-type="string">
            <text:p>IP Addre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1-02-17 03:44:1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itwarden (Free Editio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1]&lt;&gt;&quot;&quot;;[.AC21]&lt;&gt;&quot;&quot;);[.AC21]/[.AB21];&quot;&quot;)">
            <text:p/>
          </table:table-cell>
          <table:table-cell table:formula="of:=IF(AND([.AD21]&lt;&gt;&quot;&quot;;[.AB21]&lt;&gt;&quot;&quot;);[.AD21]/[.AB2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37d0096c8c8f25965fed22</text:p>
          </table:table-cell>
          <table:table-cell office:value-type="string" calcext:value-type="string">
            <text:p>Mozilla/5.0 (Linux; Android 10; ONEPLUS A6000) AppleWebKit/537.36 (KHTML, like Gecko) Chrome/88.0.4324.155 Mobile Safari/537.36</text:p>
          </table:table-cell>
          <table:table-cell office:value-type="string" calcext:value-type="string">
            <text:p>R_1KrqOWBdkTDqtf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08defe05cf021f8c4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2021-02-17 03:44:41</text:p>
          </table:table-cell>
          <table:table-cell office:value-type="string" calcext:value-type="string">
            <text:p>2021-02-17 03:45:35</text:p>
          </table:table-cell>
          <table:table-cell office:value-type="string" calcext:value-type="string">
            <text:p>IP Addres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2-17 03:45:3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ashlane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22]&lt;&gt;&quot;&quot;;[.AC22]&lt;&gt;&quot;&quot;);[.AC22]/[.AB22];&quot;&quot;)">
            <text:p/>
          </table:table-cell>
          <table:table-cell table:formula="of:=IF(AND([.AD22]&lt;&gt;&quot;&quot;;[.AB22]&lt;&gt;&quot;&quot;);[.AD22]/[.AB2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8f25ce6243bb0001dce2e8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 office:value-type="string" calcext:value-type="string">
            <text:p>R_VWMQRRPYRYOMGG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0b88b075da90c0273</text:p>
          </table:table-cell>
          <table:table-cell office:value-type="float" office:value="11159" calcext:value-type="float">
            <text:p>11159</text:p>
          </table:table-cell>
          <table:table-cell office:value-type="string" calcext:value-type="string">
            <text:p>2021-02-17 03:47:15</text:p>
          </table:table-cell>
          <table:table-cell office:value-type="string" calcext:value-type="string">
            <text:p>2021-02-17 03:48:13</text:p>
          </table:table-cell>
          <table:table-cell office:value-type="string" calcext:value-type="string">
            <text:p>IP Addres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2-17 03:48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hlane</text:p>
          </table:table-cell>
          <table:table-cell table:number-columns-repeated="2"/>
          <table:table-cell office:value-type="string" calcext:value-type="string">
            <text:p>Less than 2 months</text:p>
          </table:table-cell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3]&lt;&gt;&quot;&quot;;[.AC23]&lt;&gt;&quot;&quot;);[.AC23]/[.AB23];&quot;&quot;)">
            <text:p/>
          </table:table-cell>
          <table:table-cell table:formula="of:=IF(AND([.AD23]&lt;&gt;&quot;&quot;;[.AB23]&lt;&gt;&quot;&quot;);[.AD23]/[.AB2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1a392eebbed0664a19dd3</text:p>
          </table:table-cell>
          <table:table-cell office:value-type="string" calcext:value-type="string">
            <text:p>Mozilla/5.0 (Macintosh; Intel Mac OS X 10_15_6) AppleWebKit/605.1.15 (KHTML, like Gecko) Version/14.0.3 Safari/605.1.15</text:p>
          </table:table-cell>
          <table:table-cell office:value-type="string" calcext:value-type="string">
            <text:p>R_1rwPbuHJ8fssTp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0eff74b5e91457ea5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2021-02-17 03:47:53</text:p>
          </table:table-cell>
          <table:table-cell office:value-type="string" calcext:value-type="string">
            <text:p>2021-02-17 03:48:38</text:p>
          </table:table-cell>
          <table:table-cell office:value-type="string" calcext:value-type="string">
            <text:p>IP Addres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1-02-17 03:4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hlane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24]&lt;&gt;&quot;&quot;;[.AC24]&lt;&gt;&quot;&quot;);[.AC24]/[.AB24];&quot;&quot;)">
            <text:p/>
          </table:table-cell>
          <table:table-cell table:formula="of:=IF(AND([.AD24]&lt;&gt;&quot;&quot;;[.AB24]&lt;&gt;&quot;&quot;);[.AD24]/[.AB2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27da3fe333e18c4a6562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TdSbcQaCNVGJpv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cce4787305d6fc39be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2-17 03:59:15</text:p>
          </table:table-cell>
          <table:table-cell office:value-type="string" calcext:value-type="string">
            <text:p>2021-02-17 03:59:44</text:p>
          </table:table-cell>
          <table:table-cell office:value-type="string" calcext:value-type="string">
            <text:p>Sp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1-02-17 03:59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25]&lt;&gt;&quot;&quot;;[.AC25]&lt;&gt;&quot;&quot;);[.AC25]/[.AB25];&quot;&quot;)">
            <text:p/>
          </table:table-cell>
          <table:table-cell table:formula="of:=IF(AND([.AD25]&lt;&gt;&quot;&quot;;[.AB25]&lt;&gt;&quot;&quot;);[.AD25]/[.AB2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32efd69cce850b45220fbe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CjF4uhwdqseewF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1acfca8a5c6eb0fa0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021-02-17 03:39:11</text:p>
          </table:table-cell>
          <table:table-cell office:value-type="string" calcext:value-type="string">
            <text:p>2021-02-17 03:39:25</text:p>
          </table:table-cell>
          <table:table-cell office:value-type="string" calcext:value-type="string">
            <text:p>Sp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02-17 03:39: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26]&lt;&gt;&quot;&quot;;[.AC26]&lt;&gt;&quot;&quot;);[.AC26]/[.AB26];&quot;&quot;)">
            <text:p/>
          </table:table-cell>
          <table:table-cell table:formula="of:=IF(AND([.AD26]&lt;&gt;&quot;&quot;;[.AB26]&lt;&gt;&quot;&quot;);[.AD26]/[.AB26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c5f046db672de0001fd2b9e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3JwwBpLeNdeeX1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ccd38545cfe6d03a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21-02-17 03:42:38</text:p>
          </table:table-cell>
          <table:table-cell office:value-type="string" calcext:value-type="string">
            <text:p>2021-02-17 03:42:47</text:p>
          </table:table-cell>
          <table:table-cell office:value-type="string" calcext:value-type="string">
            <text:p>Sp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7 03:42: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27]&lt;&gt;&quot;&quot;;[.AC27]&lt;&gt;&quot;&quot;);[.AC27]/[.AB27];&quot;&quot;)">
            <text:p/>
          </table:table-cell>
          <table:table-cell table:formula="of:=IF(AND([.AD27]&lt;&gt;&quot;&quot;;[.AB27]&lt;&gt;&quot;&quot;);[.AD27]/[.AB27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ffbfa9dedf58b6970c1eca2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2xLcszjFLKQv1g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25bae505e34c26be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2021-02-17 03:46:28</text:p>
          </table:table-cell>
          <table:table-cell office:value-type="string" calcext:value-type="string">
            <text:p>2021-02-17 03:46:52</text:p>
          </table:table-cell>
          <table:table-cell office:value-type="string" calcext:value-type="string">
            <text:p>Sp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46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28]&lt;&gt;&quot;&quot;;[.AC28]&lt;&gt;&quot;&quot;);[.AC28]/[.AB28];&quot;&quot;)">
            <text:p/>
          </table:table-cell>
          <table:table-cell table:formula="of:=IF(AND([.AD28]&lt;&gt;&quot;&quot;;[.AB28]&lt;&gt;&quot;&quot;);[.AD28]/[.AB2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1b7e94738d231487f291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hT0NDFrRlJqfC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74525b35e5c5dfb6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2021-02-17 03:46:41</text:p>
          </table:table-cell>
          <table:table-cell office:value-type="string" calcext:value-type="string">
            <text:p>2021-02-17 03:47:01</text:p>
          </table:table-cell>
          <table:table-cell office:value-type="string" calcext:value-type="string">
            <text:p>Sp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1-02-17 03:47: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29]&lt;&gt;&quot;&quot;;[.AC29]&lt;&gt;&quot;&quot;);[.AC29]/[.AB29];&quot;&quot;)">
            <text:p/>
          </table:table-cell>
          <table:table-cell table:formula="of:=IF(AND([.AD29]&lt;&gt;&quot;&quot;;[.AB29]&lt;&gt;&quot;&quot;);[.AD29]/[.AB2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d5de610e3b074478a897fa</text:p>
          </table:table-cell>
          <table:table-cell office:value-type="string" calcext:value-type="string">
            <text:p>Mozilla/5.0 (Linux; Android 10; Redmi Note 8 Pro) AppleWebKit/537.36 (KHTML, like Gecko) Chrome/88.0.4324.152 Mobile Safari/537.36</text:p>
          </table:table-cell>
          <table:table-cell office:value-type="string" calcext:value-type="string">
            <text:p>R_12Eik07OvdAoZm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53b8daf5c6ff9d40d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2021-02-17 03:48:28</text:p>
          </table:table-cell>
          <table:table-cell office:value-type="string" calcext:value-type="string">
            <text:p>2021-02-17 03:48:52</text:p>
          </table:table-cell>
          <table:table-cell office:value-type="string" calcext:value-type="string">
            <text:p>Sp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4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0]&lt;&gt;&quot;&quot;;[.AC30]&lt;&gt;&quot;&quot;);[.AC30]/[.AB30];&quot;&quot;)">
            <text:p/>
          </table:table-cell>
          <table:table-cell table:formula="of:=IF(AND([.AD30]&lt;&gt;&quot;&quot;;[.AB30]&lt;&gt;&quot;&quot;);[.AD30]/[.AB3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5e8991814f20cef84f732</text:p>
          </table:table-cell>
          <table:table-cell office:value-type="string" calcext:value-type="string">
            <text:p>Mozilla/5.0 (Macintosh; Intel Mac OS X 10_15_6) AppleWebKit/537.36 (KHTML, like Gecko) Chrome/86.0.4240.111 Safari/537.36</text:p>
          </table:table-cell>
          <table:table-cell office:value-type="string" calcext:value-type="string">
            <text:p>R_2v9b0d366QGWPY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d10c7c15d93b1b9a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2021-02-17 03:43:00</text:p>
          </table:table-cell>
          <table:table-cell office:value-type="string" calcext:value-type="string">
            <text:p>2021-02-17 03:43:16</text:p>
          </table:table-cell>
          <table:table-cell office:value-type="string" calcext:value-type="string">
            <text:p>Sp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43: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1]&lt;&gt;&quot;&quot;;[.AC31]&lt;&gt;&quot;&quot;);[.AC31]/[.AB31];&quot;&quot;)">
            <text:p/>
          </table:table-cell>
          <table:table-cell table:formula="of:=IF(AND([.AD31]&lt;&gt;&quot;&quot;;[.AB31]&lt;&gt;&quot;&quot;);[.AD31]/[.AB31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faa4957fe4008320d80a70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PYx6DjsTEjTbWG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4eccb815d929c9786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2021-02-17 03:36:24</text:p>
          </table:table-cell>
          <table:table-cell office:value-type="string" calcext:value-type="string">
            <text:p>2021-02-17 03:36:38</text:p>
          </table:table-cell>
          <table:table-cell office:value-type="string" calcext:value-type="string">
            <text:p>Sp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02-17 03:36: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2]&lt;&gt;&quot;&quot;;[.AC32]&lt;&gt;&quot;&quot;);[.AC32]/[.AB32];&quot;&quot;)">
            <text:p/>
          </table:table-cell>
          <table:table-cell table:formula="of:=IF(AND([.AD32]&lt;&gt;&quot;&quot;;[.AB32]&lt;&gt;&quot;&quot;);[.AD32]/[.AB3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9843f32c2624a6c6fc269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9MJLRVGmBGScD7z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42e261d4a6cdeed3e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021-02-12 18:28:39</text:p>
          </table:table-cell>
          <table:table-cell office:value-type="string" calcext:value-type="string">
            <text:p>2021-02-12 18:30:12</text:p>
          </table:table-cell>
          <table:table-cell office:value-type="string" calcext:value-type="string">
            <text:p>IP Addres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2-12 18:30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3]&lt;&gt;&quot;&quot;;[.AC33]&lt;&gt;&quot;&quot;);[.AC33]/[.AB33];&quot;&quot;)">
            <text:p/>
          </table:table-cell>
          <table:table-cell table:formula="of:=IF(AND([.AD33]&lt;&gt;&quot;&quot;;[.AB33]&lt;&gt;&quot;&quot;);[.AD33]/[.AB3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6aaf0e38d45206cd04c18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XoQlzoU9xnRBA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2ccc37d5e679db414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2021-02-17 03:40:38</text:p>
          </table:table-cell>
          <table:table-cell office:value-type="string" calcext:value-type="string">
            <text:p>2021-02-17 03:40:50</text:p>
          </table:table-cell>
          <table:table-cell office:value-type="string" calcext:value-type="string">
            <text:p>Sp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40:5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4]&lt;&gt;&quot;&quot;;[.AC34]&lt;&gt;&quot;&quot;);[.AC34]/[.AB34];&quot;&quot;)">
            <text:p/>
          </table:table-cell>
          <table:table-cell table:formula="of:=IF(AND([.AD34]&lt;&gt;&quot;&quot;;[.AB34]&lt;&gt;&quot;&quot;);[.AD34]/[.AB3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6bdf395abe8b0019515a01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1jfBmTXVhAlE5P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362da625e20730b4a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2021-02-17 03:44:22</text:p>
          </table:table-cell>
          <table:table-cell office:value-type="string" calcext:value-type="string">
            <text:p>2021-02-17 03:44:49</text:p>
          </table:table-cell>
          <table:table-cell office:value-type="string" calcext:value-type="string">
            <text:p>Sp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1-02-17 03:44:4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5]&lt;&gt;&quot;&quot;;[.AC35]&lt;&gt;&quot;&quot;);[.AC35]/[.AB35];&quot;&quot;)">
            <text:p/>
          </table:table-cell>
          <table:table-cell table:formula="of:=IF(AND([.AD35]&lt;&gt;&quot;&quot;;[.AB35]&lt;&gt;&quot;&quot;);[.AD35]/[.AB3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1a169f67f753013790f9a3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 office:value-type="string" calcext:value-type="string">
            <text:p>R_27s7U0wEkacnRoC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d5873ea551de1b2cb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2021-02-13 02:00:36</text:p>
          </table:table-cell>
          <table:table-cell office:value-type="string" calcext:value-type="string">
            <text:p>2021-02-13 02:00:55</text:p>
          </table:table-cell>
          <table:table-cell office:value-type="string" calcext:value-type="string">
            <text:p>IP Addre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1-02-13 02:00: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6]&lt;&gt;&quot;&quot;;[.AC36]&lt;&gt;&quot;&quot;);[.AC36]/[.AB36];&quot;&quot;)">
            <text:p/>
          </table:table-cell>
          <table:table-cell table:formula="of:=IF(AND([.AD36]&lt;&gt;&quot;&quot;;[.AB36]&lt;&gt;&quot;&quot;);[.AD36]/[.AB3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b02b8eb0c0e139cd633ab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wUieqyT9bjJfyYF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50ff6dc6193ab7f9a4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2021-02-12 23:02:45</text:p>
          </table:table-cell>
          <table:table-cell office:value-type="string" calcext:value-type="string">
            <text:p>2021-02-12 23:02:56</text:p>
          </table:table-cell>
          <table:table-cell office:value-type="string" calcext:value-type="string">
            <text:p>IP Addr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1-02-12 23:02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7]&lt;&gt;&quot;&quot;;[.AC37]&lt;&gt;&quot;&quot;);[.AC37]/[.AB37];&quot;&quot;)">
            <text:p/>
          </table:table-cell>
          <table:table-cell table:formula="of:=IF(AND([.AD37]&lt;&gt;&quot;&quot;;[.AB37]&lt;&gt;&quot;&quot;);[.AD37]/[.AB3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3b1b26912e8732bfaa9863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 office:value-type="string" calcext:value-type="string">
            <text:p>R_2VBLbgOw4rukGu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89724105bf8a4904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2021-02-17 03:50:23</text:p>
          </table:table-cell>
          <table:table-cell office:value-type="string" calcext:value-type="string">
            <text:p>2021-02-17 03:50:34</text:p>
          </table:table-cell>
          <table:table-cell office:value-type="string" calcext:value-type="string">
            <text:p>Sp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1-02-17 03:50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8]&lt;&gt;&quot;&quot;;[.AC38]&lt;&gt;&quot;&quot;);[.AC38]/[.AB38];&quot;&quot;)">
            <text:p/>
          </table:table-cell>
          <table:table-cell table:formula="of:=IF(AND([.AD38]&lt;&gt;&quot;&quot;;[.AB38]&lt;&gt;&quot;&quot;);[.AD38]/[.AB3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4db32bb18c511736499f8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BDocGk5tP2IfA2t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4b4dc0f44f5cd3b019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2021-02-12 23:02:39</text:p>
          </table:table-cell>
          <table:table-cell office:value-type="string" calcext:value-type="string">
            <text:p>2021-02-12 23:02:48</text:p>
          </table:table-cell>
          <table:table-cell office:value-type="string" calcext:value-type="string">
            <text:p>IP Addr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2 23:02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39]&lt;&gt;&quot;&quot;;[.AC39]&lt;&gt;&quot;&quot;);[.AC39]/[.AB39];&quot;&quot;)">
            <text:p/>
          </table:table-cell>
          <table:table-cell table:formula="of:=IF(AND([.AD39]&lt;&gt;&quot;&quot;;[.AB39]&lt;&gt;&quot;&quot;);[.AD39]/[.AB3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5cb719ac7e207f9ccd80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jJxORZj3ZZptP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9c8f6325e1a7ceb1d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2021-02-17 03:41:15</text:p>
          </table:table-cell>
          <table:table-cell office:value-type="string" calcext:value-type="string">
            <text:p>2021-02-17 03:41:26</text:p>
          </table:table-cell>
          <table:table-cell office:value-type="string" calcext:value-type="string">
            <text:p>Sp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1-02-17 03:41: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0]&lt;&gt;&quot;&quot;;[.AC40]&lt;&gt;&quot;&quot;);[.AC40]/[.AB40];&quot;&quot;)">
            <text:p/>
          </table:table-cell>
          <table:table-cell table:formula="of:=IF(AND([.AD40]&lt;&gt;&quot;&quot;;[.AB40]&lt;&gt;&quot;&quot;);[.AD40]/[.AB4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3d8845b4a5d215aefca46f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 office:value-type="string" calcext:value-type="string">
            <text:p>R_5u6DWC5MkZzbqf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d7464525e193c0f69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2021-02-17 03:41:22</text:p>
          </table:table-cell>
          <table:table-cell office:value-type="string" calcext:value-type="string">
            <text:p>2021-02-17 03:41:42</text:p>
          </table:table-cell>
          <table:table-cell office:value-type="string" calcext:value-type="string">
            <text:p>Sp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7 03:41:4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1]&lt;&gt;&quot;&quot;;[.AC41]&lt;&gt;&quot;&quot;);[.AC41]/[.AB41];&quot;&quot;)">
            <text:p/>
          </table:table-cell>
          <table:table-cell table:formula="of:=IF(AND([.AD41]&lt;&gt;&quot;&quot;;[.AB41]&lt;&gt;&quot;&quot;);[.AD41]/[.AB4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9d4b6a8e59146000112e523</text:p>
          </table:table-cell>
          <table:table-cell office:value-type="string" calcext:value-type="string">
            <text:p>Mozilla/5.0 (Linux; Android 8.0.0; SAMSUNG SM-G930F) AppleWebKit/537.36 (KHTML, like Gecko) SamsungBrowser/13.2 Chrome/83.0.4103.106 Mobile Safari/537.36</text:p>
          </table:table-cell>
          <table:table-cell office:value-type="string" calcext:value-type="string">
            <text:p>R_SVlfwN9oP3twNe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35103a65c557030d6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2021-02-17 03:48:27</text:p>
          </table:table-cell>
          <table:table-cell office:value-type="string" calcext:value-type="string">
            <text:p>2021-02-17 03:48:39</text:p>
          </table:table-cell>
          <table:table-cell office:value-type="string" calcext:value-type="string">
            <text:p>Sp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4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2]&lt;&gt;&quot;&quot;;[.AC42]&lt;&gt;&quot;&quot;);[.AC42]/[.AB42];&quot;&quot;)">
            <text:p/>
          </table:table-cell>
          <table:table-cell table:formula="of:=IF(AND([.AD42]&lt;&gt;&quot;&quot;;[.AB42]&lt;&gt;&quot;&quot;);[.AD42]/[.AB4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debd83d5e2a916b17507d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hSVvjrIkkKiB8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37cdd705ce64e2a71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2021-02-17 03:45:42</text:p>
          </table:table-cell>
          <table:table-cell office:value-type="string" calcext:value-type="string">
            <text:p>2021-02-17 03:45:53</text:p>
          </table:table-cell>
          <table:table-cell office:value-type="string" calcext:value-type="string">
            <text:p>Sp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1-02-17 03:45:5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3]&lt;&gt;&quot;&quot;;[.AC43]&lt;&gt;&quot;&quot;);[.AC43]/[.AB43];&quot;&quot;)">
            <text:p/>
          </table:table-cell>
          <table:table-cell table:formula="of:=IF(AND([.AD43]&lt;&gt;&quot;&quot;;[.AB43]&lt;&gt;&quot;&quot;);[.AD43]/[.AB4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354dac58a6f74ca62e3311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2aFZ93765CnfpA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dfc65e05c65f47f96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2021-02-17 03:35:13</text:p>
          </table:table-cell>
          <table:table-cell office:value-type="string" calcext:value-type="string">
            <text:p>2021-02-17 03:35:23</text:p>
          </table:table-cell>
          <table:table-cell office:value-type="string" calcext:value-type="string">
            <text:p>Sp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1-02-17 03:35: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4]&lt;&gt;&quot;&quot;;[.AC44]&lt;&gt;&quot;&quot;);[.AC44]/[.AB44];&quot;&quot;)">
            <text:p/>
          </table:table-cell>
          <table:table-cell table:formula="of:=IF(AND([.AD44]&lt;&gt;&quot;&quot;;[.AB44]&lt;&gt;&quot;&quot;);[.AD44]/[.AB4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806d62a030efb00019213d8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 office:value-type="string" calcext:value-type="string">
            <text:p>R_eS6iTjOVK9VTbDr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4afa99a54cdd9d593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2021-02-13 02:00:29</text:p>
          </table:table-cell>
          <table:table-cell office:value-type="string" calcext:value-type="string">
            <text:p>2021-02-13 02:00:45</text:p>
          </table:table-cell>
          <table:table-cell office:value-type="string" calcext:value-type="string">
            <text:p>IP Addr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1-02-13 02:00: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5]&lt;&gt;&quot;&quot;;[.AC45]&lt;&gt;&quot;&quot;);[.AC45]/[.AB45];&quot;&quot;)">
            <text:p/>
          </table:table-cell>
          <table:table-cell table:formula="of:=IF(AND([.AD45]&lt;&gt;&quot;&quot;;[.AB45]&lt;&gt;&quot;&quot;);[.AD45]/[.AB4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83c8f31854ab56a1f68bea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1rrdq8aDI9ENpZ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286b07759cb8b1f4d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2021-02-17 03:45:07</text:p>
          </table:table-cell>
          <table:table-cell office:value-type="string" calcext:value-type="string">
            <text:p>2021-02-17 03:45:23</text:p>
          </table:table-cell>
          <table:table-cell office:value-type="string" calcext:value-type="string">
            <text:p>Sp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1-02-17 03:45: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6]&lt;&gt;&quot;&quot;;[.AC46]&lt;&gt;&quot;&quot;);[.AC46]/[.AB46];&quot;&quot;)">
            <text:p/>
          </table:table-cell>
          <table:table-cell table:formula="of:=IF(AND([.AD46]&lt;&gt;&quot;&quot;;[.AB46]&lt;&gt;&quot;&quot;);[.AD46]/[.AB4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88d5111d250056d60a23f1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3EA0SC8MQgS96c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17cdd705ce64e2a6d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2021-02-17 03:41:40</text:p>
          </table:table-cell>
          <table:table-cell office:value-type="string" calcext:value-type="string">
            <text:p>2021-02-17 03:41:53</text:p>
          </table:table-cell>
          <table:table-cell office:value-type="string" calcext:value-type="string">
            <text:p>Sp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02-17 03:41:5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7]&lt;&gt;&quot;&quot;;[.AC47]&lt;&gt;&quot;&quot;);[.AC47]/[.AB47];&quot;&quot;)">
            <text:p/>
          </table:table-cell>
          <table:table-cell table:formula="of:=IF(AND([.AD47]&lt;&gt;&quot;&quot;;[.AB47]&lt;&gt;&quot;&quot;);[.AD47]/[.AB4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7b7bad33285d17b0e8a9da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3dHQIe8zAN40b2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c48e1ead5e1737fa06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2021-02-17 03:37:43</text:p>
          </table:table-cell>
          <table:table-cell office:value-type="string" calcext:value-type="string">
            <text:p>2021-02-17 03:38:00</text:p>
          </table:table-cell>
          <table:table-cell office:value-type="string" calcext:value-type="string">
            <text:p>Sp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02-17 03:38: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8]&lt;&gt;&quot;&quot;;[.AC48]&lt;&gt;&quot;&quot;);[.AC48]/[.AB48];&quot;&quot;)">
            <text:p/>
          </table:table-cell>
          <table:table-cell table:formula="of:=IF(AND([.AD48]&lt;&gt;&quot;&quot;;[.AB48]&lt;&gt;&quot;&quot;);[.AD48]/[.AB4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9ef7ee8de09c011aa656b6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 office:value-type="string" calcext:value-type="string">
            <text:p>R_2teWyXrmTVzyhS6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d7fce71f91deb34a6f9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2021-02-13 02:11:13</text:p>
          </table:table-cell>
          <table:table-cell office:value-type="string" calcext:value-type="string">
            <text:p>2021-02-13 02:11:22</text:p>
          </table:table-cell>
          <table:table-cell office:value-type="string" calcext:value-type="string">
            <text:p>IP Addr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3 02:11: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49]&lt;&gt;&quot;&quot;;[.AC49]&lt;&gt;&quot;&quot;);[.AC49]/[.AB49];&quot;&quot;)">
            <text:p/>
          </table:table-cell>
          <table:table-cell table:formula="of:=IF(AND([.AD49]&lt;&gt;&quot;&quot;;[.AB49]&lt;&gt;&quot;&quot;);[.AD49]/[.AB4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cf16898ef57a00016a606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1trzl3va38ThK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0c0a29c45d052145fc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2021-02-17 03:39:31</text:p>
          </table:table-cell>
          <table:table-cell office:value-type="string" calcext:value-type="string">
            <text:p>2021-02-17 03:39:44</text:p>
          </table:table-cell>
          <table:table-cell office:value-type="string" calcext:value-type="string">
            <text:p>Sp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39:4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0]&lt;&gt;&quot;&quot;;[.AC50]&lt;&gt;&quot;&quot;);[.AC50]/[.AB50];&quot;&quot;)">
            <text:p/>
          </table:table-cell>
          <table:table-cell table:formula="of:=IF(AND([.AD50]&lt;&gt;&quot;&quot;;[.AB50]&lt;&gt;&quot;&quot;);[.AD50]/[.AB5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7c341dc001ba1cf81e566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 office:value-type="string" calcext:value-type="string">
            <text:p>R_swkoYdpC1mpuik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60f39e65ba6bf2084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2021-02-17 03:47:31</text:p>
          </table:table-cell>
          <table:table-cell office:value-type="string" calcext:value-type="string">
            <text:p>2021-02-17 03:47:49</text:p>
          </table:table-cell>
          <table:table-cell office:value-type="string" calcext:value-type="string">
            <text:p>Sp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02-17 03:4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1]&lt;&gt;&quot;&quot;;[.AC51]&lt;&gt;&quot;&quot;);[.AC51]/[.AB51];&quot;&quot;)">
            <text:p/>
          </table:table-cell>
          <table:table-cell table:formula="of:=IF(AND([.AD51]&lt;&gt;&quot;&quot;;[.AB51]&lt;&gt;&quot;&quot;);[.AD51]/[.AB5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ac6080e9534ba0001c74b6e</text:p>
          </table:table-cell>
          <table:table-cell office:value-type="string" calcext:value-type="string">
            <text:p>Mozilla/5.0 (X11; Linux i686) AppleWebKit/537.36 (KHTML, like Gecko) Chrome/87.0.4280.66 Safari/537.36</text:p>
          </table:table-cell>
          <table:table-cell office:value-type="string" calcext:value-type="string">
            <text:p>R_Z97rUWvJcWAj0P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5a3a3b7a5e3e8c54f3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2021-02-17 03:31:49</text:p>
          </table:table-cell>
          <table:table-cell office:value-type="string" calcext:value-type="string">
            <text:p>2021-02-17 03:32:54</text:p>
          </table:table-cell>
          <table:table-cell office:value-type="string" calcext:value-type="string">
            <text:p>Sp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2-17 03:32: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2]&lt;&gt;&quot;&quot;;[.AC52]&lt;&gt;&quot;&quot;);[.AC52]/[.AB52];&quot;&quot;)">
            <text:p/>
          </table:table-cell>
          <table:table-cell table:formula="of:=IF(AND([.AD52]&lt;&gt;&quot;&quot;;[.AB52]&lt;&gt;&quot;&quot;);[.AD52]/[.AB5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1983960ee3b3000b2b1947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N93adkwCuZupD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422d682d5db7919cf4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2021-02-17 03:35:33</text:p>
          </table:table-cell>
          <table:table-cell office:value-type="string" calcext:value-type="string">
            <text:p>2021-02-17 03:35:49</text:p>
          </table:table-cell>
          <table:table-cell office:value-type="string" calcext:value-type="string">
            <text:p>IP Addr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35: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3]&lt;&gt;&quot;&quot;;[.AC53]&lt;&gt;&quot;&quot;);[.AC53]/[.AB53];&quot;&quot;)">
            <text:p/>
          </table:table-cell>
          <table:table-cell table:formula="of:=IF(AND([.AD53]&lt;&gt;&quot;&quot;;[.AB53]&lt;&gt;&quot;&quot;);[.AD53]/[.AB5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aa800c4f9d9c3bdc61241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yf7qgplPbF4pw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676d5ee5c0b7d854f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2021-02-17 03:45:45</text:p>
          </table:table-cell>
          <table:table-cell office:value-type="string" calcext:value-type="string">
            <text:p>2021-02-17 03:45:55</text:p>
          </table:table-cell>
          <table:table-cell office:value-type="string" calcext:value-type="string">
            <text:p>Sp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02-17 03:4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4]&lt;&gt;&quot;&quot;;[.AC54]&lt;&gt;&quot;&quot;);[.AC54]/[.AB54];&quot;&quot;)">
            <text:p/>
          </table:table-cell>
          <table:table-cell table:formula="of:=IF(AND([.AD54]&lt;&gt;&quot;&quot;;[.AB54]&lt;&gt;&quot;&quot;);[.AD54]/[.AB5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418da10dab34340bd50d60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KpSng937iR2kS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7bc57725bc954c2c8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2021-02-17 03:45:14</text:p>
          </table:table-cell>
          <table:table-cell office:value-type="string" calcext:value-type="string">
            <text:p>2021-02-17 03:45:25</text:p>
          </table:table-cell>
          <table:table-cell office:value-type="string" calcext:value-type="string">
            <text:p>Sp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1-02-17 03:45:2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5]&lt;&gt;&quot;&quot;;[.AC55]&lt;&gt;&quot;&quot;);[.AC55]/[.AB55];&quot;&quot;)">
            <text:p/>
          </table:table-cell>
          <table:table-cell table:formula="of:=IF(AND([.AD55]&lt;&gt;&quot;&quot;;[.AB55]&lt;&gt;&quot;&quot;);[.AD55]/[.AB5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f3781975b61a0001d00c6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Pv9t5JK7nFfSIy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159d28f5e0b729a98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2021-02-17 03:43:01</text:p>
          </table:table-cell>
          <table:table-cell office:value-type="string" calcext:value-type="string">
            <text:p>2021-02-17 03:43:24</text:p>
          </table:table-cell>
          <table:table-cell office:value-type="string" calcext:value-type="string">
            <text:p>Sp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43: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6]&lt;&gt;&quot;&quot;;[.AC56]&lt;&gt;&quot;&quot;);[.AC56]/[.AB56];&quot;&quot;)">
            <text:p/>
          </table:table-cell>
          <table:table-cell table:formula="of:=IF(AND([.AD56]&lt;&gt;&quot;&quot;;[.AB56]&lt;&gt;&quot;&quot;);[.AD56]/[.AB5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a0588e71ed8f065bbf6353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 office:value-type="string" calcext:value-type="string">
            <text:p>R_21p4YCCe39v1DO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a3b8daf5b81ff5bc7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2021-02-17 03:43:16</text:p>
          </table:table-cell>
          <table:table-cell office:value-type="string" calcext:value-type="string">
            <text:p>2021-02-17 03:43:30</text:p>
          </table:table-cell>
          <table:table-cell office:value-type="string" calcext:value-type="string">
            <text:p>Sp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1-02-17 03:43:3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7]&lt;&gt;&quot;&quot;;[.AC57]&lt;&gt;&quot;&quot;);[.AC57]/[.AB57];&quot;&quot;)">
            <text:p/>
          </table:table-cell>
          <table:table-cell table:formula="of:=IF(AND([.AD57]&lt;&gt;&quot;&quot;;[.AB57]&lt;&gt;&quot;&quot;);[.AD57]/[.AB5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6c965de6c65a24727e1d08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 office:value-type="string" calcext:value-type="string">
            <text:p>R_R9MVEKDXmMdxgu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a52e76d05dd9ae5476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2021-02-17 03:45:52</text:p>
          </table:table-cell>
          <table:table-cell office:value-type="string" calcext:value-type="string">
            <text:p>Sp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7 03:45:5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8]&lt;&gt;&quot;&quot;;[.AC58]&lt;&gt;&quot;&quot;);[.AC58]/[.AB58];&quot;&quot;)">
            <text:p/>
          </table:table-cell>
          <table:table-cell table:formula="of:=IF(AND([.AD58]&lt;&gt;&quot;&quot;;[.AB58]&lt;&gt;&quot;&quot;);[.AD58]/[.AB5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9d57aa39a763000dfe2c8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bfIivOkiWBO1x3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b85fd005b5607a6bb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2021-02-17 03:43:09</text:p>
          </table:table-cell>
          <table:table-cell office:value-type="string" calcext:value-type="string">
            <text:p>2021-02-17 03:43:21</text:p>
          </table:table-cell>
          <table:table-cell office:value-type="string" calcext:value-type="string">
            <text:p>Sp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1-02-17 03:43:2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59]&lt;&gt;&quot;&quot;;[.AC59]&lt;&gt;&quot;&quot;);[.AC59]/[.AB59];&quot;&quot;)">
            <text:p/>
          </table:table-cell>
          <table:table-cell table:formula="of:=IF(AND([.AD59]&lt;&gt;&quot;&quot;;[.AB59]&lt;&gt;&quot;&quot;);[.AD59]/[.AB59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cadf6065c84190001a4953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2GxRlQwuUqZIRm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63d1c2b24ffbe4fdaa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2021-02-12 23:03:04</text:p>
          </table:table-cell>
          <table:table-cell office:value-type="string" calcext:value-type="string">
            <text:p>2021-02-12 23:03:13</text:p>
          </table:table-cell>
          <table:table-cell office:value-type="string" calcext:value-type="string">
            <text:p>IP Addre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02-12 23:03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0]&lt;&gt;&quot;&quot;;[.AC60]&lt;&gt;&quot;&quot;);[.AC60]/[.AB60];&quot;&quot;)">
            <text:p/>
          </table:table-cell>
          <table:table-cell table:formula="of:=IF(AND([.AD60]&lt;&gt;&quot;&quot;;[.AB60]&lt;&gt;&quot;&quot;);[.AD60]/[.AB60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c608a0fdcea9700016e2f95</text:p>
          </table:table-cell>
          <table:table-cell office:value-type="string" calcext:value-type="string">
            <text:p>Mozilla/5.0 (Windows NT 6.3; Win64; x64; rv:85.0) Gecko/20100101 Firefox/85.0</text:p>
          </table:table-cell>
          <table:table-cell office:value-type="string" calcext:value-type="string">
            <text:p>R_1H5oM6mpO5ZQ2T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4af703b5df072c40e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2021-02-17 03:43:08</text:p>
          </table:table-cell>
          <table:table-cell office:value-type="string" calcext:value-type="string">
            <text:p>2021-02-17 03:43:25</text:p>
          </table:table-cell>
          <table:table-cell office:value-type="string" calcext:value-type="string">
            <text:p>Sp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43: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1]&lt;&gt;&quot;&quot;;[.AC61]&lt;&gt;&quot;&quot;);[.AC61]/[.AB61];&quot;&quot;)">
            <text:p/>
          </table:table-cell>
          <table:table-cell table:formula="of:=IF(AND([.AD61]&lt;&gt;&quot;&quot;;[.AB61]&lt;&gt;&quot;&quot;);[.AD61]/[.AB6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dd13ea27657606e475514e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A7Ej8nDd8gaKnG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a4634b25e7421778a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2021-02-17 03:45:32</text:p>
          </table:table-cell>
          <table:table-cell office:value-type="string" calcext:value-type="string">
            <text:p>2021-02-17 03:45:47</text:p>
          </table:table-cell>
          <table:table-cell office:value-type="string" calcext:value-type="string">
            <text:p>Sp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1-02-17 03:45:4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2]&lt;&gt;&quot;&quot;;[.AC62]&lt;&gt;&quot;&quot;);[.AC62]/[.AB62];&quot;&quot;)">
            <text:p/>
          </table:table-cell>
          <table:table-cell table:formula="of:=IF(AND([.AD62]&lt;&gt;&quot;&quot;;[.AB62]&lt;&gt;&quot;&quot;);[.AD62]/[.AB6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936aa6f4cf0a001739267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1b95ruXd9TuUg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c6cf2255c82cba7e8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2021-02-17 03:41:21</text:p>
          </table:table-cell>
          <table:table-cell office:value-type="string" calcext:value-type="string">
            <text:p>2021-02-17 03:41:56</text:p>
          </table:table-cell>
          <table:table-cell office:value-type="string" calcext:value-type="string">
            <text:p>Sp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1-02-17 03:41:5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3]&lt;&gt;&quot;&quot;;[.AC63]&lt;&gt;&quot;&quot;);[.AC63]/[.AB63];&quot;&quot;)">
            <text:p/>
          </table:table-cell>
          <table:table-cell table:formula="of:=IF(AND([.AD63]&lt;&gt;&quot;&quot;;[.AB63]&lt;&gt;&quot;&quot;);[.AD63]/[.AB6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468185fdf3cf046a287a2d</text:p>
          </table:table-cell>
          <table:table-cell office:value-type="string" calcext:value-type="string">
            <text:p>Mozilla/5.0 (Windows NT 10.0; Win64; x64) AppleWebKit/537.36 (KHTML, like Gecko) Chrome/87.0.4280.141 Safari/537.36 OPR/73.0.3856.400</text:p>
          </table:table-cell>
          <table:table-cell office:value-type="string" calcext:value-type="string">
            <text:p>R_PXOqJsWxjT5i60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c6c9242f5c83d5217d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2021-02-17 03:37:44</text:p>
          </table:table-cell>
          <table:table-cell office:value-type="string" calcext:value-type="string">
            <text:p>2021-02-17 03:37:50</text:p>
          </table:table-cell>
          <table:table-cell office:value-type="string" calcext:value-type="string">
            <text:p>Sp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17 03:37: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4]&lt;&gt;&quot;&quot;;[.AC64]&lt;&gt;&quot;&quot;);[.AC64]/[.AB64];&quot;&quot;)">
            <text:p/>
          </table:table-cell>
          <table:table-cell table:formula="of:=IF(AND([.AD64]&lt;&gt;&quot;&quot;;[.AB64]&lt;&gt;&quot;&quot;);[.AD64]/[.AB6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92bd24a099c36f190c0ee</text:p>
          </table:table-cell>
          <table:table-cell office:value-type="string" calcext:value-type="string">
            <text:p>Mozilla/5.0 (Windows NT 10.0; WOW64) AppleWebKit/537.36 (KHTML, like Gecko) Chrome/80.0.3987.87 Safari/537.36 SE 2.X MetaSr 1.0</text:p>
          </table:table-cell>
          <table:table-cell office:value-type="string" calcext:value-type="string">
            <text:p>R_3Kw1rzaQhfeBibR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9a30f9e01d77fd768d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2021-02-13 01:58:52</text:p>
          </table:table-cell>
          <table:table-cell office:value-type="string" calcext:value-type="string">
            <text:p>2021-02-13 02:00:04</text:p>
          </table:table-cell>
          <table:table-cell office:value-type="string" calcext:value-type="string">
            <text:p>IP Addres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2-13 02:00: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5]&lt;&gt;&quot;&quot;;[.AC65]&lt;&gt;&quot;&quot;);[.AC65]/[.AB65];&quot;&quot;)">
            <text:p/>
          </table:table-cell>
          <table:table-cell table:formula="of:=IF(AND([.AD65]&lt;&gt;&quot;&quot;;[.AB65]&lt;&gt;&quot;&quot;);[.AD65]/[.AB6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cc61ad900e3e8fe2aa68aa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ys8LqN5Q6uCr7R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bbc57725cb534fe82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2021-02-17 03:44:45</text:p>
          </table:table-cell>
          <table:table-cell office:value-type="string" calcext:value-type="string">
            <text:p>2021-02-17 03:45:05</text:p>
          </table:table-cell>
          <table:table-cell office:value-type="string" calcext:value-type="string">
            <text:p>Sp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7 03:45:0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6]&lt;&gt;&quot;&quot;;[.AC66]&lt;&gt;&quot;&quot;);[.AC66]/[.AB66];&quot;&quot;)">
            <text:p/>
          </table:table-cell>
          <table:table-cell table:formula="of:=IF(AND([.AD66]&lt;&gt;&quot;&quot;;[.AB66]&lt;&gt;&quot;&quot;);[.AD66]/[.AB6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cc6e7091daeb0015533833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3EKXweGzyqnAvU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959d28f5ef882b707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2021-02-17 03:49:40</text:p>
          </table:table-cell>
          <table:table-cell office:value-type="string" calcext:value-type="string">
            <text:p>2021-02-17 03:50:07</text:p>
          </table:table-cell>
          <table:table-cell office:value-type="string" calcext:value-type="string">
            <text:p>Sp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1-02-17 03:50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7]&lt;&gt;&quot;&quot;;[.AC67]&lt;&gt;&quot;&quot;);[.AC67]/[.AB67];&quot;&quot;)">
            <text:p/>
          </table:table-cell>
          <table:table-cell table:formula="of:=IF(AND([.AD67]&lt;&gt;&quot;&quot;;[.AB67]&lt;&gt;&quot;&quot;);[.AD67]/[.AB67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b4ee36d369f84000113757f</text:p>
          </table:table-cell>
          <table:table-cell office:value-type="string" calcext:value-type="string">
            <text:p>Mozilla/5.0 (Windows NT 6.1; Win64; x64; rv:85.0) Gecko/20100101 Firefox/85.0</text:p>
          </table:table-cell>
          <table:table-cell office:value-type="string" calcext:value-type="string">
            <text:p>R_vHVFGJmuAZ2KhS9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ee4bcf025b9b7bdbef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2021-02-17 03:38:24</text:p>
          </table:table-cell>
          <table:table-cell office:value-type="string" calcext:value-type="string">
            <text:p>2021-02-17 03:38:44</text:p>
          </table:table-cell>
          <table:table-cell office:value-type="string" calcext:value-type="string">
            <text:p>Sp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1-02-17 03:38:4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8]&lt;&gt;&quot;&quot;;[.AC68]&lt;&gt;&quot;&quot;);[.AC68]/[.AB68];&quot;&quot;)">
            <text:p/>
          </table:table-cell>
          <table:table-cell table:formula="of:=IF(AND([.AD68]&lt;&gt;&quot;&quot;;[.AB68]&lt;&gt;&quot;&quot;);[.AD68]/[.AB6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7dfd0b76cfaa8b1421b4e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3COXps54Xbboz54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c0c9b4a5d47d2f8af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2021-02-17 03:46:08</text:p>
          </table:table-cell>
          <table:table-cell office:value-type="string" calcext:value-type="string">
            <text:p>Sp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46:08</text:p>
          </table:table-cell>
          <table:table-cell/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69]&lt;&gt;&quot;&quot;;[.AC69]&lt;&gt;&quot;&quot;);[.AC69]/[.AB69];&quot;&quot;)">
            <text:p/>
          </table:table-cell>
          <table:table-cell table:formula="of:=IF(AND([.AD69]&lt;&gt;&quot;&quot;;[.AB69]&lt;&gt;&quot;&quot;);[.AD69]/[.AB6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68fb8b87a6100095b1a39</text:p>
          </table:table-cell>
          <table:table-cell office:value-type="string" calcext:value-type="string">
            <text:p>Mozilla/5.0 (Macintosh; Intel Mac OS X 11_2_1) AppleWebKit/537.36 (KHTML, like Gecko) Chrome/88.0.4324.152 Safari/537.36</text:p>
          </table:table-cell>
          <table:table-cell office:value-type="string" calcext:value-type="string">
            <text:p>R_rlLaYcc8cGINby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bda6fada5ed4c2e88f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2021-02-17 03:33:26</text:p>
          </table:table-cell>
          <table:table-cell office:value-type="string" calcext:value-type="string">
            <text:p>2021-02-17 03:34:00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7 03:34: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0]&lt;&gt;&quot;&quot;;[.AC70]&lt;&gt;&quot;&quot;);[.AC70]/[.AB70];&quot;&quot;)">
            <text:p/>
          </table:table-cell>
          <table:table-cell table:formula="of:=IF(AND([.AD70]&lt;&gt;&quot;&quot;;[.AB70]&lt;&gt;&quot;&quot;);[.AD70]/[.AB7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5d5c690db6a81000cfa060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UVGuVnsYW2U28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c5bae505e34c26be4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2021-02-17 03:41:25</text:p>
          </table:table-cell>
          <table:table-cell office:value-type="string" calcext:value-type="string">
            <text:p>2021-02-17 03:41:54</text:p>
          </table:table-cell>
          <table:table-cell office:value-type="string" calcext:value-type="string">
            <text:p>Sp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02-17 03:41:5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1]&lt;&gt;&quot;&quot;;[.AC71]&lt;&gt;&quot;&quot;);[.AC71]/[.AB71];&quot;&quot;)">
            <text:p/>
          </table:table-cell>
          <table:table-cell table:formula="of:=IF(AND([.AD71]&lt;&gt;&quot;&quot;;[.AB71]&lt;&gt;&quot;&quot;);[.AD71]/[.AB7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7b3a13933ffa2f357af1e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31AvAr3fuyMm0r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558e3b1e5f0b67a7f0</text:p>
          </table:table-cell>
          <table:table-cell office:value-type="float" office:value="5608" calcext:value-type="float">
            <text:p>5608</text:p>
          </table:table-cell>
          <table:table-cell office:value-type="string" calcext:value-type="string">
            <text:p>2021-02-17 03:31:36</text:p>
          </table:table-cell>
          <table:table-cell office:value-type="string" calcext:value-type="string">
            <text:p>2021-02-17 03:31:45</text:p>
          </table:table-cell>
          <table:table-cell office:value-type="string" calcext:value-type="string">
            <text:p>Sp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02-17 03:31: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2]&lt;&gt;&quot;&quot;;[.AC72]&lt;&gt;&quot;&quot;);[.AC72]/[.AB72];&quot;&quot;)">
            <text:p/>
          </table:table-cell>
          <table:table-cell table:formula="of:=IF(AND([.AD72]&lt;&gt;&quot;&quot;;[.AB72]&lt;&gt;&quot;&quot;);[.AD72]/[.AB7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9821fa768ff60008b53d36</text:p>
          </table:table-cell>
          <table:table-cell office:value-type="string" calcext:value-type="string">
            <text:p>Mozilla/5.0 (Windows NT 10.0; Win64; x64) AppleWebKit/537.36 (KHTML, like Gecko) Chrome/88.0.4324.146 Safari/537.36</text:p>
          </table:table-cell>
          <table:table-cell office:value-type="string" calcext:value-type="string">
            <text:p>R_1i24Tf8FJuO1Dv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19dc5355e06d4d47f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2021-02-17 03:42:28</text:p>
          </table:table-cell>
          <table:table-cell office:value-type="string" calcext:value-type="string">
            <text:p>2021-02-17 03:42:51</text:p>
          </table:table-cell>
          <table:table-cell office:value-type="string" calcext:value-type="string">
            <text:p>Sp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42:5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3]&lt;&gt;&quot;&quot;;[.AC73]&lt;&gt;&quot;&quot;);[.AC73]/[.AB73];&quot;&quot;)">
            <text:p/>
          </table:table-cell>
          <table:table-cell table:formula="of:=IF(AND([.AD73]&lt;&gt;&quot;&quot;;[.AB73]&lt;&gt;&quot;&quot;);[.AD73]/[.AB7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c3ac82306f2520d65b086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hT0xE1RsIncNRy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996fe465d6b9e62ab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2021-02-17 03:46:21</text:p>
          </table:table-cell>
          <table:table-cell office:value-type="string" calcext:value-type="string">
            <text:p>2021-02-17 03:46:30</text:p>
          </table:table-cell>
          <table:table-cell office:value-type="string" calcext:value-type="string">
            <text:p>IP Addr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7 03:46:3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4]&lt;&gt;&quot;&quot;;[.AC74]&lt;&gt;&quot;&quot;);[.AC74]/[.AB74];&quot;&quot;)">
            <text:p/>
          </table:table-cell>
          <table:table-cell table:formula="of:=IF(AND([.AD74]&lt;&gt;&quot;&quot;;[.AB74]&lt;&gt;&quot;&quot;);[.AD74]/[.AB7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a9f65108a8b02a0701f00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12AxR9gPePrezP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4d977e115cd5a4eba7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2021-02-17 03:40:04</text:p>
          </table:table-cell>
          <table:table-cell office:value-type="string" calcext:value-type="string">
            <text:p>2021-02-17 03:40:26</text:p>
          </table:table-cell>
          <table:table-cell office:value-type="string" calcext:value-type="string">
            <text:p>Sp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02-17 03:40:2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5]&lt;&gt;&quot;&quot;;[.AC75]&lt;&gt;&quot;&quot;);[.AC75]/[.AB75];&quot;&quot;)">
            <text:p/>
          </table:table-cell>
          <table:table-cell table:formula="of:=IF(AND([.AD75]&lt;&gt;&quot;&quot;;[.AB75]&lt;&gt;&quot;&quot;);[.AD75]/[.AB7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873b6117dae2b091110ce</text:p>
          </table:table-cell>
          <table:table-cell office:value-type="string" calcext:value-type="string">
            <text:p>Mozilla/5.0 (Macintosh; Intel Mac OS X 11_2_1) AppleWebKit/537.36 (KHTML, like Gecko) Chrome/88.0.4324.150 Safari/537.36</text:p>
          </table:table-cell>
          <table:table-cell office:value-type="string" calcext:value-type="string">
            <text:p>R_1FFWQZfBxrFppj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1d9070c15c7c1e71b0</text:p>
          </table:table-cell>
          <table:table-cell office:value-type="float" office:value="6746" calcext:value-type="float">
            <text:p>6746</text:p>
          </table:table-cell>
          <table:table-cell office:value-type="string" calcext:value-type="string">
            <text:p>2021-02-17 03:43:29</text:p>
          </table:table-cell>
          <table:table-cell office:value-type="string" calcext:value-type="string">
            <text:p>2021-02-17 03:43:39</text:p>
          </table:table-cell>
          <table:table-cell office:value-type="string" calcext:value-type="string">
            <text:p>Sp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1-02-17 03:43:3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6]&lt;&gt;&quot;&quot;;[.AC76]&lt;&gt;&quot;&quot;);[.AC76]/[.AB76];&quot;&quot;)">
            <text:p/>
          </table:table-cell>
          <table:table-cell table:formula="of:=IF(AND([.AD76]&lt;&gt;&quot;&quot;;[.AB76]&lt;&gt;&quot;&quot;);[.AD76]/[.AB7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c795763e940a1f290d7b9a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 office:value-type="string" calcext:value-type="string">
            <text:p>R_9n0ypqstYWfMyh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669dc5355d8b60b285</text:p>
          </table:table-cell>
          <table:table-cell office:value-type="float" office:value="6747" calcext:value-type="float">
            <text:p>6747</text:p>
          </table:table-cell>
          <table:table-cell office:value-type="string" calcext:value-type="string">
            <text:p>2021-02-17 03:36:11</text:p>
          </table:table-cell>
          <table:table-cell office:value-type="string" calcext:value-type="string">
            <text:p>2021-02-17 03:36:21</text:p>
          </table:table-cell>
          <table:table-cell office:value-type="string" calcext:value-type="string">
            <text:p>Sp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02-17 03:36: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7]&lt;&gt;&quot;&quot;;[.AC77]&lt;&gt;&quot;&quot;);[.AC77]/[.AB77];&quot;&quot;)">
            <text:p/>
          </table:table-cell>
          <table:table-cell table:formula="of:=IF(AND([.AD77]&lt;&gt;&quot;&quot;;[.AB77]&lt;&gt;&quot;&quot;);[.AD77]/[.AB7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bfeaeb785edb0001fac427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1fkLJ98goPOBmy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29c4b055dec685de9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2021-02-17 03:42:30</text:p>
          </table:table-cell>
          <table:table-cell office:value-type="string" calcext:value-type="string">
            <text:p>2021-02-17 03:42:38</text:p>
          </table:table-cell>
          <table:table-cell office:value-type="string" calcext:value-type="string">
            <text:p>Sp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7 03:42: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8]&lt;&gt;&quot;&quot;;[.AC78]&lt;&gt;&quot;&quot;);[.AC78]/[.AB78];&quot;&quot;)">
            <text:p/>
          </table:table-cell>
          <table:table-cell table:formula="of:=IF(AND([.AD78]&lt;&gt;&quot;&quot;;[.AB78]&lt;&gt;&quot;&quot;);[.AD78]/[.AB7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75aebf8e5165545a5176d</text:p>
          </table:table-cell>
          <table:table-cell office:value-type="string" calcext:value-type="string">
            <text:p>Mozilla/5.0 (Windows NT 10.0; Win64; x64) AppleWebKit/537.36 (KHTML, like Gecko) Chrome/87.0.4280.141 Safari/537.36 OPR/73.0.3856.344</text:p>
          </table:table-cell>
          <table:table-cell office:value-type="string" calcext:value-type="string">
            <text:p>R_3HOBIEXI0M9Fx9Z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054afa99a49fc52ec6a</text:p>
          </table:table-cell>
          <table:table-cell office:value-type="float" office:value="6944" calcext:value-type="float">
            <text:p>6944</text:p>
          </table:table-cell>
          <table:table-cell office:value-type="string" calcext:value-type="string">
            <text:p>2021-02-12 18:25:29</text:p>
          </table:table-cell>
          <table:table-cell office:value-type="string" calcext:value-type="string">
            <text:p>2021-02-12 18:25:52</text:p>
          </table:table-cell>
          <table:table-cell office:value-type="string" calcext:value-type="string">
            <text:p>IP Addres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2 18:2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79]&lt;&gt;&quot;&quot;;[.AC79]&lt;&gt;&quot;&quot;);[.AC79]/[.AB79];&quot;&quot;)">
            <text:p/>
          </table:table-cell>
          <table:table-cell table:formula="of:=IF(AND([.AD79]&lt;&gt;&quot;&quot;;[.AB79]&lt;&gt;&quot;&quot;);[.AD79]/[.AB7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c5fa5248576300014e0739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 office:value-type="string" calcext:value-type="string">
            <text:p>R_2c2aDiEVPaY2oz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67597b05d30b21b1c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2021-02-17 03:44:20</text:p>
          </table:table-cell>
          <table:table-cell office:value-type="string" calcext:value-type="string">
            <text:p>2021-02-17 03:44:46</text:p>
          </table:table-cell>
          <table:table-cell office:value-type="string" calcext:value-type="string">
            <text:p>Sp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1-02-17 03:44:4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0]&lt;&gt;&quot;&quot;;[.AC80]&lt;&gt;&quot;&quot;);[.AC80]/[.AB80];&quot;&quot;)">
            <text:p/>
          </table:table-cell>
          <table:table-cell table:formula="of:=IF(AND([.AD80]&lt;&gt;&quot;&quot;;[.AB80]&lt;&gt;&quot;&quot;);[.AD80]/[.AB8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e7623320e3d70288175df4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IY3At2WWc0RC6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e04ad77a5e82ac5feb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2021-02-17 03:38:11</text:p>
          </table:table-cell>
          <table:table-cell office:value-type="string" calcext:value-type="string">
            <text:p>2021-02-17 03:38:29</text:p>
          </table:table-cell>
          <table:table-cell office:value-type="string" calcext:value-type="string">
            <text:p>Sp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2-17 03:38: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1]&lt;&gt;&quot;&quot;;[.AC81]&lt;&gt;&quot;&quot;);[.AC81]/[.AB81];&quot;&quot;)">
            <text:p/>
          </table:table-cell>
          <table:table-cell table:formula="of:=IF(AND([.AD81]&lt;&gt;&quot;&quot;;[.AB81]&lt;&gt;&quot;&quot;);[.AD81]/[.AB8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92928c83a867000176e5d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kp3Z0qje2v1cn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d4787305d6fc39bcb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2021-02-17 03:44:17</text:p>
          </table:table-cell>
          <table:table-cell office:value-type="string" calcext:value-type="string">
            <text:p>2021-02-17 03:44:23</text:p>
          </table:table-cell>
          <table:table-cell office:value-type="string" calcext:value-type="string">
            <text:p>Sp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17 03:44:2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2]&lt;&gt;&quot;&quot;;[.AC82]&lt;&gt;&quot;&quot;);[.AC82]/[.AB82];&quot;&quot;)">
            <text:p/>
          </table:table-cell>
          <table:table-cell table:formula="of:=IF(AND([.AD82]&lt;&gt;&quot;&quot;;[.AB82]&lt;&gt;&quot;&quot;);[.AD82]/[.AB8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9ac846ee9d47000b05e05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w7dBvquVvj0ksj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1a96146253e4876321</text:p>
          </table:table-cell>
          <table:table-cell office:value-type="float" office:value="7307" calcext:value-type="float">
            <text:p>7307</text:p>
          </table:table-cell>
          <table:table-cell office:value-type="string" calcext:value-type="string">
            <text:p>2021-02-13 02:01:01</text:p>
          </table:table-cell>
          <table:table-cell office:value-type="string" calcext:value-type="string">
            <text:p>2021-02-13 02:02:44</text:p>
          </table:table-cell>
          <table:table-cell office:value-type="string" calcext:value-type="string">
            <text:p>Sp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21-02-13 02:02: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3]&lt;&gt;&quot;&quot;;[.AC83]&lt;&gt;&quot;&quot;);[.AC83]/[.AB83];&quot;&quot;)">
            <text:p/>
          </table:table-cell>
          <table:table-cell table:formula="of:=IF(AND([.AD83]&lt;&gt;&quot;&quot;;[.AB83]&lt;&gt;&quot;&quot;);[.AD83]/[.AB8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efac9dc9a4e2be539b5d5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 office:value-type="string" calcext:value-type="string">
            <text:p>R_2flCdLa8umaHm7S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143d6575b66249f08</text:p>
          </table:table-cell>
          <table:table-cell office:value-type="float" office:value="7465" calcext:value-type="float">
            <text:p>7465</text:p>
          </table:table-cell>
          <table:table-cell office:value-type="string" calcext:value-type="string">
            <text:p>2021-02-17 03:32:20</text:p>
          </table:table-cell>
          <table:table-cell office:value-type="string" calcext:value-type="string">
            <text:p>2021-02-17 03:32:31</text:p>
          </table:table-cell>
          <table:table-cell office:value-type="string" calcext:value-type="string">
            <text:p>IP Addr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1-02-17 03:32: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4]&lt;&gt;&quot;&quot;;[.AC84]&lt;&gt;&quot;&quot;);[.AC84]/[.AB84];&quot;&quot;)">
            <text:p/>
          </table:table-cell>
          <table:table-cell table:formula="of:=IF(AND([.AD84]&lt;&gt;&quot;&quot;;[.AB84]&lt;&gt;&quot;&quot;);[.AD84]/[.AB8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efe32227bd340e280de83f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1GCj6dcSCyyAvqu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279ce71f9133a9adf2f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2021-02-12 18:34:38</text:p>
          </table:table-cell>
          <table:table-cell office:value-type="string" calcext:value-type="string">
            <text:p>2021-02-12 18:34:51</text:p>
          </table:table-cell>
          <table:table-cell office:value-type="string" calcext:value-type="string">
            <text:p>Sp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2 18:34:5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5]&lt;&gt;&quot;&quot;;[.AC85]&lt;&gt;&quot;&quot;);[.AC85]/[.AB85];&quot;&quot;)">
            <text:p/>
          </table:table-cell>
          <table:table-cell table:formula="of:=IF(AND([.AD85]&lt;&gt;&quot;&quot;;[.AB85]&lt;&gt;&quot;&quot;);[.AD85]/[.AB8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834e6490e0c20017e33289</text:p>
          </table:table-cell>
          <table:table-cell office:value-type="string" calcext:value-type="string">
            <text:p>Mozilla/5.0 (Windows NT 6.1) AppleWebKit/537.36 (KHTML, like Gecko) Chrome/88.0.4324.150 Safari/537.36</text:p>
          </table:table-cell>
          <table:table-cell office:value-type="string" calcext:value-type="string">
            <text:p>R_3iDu7k9S8Mi5Rj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0cfb3135e94ee4a0d</text:p>
          </table:table-cell>
          <table:table-cell office:value-type="float" office:value="7603" calcext:value-type="float">
            <text:p>7603</text:p>
          </table:table-cell>
          <table:table-cell office:value-type="string" calcext:value-type="string">
            <text:p>2021-02-17 03:48:22</text:p>
          </table:table-cell>
          <table:table-cell office:value-type="string" calcext:value-type="string">
            <text:p>2021-02-17 03:48:45</text:p>
          </table:table-cell>
          <table:table-cell office:value-type="string" calcext:value-type="string">
            <text:p>Sp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4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6]&lt;&gt;&quot;&quot;;[.AC86]&lt;&gt;&quot;&quot;);[.AC86]/[.AB86];&quot;&quot;)">
            <text:p/>
          </table:table-cell>
          <table:table-cell table:formula="of:=IF(AND([.AD86]&lt;&gt;&quot;&quot;;[.AB86]&lt;&gt;&quot;&quot;);[.AD86]/[.AB86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faf74179e83f820fd078c7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3ErFzyKCvjjtLCY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086b0775c21f41865</text:p>
          </table:table-cell>
          <table:table-cell office:value-type="float" office:value="7758" calcext:value-type="float">
            <text:p>7758</text:p>
          </table:table-cell>
          <table:table-cell office:value-type="string" calcext:value-type="string">
            <text:p>2021-02-17 03:46:11</text:p>
          </table:table-cell>
          <table:table-cell office:value-type="string" calcext:value-type="string">
            <text:p>2021-02-17 03:46:27</text:p>
          </table:table-cell>
          <table:table-cell office:value-type="string" calcext:value-type="string">
            <text:p>Sp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46: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7]&lt;&gt;&quot;&quot;;[.AC87]&lt;&gt;&quot;&quot;);[.AC87]/[.AB87];&quot;&quot;)">
            <text:p/>
          </table:table-cell>
          <table:table-cell table:formula="of:=IF(AND([.AD87]&lt;&gt;&quot;&quot;;[.AB87]&lt;&gt;&quot;&quot;);[.AD87]/[.AB8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7d550b8ea6634cdb5f7b8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1PejxzIiQ9P9qy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ac9242f5c83d52180</text:p>
          </table:table-cell>
          <table:table-cell office:value-type="float" office:value="7763" calcext:value-type="float">
            <text:p>7763</text:p>
          </table:table-cell>
          <table:table-cell office:value-type="string" calcext:value-type="string">
            <text:p>2021-02-17 03:44:13</text:p>
          </table:table-cell>
          <table:table-cell office:value-type="string" calcext:value-type="string">
            <text:p>2021-02-17 03:44:33</text:p>
          </table:table-cell>
          <table:table-cell office:value-type="string" calcext:value-type="string">
            <text:p>Sp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7 03:44:3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8]&lt;&gt;&quot;&quot;;[.AC88]&lt;&gt;&quot;&quot;);[.AC88]/[.AB88];&quot;&quot;)">
            <text:p/>
          </table:table-cell>
          <table:table-cell table:formula="of:=IF(AND([.AD88]&lt;&gt;&quot;&quot;;[.AB88]&lt;&gt;&quot;&quot;);[.AD88]/[.AB8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75b249b8f04423db9f6d1b</text:p>
          </table:table-cell>
          <table:table-cell office:value-type="string" calcext:value-type="string">
            <text:p>Mozilla/5.0 (Windows NT 10.0; Win64; x64) AppleWebKit/537.36 (KHTML, like Gecko) Chrome/86.0.4240.198 Safari/537.36 OPR/72.0.3815.487</text:p>
          </table:table-cell>
          <table:table-cell office:value-type="string" calcext:value-type="string">
            <text:p>R_1M0WmxTYmx8qfm2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eacfd7c49ce52e70e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2021-02-12 18:28:49</text:p>
          </table:table-cell>
          <table:table-cell office:value-type="string" calcext:value-type="string">
            <text:p>2021-02-12 18:29:10</text:p>
          </table:table-cell>
          <table:table-cell office:value-type="string" calcext:value-type="string">
            <text:p>IP Addre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02-12 18:29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89]&lt;&gt;&quot;&quot;;[.AC89]&lt;&gt;&quot;&quot;);[.AC89]/[.AB89];&quot;&quot;)">
            <text:p/>
          </table:table-cell>
          <table:table-cell table:formula="of:=IF(AND([.AD89]&lt;&gt;&quot;&quot;;[.AB89]&lt;&gt;&quot;&quot;);[.AD89]/[.AB8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7ed50265882f1bdd4b50d7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eeWehP4yubQZLG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7aa64bc5e45a28803</text:p>
          </table:table-cell>
          <table:table-cell office:value-type="float" office:value="8122" calcext:value-type="float">
            <text:p>8122</text:p>
          </table:table-cell>
          <table:table-cell office:value-type="string" calcext:value-type="string">
            <text:p>2021-02-17 03:43:55</text:p>
          </table:table-cell>
          <table:table-cell office:value-type="string" calcext:value-type="string">
            <text:p>2021-02-17 03:45:14</text:p>
          </table:table-cell>
          <table:table-cell office:value-type="string" calcext:value-type="string">
            <text:p>Sp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2-17 03:45:1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0]&lt;&gt;&quot;&quot;;[.AC90]&lt;&gt;&quot;&quot;);[.AC90]/[.AB90];&quot;&quot;)">
            <text:p/>
          </table:table-cell>
          <table:table-cell table:formula="of:=IF(AND([.AD90]&lt;&gt;&quot;&quot;;[.AB90]&lt;&gt;&quot;&quot;);[.AD90]/[.AB9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e7bdcbead07b07fc0da514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2UVmnkibivB0rD2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8e7fec05d3313a644</text:p>
          </table:table-cell>
          <table:table-cell office:value-type="float" office:value="8138" calcext:value-type="float">
            <text:p>8138</text:p>
          </table:table-cell>
          <table:table-cell office:value-type="string" calcext:value-type="string">
            <text:p>2021-02-17 03:47:25</text:p>
          </table:table-cell>
          <table:table-cell office:value-type="string" calcext:value-type="string">
            <text:p>2021-02-17 03:47:41</text:p>
          </table:table-cell>
          <table:table-cell office:value-type="string" calcext:value-type="string">
            <text:p>Sp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1-02-17 03:47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1]&lt;&gt;&quot;&quot;;[.AC91]&lt;&gt;&quot;&quot;);[.AC91]/[.AB91];&quot;&quot;)">
            <text:p/>
          </table:table-cell>
          <table:table-cell table:formula="of:=IF(AND([.AD91]&lt;&gt;&quot;&quot;;[.AB91]&lt;&gt;&quot;&quot;);[.AD91]/[.AB9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be0f0aa4e415812212db6</text:p>
          </table:table-cell>
          <table:table-cell office:value-type="string" calcext:value-type="string">
            <text:p>Mozilla/5.0 (Windows NT 10.0; Win64; x64) AppleWebKit/537.36 (KHTML, like Gecko) Chrome/87.0.4280.141 Safari/537.36 OPR/73.0.3856.400</text:p>
          </table:table-cell>
          <table:table-cell office:value-type="string" calcext:value-type="string">
            <text:p>R_bEqfNjpz6NEfPU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6531de925b85583124</text:p>
          </table:table-cell>
          <table:table-cell office:value-type="float" office:value="8191" calcext:value-type="float">
            <text:p>8191</text:p>
          </table:table-cell>
          <table:table-cell office:value-type="string" calcext:value-type="string">
            <text:p>2021-02-17 03:31:53</text:p>
          </table:table-cell>
          <table:table-cell office:value-type="string" calcext:value-type="string">
            <text:p>2021-02-17 03:32:21</text:p>
          </table:table-cell>
          <table:table-cell office:value-type="string" calcext:value-type="string">
            <text:p>Sp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1-02-17 03:32: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2]&lt;&gt;&quot;&quot;;[.AC92]&lt;&gt;&quot;&quot;);[.AC92]/[.AB92];&quot;&quot;)">
            <text:p/>
          </table:table-cell>
          <table:table-cell table:formula="of:=IF(AND([.AD92]&lt;&gt;&quot;&quot;;[.AB92]&lt;&gt;&quot;&quot;);[.AD92]/[.AB9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8497aa346fba03dc219558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30wTee4bi1WjAO6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2cd38545e5bd54850</text:p>
          </table:table-cell>
          <table:table-cell office:value-type="float" office:value="8346" calcext:value-type="float">
            <text:p>8346</text:p>
          </table:table-cell>
          <table:table-cell office:value-type="string" calcext:value-type="string">
            <text:p>2021-02-17 03:35:00</text:p>
          </table:table-cell>
          <table:table-cell office:value-type="string" calcext:value-type="string">
            <text:p>2021-02-17 03:35:14</text:p>
          </table:table-cell>
          <table:table-cell office:value-type="string" calcext:value-type="string">
            <text:p>Sp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1-02-17 03:35: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3]&lt;&gt;&quot;&quot;;[.AC93]&lt;&gt;&quot;&quot;);[.AC93]/[.AB93];&quot;&quot;)">
            <text:p/>
          </table:table-cell>
          <table:table-cell table:formula="of:=IF(AND([.AD93]&lt;&gt;&quot;&quot;;[.AB93]&lt;&gt;&quot;&quot;);[.AD93]/[.AB9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d25b835ce9360273b7869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rVeC3J1zU8uLFg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1e6301591d7df90eb9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2021-02-13 02:01:25</text:p>
          </table:table-cell>
          <table:table-cell office:value-type="string" calcext:value-type="string">
            <text:p>2021-02-13 02:02:52</text:p>
          </table:table-cell>
          <table:table-cell office:value-type="string" calcext:value-type="string">
            <text:p>IP Addres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2-13 02:02: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4]&lt;&gt;&quot;&quot;;[.AC94]&lt;&gt;&quot;&quot;);[.AC94]/[.AB94];&quot;&quot;)">
            <text:p/>
          </table:table-cell>
          <table:table-cell table:formula="of:=IF(AND([.AD94]&lt;&gt;&quot;&quot;;[.AB94]&lt;&gt;&quot;&quot;);[.AD94]/[.AB9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0c83fb24f939439514d5d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bQnmNdQ8WnsLhC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4543ec55cc44ba3e4</text:p>
          </table:table-cell>
          <table:table-cell office:value-type="float" office:value="8568" calcext:value-type="float">
            <text:p>8568</text:p>
          </table:table-cell>
          <table:table-cell office:value-type="string" calcext:value-type="string">
            <text:p>2021-02-17 03:44:27</text:p>
          </table:table-cell>
          <table:table-cell office:value-type="string" calcext:value-type="string">
            <text:p>2021-02-17 03:44:49</text:p>
          </table:table-cell>
          <table:table-cell office:value-type="string" calcext:value-type="string">
            <text:p>Sp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02-17 03:44:4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5]&lt;&gt;&quot;&quot;;[.AC95]&lt;&gt;&quot;&quot;);[.AC95]/[.AB95];&quot;&quot;)">
            <text:p/>
          </table:table-cell>
          <table:table-cell table:formula="of:=IF(AND([.AD95]&lt;&gt;&quot;&quot;;[.AB95]&lt;&gt;&quot;&quot;);[.AD95]/[.AB9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e22a9923b19bd6ddccc59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Jbf5abt0MMehW0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0a11bc85cd8ccaa58</text:p>
          </table:table-cell>
          <table:table-cell office:value-type="float" office:value="8579" calcext:value-type="float">
            <text:p>8579</text:p>
          </table:table-cell>
          <table:table-cell office:value-type="string" calcext:value-type="string">
            <text:p>2021-02-17 03:47:50</text:p>
          </table:table-cell>
          <table:table-cell office:value-type="string" calcext:value-type="string">
            <text:p>2021-02-17 03:48:03</text:p>
          </table:table-cell>
          <table:table-cell office:value-type="string" calcext:value-type="string">
            <text:p>Sp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48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6]&lt;&gt;&quot;&quot;;[.AC96]&lt;&gt;&quot;&quot;);[.AC96]/[.AB96];&quot;&quot;)">
            <text:p/>
          </table:table-cell>
          <table:table-cell table:formula="of:=IF(AND([.AD96]&lt;&gt;&quot;&quot;;[.AB96]&lt;&gt;&quot;&quot;);[.AD96]/[.AB9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c2b942b79ce30ab8edbc5e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s1lVdUhyPOzin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ab123905c8be01c33</text:p>
          </table:table-cell>
          <table:table-cell office:value-type="float" office:value="8790" calcext:value-type="float">
            <text:p>8790</text:p>
          </table:table-cell>
          <table:table-cell office:value-type="string" calcext:value-type="string">
            <text:p>2021-02-17 03:36:28</text:p>
          </table:table-cell>
          <table:table-cell office:value-type="string" calcext:value-type="string">
            <text:p>2021-02-17 03:36:36</text:p>
          </table:table-cell>
          <table:table-cell office:value-type="string" calcext:value-type="string">
            <text:p>Sp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7 03:36:3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7]&lt;&gt;&quot;&quot;;[.AC97]&lt;&gt;&quot;&quot;);[.AC97]/[.AB97];&quot;&quot;)">
            <text:p/>
          </table:table-cell>
          <table:table-cell table:formula="of:=IF(AND([.AD97]&lt;&gt;&quot;&quot;;[.AB97]&lt;&gt;&quot;&quot;);[.AD97]/[.AB9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1fddf658c81f2244cd4539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BFAoDoWC8z5u2L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e4d6ab3e5c16561ce1</text:p>
          </table:table-cell>
          <table:table-cell office:value-type="float" office:value="8966" calcext:value-type="float">
            <text:p>8966</text:p>
          </table:table-cell>
          <table:table-cell office:value-type="string" calcext:value-type="string">
            <text:p>2021-02-17 03:38:16</text:p>
          </table:table-cell>
          <table:table-cell office:value-type="string" calcext:value-type="string">
            <text:p>2021-02-17 03:38:22</text:p>
          </table:table-cell>
          <table:table-cell office:value-type="string" calcext:value-type="string">
            <text:p>Sp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17 03:38: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8]&lt;&gt;&quot;&quot;;[.AC98]&lt;&gt;&quot;&quot;);[.AC98]/[.AB98];&quot;&quot;)">
            <text:p/>
          </table:table-cell>
          <table:table-cell table:formula="of:=IF(AND([.AD98]&lt;&gt;&quot;&quot;;[.AB98]&lt;&gt;&quot;&quot;);[.AD98]/[.AB9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db49bdc868c0dacf98ab8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mkH5cSVqy0P7L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0a96fe465e30314a00</text:p>
          </table:table-cell>
          <table:table-cell office:value-type="float" office:value="9152" calcext:value-type="float">
            <text:p>9152</text:p>
          </table:table-cell>
          <table:table-cell office:value-type="string" calcext:value-type="string">
            <text:p>2021-02-17 03:38:51</text:p>
          </table:table-cell>
          <table:table-cell office:value-type="string" calcext:value-type="string">
            <text:p>2021-02-17 03:38:57</text:p>
          </table:table-cell>
          <table:table-cell office:value-type="string" calcext:value-type="string">
            <text:p>Sp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17 03:38:5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99]&lt;&gt;&quot;&quot;;[.AC99]&lt;&gt;&quot;&quot;);[.AC99]/[.AB99];&quot;&quot;)">
            <text:p/>
          </table:table-cell>
          <table:table-cell table:formula="of:=IF(AND([.AD99]&lt;&gt;&quot;&quot;;[.AB99]&lt;&gt;&quot;&quot;);[.AD99]/[.AB9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46a189f4b9eb4ac2240c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vljBTPS10jzqB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5b76899d5e208c1476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2021-02-17 03:40:23</text:p>
          </table:table-cell>
          <table:table-cell office:value-type="string" calcext:value-type="string">
            <text:p>2021-02-17 03:41:04</text:p>
          </table:table-cell>
          <table:table-cell office:value-type="string" calcext:value-type="string">
            <text:p>Sp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1-02-17 03:41:0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0]&lt;&gt;&quot;&quot;;[.AC100]&lt;&gt;&quot;&quot;);[.AC100]/[.AB100];&quot;&quot;)">
            <text:p/>
          </table:table-cell>
          <table:table-cell table:formula="of:=IF(AND([.AD100]&lt;&gt;&quot;&quot;;[.AB100]&lt;&gt;&quot;&quot;);[.AD100]/[.AB10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2e949ea6ef840001fe8228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eJzYIJuSj07ZIuR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095e75aa850e35b864f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2021-02-12 22:59:36</text:p>
          </table:table-cell>
          <table:table-cell office:value-type="string" calcext:value-type="string">
            <text:p>2021-02-12 23:15:25</text:p>
          </table:table-cell>
          <table:table-cell office:value-type="string" calcext:value-type="string">
            <text:p>IP Addres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2021-02-12 23:1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1]&lt;&gt;&quot;&quot;;[.AC101]&lt;&gt;&quot;&quot;);[.AC101]/[.AB101];&quot;&quot;)">
            <text:p/>
          </table:table-cell>
          <table:table-cell table:formula="of:=IF(AND([.AD101]&lt;&gt;&quot;&quot;;[.AB101]&lt;&gt;&quot;&quot;);[.AD101]/[.AB10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470e24c46fcd001a238820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2nW7RhL3GLYELc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2e62da625dfbf33502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2021-02-17 03:39:44</text:p>
          </table:table-cell>
          <table:table-cell office:value-type="string" calcext:value-type="string">
            <text:p>2021-02-17 03:40:00</text:p>
          </table:table-cell>
          <table:table-cell office:value-type="string" calcext:value-type="string">
            <text:p>Sp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40: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2]&lt;&gt;&quot;&quot;;[.AC102]&lt;&gt;&quot;&quot;);[.AC102]/[.AB102];&quot;&quot;)">
            <text:p/>
          </table:table-cell>
          <table:table-cell table:formula="of:=IF(AND([.AD102]&lt;&gt;&quot;&quot;;[.AB102]&lt;&gt;&quot;&quot;);[.AD102]/[.AB10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82537a0bf5f30abb81528a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 office:value-type="string" calcext:value-type="string">
            <text:p>R_r8tPvqFYW2pDKp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bc4118f5e179aca28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2021-02-17 03:35:09</text:p>
          </table:table-cell>
          <table:table-cell office:value-type="string" calcext:value-type="string">
            <text:p>2021-02-17 03:35:34</text:p>
          </table:table-cell>
          <table:table-cell office:value-type="string" calcext:value-type="string">
            <text:p>Sp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1-02-17 03:35: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3]&lt;&gt;&quot;&quot;;[.AC103]&lt;&gt;&quot;&quot;);[.AC103]/[.AB103];&quot;&quot;)">
            <text:p/>
          </table:table-cell>
          <table:table-cell table:formula="of:=IF(AND([.AD103]&lt;&gt;&quot;&quot;;[.AB103]&lt;&gt;&quot;&quot;);[.AD103]/[.AB10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9c0a56f6294202a1688b5d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 office:value-type="string" calcext:value-type="string">
            <text:p>R_AA68JhTh6lCCzd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2654dbd5eab1fb510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2021-02-17 03:47:41</text:p>
          </table:table-cell>
          <table:table-cell office:value-type="string" calcext:value-type="string">
            <text:p>2021-02-17 03:47:59</text:p>
          </table:table-cell>
          <table:table-cell office:value-type="string" calcext:value-type="string">
            <text:p>Sp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2-17 03:47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4]&lt;&gt;&quot;&quot;;[.AC104]&lt;&gt;&quot;&quot;);[.AC104]/[.AB104];&quot;&quot;)">
            <text:p/>
          </table:table-cell>
          <table:table-cell table:formula="of:=IF(AND([.AD104]&lt;&gt;&quot;&quot;;[.AB104]&lt;&gt;&quot;&quot;);[.AD104]/[.AB10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b51cbd4b8d8e0001f13bc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PQULam4v9uakcy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21bc6d2712b981230a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2021-02-12 18:28:53</text:p>
          </table:table-cell>
          <table:table-cell office:value-type="string" calcext:value-type="string">
            <text:p>2021-02-12 18:28:59</text:p>
          </table:table-cell>
          <table:table-cell office:value-type="string" calcext:value-type="string">
            <text:p>IP Addr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12 1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5]&lt;&gt;&quot;&quot;;[.AC105]&lt;&gt;&quot;&quot;);[.AC105]/[.AB105];&quot;&quot;)">
            <text:p/>
          </table:table-cell>
          <table:table-cell table:formula="of:=IF(AND([.AD105]&lt;&gt;&quot;&quot;;[.AB105]&lt;&gt;&quot;&quot;);[.AD105]/[.AB10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68f5b080adb10e2c2ba55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 office:value-type="string" calcext:value-type="string">
            <text:p>R_p3DiPgN6GRvg7c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0986f755e40629d8e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2021-02-17 03:46:59</text:p>
          </table:table-cell>
          <table:table-cell office:value-type="string" calcext:value-type="string">
            <text:p>2021-02-17 03:47:20</text:p>
          </table:table-cell>
          <table:table-cell office:value-type="string" calcext:value-type="string">
            <text:p>Sp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02-17 03:4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6]&lt;&gt;&quot;&quot;;[.AC106]&lt;&gt;&quot;&quot;);[.AC106]/[.AB106];&quot;&quot;)">
            <text:p/>
          </table:table-cell>
          <table:table-cell table:formula="of:=IF(AND([.AD106]&lt;&gt;&quot;&quot;;[.AB106]&lt;&gt;&quot;&quot;);[.AD106]/[.AB10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14318a2fc478a3fba28d4c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sGBby2HUGnBFgi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e5d37c265d5a9a31eb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2021-02-17 03:51:03</text:p>
          </table:table-cell>
          <table:table-cell office:value-type="string" calcext:value-type="string">
            <text:p>2021-02-17 03:51:17</text:p>
          </table:table-cell>
          <table:table-cell office:value-type="string" calcext:value-type="string">
            <text:p>Sp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02-17 03:5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7]&lt;&gt;&quot;&quot;;[.AC107]&lt;&gt;&quot;&quot;);[.AC107]/[.AB107];&quot;&quot;)">
            <text:p/>
          </table:table-cell>
          <table:table-cell table:formula="of:=IF(AND([.AD107]&lt;&gt;&quot;&quot;;[.AB107]&lt;&gt;&quot;&quot;);[.AD107]/[.AB10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410b523b19ba662119f4a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fIWvHAIpMHRTq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6e5103a65b6bc5b299</text:p>
          </table:table-cell>
          <table:table-cell office:value-type="float" office:value="9582" calcext:value-type="float">
            <text:p>9582</text:p>
          </table:table-cell>
          <table:table-cell office:value-type="string" calcext:value-type="string">
            <text:p>2021-02-17 03:32:03</text:p>
          </table:table-cell>
          <table:table-cell office:value-type="string" calcext:value-type="string">
            <text:p>2021-02-17 03:36:07</text:p>
          </table:table-cell>
          <table:table-cell office:value-type="string" calcext:value-type="string">
            <text:p>IP Addres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021-02-17 03:36: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8]&lt;&gt;&quot;&quot;;[.AC108]&lt;&gt;&quot;&quot;);[.AC108]/[.AB108];&quot;&quot;)">
            <text:p/>
          </table:table-cell>
          <table:table-cell table:formula="of:=IF(AND([.AD108]&lt;&gt;&quot;&quot;;[.AB108]&lt;&gt;&quot;&quot;);[.AD108]/[.AB10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4970c400309b17a967dc95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32YjzjEETVUPF3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cf252025bbf1eda12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2021-02-17 03:51:27</text:p>
          </table:table-cell>
          <table:table-cell office:value-type="string" calcext:value-type="string">
            <text:p>2021-02-17 03:51:34</text:p>
          </table:table-cell>
          <table:table-cell office:value-type="string" calcext:value-type="string">
            <text:p>Sp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7 03:5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09]&lt;&gt;&quot;&quot;;[.AC109]&lt;&gt;&quot;&quot;);[.AC109]/[.AB109];&quot;&quot;)">
            <text:p/>
          </table:table-cell>
          <table:table-cell table:formula="of:=IF(AND([.AD109]&lt;&gt;&quot;&quot;;[.AB109]&lt;&gt;&quot;&quot;);[.AD109]/[.AB10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887b1cc004480001269f1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9jeDLNWSSVBiI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2d8abe65e2742a680</text:p>
          </table:table-cell>
          <table:table-cell office:value-type="float" office:value="9854" calcext:value-type="float">
            <text:p>9854</text:p>
          </table:table-cell>
          <table:table-cell office:value-type="string" calcext:value-type="string">
            <text:p>2021-02-17 03:43:00</text:p>
          </table:table-cell>
          <table:table-cell office:value-type="string" calcext:value-type="string">
            <text:p>2021-02-17 03:43:09</text:p>
          </table:table-cell>
          <table:table-cell office:value-type="string" calcext:value-type="string">
            <text:p>IP Addr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7 03:43:0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0]&lt;&gt;&quot;&quot;;[.AC110]&lt;&gt;&quot;&quot;);[.AC110]/[.AB110];&quot;&quot;)">
            <text:p/>
          </table:table-cell>
          <table:table-cell table:formula="of:=IF(AND([.AD110]&lt;&gt;&quot;&quot;;[.AB110]&lt;&gt;&quot;&quot;);[.AD110]/[.AB110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bf05acc635b780001c8d070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338O2uMQvgcBwe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a9029ff5e66493a6b</text:p>
          </table:table-cell>
          <table:table-cell office:value-type="float" office:value="9878" calcext:value-type="float">
            <text:p>9878</text:p>
          </table:table-cell>
          <table:table-cell office:value-type="string" calcext:value-type="string">
            <text:p>2021-02-17 03:46:55</text:p>
          </table:table-cell>
          <table:table-cell office:value-type="string" calcext:value-type="string">
            <text:p>2021-02-17 03:47:10</text:p>
          </table:table-cell>
          <table:table-cell office:value-type="string" calcext:value-type="string">
            <text:p>Sp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1-02-17 03:47: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1]&lt;&gt;&quot;&quot;;[.AC111]&lt;&gt;&quot;&quot;);[.AC111]/[.AB111];&quot;&quot;)">
            <text:p/>
          </table:table-cell>
          <table:table-cell table:formula="of:=IF(AND([.AD111]&lt;&gt;&quot;&quot;;[.AB111]&lt;&gt;&quot;&quot;);[.AD111]/[.AB111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f35e43b613b07626cb85d9c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Q4WkJCLpzPuSd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b43d6575bdec358f2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2021-02-17 03:38:06</text:p>
          </table:table-cell>
          <table:table-cell office:value-type="string" calcext:value-type="string">
            <text:p>2021-02-17 03:38:16</text:p>
          </table:table-cell>
          <table:table-cell office:value-type="string" calcext:value-type="string">
            <text:p>Sp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1-02-17 03:38: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2]&lt;&gt;&quot;&quot;;[.AC112]&lt;&gt;&quot;&quot;);[.AC112]/[.AB112];&quot;&quot;)">
            <text:p/>
          </table:table-cell>
          <table:table-cell table:formula="of:=IF(AND([.AD112]&lt;&gt;&quot;&quot;;[.AB112]&lt;&gt;&quot;&quot;);[.AD112]/[.AB11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ef1fe8165b120001bb671e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exG3RNp3jNxDit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b4787305de2145dd2</text:p>
          </table:table-cell>
          <table:table-cell office:value-type="float" office:value="10297" calcext:value-type="float">
            <text:p>10297</text:p>
          </table:table-cell>
          <table:table-cell office:value-type="string" calcext:value-type="string">
            <text:p>2021-02-17 03:46:21</text:p>
          </table:table-cell>
          <table:table-cell office:value-type="string" calcext:value-type="string">
            <text:p>2021-02-17 03:46:38</text:p>
          </table:table-cell>
          <table:table-cell office:value-type="string" calcext:value-type="string">
            <text:p>Sp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46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3]&lt;&gt;&quot;&quot;;[.AC113]&lt;&gt;&quot;&quot;);[.AC113]/[.AB113];&quot;&quot;)">
            <text:p/>
          </table:table-cell>
          <table:table-cell table:formula="of:=IF(AND([.AD113]&lt;&gt;&quot;&quot;;[.AB113]&lt;&gt;&quot;&quot;);[.AD113]/[.AB11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e8333cc638d47aaaf325ca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3Kvw5yzb4g0Xgy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dd055055c6e7c1dae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021-02-17 03:44:16</text:p>
          </table:table-cell>
          <table:table-cell office:value-type="string" calcext:value-type="string">
            <text:p>2021-02-17 03:44:26</text:p>
          </table:table-cell>
          <table:table-cell office:value-type="string" calcext:value-type="string">
            <text:p>Sp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02-17 03:44:2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4]&lt;&gt;&quot;&quot;;[.AC114]&lt;&gt;&quot;&quot;);[.AC114]/[.AB114];&quot;&quot;)">
            <text:p/>
          </table:table-cell>
          <table:table-cell table:formula="of:=IF(AND([.AD114]&lt;&gt;&quot;&quot;;[.AB114]&lt;&gt;&quot;&quot;);[.AD114]/[.AB11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2deb68e97bec3cf9118ad0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5cFk00iiInQ01x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8ac9242f5cf752b25c</text:p>
          </table:table-cell>
          <table:table-cell office:value-type="float" office:value="10481" calcext:value-type="float">
            <text:p>10481</text:p>
          </table:table-cell>
          <table:table-cell office:value-type="string" calcext:value-type="string">
            <text:p>2021-02-17 03:41:00</text:p>
          </table:table-cell>
          <table:table-cell office:value-type="string" calcext:value-type="string">
            <text:p>2021-02-17 03:41:13</text:p>
          </table:table-cell>
          <table:table-cell office:value-type="string" calcext:value-type="string">
            <text:p>Sp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41: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5]&lt;&gt;&quot;&quot;;[.AC115]&lt;&gt;&quot;&quot;);[.AC115]/[.AB115];&quot;&quot;)">
            <text:p/>
          </table:table-cell>
          <table:table-cell table:formula="of:=IF(AND([.AD115]&lt;&gt;&quot;&quot;;[.AB115]&lt;&gt;&quot;&quot;);[.AD115]/[.AB11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739a997d748d0001849cf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5vJwQ8RHeWfJB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daa844c5df2175549</text:p>
          </table:table-cell>
          <table:table-cell office:value-type="float" office:value="10667" calcext:value-type="float">
            <text:p>10667</text:p>
          </table:table-cell>
          <table:table-cell office:value-type="string" calcext:value-type="string">
            <text:p>2021-02-17 03:48:32</text:p>
          </table:table-cell>
          <table:table-cell office:value-type="string" calcext:value-type="string">
            <text:p>2021-02-17 03:49:01</text:p>
          </table:table-cell>
          <table:table-cell office:value-type="string" calcext:value-type="string">
            <text:p>Sp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1-02-17 03:49: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6]&lt;&gt;&quot;&quot;;[.AC116]&lt;&gt;&quot;&quot;);[.AC116]/[.AB116];&quot;&quot;)">
            <text:p/>
          </table:table-cell>
          <table:table-cell table:formula="of:=IF(AND([.AD116]&lt;&gt;&quot;&quot;;[.AB116]&lt;&gt;&quot;&quot;);[.AD116]/[.AB11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90b4420bd9051aa6a9fa6d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3OGiPGjhmBrRp6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9c9242f5cf752b25a</text:p>
          </table:table-cell>
          <table:table-cell office:value-type="float" office:value="10814" calcext:value-type="float">
            <text:p>10814</text:p>
          </table:table-cell>
          <table:table-cell office:value-type="string" calcext:value-type="string">
            <text:p>2021-02-17 03:40:30</text:p>
          </table:table-cell>
          <table:table-cell office:value-type="string" calcext:value-type="string">
            <text:p>2021-02-17 03:40:45</text:p>
          </table:table-cell>
          <table:table-cell office:value-type="string" calcext:value-type="string">
            <text:p>Sp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1-02-17 03:40:4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7]&lt;&gt;&quot;&quot;;[.AC117]&lt;&gt;&quot;&quot;);[.AC117]/[.AB117];&quot;&quot;)">
            <text:p/>
          </table:table-cell>
          <table:table-cell table:formula="of:=IF(AND([.AD117]&lt;&gt;&quot;&quot;;[.AB117]&lt;&gt;&quot;&quot;);[.AD117]/[.AB11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ec679c144277505d6428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j7A7sFE7IXXnfO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0c906ab0148973c8ed1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2021-02-12 18:27:43</text:p>
          </table:table-cell>
          <table:table-cell office:value-type="string" calcext:value-type="string">
            <text:p>2021-02-12 18:28:07</text:p>
          </table:table-cell>
          <table:table-cell office:value-type="string" calcext:value-type="string">
            <text:p>IP Addres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2 18:2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8]&lt;&gt;&quot;&quot;;[.AC118]&lt;&gt;&quot;&quot;);[.AC118]/[.AB118];&quot;&quot;)">
            <text:p/>
          </table:table-cell>
          <table:table-cell table:formula="of:=IF(AND([.AD118]&lt;&gt;&quot;&quot;;[.AB118]&lt;&gt;&quot;&quot;);[.AD118]/[.AB11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69daa381d8da000100ccda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xD86oY1i3DxUIH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dc8e1ead5d30062b07</text:p>
          </table:table-cell>
          <table:table-cell office:value-type="float" office:value="11170" calcext:value-type="float">
            <text:p>11170</text:p>
          </table:table-cell>
          <table:table-cell office:value-type="string" calcext:value-type="string">
            <text:p>2021-02-17 03:42:26</text:p>
          </table:table-cell>
          <table:table-cell office:value-type="string" calcext:value-type="string">
            <text:p>2021-02-17 03:42:47</text:p>
          </table:table-cell>
          <table:table-cell office:value-type="string" calcext:value-type="string">
            <text:p>Sp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02-17 03:42: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19]&lt;&gt;&quot;&quot;;[.AC119]&lt;&gt;&quot;&quot;);[.AC119]/[.AB119];&quot;&quot;)">
            <text:p/>
          </table:table-cell>
          <table:table-cell table:formula="of:=IF(AND([.AD119]&lt;&gt;&quot;&quot;;[.AB119]&lt;&gt;&quot;&quot;);[.AD119]/[.AB11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e4d368760f21070cafc746</text:p>
          </table:table-cell>
          <table:table-cell office:value-type="string" calcext:value-type="string">
            <text:p>Mozilla/5.0 (Macintosh; Intel Mac OS X 10_15_7) AppleWebKit/537.36 (KHTML, like Gecko) Chrome/88.0.4324.150 Safari/537.36</text:p>
          </table:table-cell>
          <table:table-cell office:value-type="string" calcext:value-type="string">
            <text:p>R_bBM54bDo543d4Z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d44525b35e5c5dfb60</text:p>
          </table:table-cell>
          <table:table-cell office:value-type="float" office:value="11182" calcext:value-type="float">
            <text:p>11182</text:p>
          </table:table-cell>
          <table:table-cell office:value-type="string" calcext:value-type="string">
            <text:p>2021-02-17 03:42:20</text:p>
          </table:table-cell>
          <table:table-cell office:value-type="string" calcext:value-type="string">
            <text:p>2021-02-17 03:43:01</text:p>
          </table:table-cell>
          <table:table-cell office:value-type="string" calcext:value-type="string">
            <text:p>Sp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1-02-17 03:43: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0]&lt;&gt;&quot;&quot;;[.AC120]&lt;&gt;&quot;&quot;);[.AC120]/[.AB120];&quot;&quot;)">
            <text:p/>
          </table:table-cell>
          <table:table-cell table:formula="of:=IF(AND([.AD120]&lt;&gt;&quot;&quot;;[.AB120]&lt;&gt;&quot;&quot;);[.AD120]/[.AB12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4c9ecead4660000191257b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 office:value-type="string" calcext:value-type="string">
            <text:p>R_DpcuHiZBBiPm71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a50c6035c53391008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2021-02-17 03:32:29</text:p>
          </table:table-cell>
          <table:table-cell office:value-type="string" calcext:value-type="string">
            <text:p>2021-02-17 03:32:50</text:p>
          </table:table-cell>
          <table:table-cell office:value-type="string" calcext:value-type="string">
            <text:p>Sp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7 03:32: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1]&lt;&gt;&quot;&quot;;[.AC121]&lt;&gt;&quot;&quot;);[.AC121]/[.AB121];&quot;&quot;)">
            <text:p/>
          </table:table-cell>
          <table:table-cell table:formula="of:=IF(AND([.AD121]&lt;&gt;&quot;&quot;;[.AB121]&lt;&gt;&quot;&quot;);[.AD121]/[.AB12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4938d30a92c245d2d138a8</text:p>
          </table:table-cell>
          <table:table-cell office:value-type="string" calcext:value-type="string">
            <text:p>Mozilla/5.0 (Macintosh; Intel Mac OS X 10_15_6) AppleWebKit/605.1.15 (KHTML, like Gecko) Version/14.0.2 Safari/605.1.15</text:p>
          </table:table-cell>
          <table:table-cell office:value-type="string" calcext:value-type="string">
            <text:p>R_1KxmLcbB1qkO6G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54af703b5d08fbb890</text:p>
          </table:table-cell>
          <table:table-cell office:value-type="float" office:value="11371" calcext:value-type="float">
            <text:p>11371</text:p>
          </table:table-cell>
          <table:table-cell office:value-type="string" calcext:value-type="string">
            <text:p>2021-02-17 03:48:45</text:p>
          </table:table-cell>
          <table:table-cell office:value-type="string" calcext:value-type="string">
            <text:p>2021-02-17 03:49:14</text:p>
          </table:table-cell>
          <table:table-cell office:value-type="string" calcext:value-type="string">
            <text:p>Sp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1-02-17 03:49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2]&lt;&gt;&quot;&quot;;[.AC122]&lt;&gt;&quot;&quot;);[.AC122]/[.AB122];&quot;&quot;)">
            <text:p/>
          </table:table-cell>
          <table:table-cell table:formula="of:=IF(AND([.AD122]&lt;&gt;&quot;&quot;;[.AB122]&lt;&gt;&quot;&quot;);[.AD122]/[.AB12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7c29e439b773000a920a49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 office:value-type="string" calcext:value-type="string">
            <text:p>R_0POT2dbNYZh4P3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3f032335c9ef1fc8a</text:p>
          </table:table-cell>
          <table:table-cell office:value-type="float" office:value="11392" calcext:value-type="float">
            <text:p>11392</text:p>
          </table:table-cell>
          <table:table-cell office:value-type="string" calcext:value-type="string">
            <text:p>2021-02-17 03:48:05</text:p>
          </table:table-cell>
          <table:table-cell office:value-type="string" calcext:value-type="string">
            <text:p>2021-02-17 03:48:11</text:p>
          </table:table-cell>
          <table:table-cell office:value-type="string" calcext:value-type="string">
            <text:p>Sp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17 03:48:1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3]&lt;&gt;&quot;&quot;;[.AC123]&lt;&gt;&quot;&quot;);[.AC123]/[.AB123];&quot;&quot;)">
            <text:p/>
          </table:table-cell>
          <table:table-cell table:formula="of:=IF(AND([.AD123]&lt;&gt;&quot;&quot;;[.AB123]&lt;&gt;&quot;&quot;);[.AD123]/[.AB12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2a74e3abe14103c292e79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9unkQhmgjjoR7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710c7c15d93b1b99b</text:p>
          </table:table-cell>
          <table:table-cell office:value-type="float" office:value="11402" calcext:value-type="float">
            <text:p>11402</text:p>
          </table:table-cell>
          <table:table-cell office:value-type="string" calcext:value-type="string">
            <text:p>2021-02-17 03:32:26</text:p>
          </table:table-cell>
          <table:table-cell office:value-type="string" calcext:value-type="string">
            <text:p>2021-02-17 03:32:47</text:p>
          </table:table-cell>
          <table:table-cell office:value-type="string" calcext:value-type="string">
            <text:p>Sp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02-17 03:32: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4]&lt;&gt;&quot;&quot;;[.AC124]&lt;&gt;&quot;&quot;);[.AC124]/[.AB124];&quot;&quot;)">
            <text:p/>
          </table:table-cell>
          <table:table-cell table:formula="of:=IF(AND([.AD124]&lt;&gt;&quot;&quot;;[.AB124]&lt;&gt;&quot;&quot;);[.AD124]/[.AB12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c533aa02e9a93c00d9e3ff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 office:value-type="string" calcext:value-type="string">
            <text:p>R_2duajBoDx4VV0cu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2c1e12351a88f170e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2021-02-12 23:03:17</text:p>
          </table:table-cell>
          <table:table-cell office:value-type="string" calcext:value-type="string">
            <text:p>2021-02-12 23:03:29</text:p>
          </table:table-cell>
          <table:table-cell office:value-type="string" calcext:value-type="string">
            <text:p>Sp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1-02-12 23:03: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5]&lt;&gt;&quot;&quot;;[.AC125]&lt;&gt;&quot;&quot;);[.AC125]/[.AB125];&quot;&quot;)">
            <text:p/>
          </table:table-cell>
          <table:table-cell table:formula="of:=IF(AND([.AD125]&lt;&gt;&quot;&quot;;[.AB125]&lt;&gt;&quot;&quot;);[.AD125]/[.AB12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8dacd7616f2902f4e93db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BFnFFrWAenCK07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9a22a1fb5d521853c3</text:p>
          </table:table-cell>
          <table:table-cell office:value-type="float" office:value="11775" calcext:value-type="float">
            <text:p>11775</text:p>
          </table:table-cell>
          <table:table-cell office:value-type="string" calcext:value-type="string">
            <text:p>2021-02-17 03:37:01</text:p>
          </table:table-cell>
          <table:table-cell office:value-type="string" calcext:value-type="string">
            <text:p>2021-02-17 03:37:12</text:p>
          </table:table-cell>
          <table:table-cell office:value-type="string" calcext:value-type="string">
            <text:p>Sp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1-02-17 03:37: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6]&lt;&gt;&quot;&quot;;[.AC126]&lt;&gt;&quot;&quot;);[.AC126]/[.AB126];&quot;&quot;)">
            <text:p/>
          </table:table-cell>
          <table:table-cell table:formula="of:=IF(AND([.AD126]&lt;&gt;&quot;&quot;;[.AB126]&lt;&gt;&quot;&quot;);[.AD126]/[.AB12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d63746e2b0e6032859b81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x3odtSGoG411xk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5a338e8e5db02212bb</text:p>
          </table:table-cell>
          <table:table-cell office:value-type="float" office:value="11781" calcext:value-type="float">
            <text:p>11781</text:p>
          </table:table-cell>
          <table:table-cell office:value-type="string" calcext:value-type="string">
            <text:p>2021-02-17 03:40:15</text:p>
          </table:table-cell>
          <table:table-cell office:value-type="string" calcext:value-type="string">
            <text:p>2021-02-17 03:40:33</text:p>
          </table:table-cell>
          <table:table-cell office:value-type="string" calcext:value-type="string">
            <text:p>Sp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02-17 03:40:3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7]&lt;&gt;&quot;&quot;;[.AC127]&lt;&gt;&quot;&quot;);[.AC127]/[.AB127];&quot;&quot;)">
            <text:p/>
          </table:table-cell>
          <table:table-cell table:formula="of:=IF(AND([.AD127]&lt;&gt;&quot;&quot;;[.AB127]&lt;&gt;&quot;&quot;);[.AD127]/[.AB127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e7ba26657e63509edbde522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7ZIcURChvEvcVM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fc266c05e2c84af6f</text:p>
          </table:table-cell>
          <table:table-cell office:value-type="float" office:value="11789" calcext:value-type="float">
            <text:p>11789</text:p>
          </table:table-cell>
          <table:table-cell office:value-type="string" calcext:value-type="string">
            <text:p>2021-02-17 03:39:46</text:p>
          </table:table-cell>
          <table:table-cell office:value-type="string" calcext:value-type="string">
            <text:p>2021-02-17 03:40:09</text:p>
          </table:table-cell>
          <table:table-cell office:value-type="string" calcext:value-type="string">
            <text:p>Sp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02-17 03:40:0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8]&lt;&gt;&quot;&quot;;[.AC128]&lt;&gt;&quot;&quot;);[.AC128]/[.AB128];&quot;&quot;)">
            <text:p/>
          </table:table-cell>
          <table:table-cell table:formula="of:=IF(AND([.AD128]&lt;&gt;&quot;&quot;;[.AB128]&lt;&gt;&quot;&quot;);[.AD128]/[.AB12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de29d1c97eaa037654aa4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FxkYa7iPnk8d3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f62da625e20730b4b</text:p>
          </table:table-cell>
          <table:table-cell office:value-type="float" office:value="11882" calcext:value-type="float">
            <text:p>11882</text:p>
          </table:table-cell>
          <table:table-cell office:value-type="string" calcext:value-type="string">
            <text:p>2021-02-17 03:44:34</text:p>
          </table:table-cell>
          <table:table-cell office:value-type="string" calcext:value-type="string">
            <text:p>2021-02-17 03:45:59</text:p>
          </table:table-cell>
          <table:table-cell office:value-type="string" calcext:value-type="string">
            <text:p>Sp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2-17 03:45:5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29]&lt;&gt;&quot;&quot;;[.AC129]&lt;&gt;&quot;&quot;);[.AC129]/[.AB129];&quot;&quot;)">
            <text:p/>
          </table:table-cell>
          <table:table-cell table:formula="of:=IF(AND([.AD129]&lt;&gt;&quot;&quot;;[.AB129]&lt;&gt;&quot;&quot;);[.AD129]/[.AB12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9dae550f0663236a53c19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3iCk1HMryVIGrU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5c083e35d8332da2e</text:p>
          </table:table-cell>
          <table:table-cell office:value-type="float" office:value="12218" calcext:value-type="float">
            <text:p>12218</text:p>
          </table:table-cell>
          <table:table-cell office:value-type="string" calcext:value-type="string">
            <text:p>2021-02-17 03:46:47</text:p>
          </table:table-cell>
          <table:table-cell office:value-type="string" calcext:value-type="string">
            <text:p>2021-02-17 03:47:29</text:p>
          </table:table-cell>
          <table:table-cell office:value-type="string" calcext:value-type="string">
            <text:p>Spa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1-02-17 03:47:2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0]&lt;&gt;&quot;&quot;;[.AC130]&lt;&gt;&quot;&quot;);[.AC130]/[.AB130];&quot;&quot;)">
            <text:p/>
          </table:table-cell>
          <table:table-cell table:formula="of:=IF(AND([.AD130]&lt;&gt;&quot;&quot;;[.AB130]&lt;&gt;&quot;&quot;);[.AD130]/[.AB13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66db7ade78964625f46543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333T1JTPDzFqSO6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25bae505ea80d02ae</text:p>
          </table:table-cell>
          <table:table-cell office:value-type="float" office:value="12270" calcext:value-type="float">
            <text:p>12270</text:p>
          </table:table-cell>
          <table:table-cell office:value-type="string" calcext:value-type="string">
            <text:p>2021-02-17 03:48:05</text:p>
          </table:table-cell>
          <table:table-cell office:value-type="string" calcext:value-type="string">
            <text:p>2021-02-17 03:48:16</text:p>
          </table:table-cell>
          <table:table-cell office:value-type="string" calcext:value-type="string">
            <text:p>Sp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1-02-17 03:4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1]&lt;&gt;&quot;&quot;;[.AC131]&lt;&gt;&quot;&quot;);[.AC131]/[.AB131];&quot;&quot;)">
            <text:p/>
          </table:table-cell>
          <table:table-cell table:formula="of:=IF(AND([.AD131]&lt;&gt;&quot;&quot;;[.AB131]&lt;&gt;&quot;&quot;);[.AD131]/[.AB13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b1974ccb0cef0ba11f1669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4NskCraE2dPmXF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7e527c35dc23a5da0</text:p>
          </table:table-cell>
          <table:table-cell office:value-type="float" office:value="12297" calcext:value-type="float">
            <text:p>12297</text:p>
          </table:table-cell>
          <table:table-cell office:value-type="string" calcext:value-type="string">
            <text:p>2021-02-17 03:42:56</text:p>
          </table:table-cell>
          <table:table-cell office:value-type="string" calcext:value-type="string">
            <text:p>2021-02-17 03:43:12</text:p>
          </table:table-cell>
          <table:table-cell office:value-type="string" calcext:value-type="string">
            <text:p>Sp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43: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2]&lt;&gt;&quot;&quot;;[.AC132]&lt;&gt;&quot;&quot;);[.AC132]/[.AB132];&quot;&quot;)">
            <text:p/>
          </table:table-cell>
          <table:table-cell table:formula="of:=IF(AND([.AD132]&lt;&gt;&quot;&quot;;[.AB132]&lt;&gt;&quot;&quot;);[.AD132]/[.AB13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87718bb55f8b19be747380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 office:value-type="string" calcext:value-type="string">
            <text:p>R_3RmezRvfNfj2Zs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076de00f5d84fe8c3f</text:p>
          </table:table-cell>
          <table:table-cell office:value-type="float" office:value="12315" calcext:value-type="float">
            <text:p>12315</text:p>
          </table:table-cell>
          <table:table-cell office:value-type="string" calcext:value-type="string">
            <text:p>2021-02-17 03:30:18</text:p>
          </table:table-cell>
          <table:table-cell office:value-type="string" calcext:value-type="string">
            <text:p>2021-02-17 03:30:41</text:p>
          </table:table-cell>
          <table:table-cell office:value-type="string" calcext:value-type="string">
            <text:p>IP Addres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30: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3]&lt;&gt;&quot;&quot;;[.AC133]&lt;&gt;&quot;&quot;);[.AC133]/[.AB133];&quot;&quot;)">
            <text:p/>
          </table:table-cell>
          <table:table-cell table:formula="of:=IF(AND([.AD133]&lt;&gt;&quot;&quot;;[.AB133]&lt;&gt;&quot;&quot;);[.AD133]/[.AB13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b39e505b21743171e3391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 office:value-type="string" calcext:value-type="string">
            <text:p>R_1q2qeg5qspcuCF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14ae7915b799296be</text:p>
          </table:table-cell>
          <table:table-cell office:value-type="float" office:value="12433" calcext:value-type="float">
            <text:p>12433</text:p>
          </table:table-cell>
          <table:table-cell office:value-type="string" calcext:value-type="string">
            <text:p>2021-02-17 03:40:21</text:p>
          </table:table-cell>
          <table:table-cell office:value-type="string" calcext:value-type="string">
            <text:p>2021-02-17 03:40:44</text:p>
          </table:table-cell>
          <table:table-cell office:value-type="string" calcext:value-type="string">
            <text:p>Sp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7 03:40: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4]&lt;&gt;&quot;&quot;;[.AC134]&lt;&gt;&quot;&quot;);[.AC134]/[.AB134];&quot;&quot;)">
            <text:p/>
          </table:table-cell>
          <table:table-cell table:formula="of:=IF(AND([.AD134]&lt;&gt;&quot;&quot;;[.AB134]&lt;&gt;&quot;&quot;);[.AD134]/[.AB13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498ed0678c080001e15259</text:p>
          </table:table-cell>
          <table:table-cell office:value-type="string" calcext:value-type="string">
            <text:p>Mozilla/5.0 (Windows NT 6.1) AppleWebKit/537.36 (KHTML, like Gecko) Chrome/88.0.4324.150 Safari/537.36</text:p>
          </table:table-cell>
          <table:table-cell office:value-type="string" calcext:value-type="string">
            <text:p>R_1PUDybVBef1mN0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d2e76d05c6c2f32f6</text:p>
          </table:table-cell>
          <table:table-cell office:value-type="float" office:value="12559" calcext:value-type="float">
            <text:p>12559</text:p>
          </table:table-cell>
          <table:table-cell office:value-type="string" calcext:value-type="string">
            <text:p>2021-02-17 03:48:04</text:p>
          </table:table-cell>
          <table:table-cell office:value-type="string" calcext:value-type="string">
            <text:p>2021-02-17 03:48:18</text:p>
          </table:table-cell>
          <table:table-cell office:value-type="string" calcext:value-type="string">
            <text:p>Sp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02-17 03:48:1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5]&lt;&gt;&quot;&quot;;[.AC135]&lt;&gt;&quot;&quot;);[.AC135]/[.AB135];&quot;&quot;)">
            <text:p/>
          </table:table-cell>
          <table:table-cell table:formula="of:=IF(AND([.AD135]&lt;&gt;&quot;&quot;;[.AB135]&lt;&gt;&quot;&quot;);[.AD135]/[.AB13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e565bca292982b275f8c69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YPSu0zplQziI6P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cd8defe05cf021f8bf</text:p>
          </table:table-cell>
          <table:table-cell office:value-type="float" office:value="12606" calcext:value-type="float">
            <text:p>12606</text:p>
          </table:table-cell>
          <table:table-cell office:value-type="string" calcext:value-type="string">
            <text:p>2021-02-17 03:33:35</text:p>
          </table:table-cell>
          <table:table-cell office:value-type="string" calcext:value-type="string">
            <text:p>2021-02-17 03:35:33</text:p>
          </table:table-cell>
          <table:table-cell office:value-type="string" calcext:value-type="string">
            <text:p>IP Addres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1-02-17 03:35: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6]&lt;&gt;&quot;&quot;;[.AC136]&lt;&gt;&quot;&quot;);[.AC136]/[.AB136];&quot;&quot;)">
            <text:p/>
          </table:table-cell>
          <table:table-cell table:formula="of:=IF(AND([.AD136]&lt;&gt;&quot;&quot;;[.AB136]&lt;&gt;&quot;&quot;);[.AD136]/[.AB13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456c863526c80001fcf3a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hilR8mQjQgPov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966de00f5dfad53ccc</text:p>
          </table:table-cell>
          <table:table-cell office:value-type="float" office:value="12660" calcext:value-type="float">
            <text:p>12660</text:p>
          </table:table-cell>
          <table:table-cell office:value-type="string" calcext:value-type="string">
            <text:p>2021-02-17 03:32:41</text:p>
          </table:table-cell>
          <table:table-cell office:value-type="string" calcext:value-type="string">
            <text:p>2021-02-17 03:32:48</text:p>
          </table:table-cell>
          <table:table-cell office:value-type="string" calcext:value-type="string">
            <text:p>Sp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7 03:32: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7]&lt;&gt;&quot;&quot;;[.AC137]&lt;&gt;&quot;&quot;);[.AC137]/[.AB137];&quot;&quot;)">
            <text:p/>
          </table:table-cell>
          <table:table-cell table:formula="of:=IF(AND([.AD137]&lt;&gt;&quot;&quot;;[.AB137]&lt;&gt;&quot;&quot;);[.AD137]/[.AB13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8fefbc103041e46fb9fc4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wnvdqgJzvnMhg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dcce008c5ce2280e29</text:p>
          </table:table-cell>
          <table:table-cell office:value-type="float" office:value="12673" calcext:value-type="float">
            <text:p>12673</text:p>
          </table:table-cell>
          <table:table-cell office:value-type="string" calcext:value-type="string">
            <text:p>2021-02-17 03:33:56</text:p>
          </table:table-cell>
          <table:table-cell office:value-type="string" calcext:value-type="string">
            <text:p>2021-02-17 03:34:09</text:p>
          </table:table-cell>
          <table:table-cell office:value-type="string" calcext:value-type="string">
            <text:p>IP Addre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34:0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8]&lt;&gt;&quot;&quot;;[.AC138]&lt;&gt;&quot;&quot;);[.AC138]/[.AB138];&quot;&quot;)">
            <text:p/>
          </table:table-cell>
          <table:table-cell table:formula="of:=IF(AND([.AD138]&lt;&gt;&quot;&quot;;[.AB138]&lt;&gt;&quot;&quot;);[.AD138]/[.AB13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85901946ca0a000a802cf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RP6WgkOFAeIgv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e28cd1f15b33ecf9c3</text:p>
          </table:table-cell>
          <table:table-cell office:value-type="float" office:value="13038" calcext:value-type="float">
            <text:p>13038</text:p>
          </table:table-cell>
          <table:table-cell office:value-type="string" calcext:value-type="string">
            <text:p>2021-02-17 03:33:55</text:p>
          </table:table-cell>
          <table:table-cell office:value-type="string" calcext:value-type="string">
            <text:p>2021-02-17 03:34:05</text:p>
          </table:table-cell>
          <table:table-cell office:value-type="string" calcext:value-type="string">
            <text:p>Sp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02-17 03:34: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39]&lt;&gt;&quot;&quot;;[.AC139]&lt;&gt;&quot;&quot;);[.AC139]/[.AB139];&quot;&quot;)">
            <text:p/>
          </table:table-cell>
          <table:table-cell table:formula="of:=IF(AND([.AD139]&lt;&gt;&quot;&quot;;[.AB139]&lt;&gt;&quot;&quot;);[.AD139]/[.AB13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d6a775e426bd627cb2a7f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bguq2yCCyaHFS8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086ef6bd5e501df8f9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2021-02-17 03:38:52</text:p>
          </table:table-cell>
          <table:table-cell office:value-type="string" calcext:value-type="string">
            <text:p>2021-02-17 03:39:26</text:p>
          </table:table-cell>
          <table:table-cell office:value-type="string" calcext:value-type="string">
            <text:p>Spa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1-02-17 03:39:2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0]&lt;&gt;&quot;&quot;;[.AC140]&lt;&gt;&quot;&quot;);[.AC140]/[.AB140];&quot;&quot;)">
            <text:p/>
          </table:table-cell>
          <table:table-cell table:formula="of:=IF(AND([.AD140]&lt;&gt;&quot;&quot;;[.AB140]&lt;&gt;&quot;&quot;);[.AD140]/[.AB14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fd25ddc93ff20001f1b79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7HG8N0VCEfhNX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4bd8abe65e2742a679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2021-02-17 03:35:45</text:p>
          </table:table-cell>
          <table:table-cell office:value-type="string" calcext:value-type="string">
            <text:p>2021-02-17 03:36:05</text:p>
          </table:table-cell>
          <table:table-cell office:value-type="string" calcext:value-type="string">
            <text:p>IP Addre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1-02-17 03:36:0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1]&lt;&gt;&quot;&quot;;[.AC141]&lt;&gt;&quot;&quot;);[.AC141]/[.AB141];&quot;&quot;)">
            <text:p/>
          </table:table-cell>
          <table:table-cell table:formula="of:=IF(AND([.AD141]&lt;&gt;&quot;&quot;;[.AB141]&lt;&gt;&quot;&quot;);[.AD141]/[.AB14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a1f1bc76045c2749b8fed0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O8x6DANq1fR8GK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2eccb815d929c978b</text:p>
          </table:table-cell>
          <table:table-cell office:value-type="float" office:value="13435" calcext:value-type="float">
            <text:p>13435</text:p>
          </table:table-cell>
          <table:table-cell office:value-type="string" calcext:value-type="string">
            <text:p>2021-02-17 03:39:39</text:p>
          </table:table-cell>
          <table:table-cell office:value-type="string" calcext:value-type="string">
            <text:p>2021-02-17 03:39:57</text:p>
          </table:table-cell>
          <table:table-cell office:value-type="string" calcext:value-type="string">
            <text:p>Sp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02-17 03:39: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2]&lt;&gt;&quot;&quot;;[.AC142]&lt;&gt;&quot;&quot;);[.AC142]/[.AB142];&quot;&quot;)">
            <text:p/>
          </table:table-cell>
          <table:table-cell table:formula="of:=IF(AND([.AD142]&lt;&gt;&quot;&quot;;[.AB142]&lt;&gt;&quot;&quot;);[.AD142]/[.AB14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305e3ce3e63d0017069c80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4JCWNmf8btim7n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6094fe3a5deaba7a8c</text:p>
          </table:table-cell>
          <table:table-cell office:value-type="float" office:value="13527" calcext:value-type="float">
            <text:p>13527</text:p>
          </table:table-cell>
          <table:table-cell office:value-type="string" calcext:value-type="string">
            <text:p>2021-02-17 03:36:19</text:p>
          </table:table-cell>
          <table:table-cell office:value-type="string" calcext:value-type="string">
            <text:p>2021-02-17 03:36:33</text:p>
          </table:table-cell>
          <table:table-cell office:value-type="string" calcext:value-type="string">
            <text:p>Sp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02-17 03:36: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3]&lt;&gt;&quot;&quot;;[.AC143]&lt;&gt;&quot;&quot;);[.AC143]/[.AB143];&quot;&quot;)">
            <text:p/>
          </table:table-cell>
          <table:table-cell table:formula="of:=IF(AND([.AD143]&lt;&gt;&quot;&quot;;[.AB143]&lt;&gt;&quot;&quot;);[.AD143]/[.AB14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41320efb8c522216f8dee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5mCwG5NrcUU8Gx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8b88b075e929b3810</text:p>
          </table:table-cell>
          <table:table-cell office:value-type="float" office:value="13648" calcext:value-type="float">
            <text:p>13648</text:p>
          </table:table-cell>
          <table:table-cell office:value-type="string" calcext:value-type="string">
            <text:p>2021-02-17 03:48:32</text:p>
          </table:table-cell>
          <table:table-cell office:value-type="string" calcext:value-type="string">
            <text:p>2021-02-17 03:48:40</text:p>
          </table:table-cell>
          <table:table-cell office:value-type="string" calcext:value-type="string">
            <text:p>Sp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7 03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4]&lt;&gt;&quot;&quot;;[.AC144]&lt;&gt;&quot;&quot;);[.AC144]/[.AB144];&quot;&quot;)">
            <text:p/>
          </table:table-cell>
          <table:table-cell table:formula="of:=IF(AND([.AD144]&lt;&gt;&quot;&quot;;[.AB144]&lt;&gt;&quot;&quot;);[.AD144]/[.AB14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39084a25dba7015e07fed0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0wuJKieEeJP0m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e612bfe5ddb67a7f6</text:p>
          </table:table-cell>
          <table:table-cell office:value-type="float" office:value="13778" calcext:value-type="float">
            <text:p>13778</text:p>
          </table:table-cell>
          <table:table-cell office:value-type="string" calcext:value-type="string">
            <text:p>2021-02-17 03:47:35</text:p>
          </table:table-cell>
          <table:table-cell office:value-type="string" calcext:value-type="string">
            <text:p>2021-02-17 03:47:50</text:p>
          </table:table-cell>
          <table:table-cell office:value-type="string" calcext:value-type="string">
            <text:p>Sp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1-02-17 03:4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5]&lt;&gt;&quot;&quot;;[.AC145]&lt;&gt;&quot;&quot;);[.AC145]/[.AB145];&quot;&quot;)">
            <text:p/>
          </table:table-cell>
          <table:table-cell table:formula="of:=IF(AND([.AD145]&lt;&gt;&quot;&quot;;[.AB145]&lt;&gt;&quot;&quot;);[.AD145]/[.AB145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ee22a852a8a2167d1960b5c</text:p>
          </table:table-cell>
          <table:table-cell office:value-type="string" calcext:value-type="string">
            <text:p>Mozilla/5.0 (Windows NT 6.1; Win64; x64; rv:85.0) Gecko/20100101 Firefox/85.0</text:p>
          </table:table-cell>
          <table:table-cell office:value-type="string" calcext:value-type="string">
            <text:p>R_25znC1APPBi89W3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7ef81ce5c72eac1f3</text:p>
          </table:table-cell>
          <table:table-cell office:value-type="float" office:value="14191" calcext:value-type="float">
            <text:p>14191</text:p>
          </table:table-cell>
          <table:table-cell office:value-type="string" calcext:value-type="string">
            <text:p>2021-02-17 03:38:05</text:p>
          </table:table-cell>
          <table:table-cell office:value-type="string" calcext:value-type="string">
            <text:p>2021-02-17 03:38:14</text:p>
          </table:table-cell>
          <table:table-cell office:value-type="string" calcext:value-type="string">
            <text:p>Sp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17 03:38: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6]&lt;&gt;&quot;&quot;;[.AC146]&lt;&gt;&quot;&quot;);[.AC146]/[.AB146];&quot;&quot;)">
            <text:p/>
          </table:table-cell>
          <table:table-cell table:formula="of:=IF(AND([.AD146]&lt;&gt;&quot;&quot;;[.AB146]&lt;&gt;&quot;&quot;);[.AD146]/[.AB14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a1ab13e10af2307184ab51</text:p>
          </table:table-cell>
          <table:table-cell office:value-type="string" calcext:value-type="string">
            <text:p>Mozilla/5.0 (Windows NT 10.0; Win64; x64) AppleWebKit/537.36 (KHTML, like Gecko) Chrome/87.0.4280.141 Safari/537.36 OPR/73.0.3856.344</text:p>
          </table:table-cell>
          <table:table-cell office:value-type="string" calcext:value-type="string">
            <text:p>R_dj0k7H4cSwc1NqF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8caa4591d0a02bf44</text:p>
          </table:table-cell>
          <table:table-cell office:value-type="float" office:value="14282" calcext:value-type="float">
            <text:p>14282</text:p>
          </table:table-cell>
          <table:table-cell office:value-type="string" calcext:value-type="string">
            <text:p>2021-02-13 02:00:27</text:p>
          </table:table-cell>
          <table:table-cell office:value-type="string" calcext:value-type="string">
            <text:p>2021-02-13 02:00:45</text:p>
          </table:table-cell>
          <table:table-cell office:value-type="string" calcext:value-type="string">
            <text:p>IP Addre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2-13 02:00: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7]&lt;&gt;&quot;&quot;;[.AC147]&lt;&gt;&quot;&quot;);[.AC147]/[.AB147];&quot;&quot;)">
            <text:p/>
          </table:table-cell>
          <table:table-cell table:formula="of:=IF(AND([.AD147]&lt;&gt;&quot;&quot;;[.AB147]&lt;&gt;&quot;&quot;);[.AD147]/[.AB14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ee482fbfc92c001ac0e00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PvcxevSAZn0Kc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d0a10ab5df3ab378f</text:p>
          </table:table-cell>
          <table:table-cell office:value-type="float" office:value="14438" calcext:value-type="float">
            <text:p>14438</text:p>
          </table:table-cell>
          <table:table-cell office:value-type="string" calcext:value-type="string">
            <text:p>2021-02-17 03:42:46</text:p>
          </table:table-cell>
          <table:table-cell office:value-type="string" calcext:value-type="string">
            <text:p>2021-02-17 03:42:58</text:p>
          </table:table-cell>
          <table:table-cell office:value-type="string" calcext:value-type="string">
            <text:p>Sp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2-17 03:42:5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8]&lt;&gt;&quot;&quot;;[.AC148]&lt;&gt;&quot;&quot;);[.AC148]/[.AB148];&quot;&quot;)">
            <text:p/>
          </table:table-cell>
          <table:table-cell table:formula="of:=IF(AND([.AD148]&lt;&gt;&quot;&quot;;[.AB148]&lt;&gt;&quot;&quot;);[.AD148]/[.AB14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f51eb7265c803a44ea5cd4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2c5W3XmzKTl0py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9986f755dcc9d7e4a</text:p>
          </table:table-cell>
          <table:table-cell office:value-type="float" office:value="14447" calcext:value-type="float">
            <text:p>14447</text:p>
          </table:table-cell>
          <table:table-cell office:value-type="string" calcext:value-type="string">
            <text:p>2021-02-17 03:37:32</text:p>
          </table:table-cell>
          <table:table-cell office:value-type="string" calcext:value-type="string">
            <text:p>2021-02-17 03:37:55</text:p>
          </table:table-cell>
          <table:table-cell office:value-type="string" calcext:value-type="string">
            <text:p>Sp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02-17 03:37:5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49]&lt;&gt;&quot;&quot;;[.AC149]&lt;&gt;&quot;&quot;);[.AC149]/[.AB149];&quot;&quot;)">
            <text:p/>
          </table:table-cell>
          <table:table-cell table:formula="of:=IF(AND([.AD149]&lt;&gt;&quot;&quot;;[.AB149]&lt;&gt;&quot;&quot;);[.AD149]/[.AB14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c8a1afdab5743736286eb7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OjKHZ41Y3jtapt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a8ea735252d2653375</text:p>
          </table:table-cell>
          <table:table-cell office:value-type="float" office:value="14747" calcext:value-type="float">
            <text:p>14747</text:p>
          </table:table-cell>
          <table:table-cell office:value-type="string" calcext:value-type="string">
            <text:p>2021-02-12 23:04:11</text:p>
          </table:table-cell>
          <table:table-cell office:value-type="string" calcext:value-type="string">
            <text:p>2021-02-12 23:04:47</text:p>
          </table:table-cell>
          <table:table-cell office:value-type="string" calcext:value-type="string">
            <text:p>IP Add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02-12 23:04: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50]&lt;&gt;&quot;&quot;;[.AC150]&lt;&gt;&quot;&quot;);[.AC150]/[.AB150];&quot;&quot;)">
            <text:p/>
          </table:table-cell>
          <table:table-cell table:formula="of:=IF(AND([.AD150]&lt;&gt;&quot;&quot;;[.AB150]&lt;&gt;&quot;&quot;);[.AD150]/[.AB150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e8f119740aaf41d90edaab8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n9DDqeDTQpd3A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f76899d5d39bae3ca</text:p>
          </table:table-cell>
          <table:table-cell office:value-type="float" office:value="14780" calcext:value-type="float">
            <text:p>14780</text:p>
          </table:table-cell>
          <table:table-cell office:value-type="string" calcext:value-type="string">
            <text:p>2021-02-17 03:47:13</text:p>
          </table:table-cell>
          <table:table-cell office:value-type="string" calcext:value-type="string">
            <text:p>2021-02-17 03:47:31</text:p>
          </table:table-cell>
          <table:table-cell office:value-type="string" calcext:value-type="string">
            <text:p>Sp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2-17 03:4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51]&lt;&gt;&quot;&quot;;[.AC151]&lt;&gt;&quot;&quot;);[.AC151]/[.AB151];&quot;&quot;)">
            <text:p/>
          </table:table-cell>
          <table:table-cell table:formula="of:=IF(AND([.AD151]&lt;&gt;&quot;&quot;;[.AB151]&lt;&gt;&quot;&quot;);[.AD151]/[.AB15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1cca3daae3b700178bb10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bD9zMMPTe4qlGX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e31de925b85583134</text:p>
          </table:table-cell>
          <table:table-cell office:value-type="float" office:value="14953" calcext:value-type="float">
            <text:p>14953</text:p>
          </table:table-cell>
          <table:table-cell office:value-type="string" calcext:value-type="string">
            <text:p>2021-02-17 03:47:12</text:p>
          </table:table-cell>
          <table:table-cell office:value-type="string" calcext:value-type="string">
            <text:p>2021-02-17 03:47:27</text:p>
          </table:table-cell>
          <table:table-cell office:value-type="string" calcext:value-type="string">
            <text:p>Sp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1-02-17 03:47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'm not using a password manager</text:p>
          </table:table-cell>
          <table:table-cell table:number-columns-repeated="17"/>
          <table:table-cell table:formula="of:=IF(AND([.AB152]&lt;&gt;&quot;&quot;;[.AC152]&lt;&gt;&quot;&quot;);[.AC152]/[.AB152];&quot;&quot;)">
            <text:p/>
          </table:table-cell>
          <table:table-cell table:formula="of:=IF(AND([.AD152]&lt;&gt;&quot;&quot;;[.AB152]&lt;&gt;&quot;&quot;);[.AD152]/[.AB15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ce6f1024a02c0e316511fb</text:p>
          </table:table-cell>
          <table:table-cell office:value-type="string" calcext:value-type="string">
            <text:p>Mozilla/5.0 (Macintosh; Intel Mac OS X 11_2_1) AppleWebKit/537.36 (KHTML, like Gecko) Chrome/88.0.4324.150 Safari/537.36</text:p>
          </table:table-cell>
          <table:table-cell office:value-type="string" calcext:value-type="string">
            <text:p>R_20Mt8NU1CyWJp0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235103a65b6bc5b2a0</text:p>
          </table:table-cell>
          <table:table-cell office:value-type="float" office:value="7664" calcext:value-type="float">
            <text:p>7664</text:p>
          </table:table-cell>
          <table:table-cell office:value-type="string" calcext:value-type="string">
            <text:p>2021-02-17 03:39:17</text:p>
          </table:table-cell>
          <table:table-cell office:value-type="string" calcext:value-type="string">
            <text:p>2021-02-17 03:39:56</text:p>
          </table:table-cell>
          <table:table-cell office:value-type="string" calcext:value-type="string">
            <text:p>IP Addres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1-02-17 03:39:5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eePassXC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53]&lt;&gt;&quot;&quot;;[.AC153]&lt;&gt;&quot;&quot;);[.AC153]/[.AB153];&quot;&quot;)">
            <text:p/>
          </table:table-cell>
          <table:table-cell table:formula="of:=IF(AND([.AD153]&lt;&gt;&quot;&quot;;[.AB153]&lt;&gt;&quot;&quot;);[.AD153]/[.AB15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69dc04e44a140112b7e28b</text:p>
          </table:table-cell>
          <table:table-cell office:value-type="string" calcext:value-type="string">
            <text:p>Mozilla/5.0 (X11; Linux x86_64) AppleWebKit/537.36 (KHTML, like Gecko) Chrome/88.0.4324.150 Safari/537.36</text:p>
          </table:table-cell>
          <table:table-cell office:value-type="string" calcext:value-type="string">
            <text:p>R_2q3QykuWMpNWEM9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9af703b5df072c411</text:p>
          </table:table-cell>
          <table:table-cell office:value-type="float" office:value="11184" calcext:value-type="float">
            <text:p>11184</text:p>
          </table:table-cell>
          <table:table-cell office:value-type="string" calcext:value-type="string">
            <text:p>2021-02-17 03:44:19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IP Addres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2-17 03:45: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eePassXC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54]&lt;&gt;&quot;&quot;;[.AC154]&lt;&gt;&quot;&quot;);[.AC154]/[.AB154];&quot;&quot;)">
            <text:p/>
          </table:table-cell>
          <table:table-cell table:formula="of:=IF(AND([.AD154]&lt;&gt;&quot;&quot;;[.AB154]&lt;&gt;&quot;&quot;);[.AD154]/[.AB15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6d13d33fb1060019ed4530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p64ioAJM5qwR7N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70724e35c022beefe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2021-02-17 03:46:50</text:p>
          </table:table-cell>
          <table:table-cell office:value-type="string" calcext:value-type="string">
            <text:p>2021-02-17 03:48:41</text:p>
          </table:table-cell>
          <table:table-cell office:value-type="string" calcext:value-type="string">
            <text:p>IP Addres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21-02-17 03:48:4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eeper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55]&lt;&gt;&quot;&quot;;[.AC155]&lt;&gt;&quot;&quot;);[.AC155]/[.AB155];&quot;&quot;)">
            <text:p/>
          </table:table-cell>
          <table:table-cell table:formula="of:=IF(AND([.AD155]&lt;&gt;&quot;&quot;;[.AB155]&lt;&gt;&quot;&quot;);[.AD155]/[.AB15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88ca4d42dec3e0aad788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jW2dgYv8ZBr52t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441b99e3751e624632a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2021-02-12 23:15:17</text:p>
          </table:table-cell>
          <table:table-cell office:value-type="string" calcext:value-type="string">
            <text:p>2021-02-12 23:15:57</text:p>
          </table:table-cell>
          <table:table-cell office:value-type="string" calcext:value-type="string">
            <text:p>IP Addres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1-02-12 23:15: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eper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56]&lt;&gt;&quot;&quot;;[.AC156]&lt;&gt;&quot;&quot;);[.AC156]/[.AB156];&quot;&quot;)">
            <text:p/>
          </table:table-cell>
          <table:table-cell table:formula="of:=IF(AND([.AD156]&lt;&gt;&quot;&quot;;[.AB156]&lt;&gt;&quot;&quot;);[.AD156]/[.AB156];&quot;&quot;)">
            <text:p/>
          </table:table-cell>
          <table:table-cell table:number-columns-repeated="25"/>
        </table:table-row>
        <table:table-row table:style-name="ro4">
          <table:table-cell office:value-type="string" calcext:value-type="string">
            <text:p>5ef595c0b4fd3d1f52f995e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Mgm5tPindoGl86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9eb80d21ac78bf5a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2021-02-12 23:03:23</text:p>
          </table:table-cell>
          <table:table-cell office:value-type="string" calcext:value-type="string">
            <text:p>2021-02-12 23:11:39</text:p>
          </table:table-cell>
          <table:table-cell office:value-type="string" calcext:value-type="string">
            <text:p>IP Addres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021-02-12 23:11: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bIQ58F6Ui78XlQZ</text:p>
          </table:table-cell>
          <table:table-cell office:value-type="string" calcext:value-type="string">
            <text:p>Screenshot 2021-02-13 130620.p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babl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AB157]&lt;&gt;&quot;&quot;;[.AC157]&lt;&gt;&quot;&quot;);[.AC157]/[.AB157];&quot;&quot;)" office:value-type="percentage" office:value="0" calcext:value-type="percentage">
            <text:p>0.0%</text:p>
          </table:table-cell>
          <table:table-cell table:formula="of:=IF(AND([.AD157]&lt;&gt;&quot;&quot;;[.AB157]&lt;&gt;&quot;&quot;);[.AD157]/[.AB157];&quot;&quot;)" office:value-type="percentage" office:value="0" calcext:value-type="percentage">
            <text:p>0.0%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stored my master password in a file on my phone, computer, or other device.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hen I first set up the password manager</text:p>
          </table:table-cell>
          <table:table-cell office:value-type="string" calcext:value-type="string">
            <text:p>More than a month ag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 table:visibility="filter">
          <table:table-cell office:value-type="string" calcext:value-type="string">
            <text:p>54da5f86fdf99b2fd5109e20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0MzgvHjHgQms1c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2ef81ce5cec5fe241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2021-02-17 03:40:22</text:p>
          </table:table-cell>
          <table:table-cell office:value-type="string" calcext:value-type="string">
            <text:p>2021-02-17 03:40:52</text:p>
          </table:table-cell>
          <table:table-cell office:value-type="string" calcext:value-type="string">
            <text:p>IP Addr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02-17 03:40:5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58]&lt;&gt;&quot;&quot;;[.AC158]&lt;&gt;&quot;&quot;);[.AC158]/[.AB158];&quot;&quot;)">
            <text:p/>
          </table:table-cell>
          <table:table-cell table:formula="of:=IF(AND([.AD158]&lt;&gt;&quot;&quot;;[.AB158]&lt;&gt;&quot;&quot;);[.AD158]/[.AB158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eff2f7c18a0e607b50d7873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pYYsoozN2WavU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6a11bc85cd8ccaa53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2021-02-17 03:45:13</text:p>
          </table:table-cell>
          <table:table-cell office:value-type="string" calcext:value-type="string">
            <text:p>2021-02-17 03:46:11</text:p>
          </table:table-cell>
          <table:table-cell office:value-type="string" calcext:value-type="string">
            <text:p>IP Addres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2-17 03:46:1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59]&lt;&gt;&quot;&quot;;[.AC159]&lt;&gt;&quot;&quot;);[.AC159]/[.AB159];&quot;&quot;)">
            <text:p/>
          </table:table-cell>
          <table:table-cell table:formula="of:=IF(AND([.AD159]&lt;&gt;&quot;&quot;;[.AB159]&lt;&gt;&quot;&quot;);[.AD159]/[.AB159];&quot;&quot;)">
            <text:p/>
          </table:table-cell>
          <table:table-cell table:number-columns-repeated="25"/>
        </table:table-row>
        <table:table-row table:style-name="ro2" table:visibility="filter">
          <table:table-cell office:value-type="string" calcext:value-type="string">
            <text:p>5bc849df316d8a00017381e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3CPAaS5PeiALgQ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e6ba730d5b3df9f48d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2021-02-17 03:34:01</text:p>
          </table:table-cell>
          <table:table-cell office:value-type="string" calcext:value-type="string">
            <text:p>2021-02-17 03:35:04</text:p>
          </table:table-cell>
          <table:table-cell office:value-type="string" calcext:value-type="string">
            <text:p>IP Addres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2-17 03:35: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60]&lt;&gt;&quot;&quot;;[.AC160]&lt;&gt;&quot;&quot;);[.AC160]/[.AB160];&quot;&quot;)">
            <text:p/>
          </table:table-cell>
          <table:table-cell table:formula="of:=IF(AND([.AD160]&lt;&gt;&quot;&quot;;[.AB160]&lt;&gt;&quot;&quot;);[.AD160]/[.AB16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826a4c25310e001911a87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g6MBexfN535wW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5e9029ff5d7d3851b4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2021-02-17 03:32:05</text:p>
          </table:table-cell>
          <table:table-cell office:value-type="string" calcext:value-type="string">
            <text:p>2021-02-17 03:35:37</text:p>
          </table:table-cell>
          <table:table-cell office:value-type="string" calcext:value-type="string">
            <text:p>IP Addres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021-02-17 03:35: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61]&lt;&gt;&quot;&quot;;[.AC161]&lt;&gt;&quot;&quot;);[.AC161]/[.AB161];&quot;&quot;)">
            <text:p/>
          </table:table-cell>
          <table:table-cell table:formula="of:=IF(AND([.AD161]&lt;&gt;&quot;&quot;;[.AB161]&lt;&gt;&quot;&quot;);[.AD161]/[.AB161];&quot;&quot;)">
            <text:p/>
          </table:table-cell>
          <table:table-cell table:number-columns-repeated="25"/>
        </table:table-row>
        <table:table-row table:style-name="ro4">
          <table:table-cell office:value-type="string" calcext:value-type="string">
            <text:p>5c741cdd2af891001707e1e8</text:p>
          </table:table-cell>
          <table:table-cell office:value-type="string" calcext:value-type="string">
            <text:p>Mozilla/5.0 (Windows NT 10.0; Win64; x64) AppleWebKit/537.36 (KHTML, like Gecko) Chrome/89.0.4389.47 Safari/537.36</text:p>
          </table:table-cell>
          <table:table-cell office:value-type="string" calcext:value-type="string">
            <text:p>R_3HwDVH6BZRqqxY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3ae131765bd1f2e5cf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2021-02-17 03:31:08</text:p>
          </table:table-cell>
          <table:table-cell office:value-type="string" calcext:value-type="string">
            <text:p>2021-02-17 03:38:21</text:p>
          </table:table-cell>
          <table:table-cell office:value-type="string" calcext:value-type="string">
            <text:p>IP Addres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021-02-17 03:38: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yNKbliUnkTgqkX7</text:p>
          </table:table-cell>
          <table:table-cell office:value-type="string" calcext:value-type="string">
            <text:p>Capture1.PNG</text:p>
          </table:table-cell>
          <table:table-cell office:value-type="float" office:value="79817" calcext:value-type="float">
            <text:p>79817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AND([.AB162]&lt;&gt;&quot;&quot;;[.AC162]&lt;&gt;&quot;&quot;);[.AC162]/[.AB162];&quot;&quot;)" office:value-type="percentage" office:value="0.0131233595800525" calcext:value-type="percentage">
            <text:p>1.3%</text:p>
          </table:table-cell>
          <table:table-cell table:formula="of:=IF(AND([.AD162]&lt;&gt;&quot;&quot;;[.AB162]&lt;&gt;&quot;&quot;);[.AD162]/[.AB162];&quot;&quot;)" office:value-type="percentage" office:value="0" calcext:value-type="percentage">
            <text:p>0.0%</text:p>
          </table:table-cell>
          <table:table-cell office:value-type="string" calcext:value-type="string">
            <text:p>I should replace all of the passwords reported as weak or reused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Some sites have so called sister-sites that re-use passwords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office:value-type="string" calcext:value-type="string">
            <text:p>More than a month ago</text:p>
          </table:table-cell>
          <table:table-cell office:value-type="string" calcext:value-type="string">
            <text:p>When I first set up the password manag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5c704ef2c2129500016b0767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Yg36w9I4yrXPS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8c8c7425d3a77da05</text:p>
          </table:table-cell>
          <table:table-cell office:value-type="float" office:value="5675" calcext:value-type="float">
            <text:p>5675</text:p>
          </table:table-cell>
          <table:table-cell office:value-type="string" calcext:value-type="string">
            <text:p>2021-02-17 03:40:43</text:p>
          </table:table-cell>
          <table:table-cell office:value-type="string" calcext:value-type="string">
            <text:p>2021-02-17 03:51:45</text:p>
          </table:table-cell>
          <table:table-cell office:value-type="string" calcext:value-type="string">
            <text:p>IP Addres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21-02-17 03:51:4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1FCyeKId7aRHtat</text:p>
          </table:table-cell>
          <table:table-cell office:value-type="string" calcext:value-type="string">
            <text:p>screenshot.png</text:p>
          </table:table-cell>
          <table:table-cell office:value-type="float" office:value="32137" calcext:value-type="float">
            <text:p>32137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Rarely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formula="of:=IF(AND([.AB163]&lt;&gt;&quot;&quot;;[.AC163]&lt;&gt;&quot;&quot;);[.AC163]/[.AB163];&quot;&quot;)" office:value-type="percentage" office:value="0.233716475095785" calcext:value-type="percentage">
            <text:p>23.4%</text:p>
          </table:table-cell>
          <table:table-cell table:formula="of:=IF(AND([.AD163]&lt;&gt;&quot;&quot;;[.AB163]&lt;&gt;&quot;&quot;);[.AD163]/[.AB163];&quot;&quot;)" office:value-type="percentage" office:value="0.126436781609195" calcext:value-type="percentage">
            <text:p>12.6%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7"/>
          <table:table-cell table:number-columns-repeated="2" office:value-type="string" calcext:value-type="string">
            <text:p>Nev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5f047275c3d04606597d45c3</text:p>
          </table:table-cell>
          <table:table-cell office:value-type="string" calcext:value-type="string">
            <text:p>Mozilla/5.0 (X11; Ubuntu; Linux x86_64; rv:85.0) Gecko/20100101 Firefox/85.0</text:p>
          </table:table-cell>
          <table:table-cell office:value-type="string" calcext:value-type="string">
            <text:p>R_2Yal0tNkfGQdF4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9fc65e05bf11fd31c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2021-02-17 03:41:47</text:p>
          </table:table-cell>
          <table:table-cell office:value-type="string" calcext:value-type="string">
            <text:p>2021-02-17 03:52:40</text:p>
          </table:table-cell>
          <table:table-cell office:value-type="string" calcext:value-type="string">
            <text:p>IP Addres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2021-02-17 03:52:4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CglqxYStAcou3j</text:p>
          </table:table-cell>
          <table:table-cell office:value-type="string" calcext:value-type="string">
            <text:p>Screenshot from 2021-02-17 09-50-10.png</text:p>
          </table:table-cell>
          <table:table-cell office:value-type="float" office:value="6886" calcext:value-type="float">
            <text:p>6886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IF(AND([.AB164]&lt;&gt;&quot;&quot;;[.AC164]&lt;&gt;&quot;&quot;);[.AC164]/[.AB164];&quot;&quot;)" office:value-type="percentage" office:value="0.263736263736264" calcext:value-type="percentage">
            <text:p>26.4%</text:p>
          </table:table-cell>
          <table:table-cell table:formula="of:=IF(AND([.AD164]&lt;&gt;&quot;&quot;;[.AB164]&lt;&gt;&quot;&quot;);[.AD164]/[.AB164];&quot;&quot;)" office:value-type="percentage" office:value="0.021978021978022" calcext:value-type="percentage">
            <text:p>2.2%</text:p>
          </table:table-cell>
          <table:table-cell office:value-type="string" calcext:value-type="string">
            <text:p>I should replace all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table:number-columns-repeated="2" office:value-type="string" calcext:value-type="string">
            <text:p>Nev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 table:visibility="filter">
          <table:table-cell office:value-type="string" calcext:value-type="string">
            <text:p>5e6a3f5c10df710aea15bea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DG1HfulXM1avro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8f8cd1f15d8b9a0f51</text:p>
          </table:table-cell>
          <table:table-cell office:value-type="float" office:value="5808" calcext:value-type="float">
            <text:p>5808</text:p>
          </table:table-cell>
          <table:table-cell office:value-type="string" calcext:value-type="string">
            <text:p>2021-02-17 03:41:05</text:p>
          </table:table-cell>
          <table:table-cell office:value-type="string" calcext:value-type="string">
            <text:p>2021-02-17 03:54:01</text:p>
          </table:table-cell>
          <table:table-cell office:value-type="string" calcext:value-type="string">
            <text:p>IP Addres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2021-02-17 03:54: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fIIWLe3bh54Mwc</text:p>
          </table:table-cell>
          <table:table-cell office:value-type="string" calcext:value-type="string">
            <text:p>lp.png</text:p>
          </table:table-cell>
          <table:table-cell office:value-type="float" office:value="53761" calcext:value-type="float">
            <text:p>53761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AND([.AB165]&lt;&gt;&quot;&quot;;[.AC165]&lt;&gt;&quot;&quot;);[.AC165]/[.AB165];&quot;&quot;)" office:value-type="percentage" office:value="0.378378378378378" calcext:value-type="percentage">
            <text:p>37.8%</text:p>
          </table:table-cell>
          <table:table-cell table:formula="of:=IF(AND([.AD165]&lt;&gt;&quot;&quot;;[.AB165]&lt;&gt;&quot;&quot;);[.AD165]/[.AB165];&quot;&quot;)" office:value-type="percentage" office:value="0.0135135135135135" calcext:value-type="percentage">
            <text:p>1.4%</text:p>
          </table:table-cell>
          <table:table-cell office:value-type="string" calcext:value-type="string">
            <text:p>I do not need to replace any of the passwords reported as weak or reused.</text:p>
          </table:table-cell>
          <table:table-cell table:number-columns-repeated="2"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printed an "emergency kit" generated by my password manager.</text:p>
          </table:table-cell>
          <table:table-cell table:number-columns-repeated="4"/>
          <table:table-cell office:value-type="string" calcext:value-type="string">
            <text:p>Within the past week</text:p>
          </table:table-cell>
          <table:table-cell office:value-type="string" calcext:value-type="string">
            <text:p>More than a year ag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5c1a46e47fb37900018348c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d03bYz0KVBGYp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64787305de2145dca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2021-02-17 03:37:31</text:p>
          </table:table-cell>
          <table:table-cell office:value-type="string" calcext:value-type="string">
            <text:p>2021-02-17 03:49:47</text:p>
          </table:table-cell>
          <table:table-cell office:value-type="string" calcext:value-type="string">
            <text:p>IP Addres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021-02-17 03:49: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5BgkkNlIQUAcQ7</text:p>
          </table:table-cell>
          <table:table-cell office:value-type="string" calcext:value-type="string">
            <text:p>pass.png</text:p>
          </table:table-cell>
          <table:table-cell office:value-type="float" office:value="52520" calcext:value-type="float">
            <text:p>52520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formula="of:=IF(AND([.AB166]&lt;&gt;&quot;&quot;;[.AC166]&lt;&gt;&quot;&quot;);[.AC166]/[.AB166];&quot;&quot;)" office:value-type="percentage" office:value="0.33448275862069" calcext:value-type="percentage">
            <text:p>33.4%</text:p>
          </table:table-cell>
          <table:table-cell table:formula="of:=IF(AND([.AD166]&lt;&gt;&quot;&quot;;[.AB166]&lt;&gt;&quot;&quot;);[.AD166]/[.AB166];&quot;&quot;)" office:value-type="percentage" office:value="0.0620689655172414" calcext:value-type="percentage">
            <text:p>6.2%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re-used a password I had already memorized.</text:p>
          </table:table-cell>
          <table:table-cell table:number-columns-repeated="2"/>
          <table:table-cell office:value-type="string" calcext:value-type="string">
            <text:p>I printed an "emergency kit" generated by my password manager.,I wrote down the master password onto paper or another physical medium.</text:p>
          </table:table-cell>
          <table:table-cell table:number-columns-repeated="4"/>
          <table:table-cell table:number-columns-repeated="2" office:value-type="string" calcext:value-type="string">
            <text:p>When I first set up the password manag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5edf5235cff15e1fe6bc8d2d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umPQLEtAqFQHyD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fc266c05ea3e4e989</text:p>
          </table:table-cell>
          <table:table-cell office:value-type="float" office:value="9927" calcext:value-type="float">
            <text:p>9927</text:p>
          </table:table-cell>
          <table:table-cell office:value-type="string" calcext:value-type="string">
            <text:p>2021-02-17 03:35:14</text:p>
          </table:table-cell>
          <table:table-cell office:value-type="string" calcext:value-type="string">
            <text:p>2021-02-17 03:57:56</text:p>
          </table:table-cell>
          <table:table-cell office:value-type="string" calcext:value-type="string">
            <text:p>IP Address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2021-02-17 03:57: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qfpGW3g16RYQW8</text:p>
          </table:table-cell>
          <table:table-cell office:value-type="string" calcext:value-type="string">
            <text:p>pass.png</text:p>
          </table:table-cell>
          <table:table-cell office:value-type="float" office:value="52330" calcext:value-type="float">
            <text:p>52330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ver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AND([.AB167]&lt;&gt;&quot;&quot;;[.AC167]&lt;&gt;&quot;&quot;);[.AC167]/[.AB167];&quot;&quot;)" office:value-type="percentage" office:value="0.166666666666667" calcext:value-type="percentage">
            <text:p>16.7%</text:p>
          </table:table-cell>
          <table:table-cell table:formula="of:=IF(AND([.AD167]&lt;&gt;&quot;&quot;;[.AB167]&lt;&gt;&quot;&quot;);[.AD167]/[.AB167];&quot;&quot;)" office:value-type="percentage" office:value="0.0128205128205128" calcext:value-type="percentage">
            <text:p>1.3%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have not gotten around to replacing these reused passwords.</text:p>
          </table:table-cell>
          <table:table-cell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took one or more actions not listed above. (please explain)</text:p>
          </table:table-cell>
          <table:table-cell/>
          <table:table-cell office:value-type="string" calcext:value-type="string">
            <text:p>I keep it only in my mind</text:p>
          </table:table-cell>
          <table:table-cell table:number-columns-repeated="2"/>
          <table:table-cell office:value-type="string" calcext:value-type="string">
            <text:p>More than a month ago</text:p>
          </table:table-cell>
          <table:table-cell office:value-type="string" calcext:value-type="string">
            <text:p>Nev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 table:visibility="filter">
          <table:table-cell office:value-type="string" calcext:value-type="string">
            <text:p>5d5e38cefd86eb00154bbec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pLkHBZGnOMkBP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0e3a3b7a5eb1e291b8</text:p>
          </table:table-cell>
          <table:table-cell office:value-type="float" office:value="10408" calcext:value-type="float">
            <text:p>10408</text:p>
          </table:table-cell>
          <table:table-cell office:value-type="string" calcext:value-type="string">
            <text:p>2021-02-17 03:43:13</text:p>
          </table:table-cell>
          <table:table-cell office:value-type="string" calcext:value-type="string">
            <text:p>2021-02-17 03:52:26</text:p>
          </table:table-cell>
          <table:table-cell office:value-type="string" calcext:value-type="string">
            <text:p>IP Addres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2021-02-17 03:52: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3dPTdCufxu6x0Iu</text:p>
          </table:table-cell>
          <table:table-cell office:value-type="string" calcext:value-type="string">
            <text:p>Captura de pantalla 2021-02-17 084841.jpg</text:p>
          </table:table-cell>
          <table:table-cell office:value-type="float" office:value="122769" calcext:value-type="float">
            <text:p>122769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AND([.AB168]&lt;&gt;&quot;&quot;;[.AC168]&lt;&gt;&quot;&quot;);[.AC168]/[.AB168];&quot;&quot;)" office:value-type="percentage" office:value="0.454545454545455" calcext:value-type="percentage">
            <text:p>45.5%</text:p>
          </table:table-cell>
          <table:table-cell table:formula="of:=IF(AND([.AD168]&lt;&gt;&quot;&quot;;[.AB168]&lt;&gt;&quot;&quot;);[.AD168]/[.AB168];&quot;&quot;)" office:value-type="percentage" office:value="0.204545454545455" calcext:value-type="percentage">
            <text:p>20.5%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The amount of work required to replace these passwords is overwhelming.</text:p>
          </table:table-cell>
          <table:table-cell/>
          <table:table-cell office:value-type="string" calcext:value-type="string">
            <text:p>I prefer to have passwords I can remember without my password manager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printed an "emergency kit" generated by my password manager.</text:p>
          </table:table-cell>
          <table:table-cell table:number-columns-repeated="4"/>
          <table:table-cell office:value-type="string" calcext:value-type="string">
            <text:p>More than a year ago</text:p>
          </table:table-cell>
          <table:table-cell office:value-type="string" calcext:value-type="string">
            <text:p>Nev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6" table:visibility="filter">
          <table:table-cell office:value-type="string" calcext:value-type="string">
            <text:p>5ff33571d1cd5008b61c619f</text:p>
          </table:table-cell>
          <table:table-cell office:value-type="string" calcext:value-type="string">
            <text:p>Mozilla/5.0 (Windows NT 10.0; Win64; x64) AppleWebKit/537.36 (KHTML, like Gecko) Chrome/88.0.4324.150 Safari/537.36 OPR/74.0.3911.107</text:p>
          </table:table-cell>
          <table:table-cell office:value-type="string" calcext:value-type="string">
            <text:p>R_2cvZvKy3LzV48E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d0fb123905de92f36dc</text:p>
          </table:table-cell>
          <table:table-cell office:value-type="float" office:value="10998" calcext:value-type="float">
            <text:p>10998</text:p>
          </table:table-cell>
          <table:table-cell office:value-type="string" calcext:value-type="string">
            <text:p>2021-02-17 04:00:20</text:p>
          </table:table-cell>
          <table:table-cell office:value-type="string" calcext:value-type="string">
            <text:p>2021-02-17 04:08:45</text:p>
          </table:table-cell>
          <table:table-cell office:value-type="string" calcext:value-type="string">
            <text:p>IP Addres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2021-02-17 04:08: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3KBeWY528II2ZZj</text:p>
          </table:table-cell>
          <table:table-cell office:value-type="string" calcext:value-type="string">
            <text:p>obraz_2021-02-17_090550.png</text:p>
          </table:table-cell>
          <table:table-cell office:value-type="float" office:value="65209" calcext:value-type="float">
            <text:p>65209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rely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AND([.AB169]&lt;&gt;&quot;&quot;;[.AC169]&lt;&gt;&quot;&quot;);[.AC169]/[.AB169];&quot;&quot;)" office:value-type="percentage" office:value="0.313725490196078" calcext:value-type="percentage">
            <text:p>31.4%</text:p>
          </table:table-cell>
          <table:table-cell table:formula="of:=IF(AND([.AD169]&lt;&gt;&quot;&quot;;[.AB169]&lt;&gt;&quot;&quot;);[.AD169]/[.AB169];&quot;&quot;)" office:value-type="percentage" office:value="0.0196078431372549" calcext:value-type="percentage">
            <text:p>2.0%</text:p>
          </table:table-cell>
          <table:table-cell office:value-type="string" calcext:value-type="string">
            <text:p>I do not need to replace any of the passwords reported as weak or reused.</text:p>
          </table:table-cell>
          <table:table-cell table:number-columns-repeated="2"/>
          <table:table-cell office:value-type="string" calcext:value-type="string">
            <text:p>Some weak or reused passwords protect accounts that aren't worth protecting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,I used a feature in my password manager to empower one or more trusted friends or family to help me recover my data.</text:p>
          </table:table-cell>
          <table:table-cell table:number-columns-repeated="4"/>
          <table:table-cell office:value-type="string" calcext:value-type="string">
            <text:p>Within the past week</text:p>
          </table:table-cell>
          <table:table-cell office:value-type="string" calcext:value-type="string">
            <text:p>Nev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60246851e702651672ca50e0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 office:value-type="string" calcext:value-type="string">
            <text:p>R_1pysM5hDCgJFx3m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0eb63015910f17d32d5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2021-02-12 18:29:08</text:p>
          </table:table-cell>
          <table:table-cell office:value-type="string" calcext:value-type="string">
            <text:p>2021-02-12 18:42:07</text:p>
          </table:table-cell>
          <table:table-cell office:value-type="string" calcext:value-type="string">
            <text:p>IP Addres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021-02-12 18:42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2qF47UYISHY5TQI</text:p>
          </table:table-cell>
          <table:table-cell office:value-type="string" calcext:value-type="string">
            <text:p>Screenshot 2021-02-12 143333.png</text:p>
          </table:table-cell>
          <table:table-cell office:value-type="float" office:value="78466" calcext:value-type="float">
            <text:p>78466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bab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AND([.AB170]&lt;&gt;&quot;&quot;;[.AC170]&lt;&gt;&quot;&quot;);[.AC170]/[.AB170];&quot;&quot;)" office:value-type="string" office:string-value="" calcext:value-type="error">
            <text:p>#DIV/0!</text:p>
          </table:table-cell>
          <table:table-cell table:formula="of:=IF(AND([.AD170]&lt;&gt;&quot;&quot;;[.AB170]&lt;&gt;&quot;&quot;);[.AD170]/[.AB170];&quot;&quot;)" office:value-type="string" office:string-value="" calcext:value-type="error">
            <text:p>#DIV/0!</text:p>
          </table:table-cell>
          <table:table-cell office:value-type="string" calcext:value-type="string">
            <text:p>I should replace all of the passwords reported as weak or reused.</text:p>
          </table:table-cell>
          <table:table-cell office:value-type="string" calcext:value-type="string">
            <text:p>I was not previously aware of these passwords being weak or reused.,The amount of work required to replace these passwords is overwhelming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 should replace all of the passwords reported as compromised.</text:p>
          </table:table-cell>
          <table:table-cell office:value-type="string" calcext:value-type="string">
            <text:p>I was not previously aware of these passwords being compromised.,I have not gotten around to replacing these reused passwords.</text:p>
          </table:table-cell>
          <table:table-cell table:number-columns-repeated="3"/>
          <table:table-cell office:value-type="string" calcext:value-type="string">
            <text:p>I used a random password suggested by my password manager.</text:p>
          </table:table-cell>
          <table:table-cell table:number-columns-repeated="2"/>
          <table:table-cell office:value-type="string" calcext:value-type="string">
            <text:p>I took one or more actions not listed above. (please explain)</text:p>
          </table:table-cell>
          <table:table-cell/>
          <table:table-cell office:value-type="string" calcext:value-type="string">
            <text:p>Memorized my master password</text:p>
          </table:table-cell>
          <table:table-cell table:number-columns-repeated="2"/>
          <table:table-cell table:number-columns-repeated="2" office:value-type="string" calcext:value-type="string">
            <text:p>Nev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Was not sure what to put for total number of managed passwords question so I put 0. The dashboard only showed me the total number of passwords with issues, and not the total number of ALL passwords. Even looking elsewhere in lastpass, I could not find any totals for all passwords...</text:p>
          </table:table-cell>
        </table:table-row>
        <table:table-row table:style-name="ro5">
          <table:table-cell office:value-type="string" calcext:value-type="string">
            <text:p>5e6e2a972fd3b03dd6c30df1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l4E8TpBJMKKrR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549dc5355e06d4d47d</text:p>
          </table:table-cell>
          <table:table-cell office:value-type="float" office:value="13860" calcext:value-type="float">
            <text:p>13860</text:p>
          </table:table-cell>
          <table:table-cell office:value-type="string" calcext:value-type="string">
            <text:p>2021-02-17 03:40:05</text:p>
          </table:table-cell>
          <table:table-cell office:value-type="string" calcext:value-type="string">
            <text:p>2021-02-17 03:51:17</text:p>
          </table:table-cell>
          <table:table-cell office:value-type="string" calcext:value-type="string">
            <text:p>IP Addres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2021-02-17 03:51:1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YPUprMgJB8sBknT</text:p>
          </table:table-cell>
          <table:table-cell office:value-type="string" calcext:value-type="string">
            <text:p>Schermopname (30)_LI.jpg</text:p>
          </table:table-cell>
          <table:table-cell office:value-type="float" office:value="2245310" calcext:value-type="float">
            <text:p>2245310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ybe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IF(AND([.AB171]&lt;&gt;&quot;&quot;;[.AC171]&lt;&gt;&quot;&quot;);[.AC171]/[.AB171];&quot;&quot;)" office:value-type="percentage" office:value="0.869565217391304" calcext:value-type="percentage">
            <text:p>87.0%</text:p>
          </table:table-cell>
          <table:table-cell table:formula="of:=IF(AND([.AD171]&lt;&gt;&quot;&quot;;[.AB171]&lt;&gt;&quot;&quot;);[.AD171]/[.AB171];&quot;&quot;)" office:value-type="percentage" office:value="0.0271739130434783" calcext:value-type="percentage">
            <text:p>2.7%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was not previously aware of these passwords being weak or reused.,The amount of work required to replace these passwords is overwhelming.,Other (please explain)</text:p>
          </table:table-cell>
          <table:table-cell office:value-type="string" calcext:value-type="string">
            <text:p>It's impossible to remember 160 different passwords and I don't want to be fully dependend on lastpass.</text:p>
          </table:table-cell>
          <table:table-cell office:value-type="string" calcext:value-type="string">
            <text:p>Other (please explain)</text:p>
          </table:table-cell>
          <table:table-cell office:value-type="string" calcext:value-type="string">
            <text:p>Many sites I have weak or reused passwords on aren't that important to me, or I stopped using them.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took one or more actions not listed above. (please explain)</text:p>
          </table:table-cell>
          <table:table-cell/>
          <table:table-cell office:value-type="string" calcext:value-type="string">
            <text:p>It's something I would never forget</text:p>
          </table:table-cell>
          <table:table-cell table:number-columns-repeated="2"/>
          <table:table-cell table:number-columns-repeated="2" office:value-type="string" calcext:value-type="string">
            <text:p>Nev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600802c86848db33926d3914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0cZxgDMSLrSnbt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2cb9bd925d772df8ef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2021-02-17 03:39:32</text:p>
          </table:table-cell>
          <table:table-cell office:value-type="string" calcext:value-type="string">
            <text:p>2021-02-17 03:46:13</text:p>
          </table:table-cell>
          <table:table-cell office:value-type="string" calcext:value-type="string">
            <text:p>IP Addres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1-02-17 03:46: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stPass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1rHZCPi3cBqbceo</text:p>
          </table:table-cell>
          <table:table-cell office:value-type="string" calcext:value-type="string">
            <text:p>Przechwytywanie.JPG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image/jpe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ybe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AB172]&lt;&gt;&quot;&quot;;[.AC172]&lt;&gt;&quot;&quot;);[.AC172]/[.AB172];&quot;&quot;)" office:value-type="percentage" office:value="0" calcext:value-type="percentage">
            <text:p>0.0%</text:p>
          </table:table-cell>
          <table:table-cell table:formula="of:=IF(AND([.AD172]&lt;&gt;&quot;&quot;;[.AB172]&lt;&gt;&quot;&quot;);[.AD172]/[.AB172];&quot;&quot;)" office:value-type="percentage" office:value="0" calcext:value-type="percentage">
            <text:p>0.0%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table:number-columns-repeated="2" office:value-type="string" calcext:value-type="string">
            <text:p>Nev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4" table:visibility="filter">
          <table:table-cell office:value-type="string" calcext:value-type="string">
            <text:p>5ef05cee60a444581ce3d0dd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qW8uZA0a23Prer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6aa061b5ae77faa2b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2021-02-17 03:44:26</text:p>
          </table:table-cell>
          <table:table-cell office:value-type="string" calcext:value-type="string">
            <text:p>2021-02-17 03:46:01</text:p>
          </table:table-cell>
          <table:table-cell office:value-type="string" calcext:value-type="string">
            <text:p>IP Addres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2-17 03:46:0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73]&lt;&gt;&quot;&quot;;[.AC173]&lt;&gt;&quot;&quot;);[.AC173]/[.AB173];&quot;&quot;)">
            <text:p/>
          </table:table-cell>
          <table:table-cell table:formula="of:=IF(AND([.AD173]&lt;&gt;&quot;&quot;;[.AB173]&lt;&gt;&quot;&quot;);[.AD173]/[.AB17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848486ed638b0ec6c2b5d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jOPaaBRoWxDsj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4f4525b35de418acbe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2021-02-17 03:44:17</text:p>
          </table:table-cell>
          <table:table-cell office:value-type="string" calcext:value-type="string">
            <text:p>2021-02-17 03:46:17</text:p>
          </table:table-cell>
          <table:table-cell office:value-type="string" calcext:value-type="string">
            <text:p>IP Addr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21-02-17 03:46:1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74]&lt;&gt;&quot;&quot;;[.AC174]&lt;&gt;&quot;&quot;);[.AC174]/[.AB174];&quot;&quot;)">
            <text:p/>
          </table:table-cell>
          <table:table-cell table:formula="of:=IF(AND([.AD174]&lt;&gt;&quot;&quot;;[.AB174]&lt;&gt;&quot;&quot;);[.AD174]/[.AB17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f5a88a751ba0f5f47fe3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FkTnMsGsMI0Op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f8055275bceb2984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2021-02-17 03:38:09</text:p>
          </table:table-cell>
          <table:table-cell office:value-type="string" calcext:value-type="string">
            <text:p>2021-02-17 03:38:58</text:p>
          </table:table-cell>
          <table:table-cell office:value-type="string" calcext:value-type="string">
            <text:p>IP Addres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1-02-17 03:38:5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75]&lt;&gt;&quot;&quot;;[.AC175]&lt;&gt;&quot;&quot;);[.AC175]/[.AB175];&quot;&quot;)">
            <text:p/>
          </table:table-cell>
          <table:table-cell table:formula="of:=IF(AND([.AD175]&lt;&gt;&quot;&quot;;[.AB175]&lt;&gt;&quot;&quot;);[.AD175]/[.AB175];&quot;&quot;)">
            <text:p/>
          </table:table-cell>
          <table:table-cell table:number-columns-repeated="25"/>
        </table:table-row>
        <table:table-row table:style-name="ro4">
          <table:table-cell office:value-type="string" calcext:value-type="string">
            <text:p>5fab2c88a56b275e9ac83d62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XTDLhv7btkhb1H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77618075e4a02d6cb</text:p>
          </table:table-cell>
          <table:table-cell office:value-type="float" office:value="7352" calcext:value-type="float">
            <text:p>7352</text:p>
          </table:table-cell>
          <table:table-cell office:value-type="string" calcext:value-type="string">
            <text:p>2021-02-17 03:35:07</text:p>
          </table:table-cell>
          <table:table-cell office:value-type="string" calcext:value-type="string">
            <text:p>2021-02-17 03:52:47</text:p>
          </table:table-cell>
          <table:table-cell office:value-type="string" calcext:value-type="string">
            <text:p>IP Addres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2021-02-17 03:52: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3 to 4 years</text:p>
          </table:table-cell>
          <table:table-cell table:number-columns-repeated="2"/>
          <table:table-cell office:value-type="string" calcext:value-type="string">
            <text:p>Yes, I consent</text:p>
          </table:table-cell>
          <table:table-cell office:value-type="string" calcext:value-type="string">
            <text:p>F_1FLmuBxWCFioD2J</text:p>
          </table:table-cell>
          <table:table-cell office:value-type="string" calcext:value-type="string">
            <text:p>screenshot.PNG</text:p>
          </table:table-cell>
          <table:table-cell office:value-type="float" office:value="101470" calcext:value-type="float">
            <text:p>101470</text:p>
          </table:table-cell>
          <table:table-cell office:value-type="string" calcext:value-type="string">
            <text:p>image/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quently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AND([.AB176]&lt;&gt;&quot;&quot;;[.AC176]&lt;&gt;&quot;&quot;);[.AC176]/[.AB176];&quot;&quot;)" office:value-type="percentage" office:value="0" calcext:value-type="percentage">
            <text:p>0.0%</text:p>
          </table:table-cell>
          <table:table-cell table:formula="of:=IF(AND([.AD176]&lt;&gt;&quot;&quot;;[.AB176]&lt;&gt;&quot;&quot;);[.AD176]/[.AB176];&quot;&quot;)" office:value-type="percentage" office:value="0.109090909090909" calcext:value-type="percentage">
            <text:p>10.9%</text:p>
          </table:table-cell>
          <table:table-cell office:value-type="string" calcext:value-type="string">
            <text:p>I should replace some of the passwords reported as weak or reused.</text:p>
          </table:table-cell>
          <table:table-cell office:value-type="string" calcext:value-type="string">
            <text:p>I was not previously aware of these passwords being weak or reused.</text:p>
          </table:table-cell>
          <table:table-cell/>
          <table:table-cell office:value-type="string" calcext:value-type="string">
            <text:p>I prefer to have passwords I can remember without my password manager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 created a password using only my mind.</text:p>
          </table:table-cell>
          <table:table-cell table:number-columns-repeated="2"/>
          <table:table-cell office:value-type="string" calcext:value-type="string">
            <text:p>I wrote down the master password onto paper or another physical medium.</text:p>
          </table:table-cell>
          <table:table-cell table:number-columns-repeated="4"/>
          <table:table-cell office:value-type="string" calcext:value-type="string">
            <text:p>More than a month ago</text:p>
          </table:table-cell>
          <table:table-cell office:value-type="string" calcext:value-type="string">
            <text:p>Within the past wee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5f043bcfc6d8de66dd56c9a2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pMHGKvwpHASTJC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6fd055055ce2b5d41e</text:p>
          </table:table-cell>
          <table:table-cell office:value-type="float" office:value="12170" calcext:value-type="float">
            <text:p>12170</text:p>
          </table:table-cell>
          <table:table-cell office:value-type="string" calcext:value-type="string">
            <text:p>2021-02-17 03:36:17</text:p>
          </table:table-cell>
          <table:table-cell office:value-type="string" calcext:value-type="string">
            <text:p>2021-02-17 03:37:06</text:p>
          </table:table-cell>
          <table:table-cell office:value-type="string" calcext:value-type="string">
            <text:p>IP Addres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1-02-17 03:37:0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77]&lt;&gt;&quot;&quot;;[.AC177]&lt;&gt;&quot;&quot;);[.AC177]/[.AB177];&quot;&quot;)">
            <text:p/>
          </table:table-cell>
          <table:table-cell table:formula="of:=IF(AND([.AD177]&lt;&gt;&quot;&quot;;[.AB177]&lt;&gt;&quot;&quot;);[.AD177]/[.AB17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85218bc28d50a56653c58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RqbW3hQq1nj4W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04cfb3135c3aa46360</text:p>
          </table:table-cell>
          <table:table-cell office:value-type="float" office:value="12521" calcext:value-type="float">
            <text:p>12521</text:p>
          </table:table-cell>
          <table:table-cell office:value-type="string" calcext:value-type="string">
            <text:p>2021-02-17 03:30:26</text:p>
          </table:table-cell>
          <table:table-cell office:value-type="string" calcext:value-type="string">
            <text:p>2021-02-17 03:32:35</text:p>
          </table:table-cell>
          <table:table-cell office:value-type="string" calcext:value-type="string">
            <text:p>IP Addr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1-02-17 03:32: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78]&lt;&gt;&quot;&quot;;[.AC178]&lt;&gt;&quot;&quot;);[.AC178]/[.AB178];&quot;&quot;)">
            <text:p/>
          </table:table-cell>
          <table:table-cell table:formula="of:=IF(AND([.AD178]&lt;&gt;&quot;&quot;;[.AB178]&lt;&gt;&quot;&quot;);[.AD178]/[.AB17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ff395c7386e4093f10185b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RD1zqkeR1fb2XR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fe84781f5ca9f033f5</text:p>
          </table:table-cell>
          <table:table-cell office:value-type="float" office:value="13585" calcext:value-type="float">
            <text:p>13585</text:p>
          </table:table-cell>
          <table:table-cell office:value-type="string" calcext:value-type="string">
            <text:p>2021-02-17 03:34:24</text:p>
          </table:table-cell>
          <table:table-cell office:value-type="string" calcext:value-type="string">
            <text:p>2021-02-17 03:35:13</text:p>
          </table:table-cell>
          <table:table-cell office:value-type="string" calcext:value-type="string">
            <text:p>IP Addres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1-02-17 03:35: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rton Password Manager</text:p>
          </table:table-cell>
          <table:table-cell table:number-columns-repeated="2"/>
          <table:table-cell office:value-type="string" calcext:value-type="string">
            <text:p>Between 2 months to 1 year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79]&lt;&gt;&quot;&quot;;[.AC179]&lt;&gt;&quot;&quot;);[.AC179]/[.AB179];&quot;&quot;)">
            <text:p/>
          </table:table-cell>
          <table:table-cell table:formula="of:=IF(AND([.AD179]&lt;&gt;&quot;&quot;;[.AB179]&lt;&gt;&quot;&quot;);[.AD179]/[.AB17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63a51fcef0790c944a408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L5xOOOJ7Q1wDks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37fe40c05bfcab16b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2021-02-17 03:31:05</text:p>
          </table:table-cell>
          <table:table-cell office:value-type="string" calcext:value-type="string">
            <text:p>2021-02-17 03:32:20</text:p>
          </table:table-cell>
          <table:table-cell office:value-type="string" calcext:value-type="string">
            <text:p>IP Addres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2-17 03:32: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aspersky Password Manager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80]&lt;&gt;&quot;&quot;;[.AC180]&lt;&gt;&quot;&quot;);[.AC180]/[.AB180];&quot;&quot;)">
            <text:p/>
          </table:table-cell>
          <table:table-cell table:formula="of:=IF(AND([.AD180]&lt;&gt;&quot;&quot;;[.AB180]&lt;&gt;&quot;&quot;);[.AD180]/[.AB18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b6a780ed6bf75a19b99e8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6bsESvFDCcuCF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59070c15cef3729b6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2021-02-17 03:40:25</text:p>
          </table:table-cell>
          <table:table-cell office:value-type="string" calcext:value-type="string">
            <text:p>2021-02-17 03:41:06</text:p>
          </table:table-cell>
          <table:table-cell office:value-type="string" calcext:value-type="string">
            <text:p>IP Addre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02-17 03:41: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lastpass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81]&lt;&gt;&quot;&quot;;[.AC181]&lt;&gt;&quot;&quot;);[.AC181]/[.AB181];&quot;&quot;)">
            <text:p/>
          </table:table-cell>
          <table:table-cell table:formula="of:=IF(AND([.AD181]&lt;&gt;&quot;&quot;;[.AB181]&lt;&gt;&quot;&quot;);[.AD181]/[.AB18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93921ddbb575082a8a226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aIFPSWN8l09K7Z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edb8882e54e63ecc38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2021-02-13 02:00:15</text:p>
          </table:table-cell>
          <table:table-cell office:value-type="string" calcext:value-type="string">
            <text:p>2021-02-13 02:00:39</text:p>
          </table:table-cell>
          <table:table-cell office:value-type="string" calcext:value-type="string">
            <text:p>IP Addres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1-02-13 02:00: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Google Chrome's built-in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82]&lt;&gt;&quot;&quot;;[.AC182]&lt;&gt;&quot;&quot;);[.AC182]/[.AB182];&quot;&quot;)">
            <text:p/>
          </table:table-cell>
          <table:table-cell table:formula="of:=IF(AND([.AD182]&lt;&gt;&quot;&quot;;[.AB182]&lt;&gt;&quot;&quot;);[.AD182]/[.AB18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9ded9ecae9f950001d83d4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AKVWylpQ4m654AN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230a3ed3491af4dd5d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2021-02-12 18:28:54</text:p>
          </table:table-cell>
          <table:table-cell office:value-type="string" calcext:value-type="string">
            <text:p>2021-02-12 18:29:42</text:p>
          </table:table-cell>
          <table:table-cell office:value-type="string" calcext:value-type="string">
            <text:p>IP Addre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1-02-12 18:2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Google password manager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83]&lt;&gt;&quot;&quot;;[.AC183]&lt;&gt;&quot;&quot;);[.AC183]/[.AB183];&quot;&quot;)">
            <text:p/>
          </table:table-cell>
          <table:table-cell table:formula="of:=IF(AND([.AD183]&lt;&gt;&quot;&quot;;[.AB183]&lt;&gt;&quot;&quot;);[.AD183]/[.AB18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5793d85411a8251740e60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LbeOrJfLX3XrH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29070c15c7c1e71b1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2021-02-17 03:43:32</text:p>
          </table:table-cell>
          <table:table-cell office:value-type="string" calcext:value-type="string">
            <text:p>2021-02-17 03:44:13</text:p>
          </table:table-cell>
          <table:table-cell office:value-type="string" calcext:value-type="string">
            <text:p>IP Addre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1-02-17 03:44:1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NordPass</text:p>
          </table:table-cell>
          <table:table-cell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84]&lt;&gt;&quot;&quot;;[.AC184]&lt;&gt;&quot;&quot;);[.AC184]/[.AB184];&quot;&quot;)">
            <text:p/>
          </table:table-cell>
          <table:table-cell table:formula="of:=IF(AND([.AD184]&lt;&gt;&quot;&quot;;[.AB184]&lt;&gt;&quot;&quot;);[.AD184]/[.AB18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cdc93d77740000016ad4d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78laVPqUZa5iOA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fc32cfe5dbda8c88b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2021-02-17 03:45:38</text:p>
          </table:table-cell>
          <table:table-cell office:value-type="string" calcext:value-type="string">
            <text:p>2021-02-17 03:46:42</text:p>
          </table:table-cell>
          <table:table-cell office:value-type="string" calcext:value-type="string">
            <text:p>IP Addres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2-17 03:46:4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eepass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85]&lt;&gt;&quot;&quot;;[.AC185]&lt;&gt;&quot;&quot;);[.AC185]/[.AB185];&quot;&quot;)">
            <text:p/>
          </table:table-cell>
          <table:table-cell table:formula="of:=IF(AND([.AD185]&lt;&gt;&quot;&quot;;[.AB185]&lt;&gt;&quot;&quot;);[.AD185]/[.AB18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f510e02006934c5d8ad1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2VfklCNjxcWiyW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a72d682d5d4158f642</text:p>
          </table:table-cell>
          <table:table-cell office:value-type="float" office:value="11334" calcext:value-type="float">
            <text:p>11334</text:p>
          </table:table-cell>
          <table:table-cell office:value-type="string" calcext:value-type="string">
            <text:p>2021-02-17 03:41:31</text:p>
          </table:table-cell>
          <table:table-cell office:value-type="string" calcext:value-type="string">
            <text:p>2021-02-17 03:42:50</text:p>
          </table:table-cell>
          <table:table-cell office:value-type="string" calcext:value-type="string">
            <text:p>IP Addres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2-17 03:42:5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eePass2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86]&lt;&gt;&quot;&quot;;[.AC186]&lt;&gt;&quot;&quot;);[.AC186]/[.AB186];&quot;&quot;)">
            <text:p/>
          </table:table-cell>
          <table:table-cell table:formula="of:=IF(AND([.AD186]&lt;&gt;&quot;&quot;;[.AB186]&lt;&gt;&quot;&quot;);[.AD186]/[.AB18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8eda7cdc2b880001b6f1de</text:p>
          </table:table-cell>
          <table:table-cell office:value-type="string" calcext:value-type="string">
            <text:p>Mozilla/5.0 (Windows NT 10.0; WOW64) AppleWebKit/537.36 (KHTML, like Gecko) Chrome/84.0.4147.108 Safari/537.36</text:p>
          </table:table-cell>
          <table:table-cell office:value-type="string" calcext:value-type="string">
            <text:p>R_WccEn7qCOcRtpY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cc654dbd5e34182362</text:p>
          </table:table-cell>
          <table:table-cell office:value-type="float" office:value="12544" calcext:value-type="float">
            <text:p>12544</text:p>
          </table:table-cell>
          <table:table-cell office:value-type="string" calcext:value-type="string">
            <text:p>2021-02-17 03:42:07</text:p>
          </table:table-cell>
          <table:table-cell office:value-type="string" calcext:value-type="string">
            <text:p>2021-02-17 03:45:00</text:p>
          </table:table-cell>
          <table:table-cell office:value-type="string" calcext:value-type="string">
            <text:p>IP Addres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21-02-17 03:45: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The Password Manager Built into Vivaldi's Browser</text:p>
          </table:table-cell>
          <table:table-cell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87]&lt;&gt;&quot;&quot;;[.AC187]&lt;&gt;&quot;&quot;);[.AC187]/[.AB187];&quot;&quot;)">
            <text:p/>
          </table:table-cell>
          <table:table-cell table:formula="of:=IF(AND([.AD187]&lt;&gt;&quot;&quot;;[.AB187]&lt;&gt;&quot;&quot;);[.AD187]/[.AB18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9b7f7773d1d63aad7ac2b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YG8fAx9spvzrJF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a9366fc552d112ee8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2021-02-13 02:00:29</text:p>
          </table:table-cell>
          <table:table-cell office:value-type="string" calcext:value-type="string">
            <text:p>2021-02-13 02:01:46</text:p>
          </table:table-cell>
          <table:table-cell office:value-type="string" calcext:value-type="string">
            <text:p>IP Add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2-13 02:01: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 Password Manager (please type the name below)</text:p>
          </table:table-cell>
          <table:table-cell/>
          <table:table-cell office:value-type="string" calcext:value-type="string">
            <text:p>Kaspersky Password Manager</text:p>
          </table:table-cell>
          <table:table-cell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88]&lt;&gt;&quot;&quot;;[.AC188]&lt;&gt;&quot;&quot;);[.AC188]/[.AB188];&quot;&quot;)">
            <text:p/>
          </table:table-cell>
          <table:table-cell table:formula="of:=IF(AND([.AD188]&lt;&gt;&quot;&quot;;[.AB188]&lt;&gt;&quot;&quot;);[.AD188]/[.AB18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485d7e173e52001afc3136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2906Y0WLqyrjE3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3aece2b5e97d26705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2021-02-17 03:46:35</text:p>
          </table:table-cell>
          <table:table-cell office:value-type="string" calcext:value-type="string">
            <text:p>2021-02-17 03:48:35</text:p>
          </table:table-cell>
          <table:table-cell office:value-type="string" calcext:value-type="string">
            <text:p>IP Addres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1-02-17 03:4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Form</text:p>
          </table:table-cell>
          <table:table-cell table:number-columns-repeated="2"/>
          <table:table-cell office:value-type="string" calcext:value-type="string">
            <text:p>Between 2 to 3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189]&lt;&gt;&quot;&quot;;[.AC189]&lt;&gt;&quot;&quot;);[.AC189]/[.AB189];&quot;&quot;)">
            <text:p/>
          </table:table-cell>
          <table:table-cell table:formula="of:=IF(AND([.AD189]&lt;&gt;&quot;&quot;;[.AB189]&lt;&gt;&quot;&quot;);[.AD189]/[.AB18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87f20a47d9e4bf03d0be4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zcWANvGZw0kvcP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a9c4b055dec685ded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1-02-17 03:47:13</text:p>
          </table:table-cell>
          <table:table-cell office:value-type="string" calcext:value-type="string">
            <text:p>2021-02-17 03:47:44</text:p>
          </table:table-cell>
          <table:table-cell office:value-type="string" calcext:value-type="string">
            <text:p>IP Add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1-02-17 03:4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0]&lt;&gt;&quot;&quot;;[.AC190]&lt;&gt;&quot;&quot;);[.AC190]/[.AB190];&quot;&quot;)">
            <text:p/>
          </table:table-cell>
          <table:table-cell table:formula="of:=IF(AND([.AD190]&lt;&gt;&quot;&quot;;[.AB190]&lt;&gt;&quot;&quot;);[.AD190]/[.AB19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c419f3291607001757c2ea</text:p>
          </table:table-cell>
          <table:table-cell office:value-type="string" calcext:value-type="string">
            <text:p>Mozilla/5.0 (Windows NT 10.0; Win64; x64) AppleWebKit/537.36 (KHTML, like Gecko) Chrome/87.0.4280.141 Safari/537.36</text:p>
          </table:table-cell>
          <table:table-cell office:value-type="string" calcext:value-type="string">
            <text:p>R_3HzU5UNUZdNFm4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6673ddaf5dc808f36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2021-02-17 03:32:06</text:p>
          </table:table-cell>
          <table:table-cell office:value-type="string" calcext:value-type="string">
            <text:p>2021-02-17 03:32:32</text:p>
          </table:table-cell>
          <table:table-cell office:value-type="string" calcext:value-type="string">
            <text:p>IP Add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02-17 03:32: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1]&lt;&gt;&quot;&quot;;[.AC191]&lt;&gt;&quot;&quot;);[.AC191]/[.AB191];&quot;&quot;)">
            <text:p/>
          </table:table-cell>
          <table:table-cell table:formula="of:=IF(AND([.AD191]&lt;&gt;&quot;&quot;;[.AB191]&lt;&gt;&quot;&quot;);[.AD191]/[.AB19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85b023bd0d95000933aea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VxAatUl5EuoXI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4c6c0b935d60badb80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2021-02-17 03:48:30</text:p>
          </table:table-cell>
          <table:table-cell office:value-type="string" calcext:value-type="string">
            <text:p>2021-02-17 03:48:47</text:p>
          </table:table-cell>
          <table:table-cell office:value-type="string" calcext:value-type="string">
            <text:p>IP Addr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7 03:48: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2]&lt;&gt;&quot;&quot;;[.AC192]&lt;&gt;&quot;&quot;);[.AC192]/[.AB192];&quot;&quot;)">
            <text:p/>
          </table:table-cell>
          <table:table-cell table:formula="of:=IF(AND([.AD192]&lt;&gt;&quot;&quot;;[.AB192]&lt;&gt;&quot;&quot;);[.AD192]/[.AB19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372adaf9902a00015c394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3QFvLX3ZcvdkpB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2ba730d5c2bbd6712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2021-02-17 03:47:48</text:p>
          </table:table-cell>
          <table:table-cell office:value-type="string" calcext:value-type="string">
            <text:p>2021-02-17 03:52:55</text:p>
          </table:table-cell>
          <table:table-cell office:value-type="string" calcext:value-type="string">
            <text:p>IP Addres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2021-02-17 03:52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3]&lt;&gt;&quot;&quot;;[.AC193]&lt;&gt;&quot;&quot;);[.AC193]/[.AB193];&quot;&quot;)">
            <text:p/>
          </table:table-cell>
          <table:table-cell table:formula="of:=IF(AND([.AD193]&lt;&gt;&quot;&quot;;[.AB193]&lt;&gt;&quot;&quot;);[.AD193]/[.AB19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1c12e7734930342edad1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TTThbYJpqVvym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743d6575af1be468d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2021-02-17 03:43:38</text:p>
          </table:table-cell>
          <table:table-cell office:value-type="string" calcext:value-type="string">
            <text:p>2021-02-17 03:44:34</text:p>
          </table:table-cell>
          <table:table-cell office:value-type="string" calcext:value-type="string">
            <text:p>IP Addres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2-17 03:44:3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4]&lt;&gt;&quot;&quot;;[.AC194]&lt;&gt;&quot;&quot;);[.AC194]/[.AB194];&quot;&quot;)">
            <text:p/>
          </table:table-cell>
          <table:table-cell table:formula="of:=IF(AND([.AD194]&lt;&gt;&quot;&quot;;[.AB194]&lt;&gt;&quot;&quot;);[.AD194]/[.AB19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7a0c8552e6d50241ba52e5</text:p>
          </table:table-cell>
          <table:table-cell office:value-type="string" calcext:value-type="string">
            <text:p>Mozilla/5.0 (Macintosh; Intel Mac OS X 10_14_2) AppleWebKit/537.36 (KHTML, like Gecko) Chrome/88.0.4324.150 Safari/537.36</text:p>
          </table:table-cell>
          <table:table-cell office:value-type="string" calcext:value-type="string">
            <text:p>R_2qwMF3OAmWay9f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2e131765dac6a4254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2021-02-17 03:48:06</text:p>
          </table:table-cell>
          <table:table-cell office:value-type="string" calcext:value-type="string">
            <text:p>2021-02-17 03:48:27</text:p>
          </table:table-cell>
          <table:table-cell office:value-type="string" calcext:value-type="string">
            <text:p>IP Addre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7 03:4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5]&lt;&gt;&quot;&quot;;[.AC195]&lt;&gt;&quot;&quot;);[.AC195]/[.AB195];&quot;&quot;)">
            <text:p/>
          </table:table-cell>
          <table:table-cell table:formula="of:=IF(AND([.AD195]&lt;&gt;&quot;&quot;;[.AB195]&lt;&gt;&quot;&quot;);[.AD195]/[.AB19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fea5876e6d655acab0c3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pf4eMFV9sT6Do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01dd2cb127da26be4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2021-02-17 03:45:16</text:p>
          </table:table-cell>
          <table:table-cell office:value-type="string" calcext:value-type="string">
            <text:p>2021-02-17 03:45:44</text:p>
          </table:table-cell>
          <table:table-cell office:value-type="string" calcext:value-type="string">
            <text:p>IP Add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1-02-17 03:45: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196]&lt;&gt;&quot;&quot;;[.AC196]&lt;&gt;&quot;&quot;);[.AC196]/[.AB196];&quot;&quot;)">
            <text:p/>
          </table:table-cell>
          <table:table-cell table:formula="of:=IF(AND([.AD196]&lt;&gt;&quot;&quot;;[.AB196]&lt;&gt;&quot;&quot;);[.AD196]/[.AB19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3f2e9f5d3d017bf4caee7</text:p>
          </table:table-cell>
          <table:table-cell office:value-type="string" calcext:value-type="string">
            <text:p>Mozilla/5.0 (Macintosh; Intel Mac OS X 11_2_1) AppleWebKit/537.36 (KHTML, like Gecko) Chrome/88.0.4324.182 Safari/537.36</text:p>
          </table:table-cell>
          <table:table-cell office:value-type="string" calcext:value-type="string">
            <text:p>R_UaMmUcAP5l987A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842d682d5db7919cfa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2021-02-17 03:41:00</text:p>
          </table:table-cell>
          <table:table-cell office:value-type="string" calcext:value-type="string">
            <text:p>2021-02-17 03:41:47</text:p>
          </table:table-cell>
          <table:table-cell office:value-type="string" calcext:value-type="string">
            <text:p>IP Addre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1-02-17 03:41: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7]&lt;&gt;&quot;&quot;;[.AC197]&lt;&gt;&quot;&quot;);[.AC197]/[.AB197];&quot;&quot;)">
            <text:p/>
          </table:table-cell>
          <table:table-cell table:formula="of:=IF(AND([.AD197]&lt;&gt;&quot;&quot;;[.AB197]&lt;&gt;&quot;&quot;);[.AD197]/[.AB19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70e1932ceaf25000e141083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 office:value-type="string" calcext:value-type="string">
            <text:p>R_ZvCyxc74ep194d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bce008c5b7cabfdc0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2021-02-17 03:37:38</text:p>
          </table:table-cell>
          <table:table-cell office:value-type="string" calcext:value-type="string">
            <text:p>2021-02-17 03:38:12</text:p>
          </table:table-cell>
          <table:table-cell office:value-type="string" calcext:value-type="string">
            <text:p>IP Addr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1-02-17 03:38: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8]&lt;&gt;&quot;&quot;;[.AC198]&lt;&gt;&quot;&quot;);[.AC198]/[.AB198];&quot;&quot;)">
            <text:p/>
          </table:table-cell>
          <table:table-cell table:formula="of:=IF(AND([.AD198]&lt;&gt;&quot;&quot;;[.AB198]&lt;&gt;&quot;&quot;);[.AD198]/[.AB19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af3d17613844cc2ad6f6e</text:p>
          </table:table-cell>
          <table:table-cell office:value-type="string" calcext:value-type="string">
            <text:p>Mozilla/5.0 (iPhone; CPU iPhone OS 14_0 like Mac OS X) AppleWebKit/605.1.15 (KHTML, like Gecko) Version/14.0 Mobile/15E148 Safari/604.1</text:p>
          </table:table-cell>
          <table:table-cell office:value-type="string" calcext:value-type="string">
            <text:p>R_1LBWiO05JaB6ZN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362e76d05e4c89758d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2021-02-17 03:39:41</text:p>
          </table:table-cell>
          <table:table-cell office:value-type="string" calcext:value-type="string">
            <text:p>2021-02-17 03:40:13</text:p>
          </table:table-cell>
          <table:table-cell office:value-type="string" calcext:value-type="string">
            <text:p>IP Addre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1-02-17 03:40:1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199]&lt;&gt;&quot;&quot;;[.AC199]&lt;&gt;&quot;&quot;);[.AC199]/[.AB199];&quot;&quot;)">
            <text:p/>
          </table:table-cell>
          <table:table-cell table:formula="of:=IF(AND([.AD199]&lt;&gt;&quot;&quot;;[.AB199]&lt;&gt;&quot;&quot;);[.AD199]/[.AB19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902658b484b90655130de5</text:p>
          </table:table-cell>
          <table:table-cell office:value-type="string" calcext:value-type="string">
            <text:p>Mozilla/5.0 (iPhone; CPU iPhone OS 14_4 like Mac OS X) AppleWebKit/605.1.15 (KHTML, like Gecko) Version/14.0.3 Mobile/15E148 Safari/604.1</text:p>
          </table:table-cell>
          <table:table-cell office:value-type="string" calcext:value-type="string">
            <text:p>R_2VqLSXYeFn64L1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d0b612bfe5cf532678a</text:p>
          </table:table-cell>
          <table:table-cell office:value-type="float" office:value="7098" calcext:value-type="float">
            <text:p>7098</text:p>
          </table:table-cell>
          <table:table-cell office:value-type="string" calcext:value-type="string">
            <text:p>2021-02-17 04:00:16</text:p>
          </table:table-cell>
          <table:table-cell office:value-type="string" calcext:value-type="string">
            <text:p>2021-02-17 04:00:54</text:p>
          </table:table-cell>
          <table:table-cell office:value-type="string" calcext:value-type="string">
            <text:p>IP Addr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02-17 04:00: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00]&lt;&gt;&quot;&quot;;[.AC200]&lt;&gt;&quot;&quot;);[.AC200]/[.AB200];&quot;&quot;)">
            <text:p/>
          </table:table-cell>
          <table:table-cell table:formula="of:=IF(AND([.AD200]&lt;&gt;&quot;&quot;;[.AB200]&lt;&gt;&quot;&quot;);[.AD200]/[.AB20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ed19973803bbf5e889e23d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29u01Ab3JLkrH8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1745a7db5c1e37960a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2021-02-17 03:32:40</text:p>
          </table:table-cell>
          <table:table-cell office:value-type="string" calcext:value-type="string">
            <text:p>2021-02-17 03:33:18</text:p>
          </table:table-cell>
          <table:table-cell office:value-type="string" calcext:value-type="string">
            <text:p>IP Addres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1-02-17 03:33: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01]&lt;&gt;&quot;&quot;;[.AC201]&lt;&gt;&quot;&quot;);[.AC201]/[.AB201];&quot;&quot;)">
            <text:p/>
          </table:table-cell>
          <table:table-cell table:formula="of:=IF(AND([.AD201]&lt;&gt;&quot;&quot;;[.AB201]&lt;&gt;&quot;&quot;);[.AD201]/[.AB20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555aca6e6c4c924669a548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HtYl4ECeGb262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cf1c6b75d7cde3c06</text:p>
          </table:table-cell>
          <table:table-cell office:value-type="float" office:value="7179" calcext:value-type="float">
            <text:p>7179</text:p>
          </table:table-cell>
          <table:table-cell office:value-type="string" calcext:value-type="string">
            <text:p>2021-02-17 03:48:00</text:p>
          </table:table-cell>
          <table:table-cell office:value-type="string" calcext:value-type="string">
            <text:p>2021-02-17 03:48:35</text:p>
          </table:table-cell>
          <table:table-cell office:value-type="string" calcext:value-type="string">
            <text:p>IP Addr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1-02-17 03:4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2]&lt;&gt;&quot;&quot;;[.AC202]&lt;&gt;&quot;&quot;);[.AC202]/[.AB202];&quot;&quot;)">
            <text:p/>
          </table:table-cell>
          <table:table-cell table:formula="of:=IF(AND([.AD202]&lt;&gt;&quot;&quot;;[.AB202]&lt;&gt;&quot;&quot;);[.AD202]/[.AB20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b220cb4ce341083dfb10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qmlKA4GHqYpmY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4ec32cfe5cd152ca5a</text:p>
          </table:table-cell>
          <table:table-cell office:value-type="float" office:value="9886" calcext:value-type="float">
            <text:p>9886</text:p>
          </table:table-cell>
          <table:table-cell office:value-type="string" calcext:value-type="string">
            <text:p>2021-02-17 03:40:03</text:p>
          </table:table-cell>
          <table:table-cell office:value-type="string" calcext:value-type="string">
            <text:p>2021-02-17 03:40:40</text:p>
          </table:table-cell>
          <table:table-cell office:value-type="string" calcext:value-type="string">
            <text:p>IP Add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02-17 03:40:4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3]&lt;&gt;&quot;&quot;;[.AC203]&lt;&gt;&quot;&quot;);[.AC203]/[.AB203];&quot;&quot;)">
            <text:p/>
          </table:table-cell>
          <table:table-cell table:formula="of:=IF(AND([.AD203]&lt;&gt;&quot;&quot;;[.AB203]&lt;&gt;&quot;&quot;);[.AD203]/[.AB20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f0a61cc00bfb60b37d8acd</text:p>
          </table:table-cell>
          <table:table-cell office:value-type="string" calcext:value-type="string">
            <text:p>Mozilla/5.0 (Macintosh; Intel Mac OS X 11_2_1) AppleWebKit/537.36 (KHTML, like Gecko) Chrome/88.0.4324.150 Safari/537.36</text:p>
          </table:table-cell>
          <table:table-cell office:value-type="string" calcext:value-type="string">
            <text:p>R_31XbRQbY8j5fOV0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d2e7fec05da93ce386</text:p>
          </table:table-cell>
          <table:table-cell office:value-type="float" office:value="10358" calcext:value-type="float">
            <text:p>10358</text:p>
          </table:table-cell>
          <table:table-cell office:value-type="string" calcext:value-type="string">
            <text:p>2021-02-17 03:33:45</text:p>
          </table:table-cell>
          <table:table-cell office:value-type="string" calcext:value-type="string">
            <text:p>2021-02-17 03:34:09</text:p>
          </table:table-cell>
          <table:table-cell office:value-type="string" calcext:value-type="string">
            <text:p>IP Addre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1-02-17 03:34: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4]&lt;&gt;&quot;&quot;;[.AC204]&lt;&gt;&quot;&quot;);[.AC204]/[.AB204];&quot;&quot;)">
            <text:p/>
          </table:table-cell>
          <table:table-cell table:formula="of:=IF(AND([.AD204]&lt;&gt;&quot;&quot;;[.AB204]&lt;&gt;&quot;&quot;);[.AD204]/[.AB20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b342dff78ab11407daf144</text:p>
          </table:table-cell>
          <table:table-cell office:value-type="string" calcext:value-type="string">
            <text:p>Mozilla/5.0 (Macintosh; Intel Mac OS X 10_14_6) AppleWebKit/605.1.15 (KHTML, like Gecko) Version/13.1.2 Safari/605.1.15</text:p>
          </table:table-cell>
          <table:table-cell office:value-type="string" calcext:value-type="string">
            <text:p>R_1MLEJsAzA2m0YEo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0b518ff554eca28855</text:p>
          </table:table-cell>
          <table:table-cell office:value-type="float" office:value="10681" calcext:value-type="float">
            <text:p>10681</text:p>
          </table:table-cell>
          <table:table-cell office:value-type="string" calcext:value-type="string">
            <text:p>2021-02-13 01:56:32</text:p>
          </table:table-cell>
          <table:table-cell office:value-type="string" calcext:value-type="string">
            <text:p>2021-02-13 01:56:49</text:p>
          </table:table-cell>
          <table:table-cell office:value-type="string" calcext:value-type="string">
            <text:p>IP Addr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3 01:56: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5]&lt;&gt;&quot;&quot;;[.AC205]&lt;&gt;&quot;&quot;);[.AC205]/[.AB205];&quot;&quot;)">
            <text:p/>
          </table:table-cell>
          <table:table-cell table:formula="of:=IF(AND([.AD205]&lt;&gt;&quot;&quot;;[.AB205]&lt;&gt;&quot;&quot;);[.AD205]/[.AB20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196d2670e5a0a96f218de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2PvuXVAp7lxggJ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6c9242f5c83d52181</text:p>
          </table:table-cell>
          <table:table-cell office:value-type="float" office:value="13610" calcext:value-type="float">
            <text:p>13610</text:p>
          </table:table-cell>
          <table:table-cell office:value-type="string" calcext:value-type="string">
            <text:p>2021-02-17 03:47:39</text:p>
          </table:table-cell>
          <table:table-cell office:value-type="string" calcext:value-type="string">
            <text:p>2021-02-17 03:48:42</text:p>
          </table:table-cell>
          <table:table-cell office:value-type="string" calcext:value-type="string">
            <text:p>IP Addres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2-17 03:48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6]&lt;&gt;&quot;&quot;;[.AC206]&lt;&gt;&quot;&quot;);[.AC206]/[.AB206];&quot;&quot;)">
            <text:p/>
          </table:table-cell>
          <table:table-cell table:formula="of:=IF(AND([.AD206]&lt;&gt;&quot;&quot;;[.AB206]&lt;&gt;&quot;&quot;);[.AD206]/[.AB20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703ae661dd7e0001a1549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R3bdDQXQh8gCT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90724e35b8d287f33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2021-02-17 03:48:11</text:p>
          </table:table-cell>
          <table:table-cell office:value-type="string" calcext:value-type="string">
            <text:p>2021-02-17 03:48:31</text:p>
          </table:table-cell>
          <table:table-cell office:value-type="string" calcext:value-type="string">
            <text:p>IP Addre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1-02-17 03:48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7]&lt;&gt;&quot;&quot;;[.AC207]&lt;&gt;&quot;&quot;);[.AC207]/[.AB207];&quot;&quot;)">
            <text:p/>
          </table:table-cell>
          <table:table-cell table:formula="of:=IF(AND([.AD207]&lt;&gt;&quot;&quot;;[.AB207]&lt;&gt;&quot;&quot;);[.AD207]/[.AB20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9c639b7a1d980fb7a1ce3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n7vWkMBYvbtna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99166df75d438fb2f4</text:p>
          </table:table-cell>
          <table:table-cell office:value-type="float" office:value="14756" calcext:value-type="float">
            <text:p>14756</text:p>
          </table:table-cell>
          <table:table-cell office:value-type="string" calcext:value-type="string">
            <text:p>2021-02-17 03:37:21</text:p>
          </table:table-cell>
          <table:table-cell office:value-type="string" calcext:value-type="string">
            <text:p>2021-02-17 03:38:18</text:p>
          </table:table-cell>
          <table:table-cell office:value-type="string" calcext:value-type="string">
            <text:p>IP Addres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2-17 03:38: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8]&lt;&gt;&quot;&quot;;[.AC208]&lt;&gt;&quot;&quot;);[.AC208]/[.AB208];&quot;&quot;)">
            <text:p/>
          </table:table-cell>
          <table:table-cell table:formula="of:=IF(AND([.AD208]&lt;&gt;&quot;&quot;;[.AB208]&lt;&gt;&quot;&quot;);[.AD208]/[.AB20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83c14271fb5d0019cf8a7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Cfx1pvfSOwcTc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1986cfd00092fc3dc</text:p>
          </table:table-cell>
          <table:table-cell office:value-type="float" office:value="14798" calcext:value-type="float">
            <text:p>14798</text:p>
          </table:table-cell>
          <table:table-cell office:value-type="string" calcext:value-type="string">
            <text:p>2021-02-17 03:43:47</text:p>
          </table:table-cell>
          <table:table-cell office:value-type="string" calcext:value-type="string">
            <text:p>2021-02-17 03:44:45</text:p>
          </table:table-cell>
          <table:table-cell office:value-type="string" calcext:value-type="string">
            <text:p>IP Addres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2-17 03:44:4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he Password Manager Built into Apple's Safari Browser, MacOS, and iOS (Apple's Keychain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09]&lt;&gt;&quot;&quot;;[.AC209]&lt;&gt;&quot;&quot;);[.AC209]/[.AB209];&quot;&quot;)">
            <text:p/>
          </table:table-cell>
          <table:table-cell table:formula="of:=IF(AND([.AD209]&lt;&gt;&quot;&quot;;[.AB209]&lt;&gt;&quot;&quot;);[.AD209]/[.AB20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705a1be6c65a62c56a314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u2NPKpNUcJoQfoB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58d707005204de27a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21-02-12 23:02:51</text:p>
          </table:table-cell>
          <table:table-cell office:value-type="string" calcext:value-type="string">
            <text:p>2021-02-12 23:08:54</text:p>
          </table:table-cell>
          <table:table-cell office:value-type="string" calcext:value-type="string">
            <text:p>IP Addres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021-02-12 23:08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2"/>
          <table:table-cell office:value-type="string" calcext:value-type="string">
            <text:p>Between 1 to 2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210]&lt;&gt;&quot;&quot;;[.AC210]&lt;&gt;&quot;&quot;);[.AC210]/[.AB210];&quot;&quot;)">
            <text:p/>
          </table:table-cell>
          <table:table-cell table:formula="of:=IF(AND([.AD210]&lt;&gt;&quot;&quot;;[.AB210]&lt;&gt;&quot;&quot;);[.AD210]/[.AB21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964a32f7b3304bb975a05</text:p>
          </table:table-cell>
          <table:table-cell office:value-type="string" calcext:value-type="string">
            <text:p>Mozilla/5.0 (X11; CrOS x86_64 13597.66.0) AppleWebKit/537.36 (KHTML, like Gecko) Chrome/88.0.4324.109 Safari/537.36</text:p>
          </table:table-cell>
          <table:table-cell office:value-type="string" calcext:value-type="string">
            <text:p>R_1OVv1kYsdRPbQNO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cc8c7425e2faf4e5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2021-02-17 03:45:43</text:p>
          </table:table-cell>
          <table:table-cell office:value-type="string" calcext:value-type="string">
            <text:p>2021-02-17 03:48:28</text:p>
          </table:table-cell>
          <table:table-cell office:value-type="string" calcext:value-type="string">
            <text:p>IP Addres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21-02-17 03:48:2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2"/>
          <table:table-cell office:value-type="string" calcext:value-type="string">
            <text:p>More than 4 years</text:p>
          </table:table-cell>
          <table:table-cell table:number-columns-repeated="2"/>
          <table:table-cell office:value-type="string" calcext:value-type="string">
            <text:p>No, I do not consent</text:p>
          </table:table-cell>
          <table:table-cell table:number-columns-repeated="11"/>
          <table:table-cell table:formula="of:=IF(AND([.AB211]&lt;&gt;&quot;&quot;;[.AC211]&lt;&gt;&quot;&quot;);[.AC211]/[.AB211];&quot;&quot;)">
            <text:p/>
          </table:table-cell>
          <table:table-cell table:formula="of:=IF(AND([.AD211]&lt;&gt;&quot;&quot;;[.AB211]&lt;&gt;&quot;&quot;);[.AD211]/[.AB21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e43a8e2ec5ba13df088f5e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NqMROyLW1z5vt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70977e115cd5a4ebb1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2021-02-17 03:49:09</text:p>
          </table:table-cell>
          <table:table-cell office:value-type="string" calcext:value-type="string">
            <text:p>2021-02-17 03:50:41</text:p>
          </table:table-cell>
          <table:table-cell office:value-type="string" calcext:value-type="string">
            <text:p>IP Addres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2-17 03:5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12]&lt;&gt;&quot;&quot;;[.AC212]&lt;&gt;&quot;&quot;);[.AC212]/[.AB212];&quot;&quot;)">
            <text:p/>
          </table:table-cell>
          <table:table-cell table:formula="of:=IF(AND([.AD212]&lt;&gt;&quot;&quot;;[.AB212]&lt;&gt;&quot;&quot;);[.AD212]/[.AB21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10d58e8d72f0173efab894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OSDpPc4G2HCYC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75f6c245cb053fd9b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2021-02-17 03:46:17</text:p>
          </table:table-cell>
          <table:table-cell office:value-type="string" calcext:value-type="string">
            <text:p>2021-02-17 03:46:48</text:p>
          </table:table-cell>
          <table:table-cell office:value-type="string" calcext:value-type="string">
            <text:p>IP Add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1-02-17 03:46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13]&lt;&gt;&quot;&quot;;[.AC213]&lt;&gt;&quot;&quot;);[.AC213]/[.AB213];&quot;&quot;)">
            <text:p/>
          </table:table-cell>
          <table:table-cell table:formula="of:=IF(AND([.AD213]&lt;&gt;&quot;&quot;;[.AB213]&lt;&gt;&quot;&quot;);[.AD213]/[.AB21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b295d7707dcc0009d735b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swhsTId6d88m5G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60a10ab5c1434c353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2021-02-17 03:45:14</text:p>
          </table:table-cell>
          <table:table-cell office:value-type="string" calcext:value-type="string">
            <text:p>2021-02-17 03:46:06</text:p>
          </table:table-cell>
          <table:table-cell office:value-type="string" calcext:value-type="string">
            <text:p>IP Addres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2-17 03:46:0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Both, depending how often I use the website</text:p>
          </table:table-cell>
          <table:table-cell table:number-columns-repeated="12"/>
          <table:table-cell table:formula="of:=IF(AND([.AB214]&lt;&gt;&quot;&quot;;[.AC214]&lt;&gt;&quot;&quot;);[.AC214]/[.AB214];&quot;&quot;)">
            <text:p/>
          </table:table-cell>
          <table:table-cell table:formula="of:=IF(AND([.AD214]&lt;&gt;&quot;&quot;;[.AB214]&lt;&gt;&quot;&quot;);[.AD214]/[.AB21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195d6187659d01ed0003f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z2RcqFBGaLRpe4p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9483e25950e8fb4b2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021-02-12 23:03:50</text:p>
          </table:table-cell>
          <table:table-cell office:value-type="string" calcext:value-type="string">
            <text:p>2021-02-12 23:04:18</text:p>
          </table:table-cell>
          <table:table-cell office:value-type="string" calcext:value-type="string">
            <text:p>IP Addre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1-02-12 23:04: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15]&lt;&gt;&quot;&quot;;[.AC215]&lt;&gt;&quot;&quot;);[.AC215]/[.AB215];&quot;&quot;)">
            <text:p/>
          </table:table-cell>
          <table:table-cell table:formula="of:=IF(AND([.AD215]&lt;&gt;&quot;&quot;;[.AB215]&lt;&gt;&quot;&quot;);[.AD215]/[.AB21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c0a3c34fef62d9e0ec84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TCc21l6Q0upAk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98cd1f15d8b9a0f5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021-02-17 03:46:21</text:p>
          </table:table-cell>
          <table:table-cell office:value-type="string" calcext:value-type="string">
            <text:p>2021-02-17 03:47:20</text:p>
          </table:table-cell>
          <table:table-cell office:value-type="string" calcext:value-type="string">
            <text:p>IP Addres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2-17 03:4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16]&lt;&gt;&quot;&quot;;[.AC216]&lt;&gt;&quot;&quot;);[.AC216]/[.AB216];&quot;&quot;)">
            <text:p/>
          </table:table-cell>
          <table:table-cell table:formula="of:=IF(AND([.AD216]&lt;&gt;&quot;&quot;;[.AB216]&lt;&gt;&quot;&quot;);[.AD216]/[.AB21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48faba4aac572ba26343f9</text:p>
          </table:table-cell>
          <table:table-cell office:value-type="string" calcext:value-type="string">
            <text:p>Mozilla/5.0 (Windows NT 6.1; rv:85.0) Gecko/20100101 Firefox/85.0</text:p>
          </table:table-cell>
          <table:table-cell office:value-type="string" calcext:value-type="string">
            <text:p>R_yjyjuAwLvrpeCAx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45bdba45c8d53b993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2021-02-17 03:45:04</text:p>
          </table:table-cell>
          <table:table-cell office:value-type="string" calcext:value-type="string">
            <text:p>2021-02-17 03:46:23</text:p>
          </table:table-cell>
          <table:table-cell office:value-type="string" calcext:value-type="string">
            <text:p>IP Addres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2-17 03:46:2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17]&lt;&gt;&quot;&quot;;[.AC217]&lt;&gt;&quot;&quot;);[.AC217]/[.AB217];&quot;&quot;)">
            <text:p/>
          </table:table-cell>
          <table:table-cell table:formula="of:=IF(AND([.AD217]&lt;&gt;&quot;&quot;;[.AB217]&lt;&gt;&quot;&quot;);[.AD217]/[.AB21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5d268f8a2d0355ae5df5c8</text:p>
          </table:table-cell>
          <table:table-cell office:value-type="string" calcext:value-type="string">
            <text:p>Mozilla/5.0 (Macintosh; Intel Mac OS X 10_15_7) AppleWebKit/537.36 (KHTML, like Gecko) Chrome/88.0.4324.150 Safari/537.36</text:p>
          </table:table-cell>
          <table:table-cell office:value-type="string" calcext:value-type="string">
            <text:p>R_1hA9BwvNVQCJ5o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fe19eacc5a899d2f21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2021-02-17 03:34:24</text:p>
          </table:table-cell>
          <table:table-cell office:value-type="string" calcext:value-type="string">
            <text:p>2021-02-17 03:34:55</text:p>
          </table:table-cell>
          <table:table-cell office:value-type="string" calcext:value-type="string">
            <text:p>IP Addres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1-02-17 03:34: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18]&lt;&gt;&quot;&quot;;[.AC218]&lt;&gt;&quot;&quot;);[.AC218]/[.AB218];&quot;&quot;)">
            <text:p/>
          </table:table-cell>
          <table:table-cell table:formula="of:=IF(AND([.AD218]&lt;&gt;&quot;&quot;;[.AB218]&lt;&gt;&quot;&quot;);[.AD218]/[.AB21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9922ece7d29e70001730450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ke89frC8kUGlZi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e31de925c7e25869e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2021-02-17 03:48:03</text:p>
          </table:table-cell>
          <table:table-cell office:value-type="string" calcext:value-type="string">
            <text:p>2021-02-17 03:48:40</text:p>
          </table:table-cell>
          <table:table-cell office:value-type="string" calcext:value-type="string">
            <text:p>IP Add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02-17 03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19]&lt;&gt;&quot;&quot;;[.AC219]&lt;&gt;&quot;&quot;);[.AC219]/[.AB219];&quot;&quot;)">
            <text:p/>
          </table:table-cell>
          <table:table-cell table:formula="of:=IF(AND([.AD219]&lt;&gt;&quot;&quot;;[.AB219]&lt;&gt;&quot;&quot;);[.AD219]/[.AB21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a706296c2eb6c00017e0c17</text:p>
          </table:table-cell>
          <table:table-cell office:value-type="string" calcext:value-type="string">
            <text:p>Mozilla/5.0 (Linux; Android 10; S58Pro) AppleWebKit/537.36 (KHTML, like Gecko) Chrome/88.0.4324.152 Mobile Safari/537.36</text:p>
          </table:table-cell>
          <table:table-cell office:value-type="string" calcext:value-type="string">
            <text:p>R_3GiYKLhZxPFhlj2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97aa64bc5e45a287fa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2021-02-17 03:41:19</text:p>
          </table:table-cell>
          <table:table-cell office:value-type="string" calcext:value-type="string">
            <text:p>2021-02-17 03:41:57</text:p>
          </table:table-cell>
          <table:table-cell office:value-type="string" calcext:value-type="string">
            <text:p>IP Addr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02-17 03:41:5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0]&lt;&gt;&quot;&quot;;[.AC220]&lt;&gt;&quot;&quot;);[.AC220]/[.AB220];&quot;&quot;)">
            <text:p/>
          </table:table-cell>
          <table:table-cell table:formula="of:=IF(AND([.AD220]&lt;&gt;&quot;&quot;;[.AB220]&lt;&gt;&quot;&quot;);[.AD220]/[.AB22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1e272fdd49e2000be23e50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OBqSsQfHeG43iy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8786b0775b30c0d7b2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2021-02-17 03:45:29</text:p>
          </table:table-cell>
          <table:table-cell office:value-type="string" calcext:value-type="string">
            <text:p>2021-02-17 03:46:48</text:p>
          </table:table-cell>
          <table:table-cell office:value-type="string" calcext:value-type="string">
            <text:p>IP Addres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2-17 03:46:4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1]&lt;&gt;&quot;&quot;;[.AC221]&lt;&gt;&quot;&quot;);[.AC221]/[.AB221];&quot;&quot;)">
            <text:p/>
          </table:table-cell>
          <table:table-cell table:formula="of:=IF(AND([.AD221]&lt;&gt;&quot;&quot;;[.AB221]&lt;&gt;&quot;&quot;);[.AD221]/[.AB22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207db04d3c1c3935e1b82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hGifWqhdhHpPk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16de00f5d84fe8c4e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2021-02-17 03:46:27</text:p>
          </table:table-cell>
          <table:table-cell office:value-type="string" calcext:value-type="string">
            <text:p>2021-02-17 03:47:09</text:p>
          </table:table-cell>
          <table:table-cell office:value-type="string" calcext:value-type="string">
            <text:p>IP Addre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02-17 03:4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2]&lt;&gt;&quot;&quot;;[.AC222]&lt;&gt;&quot;&quot;);[.AC222]/[.AB222];&quot;&quot;)">
            <text:p/>
          </table:table-cell>
          <table:table-cell table:formula="of:=IF(AND([.AD222]&lt;&gt;&quot;&quot;;[.AB222]&lt;&gt;&quot;&quot;);[.AD222]/[.AB22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5adc9f4232dd1e0effd6c0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2PXKQDvaThclfL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b183e25953ac0e00cc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2021-02-13 01:59:25</text:p>
          </table:table-cell>
          <table:table-cell office:value-type="string" calcext:value-type="string">
            <text:p>2021-02-13 02:00:06</text:p>
          </table:table-cell>
          <table:table-cell office:value-type="string" calcext:value-type="string">
            <text:p>IP Addre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02-13 02:00: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3]&lt;&gt;&quot;&quot;;[.AC223]&lt;&gt;&quot;&quot;);[.AC223]/[.AB223];&quot;&quot;)">
            <text:p/>
          </table:table-cell>
          <table:table-cell table:formula="of:=IF(AND([.AD223]&lt;&gt;&quot;&quot;;[.AB223]&lt;&gt;&quot;&quot;);[.AD223]/[.AB22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a93196653dfc000b23516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Y3BibE0Mdfz9I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9b5e466a5c7dedc29b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2021-02-17 03:37:01</text:p>
          </table:table-cell>
          <table:table-cell office:value-type="string" calcext:value-type="string">
            <text:p>2021-02-17 03:37:23</text:p>
          </table:table-cell>
          <table:table-cell office:value-type="string" calcext:value-type="string">
            <text:p>IP Addre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02-17 03:37: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4]&lt;&gt;&quot;&quot;;[.AC224]&lt;&gt;&quot;&quot;);[.AC224]/[.AB224];&quot;&quot;)">
            <text:p/>
          </table:table-cell>
          <table:table-cell table:formula="of:=IF(AND([.AD224]&lt;&gt;&quot;&quot;;[.AB224]&lt;&gt;&quot;&quot;);[.AD224]/[.AB22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6b920dcf71b2148cb44a9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zYXhwmpfzSDoq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62b8e885b07b2067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2021-02-17 03:48:12</text:p>
          </table:table-cell>
          <table:table-cell office:value-type="string" calcext:value-type="string">
            <text:p>2021-02-17 03:48:39</text:p>
          </table:table-cell>
          <table:table-cell office:value-type="string" calcext:value-type="string">
            <text:p>IP Addre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1-02-17 03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5]&lt;&gt;&quot;&quot;;[.AC225]&lt;&gt;&quot;&quot;);[.AC225]/[.AB225];&quot;&quot;)">
            <text:p/>
          </table:table-cell>
          <table:table-cell table:formula="of:=IF(AND([.AD225]&lt;&gt;&quot;&quot;;[.AB225]&lt;&gt;&quot;&quot;);[.AD225]/[.AB22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c94ff891a48f45108a9006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3MSSE6xSlJBoeb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e3c44c7f5df5729f86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2021-02-17 03:42:32</text:p>
          </table:table-cell>
          <table:table-cell office:value-type="string" calcext:value-type="string">
            <text:p>2021-02-17 03:43:08</text:p>
          </table:table-cell>
          <table:table-cell office:value-type="string" calcext:value-type="string">
            <text:p>IP Add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02-17 03:43: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6]&lt;&gt;&quot;&quot;;[.AC226]&lt;&gt;&quot;&quot;);[.AC226]/[.AB226];&quot;&quot;)">
            <text:p/>
          </table:table-cell>
          <table:table-cell table:formula="of:=IF(AND([.AD226]&lt;&gt;&quot;&quot;;[.AB226]&lt;&gt;&quot;&quot;);[.AD226]/[.AB22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860d03b7d189221b2b2008</text:p>
          </table:table-cell>
          <table:table-cell office:value-type="string" calcext:value-type="string">
            <text:p>Mozilla/5.0 (Linux; Android 10; SNE-LX1) AppleWebKit/537.36 (KHTML, like Gecko) Chrome/88.0.4324.152 Mobile Safari/537.36</text:p>
          </table:table-cell>
          <table:table-cell office:value-type="string" calcext:value-type="string">
            <text:p>R_2pMflWcrmiYAkK8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40f39e65c1a4cc40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2021-02-17 03:36:36</text:p>
          </table:table-cell>
          <table:table-cell office:value-type="string" calcext:value-type="string">
            <text:p>2021-02-17 03:38:08</text:p>
          </table:table-cell>
          <table:table-cell office:value-type="string" calcext:value-type="string">
            <text:p>IP Addres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2-17 03:38:0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7]&lt;&gt;&quot;&quot;;[.AC227]&lt;&gt;&quot;&quot;);[.AC227]/[.AB227];&quot;&quot;)">
            <text:p/>
          </table:table-cell>
          <table:table-cell table:formula="of:=IF(AND([.AD227]&lt;&gt;&quot;&quot;;[.AB227]&lt;&gt;&quot;&quot;);[.AD227]/[.AB22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4469a101c96e20702a9ece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doFyA9K9eskKLi9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175181b1a45d13c9a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2021-02-12 23:03:20</text:p>
          </table:table-cell>
          <table:table-cell office:value-type="string" calcext:value-type="string">
            <text:p>2021-02-12 23:03:53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2 23:03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8]&lt;&gt;&quot;&quot;;[.AC228]&lt;&gt;&quot;&quot;);[.AC228]/[.AB228];&quot;&quot;)">
            <text:p/>
          </table:table-cell>
          <table:table-cell table:formula="of:=IF(AND([.AD228]&lt;&gt;&quot;&quot;;[.AB228]&lt;&gt;&quot;&quot;);[.AD228]/[.AB22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e3e5dd4b7cf93df5526963</text:p>
          </table:table-cell>
          <table:table-cell office:value-type="string" calcext:value-type="string">
            <text:p>Mozilla/5.0 (Windows NT 10.0; Win64; x64) AppleWebKit/537.36 (KHTML, like Gecko) Chrome/86.0.4240.198 Safari/537.36</text:p>
          </table:table-cell>
          <table:table-cell office:value-type="string" calcext:value-type="string">
            <text:p>R_pmWUn0GpxCVIUKZ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1b7cdd705bee9de6a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2021-02-17 03:39:09</text:p>
          </table:table-cell>
          <table:table-cell office:value-type="string" calcext:value-type="string">
            <text:p>2021-02-17 03:44:58</text:p>
          </table:table-cell>
          <table:table-cell office:value-type="string" calcext:value-type="string">
            <text:p>IP Addres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2021-02-17 03:44: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29]&lt;&gt;&quot;&quot;;[.AC229]&lt;&gt;&quot;&quot;);[.AC229]/[.AB229];&quot;&quot;)">
            <text:p/>
          </table:table-cell>
          <table:table-cell table:formula="of:=IF(AND([.AD229]&lt;&gt;&quot;&quot;;[.AB229]&lt;&gt;&quot;&quot;);[.AD229]/[.AB22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b393f5a7f6bb000ef48fb8</text:p>
          </table:table-cell>
          <table:table-cell office:value-type="string" calcext:value-type="string">
            <text:p>Mozilla/5.0 (Linux; Android 10; SM-G977B) AppleWebKit/537.36 (KHTML, like Gecko) Chrome/88.0.4324.152 Mobile Safari/537.36</text:p>
          </table:table-cell>
          <table:table-cell office:value-type="string" calcext:value-type="string">
            <text:p>R_3erjiSC4xlnXkrS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406ab01490b75d54f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2021-02-12 18:28:52</text:p>
          </table:table-cell>
          <table:table-cell office:value-type="string" calcext:value-type="string">
            <text:p>2021-02-12 18:29:09</text:p>
          </table:table-cell>
          <table:table-cell office:value-type="string" calcext:value-type="string">
            <text:p>IP Addr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1-02-12 18:2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30]&lt;&gt;&quot;&quot;;[.AC230]&lt;&gt;&quot;&quot;);[.AC230]/[.AB230];&quot;&quot;)">
            <text:p/>
          </table:table-cell>
          <table:table-cell table:formula="of:=IF(AND([.AD230]&lt;&gt;&quot;&quot;;[.AB230]&lt;&gt;&quot;&quot;);[.AD230]/[.AB23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763c12da88b413dd38eb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hGCefmlggMoma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f2b8e885b07b2066f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2021-02-17 03:47:33</text:p>
          </table:table-cell>
          <table:table-cell office:value-type="string" calcext:value-type="string">
            <text:p>2021-02-17 03:48:27</text:p>
          </table:table-cell>
          <table:table-cell office:value-type="string" calcext:value-type="string">
            <text:p>IP Addres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2-17 03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31]&lt;&gt;&quot;&quot;;[.AC231]&lt;&gt;&quot;&quot;);[.AC231]/[.AB231];&quot;&quot;)">
            <text:p/>
          </table:table-cell>
          <table:table-cell table:formula="of:=IF(AND([.AD231]&lt;&gt;&quot;&quot;;[.AB231]&lt;&gt;&quot;&quot;);[.AD231]/[.AB23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9f5378d033a200175225d4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278wxg89ftFL8T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babe1415d9d16f13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2021-02-17 03:44:29</text:p>
          </table:table-cell>
          <table:table-cell office:value-type="string" calcext:value-type="string">
            <text:p>2021-02-17 03:45:15</text:p>
          </table:table-cell>
          <table:table-cell office:value-type="string" calcext:value-type="string">
            <text:p>IP Addres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02-17 03:45: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a bit of both </text:p>
          </table:table-cell>
          <table:table-cell table:number-columns-repeated="12"/>
          <table:table-cell table:formula="of:=IF(AND([.AB232]&lt;&gt;&quot;&quot;;[.AC232]&lt;&gt;&quot;&quot;);[.AC232]/[.AB232];&quot;&quot;)">
            <text:p/>
          </table:table-cell>
          <table:table-cell table:formula="of:=IF(AND([.AD232]&lt;&gt;&quot;&quot;;[.AB232]&lt;&gt;&quot;&quot;);[.AD232]/[.AB23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a06f0579b760100013a6d8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374ZYGAoBscImw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324ce4c5bcda14f03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2021-02-17 03:48:03</text:p>
          </table:table-cell>
          <table:table-cell office:value-type="string" calcext:value-type="string">
            <text:p>2021-02-17 03:49:04</text:p>
          </table:table-cell>
          <table:table-cell office:value-type="string" calcext:value-type="string">
            <text:p>IP Addres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2-17 03:49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33]&lt;&gt;&quot;&quot;;[.AC233]&lt;&gt;&quot;&quot;);[.AC233]/[.AB233];&quot;&quot;)">
            <text:p/>
          </table:table-cell>
          <table:table-cell table:formula="of:=IF(AND([.AD233]&lt;&gt;&quot;&quot;;[.AB233]&lt;&gt;&quot;&quot;);[.AD233]/[.AB23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2cc519e527c35cd789e7e9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8Uky83prC7SPpK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ca73ddaf5e3ea9b5a1</text:p>
          </table:table-cell>
          <table:table-cell office:value-type="float" office:value="6786" calcext:value-type="float">
            <text:p>6786</text:p>
          </table:table-cell>
          <table:table-cell office:value-type="string" calcext:value-type="string">
            <text:p>2021-02-17 03:46:23</text:p>
          </table:table-cell>
          <table:table-cell office:value-type="string" calcext:value-type="string">
            <text:p>2021-02-17 03:47:21</text:p>
          </table:table-cell>
          <table:table-cell office:value-type="string" calcext:value-type="string">
            <text:p>IP Addres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2-17 03:47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34]&lt;&gt;&quot;&quot;;[.AC234]&lt;&gt;&quot;&quot;);[.AC234]/[.AB234];&quot;&quot;)">
            <text:p/>
          </table:table-cell>
          <table:table-cell table:formula="of:=IF(AND([.AD234]&lt;&gt;&quot;&quot;;[.AB234]&lt;&gt;&quot;&quot;);[.AD234]/[.AB23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bc017dc7dbd905265b2c1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OoYhiPCDhCiLY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3fccc37d5d7d02668e</text:p>
          </table:table-cell>
          <table:table-cell office:value-type="float" office:value="6786" calcext:value-type="float">
            <text:p>6786</text:p>
          </table:table-cell>
          <table:table-cell office:value-type="string" calcext:value-type="string">
            <text:p>2021-02-17 03:48:19</text:p>
          </table:table-cell>
          <table:table-cell office:value-type="string" calcext:value-type="string">
            <text:p>2021-02-17 03:49:17</text:p>
          </table:table-cell>
          <table:table-cell office:value-type="string" calcext:value-type="string">
            <text:p>IP Addres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2-17 03:4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Mix</text:p>
          </table:table-cell>
          <table:table-cell table:number-columns-repeated="12"/>
          <table:table-cell table:formula="of:=IF(AND([.AB235]&lt;&gt;&quot;&quot;;[.AC235]&lt;&gt;&quot;&quot;);[.AC235]/[.AB235];&quot;&quot;)">
            <text:p/>
          </table:table-cell>
          <table:table-cell table:formula="of:=IF(AND([.AD235]&lt;&gt;&quot;&quot;;[.AB235]&lt;&gt;&quot;&quot;);[.AD235]/[.AB23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fc4c06d5d77c0008dd179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n3nBbiiHeaxprs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d00c9b4a5d6ca8ad79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2021-02-17 03:37:57</text:p>
          </table:table-cell>
          <table:table-cell office:value-type="string" calcext:value-type="string">
            <text:p>2021-02-17 03:38:44</text:p>
          </table:table-cell>
          <table:table-cell office:value-type="string" calcext:value-type="string">
            <text:p>IP Addre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1-02-17 03:38: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36]&lt;&gt;&quot;&quot;;[.AC236]&lt;&gt;&quot;&quot;);[.AC236]/[.AB236];&quot;&quot;)">
            <text:p/>
          </table:table-cell>
          <table:table-cell table:formula="of:=IF(AND([.AD236]&lt;&gt;&quot;&quot;;[.AB236]&lt;&gt;&quot;&quot;);[.AD236]/[.AB23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5b2bd1b2430a23a9674a55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3rHxNBd9LwKrSn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5bc44c7f5e6af61af2</text:p>
          </table:table-cell>
          <table:table-cell office:value-type="float" office:value="7521" calcext:value-type="float">
            <text:p>7521</text:p>
          </table:table-cell>
          <table:table-cell office:value-type="string" calcext:value-type="string">
            <text:p>2021-02-17 03:44:30</text:p>
          </table:table-cell>
          <table:table-cell office:value-type="string" calcext:value-type="string">
            <text:p>2021-02-17 03:45:35</text:p>
          </table:table-cell>
          <table:table-cell office:value-type="string" calcext:value-type="string">
            <text:p>IP Ad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2-17 03:45:3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37]&lt;&gt;&quot;&quot;;[.AC237]&lt;&gt;&quot;&quot;);[.AC237]/[.AB237];&quot;&quot;)">
            <text:p/>
          </table:table-cell>
          <table:table-cell table:formula="of:=IF(AND([.AD237]&lt;&gt;&quot;&quot;;[.AB237]&lt;&gt;&quot;&quot;);[.AD237]/[.AB23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653c7df04212700124a0fdf</text:p>
          </table:table-cell>
          <table:table-cell office:value-type="string" calcext:value-type="string">
            <text:p>Mozilla/5.0 (Linux; Android 8.0.0; BND-L34) AppleWebKit/537.36 (KHTML, like Gecko) Chrome/79.0.3945.93 Mobile Safari/537.36</text:p>
          </table:table-cell>
          <table:table-cell office:value-type="string" calcext:value-type="string">
            <text:p>R_2Sq2CzLUgtdUgTc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0a7ff6dc619ae4dc6b9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2021-02-12 22:59:57</text:p>
          </table:table-cell>
          <table:table-cell office:value-type="string" calcext:value-type="string">
            <text:p>2021-02-12 23:00:27</text:p>
          </table:table-cell>
          <table:table-cell office:value-type="string" calcext:value-type="string">
            <text:p>IP Addr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02-12 23:0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38]&lt;&gt;&quot;&quot;;[.AC238]&lt;&gt;&quot;&quot;);[.AC238]/[.AB238];&quot;&quot;)">
            <text:p/>
          </table:table-cell>
          <table:table-cell table:formula="of:=IF(AND([.AD238]&lt;&gt;&quot;&quot;;[.AB238]&lt;&gt;&quot;&quot;);[.AD238]/[.AB23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9b1252395584af6debd5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mrbNcnN07QsmxY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bd11ee341cdbef1677</text:p>
          </table:table-cell>
          <table:table-cell office:value-type="float" office:value="7856" calcext:value-type="float">
            <text:p>7856</text:p>
          </table:table-cell>
          <table:table-cell office:value-type="string" calcext:value-type="string">
            <text:p>2021-02-13 01:59:45</text:p>
          </table:table-cell>
          <table:table-cell office:value-type="string" calcext:value-type="string">
            <text:p>2021-02-13 02:00:40</text:p>
          </table:table-cell>
          <table:table-cell office:value-type="string" calcext:value-type="string">
            <text:p>IP Addres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2-13 02:00: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39]&lt;&gt;&quot;&quot;;[.AC239]&lt;&gt;&quot;&quot;);[.AC239]/[.AB239];&quot;&quot;)">
            <text:p/>
          </table:table-cell>
          <table:table-cell table:formula="of:=IF(AND([.AD239]&lt;&gt;&quot;&quot;;[.AB239]&lt;&gt;&quot;&quot;);[.AD239]/[.AB23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67bc65aa0252001bb1a8fc</text:p>
          </table:table-cell>
          <table:table-cell office:value-type="string" calcext:value-type="string">
            <text:p>Mozilla/5.0 (Windows NT 10.0; Win64; x64) AppleWebKit/537.36 (KHTML, like Gecko) Chrome/86.0.4240.183 Safari/537.36 Edg/86.0.622.63</text:p>
          </table:table-cell>
          <table:table-cell office:value-type="string" calcext:value-type="string">
            <text:p>R_21HWuYhF63oBB0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5eff74b5e91457ea2</text:p>
          </table:table-cell>
          <table:table-cell office:value-type="float" office:value="7922" calcext:value-type="float">
            <text:p>7922</text:p>
          </table:table-cell>
          <table:table-cell office:value-type="string" calcext:value-type="string">
            <text:p>2021-02-17 03:46:02</text:p>
          </table:table-cell>
          <table:table-cell office:value-type="string" calcext:value-type="string">
            <text:p>2021-02-17 03:46:27</text:p>
          </table:table-cell>
          <table:table-cell office:value-type="string" calcext:value-type="string">
            <text:p>IP Addre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1-02-17 03:46: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40]&lt;&gt;&quot;&quot;;[.AC240]&lt;&gt;&quot;&quot;);[.AC240]/[.AB240];&quot;&quot;)">
            <text:p/>
          </table:table-cell>
          <table:table-cell table:formula="of:=IF(AND([.AD240]&lt;&gt;&quot;&quot;;[.AB240]&lt;&gt;&quot;&quot;);[.AD240]/[.AB24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df265f998972474cb6487</text:p>
          </table:table-cell>
          <table:table-cell office:value-type="string" calcext:value-type="string">
            <text:p>Mozilla/5.0 (Linux; Android 11; SM-N975U) AppleWebKit/537.36 (KHTML, like Gecko) Chrome/88.0.4324.152 Mobile Safari/537.36</text:p>
          </table:table-cell>
          <table:table-cell office:value-type="string" calcext:value-type="string">
            <text:p>R_UtiWkAWXj4q5dJv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41d7070054ece3aa8a</text:p>
          </table:table-cell>
          <table:table-cell office:value-type="float" office:value="8173" calcext:value-type="float">
            <text:p>8173</text:p>
          </table:table-cell>
          <table:table-cell office:value-type="string" calcext:value-type="string">
            <text:p>2021-02-13 01:57:47</text:p>
          </table:table-cell>
          <table:table-cell office:value-type="string" calcext:value-type="string">
            <text:p>2021-02-13 01:58:53</text:p>
          </table:table-cell>
          <table:table-cell office:value-type="string" calcext:value-type="string">
            <text:p>IP Ad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2-13 01:58: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41]&lt;&gt;&quot;&quot;;[.AC241]&lt;&gt;&quot;&quot;);[.AC241]/[.AB241];&quot;&quot;)">
            <text:p/>
          </table:table-cell>
          <table:table-cell table:formula="of:=IF(AND([.AD241]&lt;&gt;&quot;&quot;;[.AB241]&lt;&gt;&quot;&quot;);[.AD241]/[.AB24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6b25adb97a63895d5435f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qyZ3JmXeXTQd6M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12e76d05e4c897593</text:p>
          </table:table-cell>
          <table:table-cell office:value-type="float" office:value="8487" calcext:value-type="float">
            <text:p>8487</text:p>
          </table:table-cell>
          <table:table-cell office:value-type="string" calcext:value-type="string">
            <text:p>2021-02-17 03:45:29</text:p>
          </table:table-cell>
          <table:table-cell office:value-type="string" calcext:value-type="string">
            <text:p>2021-02-17 03:46:12</text:p>
          </table:table-cell>
          <table:table-cell office:value-type="string" calcext:value-type="string">
            <text:p>IP Addre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1-02-17 03:46: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2]&lt;&gt;&quot;&quot;;[.AC242]&lt;&gt;&quot;&quot;);[.AC242]/[.AB242];&quot;&quot;)">
            <text:p/>
          </table:table-cell>
          <table:table-cell table:formula="of:=IF(AND([.AD242]&lt;&gt;&quot;&quot;;[.AB242]&lt;&gt;&quot;&quot;);[.AD242]/[.AB24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0c74abaacbc5a8a41c21f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12LaDeo8qXUdujm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2430f9e01d01c84572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2021-02-13 02:01:15</text:p>
          </table:table-cell>
          <table:table-cell office:value-type="string" calcext:value-type="string">
            <text:p>2021-02-13 02:05:36</text:p>
          </table:table-cell>
          <table:table-cell office:value-type="string" calcext:value-type="string">
            <text:p>IP Addres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021-02-13 02:05: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3]&lt;&gt;&quot;&quot;;[.AC243]&lt;&gt;&quot;&quot;);[.AC243]/[.AB243];&quot;&quot;)">
            <text:p/>
          </table:table-cell>
          <table:table-cell table:formula="of:=IF(AND([.AD243]&lt;&gt;&quot;&quot;;[.AB243]&lt;&gt;&quot;&quot;);[.AD243]/[.AB24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41325ffce14d35e6da5bb6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pLgHZryhDmWKb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01c32cfe5dbda8c88d</text:p>
          </table:table-cell>
          <table:table-cell office:value-type="float" office:value="8679" calcext:value-type="float">
            <text:p>8679</text:p>
          </table:table-cell>
          <table:table-cell office:value-type="string" calcext:value-type="string">
            <text:p>2021-02-17 03:47:18</text:p>
          </table:table-cell>
          <table:table-cell office:value-type="string" calcext:value-type="string">
            <text:p>2021-02-17 03:48:25</text:p>
          </table:table-cell>
          <table:table-cell office:value-type="string" calcext:value-type="string">
            <text:p>IP Addres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2-17 03:4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4]&lt;&gt;&quot;&quot;;[.AC244]&lt;&gt;&quot;&quot;);[.AC244]/[.AB244];&quot;&quot;)">
            <text:p/>
          </table:table-cell>
          <table:table-cell table:formula="of:=IF(AND([.AD244]&lt;&gt;&quot;&quot;;[.AB244]&lt;&gt;&quot;&quot;);[.AD244]/[.AB24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0313fd4a113e381296a3db</text:p>
          </table:table-cell>
          <table:table-cell office:value-type="string" calcext:value-type="string">
            <text:p>Mozilla/5.0 (Macintosh; Intel Mac OS X 10_14_6) AppleWebKit/537.36 (KHTML, like Gecko) Chrome/88.0.4324.150 Safari/537.36</text:p>
          </table:table-cell>
          <table:table-cell office:value-type="string" calcext:value-type="string">
            <text:p>R_8tZaEIDF3C7Gzp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11c9242f5d6e2bb9d6</text:p>
          </table:table-cell>
          <table:table-cell office:value-type="float" office:value="8711" calcext:value-type="float">
            <text:p>8711</text:p>
          </table:table-cell>
          <table:table-cell office:value-type="string" calcext:value-type="string">
            <text:p>2021-02-17 03:39:16</text:p>
          </table:table-cell>
          <table:table-cell office:value-type="string" calcext:value-type="string">
            <text:p>2021-02-17 03:39:53</text:p>
          </table:table-cell>
          <table:table-cell office:value-type="string" calcext:value-type="string">
            <text:p>IP Addres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1-02-17 03:39: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5]&lt;&gt;&quot;&quot;;[.AC245]&lt;&gt;&quot;&quot;);[.AC245]/[.AB245];&quot;&quot;)">
            <text:p/>
          </table:table-cell>
          <table:table-cell table:formula="of:=IF(AND([.AD245]&lt;&gt;&quot;&quot;;[.AB245]&lt;&gt;&quot;&quot;);[.AD245]/[.AB24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0cd585c4bc35a2a7f075e</text:p>
          </table:table-cell>
          <table:table-cell office:value-type="string" calcext:value-type="string">
            <text:p>Mozilla/5.0 (Windows NT 10.0; Win64; x64) AppleWebKit/537.36 (KHTML, like Gecko) Chrome/88.0.4324.146 Safari/537.36</text:p>
          </table:table-cell>
          <table:table-cell office:value-type="string" calcext:value-type="string">
            <text:p>R_2qfJFbdlZzCDcR4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f5bf92e75410c4f1b1</text:p>
          </table:table-cell>
          <table:table-cell office:value-type="float" office:value="8922" calcext:value-type="float">
            <text:p>8922</text:p>
          </table:table-cell>
          <table:table-cell office:value-type="string" calcext:value-type="string">
            <text:p>2021-02-13 02:00:24</text:p>
          </table:table-cell>
          <table:table-cell office:value-type="string" calcext:value-type="string">
            <text:p>2021-02-13 02:00:55</text:p>
          </table:table-cell>
          <table:table-cell office:value-type="string" calcext:value-type="string">
            <text:p>IP Add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1-02-13 02:00: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6]&lt;&gt;&quot;&quot;;[.AC246]&lt;&gt;&quot;&quot;);[.AC246]/[.AB246];&quot;&quot;)">
            <text:p/>
          </table:table-cell>
          <table:table-cell table:formula="of:=IF(AND([.AD246]&lt;&gt;&quot;&quot;;[.AB246]&lt;&gt;&quot;&quot;);[.AD246]/[.AB24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d0d943e5c0950268264177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uvJzh6zrWPnlET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79c4b055b1f8425e1</text:p>
          </table:table-cell>
          <table:table-cell office:value-type="float" office:value="9101" calcext:value-type="float">
            <text:p>9101</text:p>
          </table:table-cell>
          <table:table-cell office:value-type="string" calcext:value-type="string">
            <text:p>2021-02-17 03:46:52</text:p>
          </table:table-cell>
          <table:table-cell office:value-type="string" calcext:value-type="string">
            <text:p>2021-02-17 03:47:22</text:p>
          </table:table-cell>
          <table:table-cell office:value-type="string" calcext:value-type="string">
            <text:p>IP Addr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02-17 03:47: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7]&lt;&gt;&quot;&quot;;[.AC247]&lt;&gt;&quot;&quot;);[.AC247]/[.AB247];&quot;&quot;)">
            <text:p/>
          </table:table-cell>
          <table:table-cell table:formula="of:=IF(AND([.AD247]&lt;&gt;&quot;&quot;;[.AB247]&lt;&gt;&quot;&quot;);[.AD247]/[.AB24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c7f4b3854fb30001d0c13a</text:p>
          </table:table-cell>
          <table:table-cell office:value-type="string" calcext:value-type="string">
            <text:p>Mozilla/5.0 (X11; Linux x86_64) AppleWebKit/537.36 (KHTML, like Gecko) Chrome/86.0.4240.99 Safari/537.36</text:p>
          </table:table-cell>
          <table:table-cell office:value-type="string" calcext:value-type="string">
            <text:p>R_1BXilANvPIbz7Y9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c08e6c3593122bb26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2021-02-17 03:47:43</text:p>
          </table:table-cell>
          <table:table-cell office:value-type="string" calcext:value-type="string">
            <text:p>2021-02-17 03:48:17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7 03:4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8]&lt;&gt;&quot;&quot;;[.AC248]&lt;&gt;&quot;&quot;);[.AC248]/[.AB248];&quot;&quot;)">
            <text:p/>
          </table:table-cell>
          <table:table-cell table:formula="of:=IF(AND([.AD248]&lt;&gt;&quot;&quot;;[.AB248]&lt;&gt;&quot;&quot;);[.AD248]/[.AB24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0445f10850d4c7e8cd0c5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26aJdBGdLHOsE3w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11d707005370e463eb</text:p>
          </table:table-cell>
          <table:table-cell office:value-type="float" office:value="9466" calcext:value-type="float">
            <text:p>9466</text:p>
          </table:table-cell>
          <table:table-cell office:value-type="string" calcext:value-type="string">
            <text:p>2021-02-13 02:00:53</text:p>
          </table:table-cell>
          <table:table-cell office:value-type="string" calcext:value-type="string">
            <text:p>2021-02-13 02:01:14</text:p>
          </table:table-cell>
          <table:table-cell office:value-type="string" calcext:value-type="string">
            <text:p>IP Addre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02-13 02:01: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49]&lt;&gt;&quot;&quot;;[.AC249]&lt;&gt;&quot;&quot;);[.AC249]/[.AB249];&quot;&quot;)">
            <text:p/>
          </table:table-cell>
          <table:table-cell table:formula="of:=IF(AND([.AD249]&lt;&gt;&quot;&quot;;[.AB249]&lt;&gt;&quot;&quot;);[.AD249]/[.AB24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1a8d1531978f00019c42bd</text:p>
          </table:table-cell>
          <table:table-cell office:value-type="string" calcext:value-type="string">
            <text:p>Mozilla/5.0 (Windows NT 6.3; Win64; x64) AppleWebKit/537.36 (KHTML, like Gecko) Chrome/88.0.4324.150 Safari/537.36</text:p>
          </table:table-cell>
          <table:table-cell office:value-type="string" calcext:value-type="string">
            <text:p>R_DpjsxaGe2GDcsYF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309e86b5c00308aa3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2021-02-17 03:41:41</text:p>
          </table:table-cell>
          <table:table-cell office:value-type="string" calcext:value-type="string">
            <text:p>2021-02-17 03:42:01</text:p>
          </table:table-cell>
          <table:table-cell office:value-type="string" calcext:value-type="string">
            <text:p>IP Addre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1-02-17 03:42:0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50]&lt;&gt;&quot;&quot;;[.AC250]&lt;&gt;&quot;&quot;);[.AC250]/[.AB250];&quot;&quot;)">
            <text:p/>
          </table:table-cell>
          <table:table-cell table:formula="of:=IF(AND([.AD250]&lt;&gt;&quot;&quot;;[.AB250]&lt;&gt;&quot;&quot;);[.AD250]/[.AB25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1463c5d40c1b00167822a8</text:p>
          </table:table-cell>
          <table:table-cell office:value-type="string" calcext:value-type="string">
            <text:p>Mozilla/5.0 (Windows NT 10.0; Win64; x64) AppleWebKit/537.36 (KHTML, like Gecko) Chrome/87.0.4280.141 Safari/537.36 OPR/73.0.3856.396</text:p>
          </table:table-cell>
          <table:table-cell office:value-type="string" calcext:value-type="string">
            <text:p>R_AtJ39S16pC1lIk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d25f75b85a770d8b24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2021-02-17 03:33:40</text:p>
          </table:table-cell>
          <table:table-cell office:value-type="string" calcext:value-type="string">
            <text:p>2021-02-17 03:34:15</text:p>
          </table:table-cell>
          <table:table-cell office:value-type="string" calcext:value-type="string">
            <text:p>IP Addr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1-02-17 03:34: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51]&lt;&gt;&quot;&quot;;[.AC251]&lt;&gt;&quot;&quot;);[.AC251]/[.AB251];&quot;&quot;)">
            <text:p/>
          </table:table-cell>
          <table:table-cell table:formula="of:=IF(AND([.AD251]&lt;&gt;&quot;&quot;;[.AB251]&lt;&gt;&quot;&quot;);[.AD251]/[.AB25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9303a02d8c5900152f9d63</text:p>
          </table:table-cell>
          <table:table-cell office:value-type="string" calcext:value-type="string">
            <text:p>Mozilla/5.0 (Linux; Android 10; KOB2-W09) AppleWebKit/537.36 (KHTML, like Gecko) Chrome/86.0.4240.198 Safari/537.36 OPR/61.2.3076.56749</text:p>
          </table:table-cell>
          <table:table-cell office:value-type="string" calcext:value-type="string">
            <text:p>R_2D8545ecYjgOMVl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28e3b1e5daabecc62</text:p>
          </table:table-cell>
          <table:table-cell office:value-type="float" office:value="10672" calcext:value-type="float">
            <text:p>10672</text:p>
          </table:table-cell>
          <table:table-cell office:value-type="string" calcext:value-type="string">
            <text:p>2021-02-17 03:46:33</text:p>
          </table:table-cell>
          <table:table-cell office:value-type="string" calcext:value-type="string">
            <text:p>2021-02-17 03:47:14</text:p>
          </table:table-cell>
          <table:table-cell office:value-type="string" calcext:value-type="string">
            <text:p>IP Addre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1-02-17 03:4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52]&lt;&gt;&quot;&quot;;[.AC252]&lt;&gt;&quot;&quot;);[.AC252]/[.AB252];&quot;&quot;)">
            <text:p/>
          </table:table-cell>
          <table:table-cell table:formula="of:=IF(AND([.AD252]&lt;&gt;&quot;&quot;;[.AB252]&lt;&gt;&quot;&quot;);[.AD252]/[.AB25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61144fe8f6180691db1709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2U6ppdmAdzcan9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21151d505d63350f04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2021-02-17 03:34:59</text:p>
          </table:table-cell>
          <table:table-cell office:value-type="string" calcext:value-type="string">
            <text:p>2021-02-17 03:35:33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7 03:35:3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53]&lt;&gt;&quot;&quot;;[.AC253]&lt;&gt;&quot;&quot;);[.AC253]/[.AB253];&quot;&quot;)">
            <text:p/>
          </table:table-cell>
          <table:table-cell table:formula="of:=IF(AND([.AD253]&lt;&gt;&quot;&quot;;[.AB253]&lt;&gt;&quot;&quot;);[.AD253]/[.AB25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c3ee593de04ad0001d9135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roVhEwfb4LkLg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7aa11bc85cd8ccaa52</text:p>
          </table:table-cell>
          <table:table-cell office:value-type="float" office:value="11219" calcext:value-type="float">
            <text:p>11219</text:p>
          </table:table-cell>
          <table:table-cell office:value-type="string" calcext:value-type="string">
            <text:p>2021-02-17 03:45:08</text:p>
          </table:table-cell>
          <table:table-cell office:value-type="string" calcext:value-type="string">
            <text:p>2021-02-17 03:46:16</text:p>
          </table:table-cell>
          <table:table-cell office:value-type="string" calcext:value-type="string">
            <text:p>IP Addres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2-17 03:46:1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54]&lt;&gt;&quot;&quot;;[.AC254]&lt;&gt;&quot;&quot;);[.AC254]/[.AB254];&quot;&quot;)">
            <text:p/>
          </table:table-cell>
          <table:table-cell table:formula="of:=IF(AND([.AD254]&lt;&gt;&quot;&quot;;[.AB254]&lt;&gt;&quot;&quot;);[.AD254]/[.AB25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c534cfd8021500086ad1ac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psI907jxxQ98zK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c59dc5355d8b60b282</text:p>
          </table:table-cell>
          <table:table-cell office:value-type="float" office:value="11221" calcext:value-type="float">
            <text:p>11221</text:p>
          </table:table-cell>
          <table:table-cell office:value-type="string" calcext:value-type="string">
            <text:p>2021-02-17 03:33:32</text:p>
          </table:table-cell>
          <table:table-cell office:value-type="string" calcext:value-type="string">
            <text:p>2021-02-17 03:34:05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7 03:34: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55]&lt;&gt;&quot;&quot;;[.AC255]&lt;&gt;&quot;&quot;);[.AC255]/[.AB255];&quot;&quot;)">
            <text:p/>
          </table:table-cell>
          <table:table-cell table:formula="of:=IF(AND([.AD255]&lt;&gt;&quot;&quot;;[.AB255]&lt;&gt;&quot;&quot;);[.AD255]/[.AB25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83e5fac85c275782756b34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NnyCb9MB5a0vrq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70f032335e7546ec34</text:p>
          </table:table-cell>
          <table:table-cell office:value-type="float" office:value="11549" calcext:value-type="float">
            <text:p>11549</text:p>
          </table:table-cell>
          <table:table-cell office:value-type="string" calcext:value-type="string">
            <text:p>2021-02-17 03:40:42</text:p>
          </table:table-cell>
          <table:table-cell office:value-type="string" calcext:value-type="string">
            <text:p>2021-02-17 03:41:15</text:p>
          </table:table-cell>
          <table:table-cell office:value-type="string" calcext:value-type="string">
            <text:p>IP Addre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1-02-17 03:41: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56]&lt;&gt;&quot;&quot;;[.AC256]&lt;&gt;&quot;&quot;);[.AC256]/[.AB256];&quot;&quot;)">
            <text:p/>
          </table:table-cell>
          <table:table-cell table:formula="of:=IF(AND([.AD256]&lt;&gt;&quot;&quot;;[.AB256]&lt;&gt;&quot;&quot;);[.AD256]/[.AB25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5a5aa1c864b03b4b1431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R93GFurPYL5cG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dd986cfd00092fc3db</text:p>
          </table:table-cell>
          <table:table-cell office:value-type="float" office:value="11665" calcext:value-type="float">
            <text:p>11665</text:p>
          </table:table-cell>
          <table:table-cell office:value-type="string" calcext:value-type="string">
            <text:p>2021-02-17 03:42:25</text:p>
          </table:table-cell>
          <table:table-cell office:value-type="string" calcext:value-type="string">
            <text:p>2021-02-17 03:42:53</text:p>
          </table:table-cell>
          <table:table-cell office:value-type="string" calcext:value-type="string">
            <text:p>IP Addre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1-02-17 03:42:5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57]&lt;&gt;&quot;&quot;;[.AC257]&lt;&gt;&quot;&quot;);[.AC257]/[.AB257];&quot;&quot;)">
            <text:p/>
          </table:table-cell>
          <table:table-cell table:formula="of:=IF(AND([.AD257]&lt;&gt;&quot;&quot;;[.AB257]&lt;&gt;&quot;&quot;);[.AD257]/[.AB25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677235a69135375411a86a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aWUPSBRLphWWC5P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bef252025b2452547b</text:p>
          </table:table-cell>
          <table:table-cell office:value-type="float" office:value="11726" calcext:value-type="float">
            <text:p>11726</text:p>
          </table:table-cell>
          <table:table-cell office:value-type="string" calcext:value-type="string">
            <text:p>2021-02-17 03:41:52</text:p>
          </table:table-cell>
          <table:table-cell office:value-type="string" calcext:value-type="string">
            <text:p>2021-02-17 03:42:29</text:p>
          </table:table-cell>
          <table:table-cell office:value-type="string" calcext:value-type="string">
            <text:p>IP Add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02-17 03:42: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58]&lt;&gt;&quot;&quot;;[.AC258]&lt;&gt;&quot;&quot;);[.AC258]/[.AB258];&quot;&quot;)">
            <text:p/>
          </table:table-cell>
          <table:table-cell table:formula="of:=IF(AND([.AD258]&lt;&gt;&quot;&quot;;[.AB258]&lt;&gt;&quot;&quot;);[.AD258]/[.AB25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db8dbac85359924ce3220b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Ditw8eOJJJpoeKB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66dee01c50cbdad172</text:p>
          </table:table-cell>
          <table:table-cell office:value-type="float" office:value="11744" calcext:value-type="float">
            <text:p>11744</text:p>
          </table:table-cell>
          <table:table-cell office:value-type="string" calcext:value-type="string">
            <text:p>2021-02-12 23:03:05</text:p>
          </table:table-cell>
          <table:table-cell office:value-type="string" calcext:value-type="string">
            <text:p>2021-02-12 23:03:32</text:p>
          </table:table-cell>
          <table:table-cell office:value-type="string" calcext:value-type="string">
            <text:p>IP Addre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1-02-12 23:03: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59]&lt;&gt;&quot;&quot;;[.AC259]&lt;&gt;&quot;&quot;);[.AC259]/[.AB259];&quot;&quot;)">
            <text:p/>
          </table:table-cell>
          <table:table-cell table:formula="of:=IF(AND([.AD259]&lt;&gt;&quot;&quot;;[.AB259]&lt;&gt;&quot;&quot;);[.AD259]/[.AB25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5b9846033f642ff6884099</text:p>
          </table:table-cell>
          <table:table-cell office:value-type="string" calcext:value-type="string">
            <text:p>Mozilla/5.0 (Windows NT 10.0; Win64; x64) AppleWebKit/537.36 (KHTML, like Gecko) Chrome/87.0.4280.142 Safari/537.36</text:p>
          </table:table-cell>
          <table:table-cell office:value-type="string" calcext:value-type="string">
            <text:p>R_xfJPycp6fzKXdAt</text:p>
          </table:table-cell>
          <table:table-cell office:value-type="string" calcext:value-type="string">
            <text:p>601b515cf30e12505f5c2e7b</text:p>
          </table:table-cell>
          <table:table-cell office:value-type="string" calcext:value-type="string">
            <text:p>6027011862fd6049b61607a6</text:p>
          </table:table-cell>
          <table:table-cell office:value-type="float" office:value="11818" calcext:value-type="float">
            <text:p>11818</text:p>
          </table:table-cell>
          <table:table-cell office:value-type="string" calcext:value-type="string">
            <text:p>2021-02-12 18:28:45</text:p>
          </table:table-cell>
          <table:table-cell office:value-type="string" calcext:value-type="string">
            <text:p>2021-02-12 18:29:10</text:p>
          </table:table-cell>
          <table:table-cell office:value-type="string" calcext:value-type="string">
            <text:p>IP Add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02-12 18:29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0]&lt;&gt;&quot;&quot;;[.AC260]&lt;&gt;&quot;&quot;);[.AC260]/[.AB260];&quot;&quot;)">
            <text:p/>
          </table:table-cell>
          <table:table-cell table:formula="of:=IF(AND([.AD260]&lt;&gt;&quot;&quot;;[.AB260]&lt;&gt;&quot;&quot;);[.AD260]/[.AB26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6ce3c4139f041142a4b542</text:p>
          </table:table-cell>
          <table:table-cell office:value-type="string" calcext:value-type="string">
            <text:p>Mozilla/5.0 (iPhone; CPU iPhone OS 14_0 like Mac OS X) AppleWebKit/605.1.15 (KHTML, like Gecko) Version/14.0 Mobile/15E148 Safari/604.1</text:p>
          </table:table-cell>
          <table:table-cell office:value-type="string" calcext:value-type="string">
            <text:p>R_vw8grLakIC7nJIt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e8c2eb7c5e06d38bbb</text:p>
          </table:table-cell>
          <table:table-cell office:value-type="float" office:value="11901" calcext:value-type="float">
            <text:p>11901</text:p>
          </table:table-cell>
          <table:table-cell office:value-type="string" calcext:value-type="string">
            <text:p>2021-02-17 03:47:01</text:p>
          </table:table-cell>
          <table:table-cell office:value-type="string" calcext:value-type="string">
            <text:p>2021-02-17 03:47:42</text:p>
          </table:table-cell>
          <table:table-cell office:value-type="string" calcext:value-type="string">
            <text:p>IP Addre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1-02-17 03:47:4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1]&lt;&gt;&quot;&quot;;[.AC261]&lt;&gt;&quot;&quot;);[.AC261]/[.AB261];&quot;&quot;)">
            <text:p/>
          </table:table-cell>
          <table:table-cell table:formula="of:=IF(AND([.AD261]&lt;&gt;&quot;&quot;;[.AB261]&lt;&gt;&quot;&quot;);[.AD261]/[.AB26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7acc5665c42a2ae18dc42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2aWV68okxXqkG8G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add6ab3e5cf8c3a684</text:p>
          </table:table-cell>
          <table:table-cell office:value-type="float" office:value="11957" calcext:value-type="float">
            <text:p>11957</text:p>
          </table:table-cell>
          <table:table-cell office:value-type="string" calcext:value-type="string">
            <text:p>2021-02-17 03:37:19</text:p>
          </table:table-cell>
          <table:table-cell office:value-type="string" calcext:value-type="string">
            <text:p>2021-02-17 03:38:05</text:p>
          </table:table-cell>
          <table:table-cell office:value-type="string" calcext:value-type="string">
            <text:p>IP Addres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02-17 03:38: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2]&lt;&gt;&quot;&quot;;[.AC262]&lt;&gt;&quot;&quot;);[.AC262]/[.AB262];&quot;&quot;)">
            <text:p/>
          </table:table-cell>
          <table:table-cell table:formula="of:=IF(AND([.AD262]&lt;&gt;&quot;&quot;;[.AB262]&lt;&gt;&quot;&quot;);[.AD262]/[.AB26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09b253ad29e1b59099071</text:p>
          </table:table-cell>
          <table:table-cell office:value-type="string" calcext:value-type="string">
            <text:p>Mozilla/5.0 (Windows NT 10.0; Win64; x64) AppleWebKit/537.36 (KHTML, like Gecko) Chrome/88.0.4324.182 Safari/537.36</text:p>
          </table:table-cell>
          <table:table-cell office:value-type="string" calcext:value-type="string">
            <text:p>R_1MThNLrCZzqAgga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800a29c45d7f09f9bb</text:p>
          </table:table-cell>
          <table:table-cell office:value-type="float" office:value="11975" calcext:value-type="float">
            <text:p>11975</text:p>
          </table:table-cell>
          <table:table-cell office:value-type="string" calcext:value-type="string">
            <text:p>2021-02-17 03:32:19</text:p>
          </table:table-cell>
          <table:table-cell office:value-type="string" calcext:value-type="string">
            <text:p>2021-02-17 03:33:25</text:p>
          </table:table-cell>
          <table:table-cell office:value-type="string" calcext:value-type="string">
            <text:p>IP Addres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2-17 03:33: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3]&lt;&gt;&quot;&quot;;[.AC263]&lt;&gt;&quot;&quot;);[.AC263]/[.AB263];&quot;&quot;)">
            <text:p/>
          </table:table-cell>
          <table:table-cell table:formula="of:=IF(AND([.AD263]&lt;&gt;&quot;&quot;;[.AB263]&lt;&gt;&quot;&quot;);[.AD263]/[.AB26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c5d1853792714b788b0452</text:p>
          </table:table-cell>
          <table:table-cell office:value-type="string" calcext:value-type="string">
            <text:p>Mozilla/5.0 (X11; Linux x86_64) AppleWebKit/537.36 (KHTML, like Gecko) Chrome/88.0.4324.150 Safari/537.36</text:p>
          </table:table-cell>
          <table:table-cell office:value-type="string" calcext:value-type="string">
            <text:p>R_2XjMmLOo1ZIP8Gi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1fb8882e4fc13b48ef</text:p>
          </table:table-cell>
          <table:table-cell office:value-type="float" office:value="12271" calcext:value-type="float">
            <text:p>12271</text:p>
          </table:table-cell>
          <table:table-cell office:value-type="string" calcext:value-type="string">
            <text:p>2021-02-12 23:01:56</text:p>
          </table:table-cell>
          <table:table-cell office:value-type="string" calcext:value-type="string">
            <text:p>2021-02-12 23:02:15</text:p>
          </table:table-cell>
          <table:table-cell office:value-type="string" calcext:value-type="string">
            <text:p>IP Addre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2-12 23:02:1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4]&lt;&gt;&quot;&quot;;[.AC264]&lt;&gt;&quot;&quot;);[.AC264]/[.AB264];&quot;&quot;)">
            <text:p/>
          </table:table-cell>
          <table:table-cell table:formula="of:=IF(AND([.AD264]&lt;&gt;&quot;&quot;;[.AB264]&lt;&gt;&quot;&quot;);[.AD264]/[.AB26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1c45f996efd9721894dfdf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 office:value-type="string" calcext:value-type="string">
            <text:p>R_1lAINokcjFGxOJn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75ea7352525deca80d</text:p>
          </table:table-cell>
          <table:table-cell office:value-type="float" office:value="12679" calcext:value-type="float">
            <text:p>12679</text:p>
          </table:table-cell>
          <table:table-cell office:value-type="string" calcext:value-type="string">
            <text:p>2021-02-12 23:03:26</text:p>
          </table:table-cell>
          <table:table-cell office:value-type="string" calcext:value-type="string">
            <text:p>2021-02-12 23:03:57</text:p>
          </table:table-cell>
          <table:table-cell office:value-type="string" calcext:value-type="string">
            <text:p>IP Add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1-02-12 23:03: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5]&lt;&gt;&quot;&quot;;[.AC265]&lt;&gt;&quot;&quot;);[.AC265]/[.AB265];&quot;&quot;)">
            <text:p/>
          </table:table-cell>
          <table:table-cell table:formula="of:=IF(AND([.AD265]&lt;&gt;&quot;&quot;;[.AB265]&lt;&gt;&quot;&quot;);[.AD265]/[.AB26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72e83c4ffd16225c2d230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2gOxiMsjQAG1e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1faa64bc5d55ee332c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2021-02-17 03:47:47</text:p>
          </table:table-cell>
          <table:table-cell office:value-type="string" calcext:value-type="string">
            <text:p>2021-02-17 03:48:28</text:p>
          </table:table-cell>
          <table:table-cell office:value-type="string" calcext:value-type="string">
            <text:p>IP Addre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02-17 03:48:29</text:p>
          </table:table-cell>
          <table:table-cell/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6]&lt;&gt;&quot;&quot;;[.AC266]&lt;&gt;&quot;&quot;);[.AC266]/[.AB266];&quot;&quot;)">
            <text:p/>
          </table:table-cell>
          <table:table-cell table:formula="of:=IF(AND([.AD266]&lt;&gt;&quot;&quot;;[.AB266]&lt;&gt;&quot;&quot;);[.AD266]/[.AB26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ea9e7fdcee257071ec396</text:p>
          </table:table-cell>
          <table:table-cell office:value-type="string" calcext:value-type="string">
            <text:p>Mozilla/5.0 (Linux; Android 10; MAR-LX1A) AppleWebKit/537.36 (KHTML, like Gecko) Chrome/88.0.4324.152 Mobile Safari/537.36</text:p>
          </table:table-cell>
          <table:table-cell office:value-type="string" calcext:value-type="string">
            <text:p>R_DpD7gSoerNApKrn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894fe3a5e5d3177a7</text:p>
          </table:table-cell>
          <table:table-cell office:value-type="float" office:value="13035" calcext:value-type="float">
            <text:p>13035</text:p>
          </table:table-cell>
          <table:table-cell office:value-type="string" calcext:value-type="string">
            <text:p>2021-02-17 03:40:30</text:p>
          </table:table-cell>
          <table:table-cell office:value-type="string" calcext:value-type="string">
            <text:p>2021-02-17 03:41:02</text:p>
          </table:table-cell>
          <table:table-cell office:value-type="string" calcext:value-type="string">
            <text:p>IP Add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1-02-17 03:41: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7]&lt;&gt;&quot;&quot;;[.AC267]&lt;&gt;&quot;&quot;);[.AC267]/[.AB267];&quot;&quot;)">
            <text:p/>
          </table:table-cell>
          <table:table-cell table:formula="of:=IF(AND([.AD267]&lt;&gt;&quot;&quot;;[.AB267]&lt;&gt;&quot;&quot;);[.AD267]/[.AB26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c12924d362410a4ad6d8d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n91N10I8osoDGk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a249a39b54b8c5ed3e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2021-02-13 01:59:01</text:p>
          </table:table-cell>
          <table:table-cell office:value-type="string" calcext:value-type="string">
            <text:p>2021-02-13 01:59:29</text:p>
          </table:table-cell>
          <table:table-cell office:value-type="string" calcext:value-type="string">
            <text:p>IP Add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1-02-13 01:59: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68]&lt;&gt;&quot;&quot;;[.AC268]&lt;&gt;&quot;&quot;);[.AC268]/[.AB268];&quot;&quot;)">
            <text:p/>
          </table:table-cell>
          <table:table-cell table:formula="of:=IF(AND([.AD268]&lt;&gt;&quot;&quot;;[.AB268]&lt;&gt;&quot;&quot;);[.AD268]/[.AB26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d1ddefbdcc381f5ace15d4</text:p>
          </table:table-cell>
          <table:table-cell office:value-type="string" calcext:value-type="string">
            <text:p>Mozilla/5.0 (Windows NT 10.0; Win64; x64) AppleWebKit/537.36 (KHTML, like Gecko) Chrome/88.0.4324.152 Safari/537.36</text:p>
          </table:table-cell>
          <table:table-cell office:value-type="string" calcext:value-type="string">
            <text:p>R_2SqqTauTkULeC3e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3fc2eb7c5d8ad34d1b</text:p>
          </table:table-cell>
          <table:table-cell office:value-type="float" office:value="13190" calcext:value-type="float">
            <text:p>13190</text:p>
          </table:table-cell>
          <table:table-cell office:value-type="string" calcext:value-type="string">
            <text:p>2021-02-17 03:44:01</text:p>
          </table:table-cell>
          <table:table-cell office:value-type="string" calcext:value-type="string">
            <text:p>2021-02-17 03:44:23</text:p>
          </table:table-cell>
          <table:table-cell office:value-type="string" calcext:value-type="string">
            <text:p>IP Addre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02-17 03:44:2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69]&lt;&gt;&quot;&quot;;[.AC269]&lt;&gt;&quot;&quot;);[.AC269]/[.AB269];&quot;&quot;)">
            <text:p/>
          </table:table-cell>
          <table:table-cell table:formula="of:=IF(AND([.AD269]&lt;&gt;&quot;&quot;;[.AB269]&lt;&gt;&quot;&quot;);[.AD269]/[.AB26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f0a462ebe9a7092d6bb28d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1fl4uCEB33vtst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9e527c35d4f993295</text:p>
          </table:table-cell>
          <table:table-cell office:value-type="float" office:value="13196" calcext:value-type="float">
            <text:p>13196</text:p>
          </table:table-cell>
          <table:table-cell office:value-type="string" calcext:value-type="string">
            <text:p>2021-02-17 03:42:51</text:p>
          </table:table-cell>
          <table:table-cell office:value-type="string" calcext:value-type="string">
            <text:p>2021-02-17 03:43:18</text:p>
          </table:table-cell>
          <table:table-cell office:value-type="string" calcext:value-type="string">
            <text:p>IP Addre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1-02-17 03:43:1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0]&lt;&gt;&quot;&quot;;[.AC270]&lt;&gt;&quot;&quot;);[.AC270]/[.AB270];&quot;&quot;)">
            <text:p/>
          </table:table-cell>
          <table:table-cell table:formula="of:=IF(AND([.AD270]&lt;&gt;&quot;&quot;;[.AB270]&lt;&gt;&quot;&quot;);[.AD270]/[.AB27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496df08d19d84cde035c29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PtdaDkvJSMFM75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bd24ce4c5c4034e1b6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2021-02-17 03:37:35</text:p>
          </table:table-cell>
          <table:table-cell office:value-type="string" calcext:value-type="string">
            <text:p>2021-02-17 03:38:10</text:p>
          </table:table-cell>
          <table:table-cell office:value-type="string" calcext:value-type="string">
            <text:p>IP Add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1-02-17 03:38: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1]&lt;&gt;&quot;&quot;;[.AC271]&lt;&gt;&quot;&quot;);[.AC271]/[.AB271];&quot;&quot;)">
            <text:p/>
          </table:table-cell>
          <table:table-cell table:formula="of:=IF(AND([.AD271]&lt;&gt;&quot;&quot;;[.AB271]&lt;&gt;&quot;&quot;);[.AD271]/[.AB27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bbe7bcaba8d7d00019522d3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FXJBnpR20MiDzk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982894b24feaa17da9</text:p>
          </table:table-cell>
          <table:table-cell office:value-type="float" office:value="14294" calcext:value-type="float">
            <text:p>14294</text:p>
          </table:table-cell>
          <table:table-cell office:value-type="string" calcext:value-type="string">
            <text:p>2021-02-12 23:03:55</text:p>
          </table:table-cell>
          <table:table-cell office:value-type="string" calcext:value-type="string">
            <text:p>2021-02-12 23:04:47</text:p>
          </table:table-cell>
          <table:table-cell office:value-type="string" calcext:value-type="string">
            <text:p>IP Addres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2-12 23:04: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72]&lt;&gt;&quot;&quot;;[.AC272]&lt;&gt;&quot;&quot;);[.AC272]/[.AB272];&quot;&quot;)">
            <text:p/>
          </table:table-cell>
          <table:table-cell table:formula="of:=IF(AND([.AD272]&lt;&gt;&quot;&quot;;[.AB272]&lt;&gt;&quot;&quot;);[.AD272]/[.AB27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9d4d493c618a50001cf5c6a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D2d6tgjLFOp5XU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070900885cef3e3b4c</text:p>
          </table:table-cell>
          <table:table-cell office:value-type="float" office:value="14354" calcext:value-type="float">
            <text:p>14354</text:p>
          </table:table-cell>
          <table:table-cell office:value-type="string" calcext:value-type="string">
            <text:p>2021-02-17 03:34:34</text:p>
          </table:table-cell>
          <table:table-cell office:value-type="string" calcext:value-type="string">
            <text:p>2021-02-17 03:35:16</text:p>
          </table:table-cell>
          <table:table-cell office:value-type="string" calcext:value-type="string">
            <text:p>IP Addre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02-17 03:35: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3]&lt;&gt;&quot;&quot;;[.AC273]&lt;&gt;&quot;&quot;);[.AC273]/[.AB273];&quot;&quot;)">
            <text:p/>
          </table:table-cell>
          <table:table-cell table:formula="of:=IF(AND([.AD273]&lt;&gt;&quot;&quot;;[.AB273]&lt;&gt;&quot;&quot;);[.AD273]/[.AB27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26311d948902000131c22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I5LW34nxR0R5P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d108e1ead5e1737fa27</text:p>
          </table:table-cell>
          <table:table-cell office:value-type="float" office:value="14555" calcext:value-type="float">
            <text:p>14555</text:p>
          </table:table-cell>
          <table:table-cell office:value-type="string" calcext:value-type="string">
            <text:p>2021-02-17 04:00:23</text:p>
          </table:table-cell>
          <table:table-cell office:value-type="string" calcext:value-type="string">
            <text:p>2021-02-17 04:01:15</text:p>
          </table:table-cell>
          <table:table-cell office:value-type="string" calcext:value-type="string">
            <text:p>IP Addres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2-17 04:0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4]&lt;&gt;&quot;&quot;;[.AC274]&lt;&gt;&quot;&quot;);[.AC274]/[.AB274];&quot;&quot;)">
            <text:p/>
          </table:table-cell>
          <table:table-cell table:formula="of:=IF(AND([.AD274]&lt;&gt;&quot;&quot;;[.AB274]&lt;&gt;&quot;&quot;);[.AD274]/[.AB274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c3e5be68bbf2081da1eba2</text:p>
          </table:table-cell>
          <table:table-cell office:value-type="string" calcext:value-type="string">
            <text:p>Mozilla/5.0 (Windows NT 6.1; WOW64) AppleWebKit/537.36 (KHTML, like Gecko) Chrome/88.0.4324.150 Safari/537.36</text:p>
          </table:table-cell>
          <table:table-cell office:value-type="string" calcext:value-type="string">
            <text:p>R_276SxTGTGW0EHW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dcb9bd925d772df8f9</text:p>
          </table:table-cell>
          <table:table-cell office:value-type="float" office:value="14598" calcext:value-type="float">
            <text:p>14598</text:p>
          </table:table-cell>
          <table:table-cell office:value-type="string" calcext:value-type="string">
            <text:p>2021-02-17 03:46:39</text:p>
          </table:table-cell>
          <table:table-cell office:value-type="string" calcext:value-type="string">
            <text:p>2021-02-17 03:47:36</text:p>
          </table:table-cell>
          <table:table-cell office:value-type="string" calcext:value-type="string">
            <text:p>IP Addres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2-17 03:47:3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5]&lt;&gt;&quot;&quot;;[.AC275]&lt;&gt;&quot;&quot;);[.AC275]/[.AB275];&quot;&quot;)">
            <text:p/>
          </table:table-cell>
          <table:table-cell table:formula="of:=IF(AND([.AD275]&lt;&gt;&quot;&quot;;[.AB275]&lt;&gt;&quot;&quot;);[.AD275]/[.AB27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651423bda63f030f6d87aa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GcXabyaaR99zb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9777ccb75dfd44ac98</text:p>
          </table:table-cell>
          <table:table-cell office:value-type="float" office:value="14629" calcext:value-type="float">
            <text:p>14629</text:p>
          </table:table-cell>
          <table:table-cell office:value-type="string" calcext:value-type="string">
            <text:p>2021-02-17 03:45:48</text:p>
          </table:table-cell>
          <table:table-cell office:value-type="string" calcext:value-type="string">
            <text:p>2021-02-17 03:47:24</text:p>
          </table:table-cell>
          <table:table-cell office:value-type="string" calcext:value-type="string">
            <text:p>IP Addres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2-17 03:4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Google's Chrome Browser (Google Password Manager)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6]&lt;&gt;&quot;&quot;;[.AC276]&lt;&gt;&quot;&quot;);[.AC276]/[.AB276];&quot;&quot;)">
            <text:p/>
          </table:table-cell>
          <table:table-cell table:formula="of:=IF(AND([.AD276]&lt;&gt;&quot;&quot;;[.AB276]&lt;&gt;&quot;&quot;);[.AD276]/[.AB27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bfd427a4627c4258d48ec5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5w3UNtrIF7AekJb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f47597b05c3ee384c8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2021-02-17 03:42:48</text:p>
          </table:table-cell>
          <table:table-cell office:value-type="string" calcext:value-type="string">
            <text:p>2021-02-17 03:43:21</text:p>
          </table:table-cell>
          <table:table-cell office:value-type="string" calcext:value-type="string">
            <text:p>IP Addre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1-02-17 03:43:2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7]&lt;&gt;&quot;&quot;;[.AC277]&lt;&gt;&quot;&quot;);[.AC277]/[.AB277];&quot;&quot;)">
            <text:p/>
          </table:table-cell>
          <table:table-cell table:formula="of:=IF(AND([.AD277]&lt;&gt;&quot;&quot;;[.AB277]&lt;&gt;&quot;&quot;);[.AD277]/[.AB27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6dbe867df0cd0018261bc4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 office:value-type="string" calcext:value-type="string">
            <text:p>R_23123oJ0uGrh5B7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96efd964519fe29e3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021-02-12 23:03:52</text:p>
          </table:table-cell>
          <table:table-cell office:value-type="string" calcext:value-type="string">
            <text:p>2021-02-12 23:04:24</text:p>
          </table:table-cell>
          <table:table-cell office:value-type="string" calcext:value-type="string">
            <text:p>IP Add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1-02-12 23:04: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8]&lt;&gt;&quot;&quot;;[.AC278]&lt;&gt;&quot;&quot;);[.AC278]/[.AB278];&quot;&quot;)">
            <text:p/>
          </table:table-cell>
          <table:table-cell table:formula="of:=IF(AND([.AD278]&lt;&gt;&quot;&quot;;[.AB278]&lt;&gt;&quot;&quot;);[.AD278]/[.AB27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984836bf54b503a6bbe9a2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z0C0CpC2fAce5wd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2612bfe5ddb67a7f0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2021-02-17 03:46:24</text:p>
          </table:table-cell>
          <table:table-cell office:value-type="string" calcext:value-type="string">
            <text:p>2021-02-17 03:46:57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7 03:46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79]&lt;&gt;&quot;&quot;;[.AC279]&lt;&gt;&quot;&quot;);[.AC279]/[.AB279];&quot;&quot;)">
            <text:p/>
          </table:table-cell>
          <table:table-cell table:formula="of:=IF(AND([.AD279]&lt;&gt;&quot;&quot;;[.AB279]&lt;&gt;&quot;&quot;);[.AD279]/[.AB27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d24762300757700013d066d</text:p>
          </table:table-cell>
          <table:table-cell office:value-type="string" calcext:value-type="string">
            <text:p>Mozilla/5.0 (Windows NT 6.1; Win64; x64) AppleWebKit/537.36 (KHTML, like Gecko) Chrome/88.0.4324.150 Safari/537.36</text:p>
          </table:table-cell>
          <table:table-cell office:value-type="string" calcext:value-type="string">
            <text:p>R_1BWcUZQuaA53as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6a76cf2255cf87e797b</text:p>
          </table:table-cell>
          <table:table-cell office:value-type="float" office:value="10529" calcext:value-type="float">
            <text:p>10529</text:p>
          </table:table-cell>
          <table:table-cell office:value-type="string" calcext:value-type="string">
            <text:p>2021-02-17 03:32:59</text:p>
          </table:table-cell>
          <table:table-cell office:value-type="string" calcext:value-type="string">
            <text:p>2021-02-17 03:33:18</text:p>
          </table:table-cell>
          <table:table-cell office:value-type="string" calcext:value-type="string">
            <text:p>IP Addre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1-02-17 03:33: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0]&lt;&gt;&quot;&quot;;[.AC280]&lt;&gt;&quot;&quot;);[.AC280]/[.AB280];&quot;&quot;)">
            <text:p/>
          </table:table-cell>
          <table:table-cell table:formula="of:=IF(AND([.AD280]&lt;&gt;&quot;&quot;;[.AB280]&lt;&gt;&quot;&quot;);[.AD280]/[.AB28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da6b591d16bd6646d24ba6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 office:value-type="string" calcext:value-type="string">
            <text:p>R_12D73rp9XW8WLgR</text:p>
          </table:table-cell>
          <table:table-cell office:value-type="string" calcext:value-type="string">
            <text:p>60273e895873ea51cc833d51</text:p>
          </table:table-cell>
          <table:table-cell office:value-type="string" calcext:value-type="string">
            <text:p>60274120994c1d51e6b92bf7</text:p>
          </table:table-cell>
          <table:table-cell office:value-type="float" office:value="10712" calcext:value-type="float">
            <text:p>10712</text:p>
          </table:table-cell>
          <table:table-cell office:value-type="string" calcext:value-type="string">
            <text:p>2021-02-12 23:01:56</text:p>
          </table:table-cell>
          <table:table-cell office:value-type="string" calcext:value-type="string">
            <text:p>2021-02-12 23:02:49</text:p>
          </table:table-cell>
          <table:table-cell office:value-type="string" calcext:value-type="string">
            <text:p>IP Addres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2-12 23:02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1]&lt;&gt;&quot;&quot;;[.AC281]&lt;&gt;&quot;&quot;);[.AC281]/[.AB281];&quot;&quot;)">
            <text:p/>
          </table:table-cell>
          <table:table-cell table:formula="of:=IF(AND([.AD281]&lt;&gt;&quot;&quot;;[.AB281]&lt;&gt;&quot;&quot;);[.AD281]/[.AB28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3e95436fa4350dadcfbfeb</text:p>
          </table:table-cell>
          <table:table-cell office:value-type="string" calcext:value-type="string">
            <text:p>Mozilla/5.0 (Windows NT 10.0; Win64; x64) AppleWebKit/537.36 (KHTML, like Gecko) Chrome/88.0.4324.150 Safari/537.36 Edg/88.0.705.68</text:p>
          </table:table-cell>
          <table:table-cell office:value-type="string" calcext:value-type="string">
            <text:p>R_2zZIR3tJdEIKHrH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1c7464525da1c4b470</text:p>
          </table:table-cell>
          <table:table-cell office:value-type="float" office:value="12422" calcext:value-type="float">
            <text:p>12422</text:p>
          </table:table-cell>
          <table:table-cell office:value-type="string" calcext:value-type="string">
            <text:p>2021-02-17 03:43:26</text:p>
          </table:table-cell>
          <table:table-cell office:value-type="string" calcext:value-type="string">
            <text:p>2021-02-17 03:43:59</text:p>
          </table:table-cell>
          <table:table-cell office:value-type="string" calcext:value-type="string">
            <text:p>IP Addre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02-17 03:44: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2]&lt;&gt;&quot;&quot;;[.AC282]&lt;&gt;&quot;&quot;);[.AC282]/[.AB282];&quot;&quot;)">
            <text:p/>
          </table:table-cell>
          <table:table-cell table:formula="of:=IF(AND([.AD282]&lt;&gt;&quot;&quot;;[.AB282]&lt;&gt;&quot;&quot;);[.AD282]/[.AB28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d7e6ae1467140e9d1f02b0</text:p>
          </table:table-cell>
          <table:table-cell office:value-type="string" calcext:value-type="string">
            <text:p>Mozilla/5.0 (Windows NT 10.0; Win64; x64) AppleWebKit/537.36 (KHTML, like Gecko) Chrome/88.0.4324.150 Safari/537.36 Edg/88.0.705.63</text:p>
          </table:table-cell>
          <table:table-cell office:value-type="string" calcext:value-type="string">
            <text:p>R_2rqFJ6apS3VvPfS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b3fb08c55462cdd36d</text:p>
          </table:table-cell>
          <table:table-cell office:value-type="float" office:value="14667" calcext:value-type="float">
            <text:p>14667</text:p>
          </table:table-cell>
          <table:table-cell office:value-type="string" calcext:value-type="string">
            <text:p>2021-02-13 01:59:17</text:p>
          </table:table-cell>
          <table:table-cell office:value-type="string" calcext:value-type="string">
            <text:p>2021-02-13 02:00:15</text:p>
          </table:table-cell>
          <table:table-cell office:value-type="string" calcext:value-type="string">
            <text:p>IP Addres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2-13 02:00: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Password Manager Built into Microsoft's Edge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3]&lt;&gt;&quot;&quot;;[.AC283]&lt;&gt;&quot;&quot;);[.AC283]/[.AB283];&quot;&quot;)">
            <text:p/>
          </table:table-cell>
          <table:table-cell table:formula="of:=IF(AND([.AD283]&lt;&gt;&quot;&quot;;[.AB283]&lt;&gt;&quot;&quot;);[.AD283]/[.AB283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f6fc4c56bc432eb740dd98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24IZqICJ2TnmIVj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a28c083e35df782cca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-02-17 03:48:30</text:p>
          </table:table-cell>
          <table:table-cell office:value-type="string" calcext:value-type="string">
            <text:p>2021-02-17 03:49:02</text:p>
          </table:table-cell>
          <table:table-cell office:value-type="string" calcext:value-type="string">
            <text:p>IP Addre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1-02-17 03:4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4]&lt;&gt;&quot;&quot;;[.AC284]&lt;&gt;&quot;&quot;);[.AC284]/[.AB284];&quot;&quot;)">
            <text:p/>
          </table:table-cell>
          <table:table-cell table:formula="of:=IF(AND([.AD284]&lt;&gt;&quot;&quot;;[.AB284]&lt;&gt;&quot;&quot;);[.AD284]/[.AB284];&quot;&quot;)">
            <text:p/>
          </table:table-cell>
          <table:table-cell table:number-columns-repeated="25"/>
        </table:table-row>
        <table:table-row table:style-name="ro5" table:visibility="filter">
          <table:table-cell office:value-type="string" calcext:value-type="string">
            <text:p>5d652c1577e1440001a542b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BXVXcZIqWM2emV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29aece2b5e97d26702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2021-02-17 03:43:45</text:p>
          </table:table-cell>
          <table:table-cell office:value-type="string" calcext:value-type="string">
            <text:p>2021-02-17 03:44:48</text:p>
          </table:table-cell>
          <table:table-cell office:value-type="string" calcext:value-type="string">
            <text:p>IP Addres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2-17 03:44: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Other (Please tell us)</text:p>
          </table:table-cell>
          <table:table-cell office:value-type="string" calcext:value-type="string">
            <text:p>Depends. Sometimes I create them myself, other times I let the browser decide and in some cases I just search for an online password generator.</text:p>
          </table:table-cell>
          <table:table-cell table:number-columns-repeated="12"/>
          <table:table-cell table:formula="of:=IF(AND([.AB285]&lt;&gt;&quot;&quot;;[.AC285]&lt;&gt;&quot;&quot;);[.AC285]/[.AB285];&quot;&quot;)">
            <text:p/>
          </table:table-cell>
          <table:table-cell table:formula="of:=IF(AND([.AD285]&lt;&gt;&quot;&quot;;[.AB285]&lt;&gt;&quot;&quot;);[.AD285]/[.AB285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7262ce40e21cd0008ce5d22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2fm61LDbKUGgky7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86d198a205cad3101e5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2021-02-17 03:42:07</text:p>
          </table:table-cell>
          <table:table-cell office:value-type="string" calcext:value-type="string">
            <text:p>2021-02-17 03:42:49</text:p>
          </table:table-cell>
          <table:table-cell office:value-type="string" calcext:value-type="string">
            <text:p>IP Addre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02-17 03:42:4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6]&lt;&gt;&quot;&quot;;[.AC286]&lt;&gt;&quot;&quot;);[.AC286]/[.AB286];&quot;&quot;)">
            <text:p/>
          </table:table-cell>
          <table:table-cell table:formula="of:=IF(AND([.AD286]&lt;&gt;&quot;&quot;;[.AB286]&lt;&gt;&quot;&quot;);[.AD286]/[.AB286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eaeebe0cda0721303f1a8f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poCf3YhDaVOlxU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b84ae7915b799296cd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2021-02-17 03:46:02</text:p>
          </table:table-cell>
          <table:table-cell office:value-type="string" calcext:value-type="string">
            <text:p>2021-02-17 03:49:32</text:p>
          </table:table-cell>
          <table:table-cell office:value-type="string" calcext:value-type="string">
            <text:p>IP Addr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1-02-17 03:49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7]&lt;&gt;&quot;&quot;;[.AC287]&lt;&gt;&quot;&quot;);[.AC287]/[.AB287];&quot;&quot;)">
            <text:p/>
          </table:table-cell>
          <table:table-cell table:formula="of:=IF(AND([.AD287]&lt;&gt;&quot;&quot;;[.AB287]&lt;&gt;&quot;&quot;);[.AD287]/[.AB287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9f3b5530ae1a565a704cd5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2ros8Wv9OSqfBZ1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b0cd1c2b252c48cda9b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2021-02-13 02:00:45</text:p>
          </table:table-cell>
          <table:table-cell office:value-type="string" calcext:value-type="string">
            <text:p>2021-02-13 02:01:15</text:p>
          </table:table-cell>
          <table:table-cell office:value-type="string" calcext:value-type="string">
            <text:p>IP Addr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02-13 02:01: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Allow my password manager to create a random password for me</text:p>
          </table:table-cell>
          <table:table-cell table:number-columns-repeated="13"/>
          <table:table-cell table:formula="of:=IF(AND([.AB288]&lt;&gt;&quot;&quot;;[.AC288]&lt;&gt;&quot;&quot;);[.AC288]/[.AB288];&quot;&quot;)">
            <text:p/>
          </table:table-cell>
          <table:table-cell table:formula="of:=IF(AND([.AD288]&lt;&gt;&quot;&quot;;[.AB288]&lt;&gt;&quot;&quot;);[.AD288]/[.AB288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0ec6fcce61fe22cce802cd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qW5CVXNDrzFkTUR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fd0ba9445d2169fad2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2021-02-17 03:47:11</text:p>
          </table:table-cell>
          <table:table-cell office:value-type="string" calcext:value-type="string">
            <text:p>2021-02-17 03:47:46</text:p>
          </table:table-cell>
          <table:table-cell office:value-type="string" calcext:value-type="string">
            <text:p>IP Add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1-02-17 03:4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89]&lt;&gt;&quot;&quot;;[.AC289]&lt;&gt;&quot;&quot;);[.AC289]/[.AB289];&quot;&quot;)">
            <text:p/>
          </table:table-cell>
          <table:table-cell table:formula="of:=IF(AND([.AD289]&lt;&gt;&quot;&quot;;[.AB289]&lt;&gt;&quot;&quot;);[.AD289]/[.AB289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ed7b10b3467e225f1440929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2tanh3lafkl2RG1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70ef81ce5bf44553ea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2021-02-17 03:36:20</text:p>
          </table:table-cell>
          <table:table-cell office:value-type="string" calcext:value-type="string">
            <text:p>2021-02-17 03:36:44</text:p>
          </table:table-cell>
          <table:table-cell office:value-type="string" calcext:value-type="string">
            <text:p>IP Addre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1-02-17 03:36: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90]&lt;&gt;&quot;&quot;;[.AC290]&lt;&gt;&quot;&quot;);[.AC290]/[.AB290];&quot;&quot;)">
            <text:p/>
          </table:table-cell>
          <table:table-cell table:formula="of:=IF(AND([.AD290]&lt;&gt;&quot;&quot;;[.AB290]&lt;&gt;&quot;&quot;);[.AD290]/[.AB290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60272bfd28e77b4fbbd12be4</text:p>
          </table:table-cell>
          <table:table-cell office:value-type="string" calcext:value-type="string">
            <text:p>Mozilla/5.0 (Windows NT 10.0; Win64; x64; rv:85.0) Gecko/20100101 Firefox/85.0</text:p>
          </table:table-cell>
          <table:table-cell office:value-type="string" calcext:value-type="string">
            <text:p>R_1mkJPjUfOAMLQ0l</text:p>
          </table:table-cell>
          <table:table-cell office:value-type="string" calcext:value-type="string">
            <text:p>60276934e75aa854305b3e51</text:p>
          </table:table-cell>
          <table:table-cell office:value-type="string" calcext:value-type="string">
            <text:p>60276a07efeb091cfb7166fa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2021-02-13 01:56:35</text:p>
          </table:table-cell>
          <table:table-cell office:value-type="string" calcext:value-type="string">
            <text:p>2021-02-13 01:57:14</text:p>
          </table:table-cell>
          <table:table-cell office:value-type="string" calcext:value-type="string">
            <text:p>IP Addr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02-13 01:57: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91]&lt;&gt;&quot;&quot;;[.AC291]&lt;&gt;&quot;&quot;);[.AC291]/[.AB291];&quot;&quot;)">
            <text:p/>
          </table:table-cell>
          <table:table-cell table:formula="of:=IF(AND([.AD291]&lt;&gt;&quot;&quot;;[.AB291]&lt;&gt;&quot;&quot;);[.AD291]/[.AB291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5b51aed56e3126fa342fd0</text:p>
          </table:table-cell>
          <table:table-cell office:value-type="string" calcext:value-type="string">
            <text:p>Mozilla/5.0 (Windows NT 10.0; Win64; x64; rv:86.0) Gecko/20100101 Firefox/86.0</text:p>
          </table:table-cell>
          <table:table-cell office:value-type="string" calcext:value-type="string">
            <text:p>R_1gRPGJfsPlXeHJ3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7a57a79275df9b412e9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2021-02-17 03:37:11</text:p>
          </table:table-cell>
          <table:table-cell office:value-type="string" calcext:value-type="string">
            <text:p>2021-02-17 03:37:32</text:p>
          </table:table-cell>
          <table:table-cell office:value-type="string" calcext:value-type="string">
            <text:p>IP Addre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2-17 03:37: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92]&lt;&gt;&quot;&quot;;[.AC292]&lt;&gt;&quot;&quot;);[.AC292]/[.AB292];&quot;&quot;)">
            <text:p/>
          </table:table-cell>
          <table:table-cell table:formula="of:=IF(AND([.AD292]&lt;&gt;&quot;&quot;;[.AB292]&lt;&gt;&quot;&quot;);[.AD292]/[.AB292];&quot;&quot;)">
            <text:p/>
          </table:table-cell>
          <table:table-cell table:number-columns-repeated="25"/>
        </table:table-row>
        <table:table-row table:style-name="ro4" table:visibility="filter">
          <table:table-cell office:value-type="string" calcext:value-type="string">
            <text:p>5f844eea9b271207be17f8c1</text:p>
          </table:table-cell>
          <table:table-cell office:value-type="string" calcext:value-type="string">
            <text:p>Mozilla/5.0 (Windows NT 10.0; Win64; x64) AppleWebKit/537.36 (KHTML, like Gecko) Chrome/88.0.4324.150 Safari/537.36</text:p>
          </table:table-cell>
          <table:table-cell office:value-type="string" calcext:value-type="string">
            <text:p>R_3P5f6YHayQt5vWM</text:p>
          </table:table-cell>
          <table:table-cell office:value-type="string" calcext:value-type="string">
            <text:p>602cc377c266c05e2c84af5a</text:p>
          </table:table-cell>
          <table:table-cell office:value-type="string" calcext:value-type="string">
            <text:p>602cc969abe1415cb73cdfdc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2021-02-17 03:45:45</text:p>
          </table:table-cell>
          <table:table-cell office:value-type="string" calcext:value-type="string">
            <text:p>2021-02-17 03:46:10</text:p>
          </table:table-cell>
          <table:table-cell office:value-type="string" calcext:value-type="string">
            <text:p>IP Addre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1-02-17 03:46: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he Password Manager Built into Mozilla's Firefox Browser</text:p>
          </table:table-cell>
          <table:table-cell table:number-columns-repeated="3"/>
          <table:table-cell office:value-type="string" calcext:value-type="string">
            <text:p>Create a password myself and let my password manager save it</text:p>
          </table:table-cell>
          <table:table-cell table:number-columns-repeated="13"/>
          <table:table-cell table:formula="of:=IF(AND([.AB293]&lt;&gt;&quot;&quot;;[.AC293]&lt;&gt;&quot;&quot;);[.AC293]/[.AB293];&quot;&quot;)">
            <text:p/>
          </table:table-cell>
          <table:table-cell table:formula="of:=IF(AND([.AD293]&lt;&gt;&quot;&quot;;[.AB293]&lt;&gt;&quot;&quot;);[.AD293]/[.AB293];&quot;&quot;)">
            <text:p/>
          </table:table-cell>
          <table:table-cell table:number-columns-repeated="25"/>
        </table:table-row>
        <table:table-row table:style-name="ro2" table:number-rows-repeated="4">
          <table:table-cell table:style-name="Default" table:number-columns-repeated="6"/>
          <table:table-cell table:style-name="ce1" table:number-columns-repeated="2"/>
          <table:table-cell table:style-name="Default" table:number-columns-repeated="2"/>
          <table:table-cell table:style-name="ce1"/>
          <table:table-cell table:style-name="Default" table:number-columns-repeated="46"/>
        </table:table-row>
        <table:table-row table:style-name="ro2">
          <table:table-cell table:style-name="Default" table:number-columns-repeated="6"/>
          <table:table-cell table:style-name="ce1" table:number-columns-repeated="2"/>
          <table:table-cell table:style-name="Default" table:number-columns-repeated="2"/>
          <table:table-cell table:style-name="ce1"/>
          <table:table-cell table:style-name="Default" table:number-columns-repeated="46"/>
        </table:table-row>
      </table:table>
      <table:named-expressions/>
      <table:database-ranges>
        <table:database-range table:name="__Anonymous_Sheet_DB__0" table:target-range-address="'CLTC Password Manager Survey - Pilot - 2-12-21_February 23, 2021_21.14'.A1:'CLTC Password Manager Survey - Pilot - 2-12-21_February 23, 2021_21.14'.BJ298">
          <table:sort>
            <table:sort-by table:field-number="0" table:data-type="automatic"/>
          </table:sort>
        </table:database-range>
        <table:database-range table:name="__Anonymous_Sheet_DB__1" table:target-range-address="'Clean data'.A1:'Clean data'.BE293" table:display-filter-buttons="true">
          <table:filter>
            <table:filter-and>
              <table:filter-condition table:field-number="15" table:value="Between 1 to 2 years" table:operator="=">
                <table:filter-set-item table:value="Between 1 to 2 years"/>
                <table:filter-set-item table:value="Between 2 to 3 years"/>
                <table:filter-set-item table:value="Between 3 to 4 years"/>
                <table:filter-set-item table:value="Less than 2 months"/>
                <table:filter-set-item table:value="More than 4 years"/>
              </table:filter-condition>
              <table:filter-condition table:field-number="18" table:value="Yes, I consen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5:51:03.574598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6T17:03:53.767702632</dc:date>
    <dc:creator>Cristian Bravo Lillo</dc:creator>
    <meta:editing-duration>PT2H4M39S</meta:editing-duration>
    <meta:editing-cycles>4</meta:editing-cycles>
    <meta:generator>LibreOffice/6.4.6.2$Linux_X86_64 LibreOffice_project/40$Build-2</meta:generator>
    <meta:document-statistic meta:table-count="2" meta:cell-count="11130" meta:object-count="0"/>
  </office:meta>
</office:document-meta>
</file>